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DejaVuSans1" svg:font-family="DejaVuSans"/>
    <style:font-face style:name="LiberationSans1" svg:font-family="LiberationSans"/>
    <style:font-face style:name="Arial" svg:font-family="Arial" style:font-pitch="variable"/>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LiberationSans" svg:font-family="Liberation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e2e8f0"/>
    </style:style>
    <style:style style:name="gr3" style:family="graphic" style:parent-style-name="standard">
      <style:graphic-properties draw:stroke="none" draw:fill="solid" draw:fill-color="#3b82f6"/>
    </style:style>
    <style:style style:name="gr4" style:family="graphic" style:parent-style-name="standard">
      <style:graphic-properties draw:stroke="none" draw:fill="none" draw:textarea-horizontal-align="left" draw:textarea-vertical-align="top" draw:auto-grow-height="true" draw:auto-grow-width="true" fo:min-height="0.357cm" fo:min-width="0.358cm" fo:padding-top="0cm" fo:padding-bottom="0cm" fo:padding-left="0cm" fo:padding-right="0cm"/>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496cm" fo:min-width="9.442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42cm" fo:min-width="14.421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42cm" fo:min-width="14.84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42cm" fo:min-width="14.857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42cm" fo:min-width="15.111cm" fo:padding-top="0cm" fo:padding-bottom="0cm" fo:padding-left="0cm" fo:padding-right="0cm"/>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386cm" fo:min-width="14.37cm" fo:padding-top="0cm" fo:padding-bottom="0cm" fo:padding-left="0cm" fo:padding-right="0cm"/>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386cm" fo:min-width="15.449cm" fo:padding-top="0cm" fo:padding-bottom="0cm" fo:padding-left="0cm" fo:padding-right="0cm"/>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386cm" fo:min-width="14.848cm" fo:padding-top="0cm" fo:padding-bottom="0cm" fo:padding-left="0cm" fo:padding-right="0cm"/>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386cm" fo:min-width="3.795cm" fo:padding-top="0cm" fo:padding-bottom="0cm" fo:padding-left="0cm" fo:padding-right="0cm"/>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496cm" fo:min-width="9.142cm" fo:padding-top="0cm" fo:padding-bottom="0cm" fo:padding-left="0cm" fo:padding-right="0cm"/>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0.403cm" fo:min-width="16.347cm" fo:padding-top="0cm" fo:padding-bottom="0cm" fo:padding-left="0cm" fo:padding-right="0cm"/>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403cm" fo:min-width="0.887cm" fo:padding-top="0cm" fo:padding-bottom="0cm" fo:padding-left="0cm" fo:padding-right="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34cm" fo:min-width="2.017cm" fo:padding-top="0cm" fo:padding-bottom="0cm" fo:padding-left="0cm" fo:padding-right="0cm"/>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403cm" fo:min-width="5.408cm" fo:padding-top="0cm" fo:padding-bottom="0cm" fo:padding-left="0cm" fo:padding-right="0cm"/>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34cm" fo:min-width="1.501cm" fo:padding-top="0cm" fo:padding-bottom="0cm" fo:padding-left="0cm" fo:padding-right="0cm"/>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403cm" fo:min-width="5.239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403cm" fo:min-width="0.645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357cm" fo:min-width="1.903cm" fo:padding-top="0cm" fo:padding-bottom="0cm" fo:padding-left="0cm" fo:padding-right="0cm"/>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0.357cm" fo:min-width="1.433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357cm" fo:min-width="1.077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357cm" fo:min-width="1.518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332cm" fo:min-width="1.141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395cm" fo:min-width="2.208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395cm" fo:min-width="1.568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374cm" fo:min-width="6.877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374cm" fo:min-width="6.339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374cm" fo:min-width="7.499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374cm" fo:min-width="2.809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34cm" fo:min-width="0.304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34cm" fo:min-width="0.747cm" fo:padding-top="0cm" fo:padding-bottom="0cm" fo:padding-left="0cm" fo:padding-right="0cm"/>
      <style:paragraph-properties style:writing-mode="lr-tb"/>
    </style:style>
    <style:style style:name="gr35" style:family="graphic" style:parent-style-name="standard">
      <style:graphic-properties draw:stroke="none" draw:fill="solid" draw:fill-color="#374151"/>
    </style:style>
    <style:style style:name="gr36" style:family="graphic" style:parent-style-name="standard">
      <style:graphic-properties draw:stroke="none" draw:fill="none" draw:textarea-horizontal-align="left" draw:textarea-vertical-align="top" draw:auto-grow-height="true" draw:auto-grow-width="true" fo:min-height="0.332cm" fo:min-width="1.518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759cm" fo:min-width="2.453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357cm" fo:min-width="5.806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357cm" fo:min-width="1.983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34cm" fo:min-width="3.918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522cm" fo:min-width="5.154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522cm" fo:min-width="3.054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386cm" fo:min-width="4.345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34cm" fo:min-width="4.845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332cm" fo:min-width="2.199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475cm" fo:min-width="5.781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386cm" fo:min-width="8.968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331cm" fo:min-width="2.292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331cm" fo:min-width="7.169cm" fo:padding-top="0cm" fo:padding-bottom="0cm" fo:padding-left="0cm" fo:padding-right="0cm"/>
      <style:paragraph-properties style:writing-mode="lr-tb"/>
    </style:style>
    <style:style style:name="gr50" style:family="graphic" style:parent-style-name="standard">
      <style:graphic-properties draw:stroke="none" draw:fill="none" draw:textarea-horizontal-align="left" draw:textarea-vertical-align="top" draw:auto-grow-height="true" draw:auto-grow-width="true" fo:min-height="0.331cm" fo:min-width="13.218cm" fo:padding-top="0cm" fo:padding-bottom="0cm" fo:padding-left="0cm" fo:padding-right="0cm"/>
      <style:paragraph-properties style:writing-mode="lr-tb"/>
    </style:style>
    <style:style style:name="gr51" style:family="graphic" style:parent-style-name="standard">
      <style:graphic-properties draw:stroke="none" draw:fill="none" draw:textarea-horizontal-align="left" draw:textarea-vertical-align="top" draw:auto-grow-height="true" draw:auto-grow-width="true" fo:min-height="0.331cm" fo:min-width="0.645cm" fo:padding-top="0cm" fo:padding-bottom="0cm" fo:padding-left="0cm" fo:padding-right="0cm"/>
      <style:paragraph-properties style:writing-mode="lr-tb"/>
    </style:style>
    <style:style style:name="gr52" style:family="graphic" style:parent-style-name="standard">
      <style:graphic-properties draw:stroke="none" draw:fill="none" draw:textarea-horizontal-align="left" draw:textarea-vertical-align="top" draw:auto-grow-height="true" draw:auto-grow-width="true" fo:min-height="0.332cm" fo:min-width="1.657cm" fo:padding-top="0cm" fo:padding-bottom="0cm" fo:padding-left="0cm" fo:padding-right="0cm"/>
      <style:paragraph-properties style:writing-mode="lr-tb"/>
    </style:style>
    <style:style style:name="gr53" style:family="graphic" style:parent-style-name="standard">
      <style:graphic-properties draw:stroke="none" draw:fill="none" draw:textarea-horizontal-align="left" draw:textarea-vertical-align="top" draw:auto-grow-height="true" draw:auto-grow-width="true" fo:min-height="0.395cm" fo:min-width="1.801cm" fo:padding-top="0cm" fo:padding-bottom="0cm" fo:padding-left="0cm" fo:padding-right="0cm"/>
      <style:paragraph-properties style:writing-mode="lr-tb"/>
    </style:style>
    <style:style style:name="gr54" style:family="graphic" style:parent-style-name="standard">
      <style:graphic-properties draw:stroke="none" draw:fill="none" draw:textarea-horizontal-align="left" draw:textarea-vertical-align="top" draw:auto-grow-height="true" draw:auto-grow-width="true" fo:min-height="0.395cm" fo:min-width="1.547cm" fo:padding-top="0cm" fo:padding-bottom="0cm" fo:padding-left="0cm" fo:padding-right="0cm"/>
      <style:paragraph-properties style:writing-mode="lr-tb"/>
    </style:style>
    <style:style style:name="gr55" style:family="graphic" style:parent-style-name="standard">
      <style:graphic-properties draw:stroke="none" draw:fill="none" draw:textarea-horizontal-align="left" draw:textarea-vertical-align="top" draw:auto-grow-height="true" draw:auto-grow-width="true" fo:min-height="0.374cm" fo:min-width="7.216cm" fo:padding-top="0cm" fo:padding-bottom="0cm" fo:padding-left="0cm" fo:padding-right="0cm"/>
      <style:paragraph-properties style:writing-mode="lr-tb"/>
    </style:style>
    <style:style style:name="gr56" style:family="graphic" style:parent-style-name="standard">
      <style:graphic-properties draw:stroke="none" draw:fill="none" draw:textarea-horizontal-align="left" draw:textarea-vertical-align="top" draw:auto-grow-height="true" draw:auto-grow-width="true" fo:min-height="0.374cm" fo:min-width="6.737cm" fo:padding-top="0cm" fo:padding-bottom="0cm" fo:padding-left="0cm" fo:padding-right="0cm"/>
      <style:paragraph-properties style:writing-mode="lr-tb"/>
    </style:style>
    <style:style style:name="gr57" style:family="graphic" style:parent-style-name="standard">
      <style:graphic-properties draw:stroke="none" draw:fill="none" draw:textarea-horizontal-align="left" draw:textarea-vertical-align="top" draw:auto-grow-height="true" draw:auto-grow-width="true" fo:min-height="0.374cm" fo:min-width="7.47cm" fo:padding-top="0cm" fo:padding-bottom="0cm" fo:padding-left="0cm" fo:padding-right="0cm"/>
      <style:paragraph-properties style:writing-mode="lr-tb"/>
    </style:style>
    <style:style style:name="gr58" style:family="graphic" style:parent-style-name="standard">
      <style:graphic-properties draw:stroke="none" draw:fill="none" draw:textarea-horizontal-align="left" draw:textarea-vertical-align="top" draw:auto-grow-height="true" draw:auto-grow-width="true" fo:min-height="0.374cm" fo:min-width="5.59cm" fo:padding-top="0cm" fo:padding-bottom="0cm" fo:padding-left="0cm" fo:padding-right="0cm"/>
      <style:paragraph-properties style:writing-mode="lr-tb"/>
    </style:style>
    <style:style style:name="gr59" style:family="graphic" style:parent-style-name="standard">
      <style:graphic-properties draw:stroke="none" draw:fill="none" draw:textarea-horizontal-align="left" draw:textarea-vertical-align="top" draw:auto-grow-height="true" draw:auto-grow-width="true" fo:min-height="0.395cm" fo:min-width="1.153cm" fo:padding-top="0cm" fo:padding-bottom="0cm" fo:padding-left="0cm" fo:padding-right="0cm"/>
      <style:paragraph-properties style:writing-mode="lr-tb"/>
    </style:style>
    <style:style style:name="gr60" style:family="graphic" style:parent-style-name="standard">
      <style:graphic-properties draw:stroke="none" draw:fill="none" draw:textarea-horizontal-align="left" draw:textarea-vertical-align="top" draw:auto-grow-height="true" draw:auto-grow-width="true" fo:min-height="0.395cm" fo:min-width="2.313cm" fo:padding-top="0cm" fo:padding-bottom="0cm" fo:padding-left="0cm" fo:padding-right="0cm"/>
      <style:paragraph-properties style:writing-mode="lr-tb"/>
    </style:style>
    <style:style style:name="gr61" style:family="graphic" style:parent-style-name="standard">
      <style:graphic-properties draw:stroke="none" draw:fill="none" draw:textarea-horizontal-align="left" draw:textarea-vertical-align="top" draw:auto-grow-height="true" draw:auto-grow-width="true" fo:min-height="0.374cm" fo:min-width="6.699cm" fo:padding-top="0cm" fo:padding-bottom="0cm" fo:padding-left="0cm" fo:padding-right="0cm"/>
      <style:paragraph-properties style:writing-mode="lr-tb"/>
    </style:style>
    <style:style style:name="gr62" style:family="graphic" style:parent-style-name="standard">
      <style:graphic-properties draw:stroke="none" draw:fill="none" draw:textarea-horizontal-align="left" draw:textarea-vertical-align="top" draw:auto-grow-height="true" draw:auto-grow-width="true" fo:min-height="0.374cm" fo:min-width="7.669cm" fo:padding-top="0cm" fo:padding-bottom="0cm" fo:padding-left="0cm" fo:padding-right="0cm"/>
      <style:paragraph-properties style:writing-mode="lr-tb"/>
    </style:style>
    <style:style style:name="gr63" style:family="graphic" style:parent-style-name="standard">
      <style:graphic-properties draw:stroke="none" draw:fill="none" draw:textarea-horizontal-align="left" draw:textarea-vertical-align="top" draw:auto-grow-height="true" draw:auto-grow-width="true" fo:min-height="0.374cm" fo:min-width="6.995cm" fo:padding-top="0cm" fo:padding-bottom="0cm" fo:padding-left="0cm" fo:padding-right="0cm"/>
      <style:paragraph-properties style:writing-mode="lr-tb"/>
    </style:style>
    <style:style style:name="gr64" style:family="graphic" style:parent-style-name="standard">
      <style:graphic-properties draw:stroke="none" draw:fill="none" draw:textarea-horizontal-align="left" draw:textarea-vertical-align="top" draw:auto-grow-height="true" draw:auto-grow-width="true" fo:min-height="0.395cm" fo:min-width="2.381cm" fo:padding-top="0cm" fo:padding-bottom="0cm" fo:padding-left="0cm" fo:padding-right="0cm"/>
      <style:paragraph-properties style:writing-mode="lr-tb"/>
    </style:style>
    <style:style style:name="gr65" style:family="graphic" style:parent-style-name="standard">
      <style:graphic-properties draw:stroke="none" draw:fill="none" draw:textarea-horizontal-align="left" draw:textarea-vertical-align="top" draw:auto-grow-height="true" draw:auto-grow-width="true" fo:min-height="0.374cm" fo:min-width="6.708cm" fo:padding-top="0cm" fo:padding-bottom="0cm" fo:padding-left="0cm" fo:padding-right="0cm"/>
      <style:paragraph-properties style:writing-mode="lr-tb"/>
    </style:style>
    <style:style style:name="gr66" style:family="graphic" style:parent-style-name="standard">
      <style:graphic-properties draw:stroke="none" draw:fill="none" draw:textarea-horizontal-align="left" draw:textarea-vertical-align="top" draw:auto-grow-height="true" draw:auto-grow-width="true" fo:min-height="0.374cm" fo:min-width="7.017cm" fo:padding-top="0cm" fo:padding-bottom="0cm" fo:padding-left="0cm" fo:padding-right="0cm"/>
      <style:paragraph-properties style:writing-mode="lr-tb"/>
    </style:style>
    <style:style style:name="gr67" style:family="graphic" style:parent-style-name="standard">
      <style:graphic-properties draw:stroke="none" draw:fill="none" draw:textarea-horizontal-align="left" draw:textarea-vertical-align="top" draw:auto-grow-height="true" draw:auto-grow-width="true" fo:min-height="0.395cm" fo:min-width="1.369cm" fo:padding-top="0cm" fo:padding-bottom="0cm" fo:padding-left="0cm" fo:padding-right="0cm"/>
      <style:paragraph-properties style:writing-mode="lr-tb"/>
    </style:style>
    <style:style style:name="gr68" style:family="graphic" style:parent-style-name="standard">
      <style:graphic-properties draw:stroke="none" draw:fill="none" draw:textarea-horizontal-align="left" draw:textarea-vertical-align="top" draw:auto-grow-height="true" draw:auto-grow-width="true" fo:min-height="0.374cm" fo:min-width="7.609cm" fo:padding-top="0cm" fo:padding-bottom="0cm" fo:padding-left="0cm" fo:padding-right="0cm"/>
      <style:paragraph-properties style:writing-mode="lr-tb"/>
    </style:style>
    <style:style style:name="gr69" style:family="graphic" style:parent-style-name="standard">
      <style:graphic-properties draw:stroke="none" draw:fill="none" draw:textarea-horizontal-align="left" draw:textarea-vertical-align="top" draw:auto-grow-height="true" draw:auto-grow-width="true" fo:min-height="0.374cm" fo:min-width="7.283cm" fo:padding-top="0cm" fo:padding-bottom="0cm" fo:padding-left="0cm" fo:padding-right="0cm"/>
      <style:paragraph-properties style:writing-mode="lr-tb"/>
    </style:style>
    <style:style style:name="gr70" style:family="graphic" style:parent-style-name="standard">
      <style:graphic-properties draw:stroke="none" draw:fill="none" draw:textarea-horizontal-align="left" draw:textarea-vertical-align="top" draw:auto-grow-height="true" draw:auto-grow-width="true" fo:min-height="0.374cm" fo:min-width="7.233cm" fo:padding-top="0cm" fo:padding-bottom="0cm" fo:padding-left="0cm" fo:padding-right="0cm"/>
      <style:paragraph-properties style:writing-mode="lr-tb"/>
    </style:style>
    <style:style style:name="gr71" style:family="graphic" style:parent-style-name="standard">
      <style:graphic-properties draw:stroke="none" draw:fill="none" draw:textarea-horizontal-align="left" draw:textarea-vertical-align="top" draw:auto-grow-height="true" draw:auto-grow-width="true" fo:min-height="0.374cm" fo:min-width="2.593cm" fo:padding-top="0cm" fo:padding-bottom="0cm" fo:padding-left="0cm" fo:padding-right="0cm"/>
      <style:paragraph-properties style:writing-mode="lr-tb"/>
    </style:style>
    <style:style style:name="gr72" style:family="graphic" style:parent-style-name="standard">
      <style:graphic-properties draw:stroke="none" draw:fill="none" draw:textarea-horizontal-align="left" draw:textarea-vertical-align="top" draw:auto-grow-height="true" draw:auto-grow-width="true" fo:min-height="0.395cm" fo:min-width="1.996cm" fo:padding-top="0cm" fo:padding-bottom="0cm" fo:padding-left="0cm" fo:padding-right="0cm"/>
      <style:paragraph-properties style:writing-mode="lr-tb"/>
    </style:style>
    <style:style style:name="gr73" style:family="graphic" style:parent-style-name="standard">
      <style:graphic-properties draw:stroke="none" draw:fill="none" draw:textarea-horizontal-align="left" draw:textarea-vertical-align="top" draw:auto-grow-height="true" draw:auto-grow-width="true" fo:min-height="0.374cm" fo:min-width="7.643cm" fo:padding-top="0cm" fo:padding-bottom="0cm" fo:padding-left="0cm" fo:padding-right="0cm"/>
      <style:paragraph-properties style:writing-mode="lr-tb"/>
    </style:style>
    <style:style style:name="gr74" style:family="graphic" style:parent-style-name="standard">
      <style:graphic-properties draw:stroke="none" draw:fill="none" draw:textarea-horizontal-align="left" draw:textarea-vertical-align="top" draw:auto-grow-height="true" draw:auto-grow-width="true" fo:min-height="0.374cm" fo:min-width="7.563cm" fo:padding-top="0cm" fo:padding-bottom="0cm" fo:padding-left="0cm" fo:padding-right="0cm"/>
      <style:paragraph-properties style:writing-mode="lr-tb"/>
    </style:style>
    <style:style style:name="gr75" style:family="graphic" style:parent-style-name="standard">
      <style:graphic-properties draw:stroke="none" draw:fill="none" draw:textarea-horizontal-align="left" draw:textarea-vertical-align="top" draw:auto-grow-height="true" draw:auto-grow-width="true" fo:min-height="0.374cm" fo:min-width="7.338cm" fo:padding-top="0cm" fo:padding-bottom="0cm" fo:padding-left="0cm" fo:padding-right="0cm"/>
      <style:paragraph-properties style:writing-mode="lr-tb"/>
    </style:style>
    <style:style style:name="gr76" style:family="graphic" style:parent-style-name="standard">
      <style:graphic-properties draw:stroke="none" draw:fill="none" draw:textarea-horizontal-align="left" draw:textarea-vertical-align="top" draw:auto-grow-height="true" draw:auto-grow-width="true" fo:min-height="0.395cm" fo:min-width="1.336cm" fo:padding-top="0cm" fo:padding-bottom="0cm" fo:padding-left="0cm" fo:padding-right="0cm"/>
      <style:paragraph-properties style:writing-mode="lr-tb"/>
    </style:style>
    <style:style style:name="gr77" style:family="graphic" style:parent-style-name="standard">
      <style:graphic-properties draw:stroke="none" draw:fill="none" draw:textarea-horizontal-align="left" draw:textarea-vertical-align="top" draw:auto-grow-height="true" draw:auto-grow-width="true" fo:min-height="0.374cm" fo:min-width="6.276cm" fo:padding-top="0cm" fo:padding-bottom="0cm" fo:padding-left="0cm" fo:padding-right="0cm"/>
      <style:paragraph-properties style:writing-mode="lr-tb"/>
    </style:style>
    <style:style style:name="gr78" style:family="graphic" style:parent-style-name="standard">
      <style:graphic-properties draw:stroke="none" draw:fill="none" draw:textarea-horizontal-align="left" draw:textarea-vertical-align="top" draw:auto-grow-height="true" draw:auto-grow-width="true" fo:min-height="0.374cm" fo:min-width="7.487cm" fo:padding-top="0cm" fo:padding-bottom="0cm" fo:padding-left="0cm" fo:padding-right="0cm"/>
      <style:paragraph-properties style:writing-mode="lr-tb"/>
    </style:style>
    <style:style style:name="gr79" style:family="graphic" style:parent-style-name="standard">
      <style:graphic-properties draw:stroke="none" draw:fill="none" draw:textarea-horizontal-align="left" draw:textarea-vertical-align="top" draw:auto-grow-height="true" draw:auto-grow-width="true" fo:min-height="0.374cm" fo:min-width="7.194cm" fo:padding-top="0cm" fo:padding-bottom="0cm" fo:padding-left="0cm" fo:padding-right="0cm"/>
      <style:paragraph-properties style:writing-mode="lr-tb"/>
    </style:style>
    <style:style style:name="gr80" style:family="graphic" style:parent-style-name="standard">
      <style:graphic-properties draw:stroke="none" draw:fill="none" draw:textarea-horizontal-align="left" draw:textarea-vertical-align="top" draw:auto-grow-height="true" draw:auto-grow-width="true" fo:min-height="0.374cm" fo:min-width="0.645cm" fo:padding-top="0cm" fo:padding-bottom="0cm" fo:padding-left="0cm" fo:padding-right="0cm"/>
      <style:paragraph-properties style:writing-mode="lr-tb"/>
    </style:style>
    <style:style style:name="gr81" style:family="graphic" style:parent-style-name="standard">
      <style:graphic-properties draw:stroke="none" draw:fill="none" draw:textarea-horizontal-align="left" draw:textarea-vertical-align="top" draw:auto-grow-height="true" draw:auto-grow-width="true" fo:min-height="0.332cm" fo:min-width="2.064cm" fo:padding-top="0cm" fo:padding-bottom="0cm" fo:padding-left="0cm" fo:padding-right="0cm"/>
      <style:paragraph-properties style:writing-mode="lr-tb"/>
    </style:style>
    <style:style style:name="gr82" style:family="graphic" style:parent-style-name="standard">
      <style:graphic-properties draw:stroke="none" draw:fill="none" draw:textarea-horizontal-align="left" draw:textarea-vertical-align="top" draw:auto-grow-height="true" draw:auto-grow-width="true" fo:min-height="0.395cm" fo:min-width="1.492cm" fo:padding-top="0cm" fo:padding-bottom="0cm" fo:padding-left="0cm" fo:padding-right="0cm"/>
      <style:paragraph-properties style:writing-mode="lr-tb"/>
    </style:style>
    <style:style style:name="gr83" style:family="graphic" style:parent-style-name="standard">
      <style:graphic-properties draw:stroke="none" draw:fill="none" draw:textarea-horizontal-align="left" draw:textarea-vertical-align="top" draw:auto-grow-height="true" draw:auto-grow-width="true" fo:min-height="0.395cm" fo:min-width="1.098cm" fo:padding-top="0cm" fo:padding-bottom="0cm" fo:padding-left="0cm" fo:padding-right="0cm"/>
      <style:paragraph-properties style:writing-mode="lr-tb"/>
    </style:style>
    <style:style style:name="gr84" style:family="graphic" style:parent-style-name="standard">
      <style:graphic-properties draw:stroke="none" draw:fill="none" draw:textarea-horizontal-align="left" draw:textarea-vertical-align="top" draw:auto-grow-height="true" draw:auto-grow-width="true" fo:min-height="0.374cm" fo:min-width="6.2cm" fo:padding-top="0cm" fo:padding-bottom="0cm" fo:padding-left="0cm" fo:padding-right="0cm"/>
      <style:paragraph-properties style:writing-mode="lr-tb"/>
    </style:style>
    <style:style style:name="gr85" style:family="graphic" style:parent-style-name="standard">
      <style:graphic-properties draw:stroke="none" draw:fill="none" draw:textarea-horizontal-align="left" draw:textarea-vertical-align="top" draw:auto-grow-height="true" draw:auto-grow-width="true" fo:min-height="0.374cm" fo:min-width="7.478cm" fo:padding-top="0cm" fo:padding-bottom="0cm" fo:padding-left="0cm" fo:padding-right="0cm"/>
      <style:paragraph-properties style:writing-mode="lr-tb"/>
    </style:style>
    <style:style style:name="gr86" style:family="graphic" style:parent-style-name="standard">
      <style:graphic-properties draw:stroke="none" draw:fill="none" draw:textarea-horizontal-align="left" draw:textarea-vertical-align="top" draw:auto-grow-height="true" draw:auto-grow-width="true" fo:min-height="0.374cm" fo:min-width="6.614cm" fo:padding-top="0cm" fo:padding-bottom="0cm" fo:padding-left="0cm" fo:padding-right="0cm"/>
      <style:paragraph-properties style:writing-mode="lr-tb"/>
    </style:style>
    <style:style style:name="gr87" style:family="graphic" style:parent-style-name="standard">
      <style:graphic-properties draw:stroke="none" draw:fill="none" draw:textarea-horizontal-align="left" draw:textarea-vertical-align="top" draw:auto-grow-height="true" draw:auto-grow-width="true" fo:min-height="0.374cm" fo:min-width="3.025cm" fo:padding-top="0cm" fo:padding-bottom="0cm" fo:padding-left="0cm" fo:padding-right="0cm"/>
      <style:paragraph-properties style:writing-mode="lr-tb"/>
    </style:style>
    <style:style style:name="gr88" style:family="graphic" style:parent-style-name="standard">
      <style:graphic-properties draw:stroke="none" draw:fill="none" draw:textarea-horizontal-align="left" draw:textarea-vertical-align="top" draw:auto-grow-height="true" draw:auto-grow-width="true" fo:min-height="0.332cm" fo:min-width="1.539cm" fo:padding-top="0cm" fo:padding-bottom="0cm" fo:padding-left="0cm" fo:padding-right="0cm"/>
      <style:paragraph-properties style:writing-mode="lr-tb"/>
    </style:style>
    <style:style style:name="gr89" style:family="graphic" style:parent-style-name="standard">
      <style:graphic-properties draw:stroke="none" draw:fill="none" draw:textarea-horizontal-align="left" draw:textarea-vertical-align="top" draw:auto-grow-height="true" draw:auto-grow-width="true" fo:min-height="0.395cm" fo:min-width="1.827cm" fo:padding-top="0cm" fo:padding-bottom="0cm" fo:padding-left="0cm" fo:padding-right="0cm"/>
      <style:paragraph-properties style:writing-mode="lr-tb"/>
    </style:style>
    <style:style style:name="gr90" style:family="graphic" style:parent-style-name="standard">
      <style:graphic-properties draw:stroke="none" draw:fill="none" draw:textarea-horizontal-align="left" draw:textarea-vertical-align="top" draw:auto-grow-height="true" draw:auto-grow-width="true" fo:min-height="0.395cm" fo:min-width="1.348cm" fo:padding-top="0cm" fo:padding-bottom="0cm" fo:padding-left="0cm" fo:padding-right="0cm"/>
      <style:paragraph-properties style:writing-mode="lr-tb"/>
    </style:style>
    <style:style style:name="gr91" style:family="graphic" style:parent-style-name="standard">
      <style:graphic-properties draw:stroke="none" draw:fill="none" draw:textarea-horizontal-align="left" draw:textarea-vertical-align="top" draw:auto-grow-height="true" draw:auto-grow-width="true" fo:min-height="0.395cm" fo:min-width="1.251cm" fo:padding-top="0cm" fo:padding-bottom="0cm" fo:padding-left="0cm" fo:padding-right="0cm"/>
      <style:paragraph-properties style:writing-mode="lr-tb"/>
    </style:style>
    <style:style style:name="gr92" style:family="graphic" style:parent-style-name="standard">
      <style:graphic-properties draw:stroke="none" draw:fill="none" draw:textarea-horizontal-align="left" draw:textarea-vertical-align="top" draw:auto-grow-height="true" draw:auto-grow-width="true" fo:min-height="0.374cm" fo:min-width="7.482cm" fo:padding-top="0cm" fo:padding-bottom="0cm" fo:padding-left="0cm" fo:padding-right="0cm"/>
      <style:paragraph-properties style:writing-mode="lr-tb"/>
    </style:style>
    <style:style style:name="gr93" style:family="graphic" style:parent-style-name="standard">
      <style:graphic-properties draw:stroke="none" draw:fill="none" draw:textarea-horizontal-align="left" draw:textarea-vertical-align="top" draw:auto-grow-height="true" draw:auto-grow-width="true" fo:min-height="0.374cm" fo:min-width="7.626cm" fo:padding-top="0cm" fo:padding-bottom="0cm" fo:padding-left="0cm" fo:padding-right="0cm"/>
      <style:paragraph-properties style:writing-mode="lr-tb"/>
    </style:style>
    <style:style style:name="gr94" style:family="graphic" style:parent-style-name="standard">
      <style:graphic-properties draw:stroke="none" draw:fill="none" draw:textarea-horizontal-align="left" draw:textarea-vertical-align="top" draw:auto-grow-height="true" draw:auto-grow-width="true" fo:min-height="0.374cm" fo:min-width="7.618cm" fo:padding-top="0cm" fo:padding-bottom="0cm" fo:padding-left="0cm" fo:padding-right="0cm"/>
      <style:paragraph-properties style:writing-mode="lr-tb"/>
    </style:style>
    <style:style style:name="gr95" style:family="graphic" style:parent-style-name="standard">
      <style:graphic-properties draw:stroke="none" draw:fill="none" draw:textarea-horizontal-align="left" draw:textarea-vertical-align="top" draw:auto-grow-height="true" draw:auto-grow-width="true" fo:min-height="0.374cm" fo:min-width="4.921cm" fo:padding-top="0cm" fo:padding-bottom="0cm" fo:padding-left="0cm" fo:padding-right="0cm"/>
      <style:paragraph-properties style:writing-mode="lr-tb"/>
    </style:style>
    <style:style style:name="gr96" style:family="graphic" style:parent-style-name="standard">
      <style:graphic-properties draw:stroke="none" draw:fill="none" draw:textarea-horizontal-align="left" draw:textarea-vertical-align="top" draw:auto-grow-height="true" draw:auto-grow-width="true" fo:min-height="0.332cm" fo:min-width="0.417cm" fo:padding-top="0cm" fo:padding-bottom="0cm" fo:padding-left="0cm" fo:padding-right="0cm"/>
      <style:paragraph-properties style:writing-mode="lr-tb"/>
    </style:style>
    <style:style style:name="gr97" style:family="graphic" style:parent-style-name="standard">
      <style:graphic-properties draw:stroke="none" draw:fill="none" draw:textarea-horizontal-align="left" draw:textarea-vertical-align="top" draw:auto-grow-height="true" draw:auto-grow-width="true" fo:min-height="0.395cm" fo:min-width="1.742cm" fo:padding-top="0cm" fo:padding-bottom="0cm" fo:padding-left="0cm" fo:padding-right="0cm"/>
      <style:paragraph-properties style:writing-mode="lr-tb"/>
    </style:style>
    <style:style style:name="gr98" style:family="graphic" style:parent-style-name="standard">
      <style:graphic-properties draw:stroke="none" draw:fill="none" draw:textarea-horizontal-align="left" draw:textarea-vertical-align="top" draw:auto-grow-height="true" draw:auto-grow-width="true" fo:min-height="0.395cm" fo:min-width="2.081cm" fo:padding-top="0cm" fo:padding-bottom="0cm" fo:padding-left="0cm" fo:padding-right="0cm"/>
      <style:paragraph-properties style:writing-mode="lr-tb"/>
    </style:style>
    <style:style style:name="gr99" style:family="graphic" style:parent-style-name="standard">
      <style:graphic-properties draw:stroke="none" draw:fill="none" draw:textarea-horizontal-align="left" draw:textarea-vertical-align="top" draw:auto-grow-height="true" draw:auto-grow-width="true" fo:min-height="0.374cm" fo:min-width="7.719cm" fo:padding-top="0cm" fo:padding-bottom="0cm" fo:padding-left="0cm" fo:padding-right="0cm"/>
      <style:paragraph-properties style:writing-mode="lr-tb"/>
    </style:style>
    <style:style style:name="gr100" style:family="graphic" style:parent-style-name="standard">
      <style:graphic-properties draw:stroke="none" draw:fill="none" draw:textarea-horizontal-align="left" draw:textarea-vertical-align="top" draw:auto-grow-height="true" draw:auto-grow-width="true" fo:min-height="0.374cm" fo:min-width="5.683cm" fo:padding-top="0cm" fo:padding-bottom="0cm" fo:padding-left="0cm" fo:padding-right="0cm"/>
      <style:paragraph-properties style:writing-mode="lr-tb"/>
    </style:style>
    <style:style style:name="gr101" style:family="graphic" style:parent-style-name="standard">
      <style:graphic-properties draw:stroke="none" draw:fill="none" draw:textarea-horizontal-align="left" draw:textarea-vertical-align="top" draw:auto-grow-height="true" draw:auto-grow-width="true" fo:min-height="0.332cm" fo:min-width="1.496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395cm" fo:min-width="2.254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395cm" fo:min-width="1.983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374cm" fo:min-width="7.491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374cm" fo:min-width="7.529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34cm" fo:min-width="0.383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34cm" fo:min-width="0.391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34cm" fo:min-width="0.561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374cm" fo:min-width="6.991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374cm" fo:min-width="5.086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332cm" fo:min-width="0.861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395cm" fo:min-width="2.483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395cm" fo:min-width="1.606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374cm" fo:min-width="7.169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374cm" fo:min-width="6.259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374cm" fo:min-width="5.306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395cm" fo:min-width="2.377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395cm" fo:min-width="1.475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395cm" fo:min-width="1.035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374cm" fo:min-width="7.736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374cm" fo:min-width="6.881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374cm" fo:min-width="5.518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332cm" fo:min-width="2.047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395cm" fo:min-width="2.508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395cm" fo:min-width="1.628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374cm" fo:min-width="7.139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374cm" fo:min-width="6.585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374cm" fo:min-width="1.153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332cm" fo:min-width="1.708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395cm" fo:min-width="1.217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395cm" fo:min-width="1.856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374cm" fo:min-width="6.784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374cm" fo:min-width="6.479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374cm" fo:min-width="6.043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374cm" fo:min-width="7.741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374cm" fo:min-width="1.446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332cm" fo:min-width="0.629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395cm" fo:min-width="1.391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374cm" fo:min-width="7.279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374cm" fo:min-width="7.584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374cm" fo:min-width="6.873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374cm" fo:min-width="2.834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332cm" fo:min-width="1.352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395cm" fo:min-width="0.984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374cm" fo:min-width="7.309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374cm" fo:min-width="6.263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374cm" fo:min-width="6.521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374cm" fo:min-width="4.786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395cm" fo:min-width="1.386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374cm" fo:min-width="6.454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374cm" fo:min-width="7.148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374cm" fo:min-width="7.364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374cm" fo:min-width="5.662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374cm" fo:min-width="3.13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332cm" fo:min-width="1.53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332cm" fo:min-width="2.335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395cm" fo:min-width="2.474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374cm" fo:min-width="7.398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374cm" fo:min-width="6.691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374cm" fo:min-width="6.665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374cm" fo:min-width="4.828cm" fo:padding-top="0cm" fo:padding-bottom="0cm" fo:padding-left="0cm" fo:padding-right="0cm"/>
      <style:paragraph-properties style:writing-mode="lr-tb"/>
    </style:style>
    <style:style style:name="gr162" style:family="graphic" style:parent-style-name="standard">
      <style:graphic-properties draw:stroke="none" draw:fill="solid" draw:fill-color="#f59e0b"/>
    </style:style>
    <style:style style:name="gr163" style:family="graphic" style:parent-style-name="standard">
      <style:graphic-properties draw:stroke="none" draw:fill="none" draw:textarea-horizontal-align="left" draw:textarea-vertical-align="top" draw:auto-grow-height="true" draw:auto-grow-width="true" fo:min-height="0.395cm" fo:min-width="1.835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395cm" fo:min-width="2.428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374cm" fo:min-width="6.238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374cm" fo:min-width="7.77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374cm" fo:min-width="1.721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332cm" fo:min-width="0.764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395cm" fo:min-width="1.683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395cm" fo:min-width="1.661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395cm" fo:min-width="1.137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374cm" fo:min-width="6.809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374cm" fo:min-width="7.575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374cm" fo:min-width="6.132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374cm" fo:min-width="4.527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386cm" fo:min-width="15.044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386cm" fo:min-width="15.225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386cm" fo:min-width="0.777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496cm" fo:min-width="12.668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403cm" fo:min-width="15.741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403cm" fo:min-width="15.361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403cm" fo:min-width="5.967cm" fo:padding-top="0cm" fo:padding-bottom="0cm" fo:padding-left="0cm" fo:padding-right="0cm"/>
      <style:paragraph-properties style:writing-mode="lr-tb"/>
    </style:style>
    <style:style style:name="gr183" style:family="graphic" style:parent-style-name="standard">
      <style:graphic-properties draw:stroke="solid" svg:stroke-width="0.052cm" svg:stroke-color="#e2e8f0" draw:stroke-linejoin="miter" svg:stroke-linecap="butt" draw:fill="none" fo:padding-top="0.026cm" fo:padding-bottom="0.026cm" fo:padding-left="0.026cm" fo:padding-right="0.026cm"/>
    </style:style>
    <style:style style:name="gr184" style:family="graphic" style:parent-style-name="standard">
      <style:graphic-properties draw:stroke="solid" svg:stroke-width="0.026cm" svg:stroke-color="#e2e8f0" draw:stroke-linejoin="miter" svg:stroke-linecap="butt" draw:fill="none" fo:padding-top="0.013cm" fo:padding-bottom="0.013cm" fo:padding-left="0.013cm" fo:padding-right="0.013cm"/>
    </style:style>
    <style:style style:name="gr185" style:family="graphic" style:parent-style-name="standard">
      <style:graphic-properties draw:stroke="none" draw:fill="none" draw:textarea-horizontal-align="left" draw:textarea-vertical-align="top" draw:auto-grow-height="true" draw:auto-grow-width="true" fo:min-height="0.332cm" fo:min-width="1.729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522cm" fo:min-width="7.753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386cm" fo:min-width="10.488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386cm" fo:min-width="1.297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945cm" fo:min-width="2.826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374cm" fo:min-width="2.394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374cm" fo:min-width="0.535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403cm" fo:min-width="14.184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403cm" fo:min-width="14.675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403cm" fo:min-width="14.391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403cm" fo:min-width="9.912cm" fo:padding-top="0cm" fo:padding-bottom="0cm" fo:padding-left="0cm" fo:padding-right="0cm"/>
      <style:paragraph-properties style:writing-mode="lr-tb"/>
    </style:style>
    <style:style style:name="gr196" style:family="graphic" style:parent-style-name="standard">
      <style:graphic-properties draw:stroke="none" draw:fill="solid" draw:fill-color="#10b981"/>
    </style:style>
    <style:style style:name="gr197" style:family="graphic" style:parent-style-name="standard">
      <style:graphic-properties draw:stroke="none" draw:fill="none" draw:textarea-horizontal-align="left" draw:textarea-vertical-align="top" draw:auto-grow-height="true" draw:auto-grow-width="true" fo:min-height="0.357cm" fo:min-width="1.674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378cm" fo:min-width="4.786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378cm" fo:min-width="1.124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378cm" fo:min-width="5.675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378cm" fo:min-width="5.471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378cm" fo:min-width="0.938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378cm" fo:min-width="5.023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378cm" fo:min-width="1.966cm" fo:padding-top="0cm" fo:padding-bottom="0cm" fo:padding-left="0cm" fo:padding-right="0cm"/>
      <style:paragraph-properties style:writing-mode="lr-tb"/>
    </style:style>
    <style:style style:name="gr205" style:family="graphic" style:parent-style-name="standard">
      <style:graphic-properties draw:stroke="none" draw:fill="solid" draw:fill-color="#ef4444"/>
    </style:style>
    <style:style style:name="gr206" style:family="graphic" style:parent-style-name="standard">
      <style:graphic-properties draw:stroke="none" draw:fill="none" draw:textarea-horizontal-align="left" draw:textarea-vertical-align="top" draw:auto-grow-height="true" draw:auto-grow-width="true" fo:min-height="0.357cm" fo:min-width="1.886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378cm" fo:min-width="5.09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378cm" fo:min-width="0.713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378cm" fo:min-width="5.463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378cm" fo:min-width="1.594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378cm" fo:min-width="5.302cm" fo:padding-top="0cm" fo:padding-bottom="0cm" fo:padding-left="0cm" fo:padding-right="0cm"/>
      <style:paragraph-properties style:writing-mode="lr-tb"/>
    </style:style>
    <style:style style:name="gr212" style:family="graphic" style:parent-style-name="standard">
      <style:graphic-properties draw:stroke="solid" svg:stroke-width="0.026cm" svg:stroke-color="#bbf7d0" draw:stroke-linejoin="miter" svg:stroke-linecap="butt" draw:fill="none" fo:padding-top="0.013cm" fo:padding-bottom="0.013cm" fo:padding-left="0.013cm" fo:padding-right="0.013cm"/>
    </style:style>
    <style:style style:name="gr213" style:family="graphic" style:parent-style-name="standard">
      <style:graphic-properties draw:stroke="none" draw:fill="none" draw:textarea-horizontal-align="left" draw:textarea-vertical-align="top" draw:auto-grow-height="true" draw:auto-grow-width="true" fo:min-height="0.378cm" fo:min-width="6.809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357cm" fo:min-width="3.673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357cm" fo:min-width="3.118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357cm" fo:min-width="0.316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357cm" fo:min-width="2.22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357cm" fo:min-width="1.653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357cm" fo:min-width="2.987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357cm" fo:min-width="1.065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357cm" fo:min-width="3.503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357cm" fo:min-width="2.927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357cm" fo:min-width="0.819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357cm" fo:min-width="3.355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357cm" fo:min-width="3.889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357cm" fo:min-width="3.948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357cm" fo:min-width="3.025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357cm" fo:min-width="3.749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357cm" fo:min-width="3.351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357cm" fo:min-width="2.809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357cm" fo:min-width="3.817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357cm" fo:min-width="3.622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357cm" fo:min-width="4.13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357cm" fo:min-width="4.164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386cm" fo:min-width="12.838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386cm" fo:min-width="13.244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386cm" fo:min-width="13.202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386cm" fo:min-width="3.837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386cm" fo:min-width="13.193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386cm" fo:min-width="1.34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522cm" fo:min-width="7.093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386cm" fo:min-width="10.306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945cm" fo:min-width="2.119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374cm" fo:min-width="3.986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403cm" fo:min-width="13.714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403cm" fo:min-width="12.622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403cm" fo:min-width="13.379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403cm" fo:min-width="11.792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378cm" fo:min-width="5.67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378cm" fo:min-width="5.095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378cm" fo:min-width="1.103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378cm" fo:min-width="5.556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378cm" fo:min-width="5.679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378cm" fo:min-width="4.82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378cm" fo:min-width="4.684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378cm" fo:min-width="1.518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378cm" fo:min-width="4.527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378cm" fo:min-width="4.117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378cm" fo:min-width="5.62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378cm" fo:min-width="3.304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378cm" fo:min-width="8.155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357cm" fo:min-width="3.965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357cm" fo:min-width="3.525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357cm" fo:min-width="2.953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357cm" fo:min-width="4.016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357cm" fo:min-width="4.16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357cm" fo:min-width="3.63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357cm" fo:min-width="3.961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357cm" fo:min-width="3.842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357cm" fo:min-width="3.944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357cm" fo:min-width="3.054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357cm" fo:min-width="1.302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386cm" fo:min-width="2.61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386cm" fo:min-width="13.308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386cm" fo:min-width="0.523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386cm" fo:min-width="7.588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386cm" fo:min-width="7.14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386cm" fo:min-width="12.651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386cm" fo:min-width="1.107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496cm" fo:min-width="8.862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357cm" fo:min-width="2.788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357cm" fo:min-width="1.852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357cm" fo:min-width="2.114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357cm" fo:min-width="3.338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386cm" fo:min-width="2.072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386cm" fo:min-width="2.373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386cm" fo:min-width="1.788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386cm" fo:min-width="2.521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386cm" fo:min-width="2.966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386cm" fo:min-width="3.575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386cm" fo:min-width="3.071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386cm" fo:min-width="2.534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386cm" fo:min-width="2.178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386cm" fo:min-width="3.38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386cm" fo:min-width="2.576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386cm" fo:min-width="3.257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386cm" fo:min-width="1.378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386cm" fo:min-width="1.221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386cm" fo:min-width="4.015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475cm" fo:min-width="0.422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386cm" fo:min-width="4.773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386cm" fo:min-width="3.918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386cm" fo:min-width="4.693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386cm" fo:min-width="2.5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374cm" fo:min-width="1.213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386cm" fo:min-width="3.202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374cm" fo:min-width="1.382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374cm" fo:min-width="2.462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386cm" fo:min-width="3.977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475cm" fo:min-width="2.577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475cm" fo:min-width="2.509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496cm" fo:min-width="12.245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374cm" fo:min-width="0.329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332cm" fo:min-width="3.566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424cm" fo:min-width="5.074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378cm" fo:min-width="13.286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378cm" fo:min-width="3.931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374cm" fo:min-width="1.344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332cm" fo:min-width="4.93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424cm" fo:min-width="5.082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378cm" fo:min-width="13.096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378cm" fo:min-width="3.77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374cm" fo:min-width="1.048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332cm" fo:min-width="2.826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424cm" fo:min-width="5.116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378cm" fo:min-width="13.316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378cm" fo:min-width="3.279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424cm" fo:min-width="4.621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378cm" fo:min-width="12.909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378cm" fo:min-width="5.615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374cm" fo:min-width="0.413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332cm" fo:min-width="1.217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424cm" fo:min-width="2.013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378cm" fo:min-width="11.318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374cm" fo:min-width="1.945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386cm" fo:min-width="14.099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386cm" fo:min-width="11.119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496cm" fo:min-width="8.575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378cm" fo:min-width="14.099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378cm" fo:min-width="1.987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378cm" fo:min-width="14.802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378cm" fo:min-width="4.828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378cm" fo:min-width="14.535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378cm" fo:min-width="14.184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378cm" fo:min-width="14.857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378cm" fo:min-width="14.43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378cm" fo:min-width="13.578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378cm" fo:min-width="1.551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378cm" fo:min-width="14.467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378cm" fo:min-width="14.247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378cm" fo:min-width="12.334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378cm" fo:min-width="15.051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378cm" fo:min-width="14.798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378cm" fo:min-width="4.672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378cm" fo:min-width="13.646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378cm" fo:min-width="13.972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378cm" fo:min-width="1.073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496cm" fo:min-width="12.152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386cm" fo:min-width="15.78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386cm" fo:min-width="14.048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59cm" fo:min-width="0.507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403cm" fo:min-width="12.003cm" fo:padding-top="0cm" fo:padding-bottom="0cm" fo:padding-left="0cm" fo:padding-right="0cm"/>
      <style:paragraph-properties style:writing-mode="lr-tb"/>
    </style:style>
    <style:style style:name="gr363" style:family="graphic" style:parent-style-name="standard">
      <style:graphic-properties draw:stroke="none" draw:fill="solid" draw:fill-color="#1f2937"/>
    </style:style>
    <style:style style:name="gr364" style:family="graphic" style:parent-style-name="standard">
      <style:graphic-properties draw:stroke="none" draw:fill="none" draw:textarea-horizontal-align="left" draw:textarea-vertical-align="top" draw:auto-grow-height="true" draw:auto-grow-width="true" fo:min-height="0.403cm" fo:min-width="13.434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357cm" fo:min-width="4.815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386cm" fo:min-width="4.316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357cm" fo:min-width="4.231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357cm" fo:min-width="3.685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386cm" fo:min-width="1.2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357cm" fo:min-width="3.359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34cm" fo:min-width="17.329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34cm" fo:min-width="1.17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34cm" fo:min-width="16.453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331cm" fo:min-width="0.828cm" fo:padding-top="0cm" fo:padding-bottom="0cm" fo:padding-left="0cm" fo:padding-right="0cm"/>
      <style:paragraph-properties style:writing-mode="lr-tb"/>
    </style:style>
    <style:style style:name="P1" style:family="paragraph">
      <loext:graphic-properties draw:fill="solid" draw:fill-color="#ffffff"/>
    </style:style>
    <style:style style:name="P2" style:family="paragraph">
      <loext:graphic-properties draw:fill="solid" draw:fill-color="#e2e8f0"/>
    </style:style>
    <style:style style:name="P3" style:family="paragraph">
      <loext:graphic-properties draw:fill="solid" draw:fill-color="#3b82f6"/>
    </style:style>
    <style:style style:name="P4" style:family="paragraph">
      <style:paragraph-properties fo:text-align="start" style:writing-mode="lr-tb"/>
    </style:style>
    <style:style style:name="P5" style:family="paragraph">
      <loext:graphic-properties draw:fill="none"/>
      <style:paragraph-properties style:writing-mode="lr-tb"/>
      <style:text-properties fo:font-size="9pt" style:font-size-asian="9pt" style:font-size-complex="9pt"/>
    </style:style>
    <style:style style:name="P6" style:family="paragraph">
      <loext:graphic-properties draw:fill="none"/>
      <style:paragraph-properties style:writing-mode="lr-tb"/>
      <style:text-properties fo:font-size="12.6000003814697pt" style:font-size-asian="12.6000003814697pt" style:font-size-complex="12.6000003814697pt"/>
    </style:style>
    <style:style style:name="P7" style:family="paragraph">
      <loext:graphic-properties draw:fill="none"/>
      <style:paragraph-properties style:writing-mode="lr-tb"/>
      <style:text-properties fo:font-size="10.6000003814697pt" style:font-size-asian="10.6000003814697pt" style:font-size-complex="10.6000003814697pt"/>
    </style:style>
    <style:style style:name="P8" style:family="paragraph">
      <loext:graphic-properties draw:fill="none"/>
      <style:paragraph-properties style:writing-mode="lr-tb"/>
      <style:text-properties fo:font-size="9.89999961853027pt" style:font-size-asian="9.89999961853027pt" style:font-size-complex="9.89999961853027pt"/>
    </style:style>
    <style:style style:name="P9" style:family="paragraph">
      <loext:graphic-properties draw:fill="none"/>
      <style:paragraph-properties style:writing-mode="lr-tb"/>
      <style:text-properties fo:font-size="10.1999998092651pt" style:font-size-asian="10.1999998092651pt" style:font-size-complex="10.1999998092651pt"/>
    </style:style>
    <style:style style:name="P10" style:family="paragraph">
      <loext:graphic-properties draw:fill="none"/>
      <style:paragraph-properties style:writing-mode="lr-tb"/>
      <style:text-properties fo:font-size="8.69999980926514pt" style:font-size-asian="8.69999980926514pt" style:font-size-complex="8.69999980926514pt"/>
    </style:style>
    <style:style style:name="P11" style:family="paragraph">
      <loext:graphic-properties draw:fill="none"/>
      <style:paragraph-properties style:writing-mode="lr-tb"/>
      <style:text-properties fo:font-size="8.39999961853027pt" style:font-size-asian="8.39999961853027pt" style:font-size-complex="8.39999961853027pt"/>
    </style:style>
    <style:style style:name="P12" style:family="paragraph">
      <loext:graphic-properties draw:fill="none"/>
      <style:paragraph-properties style:writing-mode="lr-tb"/>
      <style:text-properties fo:font-size="10pt" style:font-size-asian="10pt" style:font-size-complex="10pt"/>
    </style:style>
    <style:style style:name="P13" style:family="paragraph">
      <loext:graphic-properties draw:fill="none"/>
      <style:paragraph-properties style:writing-mode="lr-tb"/>
      <style:text-properties fo:font-size="9.39999961853027pt" style:font-size-asian="9.39999961853027pt" style:font-size-complex="9.39999961853027pt"/>
    </style:style>
    <style:style style:name="P14" style:family="paragraph">
      <loext:graphic-properties draw:fill="solid" draw:fill-color="#374151"/>
    </style:style>
    <style:style style:name="P15" style:family="paragraph">
      <loext:graphic-properties draw:fill="none"/>
      <style:paragraph-properties style:writing-mode="lr-tb"/>
      <style:text-properties fo:font-size="19.2000007629395pt" style:font-size-asian="19.2000007629395pt" style:font-size-complex="19.2000007629395pt"/>
    </style:style>
    <style:style style:name="P16" style:family="paragraph">
      <loext:graphic-properties draw:fill="none"/>
      <style:paragraph-properties style:writing-mode="lr-tb"/>
      <style:text-properties fo:font-size="13.1999998092651pt" style:font-size-asian="13.1999998092651pt" style:font-size-complex="13.1999998092651pt"/>
    </style:style>
    <style:style style:name="P17" style:family="paragraph">
      <loext:graphic-properties draw:fill="none"/>
      <style:paragraph-properties style:writing-mode="lr-tb"/>
      <style:text-properties fo:font-size="12pt" style:font-size-asian="12pt" style:font-size-complex="12pt"/>
    </style:style>
    <style:style style:name="P18" style:family="paragraph">
      <loext:graphic-properties draw:fill="none"/>
      <style:paragraph-properties style:writing-mode="lr-tb"/>
      <style:text-properties fo:font-size="8pt" style:font-size-asian="8pt" style:font-size-complex="8pt"/>
    </style:style>
    <style:style style:name="P19" style:family="paragraph">
      <loext:graphic-properties draw:fill="solid" draw:fill-color="#f59e0b"/>
    </style:style>
    <style:style style:name="P20" style:family="paragraph">
      <loext:graphic-properties draw:fill="none"/>
    </style:style>
    <style:style style:name="P21" style:family="paragraph">
      <loext:graphic-properties draw:fill="none"/>
      <style:paragraph-properties style:writing-mode="lr-tb"/>
      <style:text-properties fo:font-size="24pt" style:font-size-asian="24pt" style:font-size-complex="24pt"/>
    </style:style>
    <style:style style:name="P22" style:family="paragraph">
      <loext:graphic-properties draw:fill="solid" draw:fill-color="#10b981"/>
    </style:style>
    <style:style style:name="P23" style:family="paragraph">
      <loext:graphic-properties draw:fill="none"/>
      <style:paragraph-properties style:writing-mode="lr-tb"/>
      <style:text-properties fo:font-size="9.60000038146973pt" style:font-size-asian="9.60000038146973pt" style:font-size-complex="9.60000038146973pt"/>
    </style:style>
    <style:style style:name="P24" style:family="paragraph">
      <loext:graphic-properties draw:fill="solid" draw:fill-color="#ef4444"/>
    </style:style>
    <style:style style:name="P25" style:family="paragraph">
      <loext:graphic-properties draw:fill="none"/>
      <style:paragraph-properties style:writing-mode="lr-tb"/>
      <style:text-properties fo:font-size="10.8000001907349pt" style:font-size-asian="10.8000001907349pt" style:font-size-complex="10.8000001907349pt"/>
    </style:style>
    <style:style style:name="P26" style:family="paragraph">
      <loext:graphic-properties draw:fill="none"/>
      <style:paragraph-properties style:writing-mode="lr-tb"/>
      <style:text-properties fo:font-size="14.3999996185303pt" style:font-size-asian="14.3999996185303pt" style:font-size-complex="14.3999996185303pt"/>
    </style:style>
    <style:style style:name="P27" style:family="paragraph">
      <loext:graphic-properties draw:fill="solid" draw:fill-color="#1f2937"/>
    </style:style>
    <style:style style:name="T1" style:family="text">
      <style:text-properties fo:color="#ababab" style:font-name="LiberationSans1" fo:font-size="9pt" fo:font-weight="bold" style:font-size-asian="9pt" style:font-name-complex="LiberationSans1" style:font-size-complex="9pt" style:font-weight-complex="bold"/>
    </style:style>
    <style:style style:name="T2" style:family="text">
      <style:text-properties fo:color="#111827" style:font-name="LiberationSans1" fo:font-size="12.6000003814697pt" fo:font-weight="bold" style:font-size-asian="12.6000003814697pt" style:font-name-complex="LiberationSans1" style:font-size-complex="12.6000003814697pt" style:font-weight-complex="bold"/>
    </style:style>
    <style:style style:name="T3" style:family="text">
      <style:text-properties fo:color="#4b5563" style:font-name="LiberationSans1" fo:font-size="10.6000003814697pt" style:font-size-asian="10.6000003814697pt" style:font-name-complex="LiberationSans1" style:font-size-complex="10.6000003814697pt"/>
    </style:style>
    <style:style style:name="T4" style:family="text">
      <style:text-properties fo:color="#4b5563" style:font-name="LiberationSans1" fo:font-size="10.6000003814697pt" fo:font-weight="bold" style:font-size-asian="10.6000003814697pt" style:font-name-complex="LiberationSans1" style:font-size-complex="10.6000003814697pt" style:font-weight-complex="bold"/>
    </style:style>
    <style:style style:name="T5" style:family="text">
      <style:text-properties fo:color="#1e40af" style:font-name="LiberationSans1" fo:font-size="9.89999961853027pt" fo:font-weight="bold" style:font-size-asian="9.89999961853027pt" style:font-name-complex="LiberationSans1" style:font-size-complex="9.89999961853027pt" style:font-weight-complex="bold"/>
    </style:style>
    <style:style style:name="T6" style:family="text">
      <style:text-properties fo:color="#1e40af" style:font-name="LiberationSans1" fo:font-size="9.89999961853027pt" style:font-size-asian="9.89999961853027pt" style:font-name-complex="LiberationSans1" style:font-size-complex="9.89999961853027pt"/>
    </style:style>
    <style:style style:name="T7" style:family="text">
      <style:text-properties fo:color="#4b5563" style:font-name="LiberationSans1" fo:font-size="10.1999998092651pt" style:font-size-asian="10.1999998092651pt" style:font-name-complex="LiberationSans1" style:font-size-complex="10.1999998092651pt"/>
    </style:style>
    <style:style style:name="T8" style:family="text">
      <style:text-properties fo:color="#4b5563" style:font-name="LiberationSans1" fo:font-size="10.1999998092651pt" fo:font-weight="bold" style:font-size-asian="10.1999998092651pt" style:font-name-complex="LiberationSans1" style:font-size-complex="10.1999998092651pt" style:font-weight-complex="bold"/>
    </style:style>
    <style:style style:name="T9" style:family="text">
      <style:text-properties fo:color="#065f46" style:font-name="Arial1" fo:font-size="8.69999980926514pt" style:font-size-asian="8.69999980926514pt" style:font-name-complex="Arial1" style:font-size-complex="8.69999980926514pt"/>
    </style:style>
    <style:style style:name="T10" style:family="text">
      <style:text-properties fo:color="#065f46" style:font-name="LiberationSans1" fo:font-size="8.69999980926514pt" fo:font-weight="bold" style:font-size-asian="8.69999980926514pt" style:font-name-complex="LiberationSans1" style:font-size-complex="8.69999980926514pt" style:font-weight-complex="bold"/>
    </style:style>
    <style:style style:name="T11" style:family="text">
      <style:text-properties fo:color="#92400e" style:font-name="Arial1" fo:font-size="8.69999980926514pt" style:font-size-asian="8.69999980926514pt" style:font-name-complex="Arial1" style:font-size-complex="8.69999980926514pt"/>
    </style:style>
    <style:style style:name="T12" style:family="text">
      <style:text-properties fo:color="#92400e" style:font-name="LiberationSans1" fo:font-size="8.69999980926514pt" fo:font-weight="bold" style:font-size-asian="8.69999980926514pt" style:font-name-complex="LiberationSans1" style:font-size-complex="8.69999980926514pt" style:font-weight-complex="bold"/>
    </style:style>
    <style:style style:name="T13" style:family="text">
      <style:text-properties fo:color="#24272c" style:font-name="LiberationSans1" fo:font-size="8.39999961853027pt" fo:font-weight="bold" style:font-size-asian="8.39999961853027pt" style:font-name-complex="LiberationSans1" style:font-size-complex="8.39999961853027pt" style:font-weight-complex="bold"/>
    </style:style>
    <style:style style:name="T14" style:family="text">
      <style:text-properties fo:color="#111827" style:font-name="LiberationSans1" fo:font-size="10pt" fo:font-weight="bold" style:font-size-asian="10pt" style:font-name-complex="LiberationSans1" style:font-size-complex="10pt" style:font-weight-complex="bold"/>
    </style:style>
    <style:style style:name="T15" style:family="text">
      <style:text-properties fo:color="#24272c" style:font-name="LiberationSans1" fo:font-size="9.39999961853027pt" style:font-size-asian="9.39999961853027pt" style:font-name-complex="LiberationSans1" style:font-size-complex="9.39999961853027pt"/>
    </style:style>
    <style:style style:name="T16" style:family="text">
      <style:text-properties fo:color="#991b1b" style:font-name="LiberationSans1" fo:font-size="8.39999961853027pt" fo:font-weight="bold" style:font-size-asian="8.39999961853027pt" style:font-name-complex="LiberationSans1" style:font-size-complex="8.39999961853027pt" style:font-weight-complex="bold"/>
    </style:style>
    <style:style style:name="T17" style:family="text">
      <style:text-properties fo:color="#ff7a1a" style:font-name="LiberationSans1" fo:font-size="19.2000007629395pt" fo:font-weight="bold" style:font-size-asian="19.2000007629395pt" style:font-name-complex="LiberationSans1" style:font-size-complex="19.2000007629395pt" style:font-weight-complex="bold"/>
    </style:style>
    <style:style style:name="T18" style:family="text">
      <style:text-properties fo:color="#51545b" style:font-name="LiberationSans1" fo:font-size="9pt" style:font-size-asian="9pt" style:font-name-complex="LiberationSans1" style:font-size-complex="9pt"/>
    </style:style>
    <style:style style:name="T19" style:family="text">
      <style:text-properties fo:color="#51545b" style:font-name="LiberationSans1" fo:font-size="8.69999980926514pt" style:font-size-asian="8.69999980926514pt" style:font-name-complex="LiberationSans1" style:font-size-complex="8.69999980926514pt"/>
    </style:style>
    <style:style style:name="T20" style:family="text">
      <style:text-properties fo:color="#ababab" style:font-name="LiberationSans1" fo:font-size="13.1999998092651pt" fo:font-weight="bold" style:font-size-asian="13.1999998092651pt" style:font-name-complex="LiberationSans1" style:font-size-complex="13.1999998092651pt" style:font-weight-complex="bold"/>
    </style:style>
    <style:style style:name="T21" style:family="text">
      <style:text-properties fo:color="#818387" style:font-name="LiberationSans1" fo:font-size="9.89999961853027pt" style:font-size-asian="9.89999961853027pt" style:font-name-complex="LiberationSans1" style:font-size-complex="9.89999961853027pt"/>
    </style:style>
    <style:style style:name="T22" style:family="text">
      <style:text-properties fo:color="#ababab" style:font-name="LiberationSans1" fo:font-size="8.69999980926514pt" fo:font-weight="bold" style:font-size-asian="8.69999980926514pt" style:font-name-complex="LiberationSans1" style:font-size-complex="8.69999980926514pt" style:font-weight-complex="bold"/>
    </style:style>
    <style:style style:name="T23" style:family="text">
      <style:text-properties fo:color="#51545b" style:font-name="LiberationSans1" fo:font-size="8.39999961853027pt" style:font-size-asian="8.39999961853027pt" style:font-name-complex="LiberationSans1" style:font-size-complex="8.39999961853027pt"/>
    </style:style>
    <style:style style:name="T24" style:family="text">
      <style:text-properties fo:color="#ababab" style:font-name="LiberationSans1" fo:font-size="12pt" fo:font-weight="bold" style:font-size-asian="12pt" style:font-name-complex="LiberationSans1" style:font-size-complex="12pt" style:font-weight-complex="bold"/>
    </style:style>
    <style:style style:name="T25" style:family="text">
      <style:text-properties fo:color="#000000" style:font-name="DejaVuSans1" fo:font-size="8pt" style:font-size-asian="8pt" style:font-name-complex="DejaVuSans1" style:font-size-complex="8pt"/>
    </style:style>
    <style:style style:name="T26" style:family="text">
      <style:text-properties fo:color="#92400e" style:font-name="LiberationSans1" fo:font-size="8.39999961853027pt" fo:font-weight="bold" style:font-size-asian="8.39999961853027pt" style:font-name-complex="LiberationSans1" style:font-size-complex="8.39999961853027pt" style:font-weight-complex="bold"/>
    </style:style>
    <style:style style:name="T27" style:family="text">
      <style:text-properties fo:color="#78350f" style:font-name="LiberationSans1" fo:font-size="9.89999961853027pt" fo:font-weight="bold" style:font-size-asian="9.89999961853027pt" style:font-name-complex="LiberationSans1" style:font-size-complex="9.89999961853027pt" style:font-weight-complex="bold"/>
    </style:style>
    <style:style style:name="T28" style:family="text">
      <style:text-properties fo:color="#78350f" style:font-name="LiberationSans1" fo:font-size="9.89999961853027pt" style:font-size-asian="9.89999961853027pt" style:font-name-complex="LiberationSans1" style:font-size-complex="9.89999961853027pt"/>
    </style:style>
    <style:style style:name="T29" style:family="text">
      <style:text-properties fo:color="#ababab" style:font-name="LiberationSans1" fo:font-size="8.39999961853027pt" fo:font-weight="bold" style:font-size-asian="8.39999961853027pt" style:font-name-complex="LiberationSans1" style:font-size-complex="8.39999961853027pt" style:font-weight-complex="bold"/>
    </style:style>
    <style:style style:name="T30" style:family="text">
      <style:text-properties fo:color="#ababab" style:font-name="LiberationSans1" fo:font-size="9.89999961853027pt" style:font-size-asian="9.89999961853027pt" style:font-name-complex="LiberationSans1" style:font-size-complex="9.89999961853027pt"/>
    </style:style>
    <style:style style:name="T31" style:family="text">
      <style:text-properties fo:color="#ababab" style:font-name="LiberationSans1" fo:font-size="24pt" fo:font-weight="bold" style:font-size-asian="24pt" style:font-name-complex="LiberationSans1" style:font-size-complex="24pt" style:font-weight-complex="bold"/>
    </style:style>
    <style:style style:name="T32" style:family="text">
      <style:text-properties fo:color="#ababab" style:font-name="LiberationSans1" fo:font-size="9.39999961853027pt" style:font-size-asian="9.39999961853027pt" style:font-name-complex="LiberationSans1" style:font-size-complex="9.39999961853027pt"/>
    </style:style>
    <style:style style:name="T33" style:family="text">
      <style:text-properties fo:color="#065f46" style:font-name="LiberationSans1" fo:font-size="9pt" fo:font-weight="bold" style:font-size-asian="9pt" style:font-name-complex="LiberationSans1" style:font-size-complex="9pt" style:font-weight-complex="bold"/>
    </style:style>
    <style:style style:name="T34" style:family="text">
      <style:text-properties fo:color="#374151" style:font-name="LiberationSans1" fo:font-size="9.60000038146973pt" style:font-size-asian="9.60000038146973pt" style:font-name-complex="LiberationSans1" style:font-size-complex="9.60000038146973pt"/>
    </style:style>
    <style:style style:name="T35" style:family="text">
      <style:text-properties fo:color="#991b1b" style:font-name="LiberationSans1" fo:font-size="9pt" fo:font-weight="bold" style:font-size-asian="9pt" style:font-name-complex="LiberationSans1" style:font-size-complex="9pt" style:font-weight-complex="bold"/>
    </style:style>
    <style:style style:name="T36" style:family="text">
      <style:text-properties fo:color="#374151" style:font-name="LiberationSans1" fo:font-size="9.60000038146973pt" fo:font-weight="bold" style:font-size-asian="9.60000038146973pt" style:font-name-complex="LiberationSans1" style:font-size-complex="9.60000038146973pt" style:font-weight-complex="bold"/>
    </style:style>
    <style:style style:name="T37" style:family="text">
      <style:text-properties fo:color="#16a34a" style:font-name="Arial1" fo:font-size="9pt" style:font-size-asian="9pt" style:font-name-complex="Arial1" style:font-size-complex="9pt"/>
    </style:style>
    <style:style style:name="T38" style:family="text">
      <style:text-properties fo:color="#166534" style:font-name="LiberationSans1" fo:font-size="9pt" style:font-size-asian="9pt" style:font-name-complex="LiberationSans1" style:font-size-complex="9pt"/>
    </style:style>
    <style:style style:name="T39" style:family="text">
      <style:text-properties fo:color="#374151" style:font-name="LiberationSans1" fo:font-size="9.89999961853027pt" fo:font-weight="bold" style:font-size-asian="9.89999961853027pt" style:font-name-complex="LiberationSans1" style:font-size-complex="9.89999961853027pt" style:font-weight-complex="bold"/>
    </style:style>
    <style:style style:name="T40" style:family="text">
      <style:text-properties fo:color="#374151" style:font-name="LiberationSans1" fo:font-size="9.89999961853027pt" style:font-size-asian="9.89999961853027pt" style:font-name-complex="LiberationSans1" style:font-size-complex="9.89999961853027pt"/>
    </style:style>
    <style:style style:name="T41" style:family="text">
      <style:text-properties fo:color="#374151" style:font-name="LiberationSans1" fo:font-size="9pt" fo:font-weight="bold" style:font-size-asian="9pt" style:font-name-complex="LiberationSans1" style:font-size-complex="9pt" style:font-weight-complex="bold"/>
    </style:style>
    <style:style style:name="T42" style:family="text">
      <style:text-properties fo:color="#16a34a" style:font-name="Arial1" fo:font-size="12pt" style:font-size-asian="12pt" style:font-name-complex="Arial1" style:font-size-complex="12pt"/>
    </style:style>
    <style:style style:name="T43" style:family="text">
      <style:text-properties fo:color="#dc2626" style:font-name="Arial1" fo:font-size="12pt" style:font-size-asian="12pt" style:font-name-complex="Arial1" style:font-size-complex="12pt"/>
    </style:style>
    <style:style style:name="T44" style:family="text">
      <style:text-properties fo:color="#d97706" style:font-name="LiberationSans1" fo:font-size="9.39999961853027pt" fo:font-weight="bold" style:font-size-asian="9.39999961853027pt" style:font-name-complex="LiberationSans1" style:font-size-complex="9.39999961853027pt" style:font-weight-complex="bold"/>
    </style:style>
    <style:style style:name="T45" style:family="text">
      <style:text-properties fo:color="#16a34a" style:font-name="LiberationSans1" fo:font-size="12pt" fo:font-weight="bold" style:font-size-asian="12pt" style:font-name-complex="LiberationSans1" style:font-size-complex="12pt" style:font-weight-complex="bold"/>
    </style:style>
    <style:style style:name="T46" style:family="text">
      <style:text-properties fo:color="#ababab" style:font-name="Arial1" fo:font-size="9.39999961853027pt" style:font-size-asian="9.39999961853027pt" style:font-name-complex="Arial1" style:font-size-complex="9.39999961853027pt"/>
    </style:style>
    <style:style style:name="T47" style:family="text">
      <style:text-properties fo:color="#51545b" style:font-name="LiberationSans1" fo:font-size="8.39999961853027pt" fo:font-weight="bold" style:font-size-asian="8.39999961853027pt" style:font-name-complex="LiberationSans1" style:font-size-complex="8.39999961853027pt" style:font-weight-complex="bold"/>
    </style:style>
    <style:style style:name="T48" style:family="text">
      <style:text-properties fo:color="#111827" style:font-name="LiberationSans1" fo:font-size="10.8000001907349pt" fo:font-weight="bold" style:font-size-asian="10.8000001907349pt" style:font-name-complex="LiberationSans1" style:font-size-complex="10.8000001907349pt" style:font-weight-complex="bold"/>
    </style:style>
    <style:style style:name="T49" style:family="text">
      <style:text-properties fo:color="#24272c" style:font-name="LiberationSans1" fo:font-size="9.60000038146973pt" style:font-size-asian="9.60000038146973pt" style:font-name-complex="LiberationSans1" style:font-size-complex="9.60000038146973pt"/>
    </style:style>
    <style:style style:name="T50" style:family="text">
      <style:text-properties fo:color="#ff7a1a" style:font-name="LiberationSans1" fo:font-size="9.39999961853027pt" fo:font-weight="bold" style:font-size-asian="9.39999961853027pt" style:font-name-complex="LiberationSans1" style:font-size-complex="9.39999961853027pt" style:font-weight-complex="bold"/>
    </style:style>
    <style:style style:name="T51" style:family="text">
      <style:text-properties fo:color="#ababab" style:font-name="LiberationSans1" fo:font-size="9.39999961853027pt" fo:font-weight="bold" style:font-size-asian="9.39999961853027pt" style:font-name-complex="LiberationSans1" style:font-size-complex="9.39999961853027pt" style:font-weight-complex="bold"/>
    </style:style>
    <style:style style:name="T52" style:family="text">
      <style:text-properties fo:color="#16a34a" style:font-name="LiberationSans1" fo:font-size="9.39999961853027pt" fo:font-weight="bold" style:font-size-asian="9.39999961853027pt" style:font-name-complex="LiberationSans1" style:font-size-complex="9.39999961853027pt" style:font-weight-complex="bold"/>
    </style:style>
    <style:style style:name="T53" style:family="text">
      <style:text-properties fo:color="#4b5563" style:font-name="LiberationSans1" fo:font-size="9.60000038146973pt" fo:font-weight="bold" style:font-size-asian="9.60000038146973pt" style:font-name-complex="LiberationSans1" style:font-size-complex="9.60000038146973pt" style:font-weight-complex="bold"/>
    </style:style>
    <style:style style:name="T54" style:family="text">
      <style:text-properties fo:color="#4b5563" style:font-name="LiberationSans1" fo:font-size="9.60000038146973pt" style:font-size-asian="9.60000038146973pt" style:font-name-complex="LiberationSans1" style:font-size-complex="9.60000038146973pt"/>
    </style:style>
    <style:style style:name="T55" style:family="text">
      <style:text-properties fo:color="#4b5563" style:font-name="LiberationSans1" fo:font-size="9.89999961853027pt" style:font-size-asian="9.89999961853027pt" style:font-name-complex="LiberationSans1" style:font-size-complex="9.89999961853027pt"/>
    </style:style>
    <style:style style:name="T56" style:family="text">
      <style:text-properties fo:color="#1a202c" style:font-name="DejaVuSans1" fo:font-size="14.3999996185303pt" style:font-size-asian="14.3999996185303pt" style:font-name-complex="DejaVuSans1" style:font-size-complex="14.3999996185303pt"/>
    </style:style>
    <style:style style:name="T57" style:family="text">
      <style:text-properties fo:color="#1a202c" style:font-name="LiberationSans1" fo:font-size="10.1999998092651pt" fo:font-weight="bold" style:font-size-asian="10.1999998092651pt" style:font-name-complex="LiberationSans1" style:font-size-complex="10.1999998092651pt" style:font-weight-complex="bold"/>
    </style:style>
    <style:style style:name="T58" style:family="text">
      <style:text-properties fo:color="#1a202c" style:font-name="LiberationSans1" fo:font-size="10.1999998092651pt" style:font-size-asian="10.1999998092651pt" style:font-name-complex="LiberationSans1" style:font-size-complex="10.1999998092651pt"/>
    </style:style>
    <style:style style:name="T59" style:family="text">
      <style:text-properties fo:color="#24272c" style:font-name="LiberationSans1" fo:font-size="9pt" fo:font-weight="bold" style:font-size-asian="9pt" style:font-name-complex="LiberationSans1" style:font-size-complex="9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19.023cm" svg:height="27.728cm" svg:x="1.005cm" svg:y="1.005cm" svg:viewBox="0 0 19024 27729" draw:points="0,0 19024,0 19024,27729 0,27729">
          <text:p/>
        </draw:polygon>
        <draw:polygon draw:style-name="gr2" draw:text-style-name="P2" draw:layer="layout" svg:width="16.483cm" svg:height="0.054cm" svg:x="2.275cm" svg:y="11.985cm" svg:viewBox="0 0 16484 55" draw:points="0,0 16484,0 16484,55 0,55">
          <text:p/>
        </draw:polygon>
        <draw:path draw:style-name="gr1" draw:text-style-name="P1" draw:layer="layout" svg:width="16.43cm" svg:height="3.149cm" svg:x="2.328cm" svg:y="15.636cm" svg:viewBox="0 0 16431 3150" svg:d="M0 3150v-3150h16220c14 0 27 2 41 4 14 3 27 7 40 12 13 6 25 12 36 20 12 8 23 17 32 26 10 10 19 21 27 32 8 12 14 24 19 37 6 13 10 26 12 40 3 13 4 27 4 41v2726c0 14-1 28-4 42-2 13-6 26-12 39-5 13-11 25-19 37-8 11-17 22-27 32-9 10-20 19-32 26-11 8-23 14-36 20-13 5-26 9-40 12s-27 4-41 4z">
          <text:p/>
        </draw:path>
        <draw:polygon draw:style-name="gr3" draw:text-style-name="P3" draw:layer="layout" svg:width="0.106cm" svg:height="3.149cm" svg:x="2.275cm" svg:y="15.636cm" svg:viewBox="0 0 107 3150" draw:points="0,0 107,0 107,3150 0,3150">
          <text:p/>
        </draw:polygon>
        <draw:polygon draw:style-name="gr2" draw:text-style-name="P2" draw:layer="layout" svg:width="16.483cm" svg:height="0.052cm" svg:x="2.275cm" svg:y="20.902cm" svg:viewBox="0 0 16484 53" draw:points="0,0 16484,0 16484,53 0,53">
          <text:p/>
        </draw:polygon>
        <draw:polygon draw:style-name="gr1" draw:text-style-name="P1" draw:layer="layout" svg:width="3.281cm" svg:height="1.031cm" svg:x="2.275cm" svg:y="23.733cm" svg:viewBox="0 0 3282 1032" draw:points="0,0 3282,0 3282,1032 0,1032">
          <text:p/>
        </draw:polygon>
        <draw:polygon draw:style-name="gr1" draw:text-style-name="P1" draw:layer="layout" svg:width="8.546cm" svg:height="1.031cm" svg:x="5.556cm" svg:y="23.733cm" svg:viewBox="0 0 8547 1032" draw:points="0,0 8547,0 8547,1032 0,1032">
          <text:p/>
        </draw:polygon>
        <draw:polygon draw:style-name="gr1" draw:text-style-name="P1" draw:layer="layout" svg:width="1.958cm" svg:height="1.031cm" svg:x="14.102cm" svg:y="23.733cm" svg:viewBox="0 0 1959 1032" draw:points="0,0 1959,0 1959,1032 0,1032">
          <text:p/>
        </draw:polygon>
        <draw:polygon draw:style-name="gr1" draw:text-style-name="P1" draw:layer="layout" svg:width="2.698cm" svg:height="1.031cm" svg:x="16.06cm" svg:y="23.733cm" svg:viewBox="0 0 2699 1032" draw:points="0,0 2699,0 2699,1032 0,1032">
          <text:p/>
        </draw:polygon>
        <draw:polygon draw:style-name="gr2" draw:text-style-name="P2" draw:layer="layout" svg:width="3.281cm" svg:height="0.026cm" svg:x="2.275cm" svg:y="27.622cm" svg:viewBox="0 0 3282 27" draw:points="0,0 3282,0 3282,27 0,27">
          <text:p/>
        </draw:polygon>
        <draw:polygon draw:style-name="gr2" draw:text-style-name="P2" draw:layer="layout" svg:width="8.546cm" svg:height="0.026cm" svg:x="5.556cm" svg:y="27.622cm" svg:viewBox="0 0 8547 27" draw:points="0,0 8547,0 8547,27 0,27">
          <text:p/>
        </draw:polygon>
        <draw:polygon draw:style-name="gr2" draw:text-style-name="P2" draw:layer="layout" svg:width="1.958cm" svg:height="0.026cm" svg:x="14.102cm" svg:y="27.622cm" svg:viewBox="0 0 1959 27" draw:points="0,0 1959,0 1959,27 0,27">
          <text:p/>
        </draw:polygon>
        <draw:polygon draw:style-name="gr2" draw:text-style-name="P2" draw:layer="layout" svg:width="2.698cm" svg:height="0.026cm" svg:x="16.06cm" svg:y="27.622cm" svg:viewBox="0 0 2699 27" draw:points="0,0 2699,0 2699,27 0,27">
          <text:p/>
        </draw:polygon>
        <draw:path draw:style-name="gr1" draw:text-style-name="P1" draw:layer="layout" svg:width="0.794cm" svg:height="0.794cm" svg:x="2.275cm" svg:y="10.927cm" svg:viewBox="0 0 795 795" svg:d="M795 397c0 26-3 52-8 77-5 26-13 50-23 75s-22 47-36 69c-15 22-31 42-50 60-18 19-38 35-60 50-21 14-44 26-68 36s-50 18-76 23c-25 5-51 8-77 8s-52-3-78-8c-25-5-50-13-74-23s-47-22-69-36c-21-15-41-31-60-50-18-18-35-38-49-60-15-22-27-44-37-69s-17-49-22-75c-6-25-8-51-8-77s2-52 8-78c5-25 12-50 22-74s22-47 37-69c14-21 31-42 49-60 19-18 39-35 60-49 22-15 45-27 69-37s49-17 74-23c26-5 52-7 78-7s52 2 77 7c26 6 52 13 76 23s47 22 68 37c22 14 42 31 60 49 19 18 35 39 50 60 14 22 26 45 36 69s18 49 23 74c5 26 8 52 8 78z">
          <text:p/>
        </draw:path>
        <draw:frame draw:style-name="gr4" draw:text-style-name="P5" draw:layer="layout" svg:width="0.358cm" svg:height="0.357cm" svg:x="2.495cm" svg:y="11.116cm">
          <draw:text-box>
            <text:p text:style-name="P4"><text:span text:style-name="T1">01</text:span></text:p>
          </draw:text-box>
        </draw:frame>
        <draw:frame draw:style-name="gr5" draw:text-style-name="P6" draw:layer="layout" svg:width="9.442cm" svg:height="0.496cm" svg:x="3.387cm" svg:y="11.054cm">
          <draw:text-box>
            <text:p text:style-name="P4"><text:span text:style-name="T2">OGGETTO E DESCRIZIONE DEL PROGETTO</text:span></text:p>
          </draw:text-box>
        </draw:frame>
        <draw:frame draw:style-name="gr6" draw:text-style-name="P7" draw:layer="layout" svg:width="14.421cm" svg:height="0.42cm" svg:x="2.275cm" svg:y="12.654cm">
          <draw:text-box>
            <text:p text:style-name="P4"><text:span text:style-name="T3">Il presente preventivo riguarda la </text:span><text:span text:style-name="T4">realizzazione completa del sito web istituzionale</text:span><text:span text:style-name="T3"> di</text:span></text:p>
          </draw:text-box>
        </draw:frame>
        <draw:frame draw:style-name="gr7" draw:text-style-name="P7" draw:layer="layout" svg:width="14.84cm" svg:height="0.42cm" svg:x="2.275cm" svg:y="13.315cm">
          <draw:text-box>
            <text:p text:style-name="P4"><text:span text:style-name="T3">Autodemolizioni Pisanelli srl, comprensivo di tutte le fasi: progettazione, sviluppo frontend,</text:span></text:p>
          </draw:text-box>
        </draw:frame>
        <draw:frame draw:style-name="gr8" draw:text-style-name="P7" draw:layer="layout" svg:width="14.857cm" svg:height="0.42cm" svg:x="2.275cm" svg:y="14.003cm">
          <draw:text-box>
            <text:p text:style-name="P4"><text:span text:style-name="T3">implementazione backend, conformità GDPR, ottimizzazione SEO, messa in produzione e</text:span></text:p>
          </draw:text-box>
        </draw:frame>
        <draw:frame draw:style-name="gr9" draw:text-style-name="P7" draw:layer="layout" svg:width="15.111cm" svg:height="0.42cm" svg:x="2.275cm" svg:y="14.665cm">
          <draw:text-box>
            <text:p text:style-name="P4"><text:span text:style-name="T3">configurazione dei servizi necessari per portare il sito online in modo professionale e sicuro.</text:span></text:p>
          </draw:text-box>
        </draw:frame>
        <draw:frame draw:style-name="gr10" draw:text-style-name="P8" draw:layer="layout" svg:width="14.37cm" svg:height="0.386cm" svg:x="2.889cm" svg:y="16.143cm">
          <draw:text-box>
            <text:p text:style-name="P4"><text:span text:style-name="T5">Nota:</text:span><text:span text:style-name="T6"> Il progetto è attualmente in fase avanzata. Una parte significativa del lavoro di sviluppo</text:span></text:p>
          </draw:text-box>
        </draw:frame>
        <draw:frame draw:style-name="gr11" draw:text-style-name="P8" draw:layer="layout" svg:width="15.449cm" svg:height="0.386cm" svg:x="2.889cm" svg:y="16.725cm">
          <draw:text-box>
            <text:p text:style-name="P4"><text:span text:style-name="T6">frontend è già stata completata (design, struttura pagine, contenuti, SEO base). Il preventivo include</text:span></text:p>
          </draw:text-box>
        </draw:frame>
        <draw:frame draw:style-name="gr12" draw:text-style-name="P8" draw:layer="layout" svg:width="14.848cm" svg:height="0.386cm" svg:x="2.889cm" svg:y="17.307cm">
          <draw:text-box>
            <text:p text:style-name="P4"><text:span text:style-name="T5">l'intero valore del progetto</text:span><text:span text:style-name="T6"> dalla A alla Z, comprendendo il lavoro già svolto e quello ancora da</text:span></text:p>
          </draw:text-box>
        </draw:frame>
        <draw:path draw:style-name="gr1" draw:text-style-name="P1" draw:layer="layout" svg:width="0.794cm" svg:height="0.794cm" svg:x="2.275cm" svg:y="19.843cm" svg:viewBox="0 0 795 795" svg:d="M795 398c0 26-3 52-8 78-5 25-13 50-23 74s-22 47-36 69c-15 21-31 41-50 60-18 18-38 35-60 49-21 15-44 27-68 37s-50 17-76 22c-25 5-51 8-77 8s-52-3-78-8c-25-5-50-12-74-22s-47-22-69-37c-21-14-41-31-60-49-18-19-35-39-49-60-15-22-27-45-37-69s-17-49-22-74c-6-26-8-52-8-78 0-27 2-53 8-78 5-26 12-51 22-75s22-47 37-68c14-22 31-42 49-61 19-18 39-34 60-49 22-14 45-27 69-37s49-17 74-22c26-5 52-8 78-8s52 3 77 8c26 5 52 12 76 22s47 23 68 37c22 15 42 31 60 49 19 19 35 39 50 61 14 21 26 44 36 68s18 49 23 75c5 25 8 51 8 78z">
          <text:p/>
        </draw:path>
        <draw:frame draw:style-name="gr13" draw:text-style-name="P8" draw:layer="layout" svg:width="3.795cm" svg:height="0.386cm" svg:x="2.889cm" svg:y="17.863cm">
          <draw:text-box>
            <text:p text:style-name="P4"><text:span text:style-name="T6">completare per il go-live.</text:span></text:p>
          </draw:text-box>
        </draw:frame>
        <draw:frame draw:style-name="gr4" draw:text-style-name="P5" draw:layer="layout" svg:width="0.358cm" svg:height="0.357cm" svg:x="2.495cm" svg:y="20.033cm">
          <draw:text-box>
            <text:p text:style-name="P4"><text:span text:style-name="T1">02</text:span></text:p>
          </draw:text-box>
        </draw:frame>
        <draw:frame draw:style-name="gr14" draw:text-style-name="P6" draw:layer="layout" svg:width="9.142cm" svg:height="0.496cm" svg:x="3.387cm" svg:y="19.971cm">
          <draw:text-box>
            <text:p text:style-name="P4"><text:span text:style-name="T2">SCOPE OF WORK — TUTTO IL PROGETTO</text:span></text:p>
          </draw:text-box>
        </draw:frame>
        <draw:frame draw:style-name="gr15" draw:text-style-name="P9" draw:layer="layout" svg:width="16.347cm" svg:height="0.403cm" svg:x="2.275cm" svg:y="21.529cm">
          <draw:text-box>
            <text:p text:style-name="P4"><text:span text:style-name="T7">La tabella seguente elenca </text:span><text:span text:style-name="T8">tutte le attività previste</text:span><text:span text:style-name="T7"> per la realizzazione completa del sito. Le voci con</text:span></text:p>
          </draw:text-box>
        </draw:frame>
        <draw:path draw:style-name="gr1" draw:text-style-name="P1" draw:layer="layout" svg:width="2.434cm" svg:height="0.662cm" svg:x="3.148cm" svg:y="22.039cm" svg:viewBox="0 0 2435 663" svg:d="M0 332c0-22 2-43 6-65 5-21 11-41 19-62 9-20 19-39 31-57s26-34 41-51c15-15 32-29 50-41s37-22 57-31c20-8 41-14 62-18 22-5 43-7 65-7h1773c22 0 44 2 65 7 21 4 42 10 62 18 20 9 39 19 57 31s35 26 50 41c16 17 29 33 41 51 13 18 23 37 31 57 8 21 15 41 19 62 4 22 6 43 6 65s-2 43-6 65c-4 21-11 42-19 62s-18 39-31 57c-12 18-25 35-41 50-15 15-32 29-50 41s-37 22-57 31c-20 8-41 14-62 18-21 5-43 7-65 7h-1773c-22 0-43-2-65-7-21-4-42-10-62-18-20-9-39-19-57-31s-35-26-50-41-29-32-41-50-22-37-31-57c-8-20-14-41-19-62-4-22-6-43-6-65z">
          <text:p/>
        </draw:path>
        <draw:frame draw:style-name="gr16" draw:text-style-name="P9" draw:layer="layout" svg:width="0.887cm" svg:height="0.403cm" svg:x="2.275cm" svg:y="22.137cm">
          <draw:text-box>
            <text:p text:style-name="P4"><text:span text:style-name="T7">stato </text:span></text:p>
          </draw:text-box>
        </draw:frame>
        <draw:frame draw:style-name="gr17" draw:text-style-name="P10" draw:layer="layout" svg:width="2.051cm" svg:height="0.344cm" svg:x="3.367cm" svg:y="22.187cm">
          <draw:text-box>
            <text:p text:style-name="P4"><text:span text:style-name="T9">✓</text:span><text:span text:style-name="T10"> </text:span><text:span text:style-name="T10">Completato</text:span></text:p>
          </draw:text-box>
        </draw:frame>
        <draw:path draw:style-name="gr1" draw:text-style-name="P1" draw:layer="layout" svg:width="1.931cm" svg:height="0.662cm" svg:x="10.98cm" svg:y="22.039cm" svg:viewBox="0 0 1932 663" svg:d="M0 332c0-22 2-43 6-65 4-21 11-41 19-62 8-20 18-39 30-57 13-18 26-34 42-51 15-15 32-29 50-41s37-22 57-31c20-8 41-14 62-18 21-5 43-7 64-7h1271c22 0 44 2 65 7 21 4 42 10 62 18 20 9 39 19 57 31s35 26 50 41c16 17 29 33 41 51s23 37 31 57c8 21 15 41 19 62 4 22 6 43 6 65s-2 43-6 65c-4 21-11 42-19 62s-19 39-31 57-25 35-41 50c-15 15-32 29-50 41s-37 22-57 31c-20 8-41 14-62 18-21 5-43 7-65 7h-1271c-21 0-43-2-64-7-21-4-42-10-62-18-20-9-39-19-57-31s-35-26-50-41c-16-15-29-32-42-50-12-18-22-37-30-57s-15-41-19-62c-4-22-6-43-6-65z">
          <text:p/>
        </draw:path>
        <draw:frame draw:style-name="gr18" draw:text-style-name="P9" draw:layer="layout" svg:width="5.408cm" svg:height="0.403cm" svg:x="5.594cm" svg:y="22.137cm">
          <draw:text-box>
            <text:p text:style-name="P4"><text:span text:style-name="T7"><text:s/></text:span><text:span text:style-name="T7">sono già pronte; quelle con stato </text:span></text:p>
          </draw:text-box>
        </draw:frame>
        <draw:frame draw:style-name="gr19" draw:text-style-name="P10" draw:layer="layout" svg:width="1.522cm" svg:height="0.344cm" svg:x="11.205cm" svg:y="22.187cm">
          <draw:text-box>
            <text:p text:style-name="P4"><text:span text:style-name="T11">⏳</text:span><text:span text:style-name="T12"> </text:span><text:span text:style-name="T12">Da fare</text:span></text:p>
          </draw:text-box>
        </draw:frame>
        <draw:frame draw:style-name="gr20" draw:text-style-name="P9" draw:layer="layout" svg:width="5.239cm" svg:height="0.403cm" svg:x="12.915cm" svg:y="22.137cm">
          <draw:text-box>
            <text:p text:style-name="P4"><text:span text:style-name="T7"><text:s/></text:span><text:span text:style-name="T7">saranno realizzate prima del go-</text:span></text:p>
          </draw:text-box>
        </draw:frame>
        <draw:frame draw:style-name="gr21" draw:text-style-name="P9" draw:layer="layout" svg:width="0.645cm" svg:height="0.403cm" svg:x="2.275cm" svg:y="22.772cm">
          <draw:text-box>
            <text:p text:style-name="P4"><text:span text:style-name="T7">live.</text:span></text:p>
          </draw:text-box>
        </draw:frame>
        <draw:frame draw:style-name="gr22" draw:text-style-name="P5" draw:layer="layout" svg:width="1.903cm" svg:height="0.357cm" svg:x="2.646cm" svg:y="24.054cm">
          <draw:text-box>
            <text:p text:style-name="P4"><text:span text:style-name="T1">CATEGORIA</text:span></text:p>
          </draw:text-box>
        </draw:frame>
        <draw:frame draw:style-name="gr23" draw:text-style-name="P5" draw:layer="layout" svg:width="1.433cm" svg:height="0.357cm" svg:x="5.938cm" svg:y="24.054cm">
          <draw:text-box>
            <text:p text:style-name="P4"><text:span text:style-name="T1">ATTIVITÀ</text:span></text:p>
          </draw:text-box>
        </draw:frame>
        <draw:frame draw:style-name="gr24" draw:text-style-name="P5" draw:layer="layout" svg:width="1.077cm" svg:height="0.357cm" svg:x="14.504cm" svg:y="24.054cm">
          <draw:text-box>
            <text:p text:style-name="P4"><text:span text:style-name="T1">STATO</text:span></text:p>
          </draw:text-box>
        </draw:frame>
        <draw:frame draw:style-name="gr25" draw:text-style-name="P5" draw:layer="layout" svg:width="1.518cm" svg:height="0.357cm" svg:x="16.551cm" svg:y="24.054cm">
          <draw:text-box>
            <text:p text:style-name="P4"><text:span text:style-name="T1">PRIORITÀ</text:span></text:p>
          </draw:text-box>
        </draw:frame>
        <draw:frame draw:style-name="gr26" draw:text-style-name="P11" draw:layer="layout" svg:width="1.141cm" svg:height="0.332cm" svg:x="2.646cm" svg:y="25.158cm">
          <draw:text-box>
            <text:p text:style-name="P4"><text:span text:style-name="T13">DESIGN</text:span></text:p>
          </draw:text-box>
        </draw:frame>
        <draw:frame draw:style-name="gr27" draw:text-style-name="P12" draw:layer="layout" svg:width="2.208cm" svg:height="0.395cm" svg:x="2.646cm" svg:y="25.691cm">
          <draw:text-box>
            <text:p text:style-name="P4"><text:span text:style-name="T14">UI/UX Design</text:span></text:p>
          </draw:text-box>
        </draw:frame>
        <draw:frame draw:style-name="gr28" draw:text-style-name="P12" draw:layer="layout" svg:width="1.568cm" svg:height="0.395cm" svg:x="2.646cm" svg:y="26.273cm">
          <draw:text-box>
            <text:p text:style-name="P4"><text:span text:style-name="T14">completo</text:span></text:p>
          </draw:text-box>
        </draw:frame>
        <draw:frame draw:style-name="gr29" draw:text-style-name="P13" draw:layer="layout" svg:width="6.877cm" svg:height="0.374cm" svg:x="5.938cm" svg:y="25.128cm">
          <draw:text-box>
            <text:p text:style-name="P4"><text:span text:style-name="T15">Sistema di design dark brand (colori, tipografia,</text:span></text:p>
          </draw:text-box>
        </draw:frame>
        <draw:frame draw:style-name="gr30" draw:text-style-name="P13" draw:layer="layout" svg:width="6.339cm" svg:height="0.374cm" svg:x="5.938cm" svg:y="25.71cm">
          <draw:text-box>
            <text:p text:style-name="P4"><text:span text:style-name="T15">spaziature), componenti riutilizzabili, design</text:span></text:p>
          </draw:text-box>
        </draw:frame>
        <draw:frame draw:style-name="gr31" draw:text-style-name="P13" draw:layer="layout" svg:width="7.499cm" svg:height="0.374cm" svg:x="5.938cm" svg:y="26.292cm">
          <draw:text-box>
            <text:p text:style-name="P4"><text:span text:style-name="T15">responsive mobile-first. Brand coerente con identità</text:span></text:p>
          </draw:text-box>
        </draw:frame>
        <draw:path draw:style-name="gr1" draw:text-style-name="P1" draw:layer="layout" svg:width="1.217cm" svg:height="1.164cm" svg:x="14.472cm" svg:y="25.029cm" svg:viewBox="0 0 1218 1165" svg:d="M0 635v-106c0-34 4-69 10-103 7-34 17-67 30-99 14-32 30-63 49-92 20-29 42-55 66-80 25-24 51-46 80-66 29-19 60-35 92-49 32-13 65-23 99-30s69-10 103-10h159c35 0 70 3 104 10s68 17 100 30c32 14 62 30 91 49 29 20 56 42 80 66 25 25 47 51 66 80s36 60 49 92 23 65 30 99 10 69 10 103v106c0 35-3 69-10 103s-17 67-30 100c-13 32-30 62-49 91s-41 56-66 80c-24 25-51 47-80 66s-59 36-91 49-66 23-100 30c-34 8-69 11-104 11h-159c-34 0-69-3-103-11-34-7-67-17-99-30s-63-30-92-49-55-41-80-66c-24-24-46-51-66-80-19-29-35-59-49-91-13-33-23-66-30-100-6-34-10-68-10-103z">
          <text:p/>
        </draw:path>
        <draw:frame draw:style-name="gr32" draw:text-style-name="P13" draw:layer="layout" svg:width="2.809cm" svg:height="0.374cm" svg:x="5.938cm" svg:y="26.874cm">
          <draw:text-box>
            <text:p text:style-name="P4"><text:span text:style-name="T15">aziendale Pisanelli.</text:span></text:p>
          </draw:text-box>
        </draw:frame>
        <draw:frame draw:style-name="gr33" draw:text-style-name="P10" draw:layer="layout" svg:width="0.304cm" svg:height="0.344cm" svg:x="14.676cm" svg:y="25.177cm">
          <draw:text-box>
            <text:p text:style-name="P4"><text:span text:style-name="T9">✓</text:span></text:p>
          </draw:text-box>
        </draw:frame>
        <draw:path draw:style-name="gr1" draw:text-style-name="P1" draw:layer="layout" svg:width="1.932cm" svg:height="0.609cm" svg:x="16.43cm" svg:y="25.029cm" svg:viewBox="0 0 1933 610" svg:d="M0 305c0-20 2-39 6-59s10-39 17-58c8-19 17-36 28-53 12-16 24-32 38-46s30-27 46-38c17-11 34-20 53-28 18-7 37-13 57-17s39-6 59-6h1323c20 0 40 2 60 6 19 4 38 10 57 17 18 8 36 17 52 28 17 11 32 24 46 38 15 14 27 30 38 46 11 17 21 34 28 53 9 19 15 38 19 58s6 39 6 59-2 40-6 60c-4 19-10 38-19 57-7 18-17 36-28 52-11 17-23 32-38 47-14 14-29 26-46 37-16 11-34 21-52 28-19 8-38 14-57 18-20 4-40 6-60 6h-1323c-20 0-39-2-59-6s-39-10-57-18c-19-7-36-17-53-28-16-11-32-23-46-37-14-15-26-30-38-47-11-16-20-34-28-52-7-19-13-38-17-57-4-20-6-40-6-60z">
          <text:p/>
        </draw:path>
        <draw:frame draw:style-name="gr34" draw:text-style-name="P10" draw:layer="layout" svg:width="0.76cm" svg:height="0.344cm" svg:x="14.676cm" svg:y="25.68cm">
          <draw:text-box>
            <text:p text:style-name="P4"><text:span text:style-name="T10">Fatto</text:span></text:p>
          </draw:text-box>
        </draw:frame>
        <draw:polygon draw:style-name="gr1" draw:text-style-name="P1" draw:layer="layout" svg:width="19.023cm" svg:height="8.863cm" svg:x="1.005cm" svg:y="1.005cm" svg:viewBox="0 0 19024 8864" draw:points="0,0 19024,0 19024,8864 0,8864">
          <text:p/>
        </draw:polygon>
        <draw:polygon draw:style-name="gr35" draw:text-style-name="P14" draw:layer="layout" svg:width="16.483cm" svg:height="0.027cm" svg:x="2.275cm" svg:y="6.455cm" svg:viewBox="0 0 16484 28" draw:points="0,0 16484,0 16484,28 0,28">
          <text:p/>
        </draw:polygon>
        <draw:frame draw:style-name="gr36" draw:text-style-name="P11" draw:layer="layout" svg:width="1.518cm" svg:height="0.332cm" svg:x="16.646cm" svg:y="25.158cm">
          <draw:text-box>
            <text:p text:style-name="P4"><text:span text:style-name="T16">Essenziale</text:span></text:p>
          </draw:text-box>
        </draw:frame>
        <draw:frame draw:style-name="gr37" draw:text-style-name="P15" draw:layer="layout" svg:width="2.453cm" svg:height="0.759cm" svg:x="2.275cm" svg:y="2.245cm">
          <draw:text-box>
            <text:p text:style-name="P4"><text:span text:style-name="T17">MCLAB</text:span></text:p>
          </draw:text-box>
        </draw:frame>
        <draw:frame draw:style-name="gr38" draw:text-style-name="P5" draw:layer="layout" svg:width="5.806cm" svg:height="0.357cm" svg:x="2.275cm" svg:y="3.285cm">
          <draw:text-box>
            <text:p text:style-name="P4"><text:span text:style-name="T18">SVILUPPO WEB · SEO · CONSULENZA</text:span></text:p>
          </draw:text-box>
        </draw:frame>
        <draw:frame draw:style-name="gr39" draw:text-style-name="P5" draw:layer="layout" svg:width="1.983cm" svg:height="0.357cm" svg:x="2.275cm" svg:y="3.814cm">
          <draw:text-box>
            <text:p text:style-name="P4"><text:span text:style-name="T18">D I G I TA L E</text:span></text:p>
          </draw:text-box>
        </draw:frame>
        <draw:frame draw:style-name="gr40" draw:text-style-name="P10" draw:layer="layout" svg:width="3.99cm" svg:height="0.344cm" svg:x="14.112cm" svg:y="2.132cm">
          <draw:text-box>
            <text:p text:style-name="P4"><text:span text:style-name="T19">PREVENTIVO N° 001 / 2026</text:span></text:p>
          </draw:text-box>
        </draw:frame>
        <draw:frame draw:style-name="gr41" draw:text-style-name="P16" draw:layer="layout" svg:width="5.154cm" svg:height="0.522cm" svg:x="13.62cm" svg:y="2.833cm">
          <draw:text-box>
            <text:p text:style-name="P4"><text:span text:style-name="T20">Realizzazione Sito Web</text:span></text:p>
          </draw:text-box>
        </draw:frame>
        <draw:frame draw:style-name="gr42" draw:text-style-name="P16" draw:layer="layout" svg:width="3.054cm" svg:height="0.522cm" svg:x="15.706cm" svg:y="3.6cm">
          <draw:text-box>
            <text:p text:style-name="P4"><text:span text:style-name="T20">Professionale</text:span></text:p>
          </draw:text-box>
        </draw:frame>
        <draw:path draw:style-name="gr1" draw:text-style-name="P1" draw:layer="layout" svg:width="6.006cm" svg:height="0.661cm" svg:x="12.752cm" svg:y="5.159cm" svg:viewBox="0 0 6007 662" svg:d="M0 331c0-22 3-44 7-65s10-42 19-62c8-20 18-39 30-57s26-35 41-50c16-16 32-29 50-41s38-23 58-31 40-15 62-19c21-4 42-6 64-6h5346c21 0 43 2 64 6 22 4 42 11 62 19s39 19 57 31c19 12 35 25 51 41 15 15 29 32 41 50s22 37 30 57c9 20 15 41 19 62s6 43 6 65c0 21-2 43-6 64s-10 42-19 62c-8 21-18 40-30 58s-26 35-41 50c-16 16-32 30-51 42-18 12-37 22-57 30s-40 15-62 19c-21 4-43 6-64 6h-5346c-22 0-43-2-64-6-22-4-42-11-62-19s-40-18-58-30-34-26-50-42c-15-15-29-32-41-50s-22-37-30-58c-9-20-15-41-19-62s-7-43-7-64z">
          <text:p/>
        </draw:path>
        <draw:frame draw:style-name="gr43" draw:text-style-name="P8" draw:layer="layout" svg:width="4.345cm" svg:height="0.386cm" svg:x="14.44cm" svg:y="4.448cm">
          <draw:text-box>
            <text:p text:style-name="P4"><text:span text:style-name="T21">Emesso il 25 Febbraio 2026</text:span></text:p>
          </draw:text-box>
        </draw:frame>
        <draw:frame draw:style-name="gr44" draw:text-style-name="P10" draw:layer="layout" svg:width="4.934cm" svg:height="0.344cm" svg:x="13.009cm" svg:y="5.307cm">
          <draw:text-box>
            <text:p text:style-name="P4"><text:span text:style-name="T22">VALIDO FINO AL 27 MARZO 2026</text:span></text:p>
          </draw:text-box>
        </draw:frame>
        <draw:frame draw:style-name="gr45" draw:text-style-name="P11" draw:layer="layout" svg:width="2.199cm" svg:height="0.332cm" svg:x="2.275cm" svg:y="7.193cm">
          <draw:text-box>
            <text:p text:style-name="P4"><text:span text:style-name="T23">DESTINATARIO</text:span></text:p>
          </draw:text-box>
        </draw:frame>
        <draw:frame draw:style-name="gr46" draw:text-style-name="P17" draw:layer="layout" svg:width="5.781cm" svg:height="0.475cm" svg:x="2.275cm" svg:y="7.793cm">
          <draw:text-box>
            <text:p text:style-name="P4"><text:span text:style-name="T24">Autodemolizioni Pisanelli srl</text:span></text:p>
          </draw:text-box>
        </draw:frame>
        <draw:polygon draw:style-name="gr1" draw:text-style-name="P1" draw:layer="layout" svg:width="19.023cm" svg:height="0.105cm" svg:x="1.005cm" svg:y="9.763cm" svg:viewBox="0 0 19024 106" draw:points="0,0 19024,0 19024,106 0,106">
          <text:p/>
        </draw:polygon>
        <draw:frame draw:style-name="gr47" draw:text-style-name="P8" draw:layer="layout" svg:width="8.968cm" svg:height="0.386cm" svg:x="2.275cm" svg:y="8.523cm">
          <draw:text-box>
            <text:p text:style-name="P4"><text:span text:style-name="T21">Via della Mola snc · 00025 Gerano (RM) · P.IVA: [inserire]</text:span></text:p>
          </draw:text-box>
        </draw:frame>
        <draw:frame draw:style-name="gr48" draw:text-style-name="P18" draw:layer="layout" svg:width="2.292cm" svg:height="0.331cm" svg:x="0.847cm" svg:y="0.532cm">
          <draw:text-box>
            <text:p text:style-name="P4"><text:span text:style-name="T25">25/02/26, 00:39</text:span></text:p>
          </draw:text-box>
        </draw:frame>
        <draw:frame draw:style-name="gr49" draw:text-style-name="P18" draw:layer="layout" svg:width="7.169cm" svg:height="0.331cm" svg:x="8.613cm" svg:y="0.532cm">
          <draw:text-box>
            <text:p text:style-name="P4"><text:span text:style-name="T25">Preventivo Sito Web – Autodemolizioni Pisanelli srl</text:span></text:p>
          </draw:text-box>
        </draw:frame>
        <draw:frame draw:style-name="gr50" draw:text-style-name="P18" draw:layer="layout" svg:width="13.218cm" svg:height="0.331cm" svg:x="0.847cm" svg:y="28.842cm">
          <draw:text-box>
            <text:p text:style-name="P4"><text:span text:style-name="T25">ﬁle:///home/cacu/Scrivania/SITI_WEB/AUTODEMOLIZIONI_PISANELLI/preventivo-pisanelli.html</text:span></text:p>
          </draw:text-box>
        </draw:frame>
        <draw:frame draw:style-name="gr51" draw:text-style-name="P18" draw:layer="layout" svg:width="0.645cm" svg:height="0.331cm" svg:x="19.517cm" svg:y="28.842cm">
          <draw:text-box>
            <text:p text:style-name="P4"><text:span text:style-name="T25">1/10</text:span></text:p>
          </draw:text-box>
        </draw:frame>
      </draw:page>
      <draw:page draw:name="page2" draw:style-name="dp1" draw:master-page-name="master-page3">
        <draw:polygon draw:style-name="gr1" draw:text-style-name="P1" draw:layer="layout" svg:width="19.023cm" svg:height="27.728cm" svg:x="1.005cm" svg:y="1.005cm" svg:viewBox="0 0 19024 27729" draw:points="0,0 19024,0 19024,27729 0,27729">
          <text:p/>
        </draw:polygon>
        <draw:polygon draw:style-name="gr1" draw:text-style-name="P1" draw:layer="layout" svg:width="3.281cm" svg:height="1.058cm" svg:x="2.275cm" svg:y="1.005cm" svg:viewBox="0 0 3282 1059" draw:points="0,0 3282,0 3282,1059 0,1059">
          <text:p/>
        </draw:polygon>
        <draw:polygon draw:style-name="gr1" draw:text-style-name="P1" draw:layer="layout" svg:width="8.546cm" svg:height="1.058cm" svg:x="5.556cm" svg:y="1.005cm" svg:viewBox="0 0 8547 1059" draw:points="0,0 8547,0 8547,1059 0,1059">
          <text:p/>
        </draw:polygon>
        <draw:polygon draw:style-name="gr1" draw:text-style-name="P1" draw:layer="layout" svg:width="1.958cm" svg:height="1.058cm" svg:x="14.102cm" svg:y="1.005cm" svg:viewBox="0 0 1959 1059" draw:points="0,0 1959,0 1959,1059 0,1059">
          <text:p/>
        </draw:polygon>
        <draw:polygon draw:style-name="gr1" draw:text-style-name="P1" draw:layer="layout" svg:width="2.698cm" svg:height="1.058cm" svg:x="16.06cm" svg:y="1.005cm" svg:viewBox="0 0 2699 1059" draw:points="0,0 2699,0 2699,1059 0,1059">
          <text:p/>
        </draw:polygon>
        <draw:polygon draw:style-name="gr2" draw:text-style-name="P2" draw:layer="layout" svg:width="3.281cm" svg:height="0.026cm" svg:x="2.275cm" svg:y="2.037cm" svg:viewBox="0 0 3282 27" draw:points="0,0 3282,0 3282,27 0,27">
          <text:p/>
        </draw:polygon>
        <draw:polygon draw:style-name="gr2" draw:text-style-name="P2" draw:layer="layout" svg:width="8.546cm" svg:height="0.026cm" svg:x="5.556cm" svg:y="2.037cm" svg:viewBox="0 0 8547 27" draw:points="0,0 8547,0 8547,27 0,27">
          <text:p/>
        </draw:polygon>
        <draw:polygon draw:style-name="gr2" draw:text-style-name="P2" draw:layer="layout" svg:width="1.958cm" svg:height="0.026cm" svg:x="14.102cm" svg:y="2.037cm" svg:viewBox="0 0 1959 27" draw:points="0,0 1959,0 1959,27 0,27">
          <text:p/>
        </draw:polygon>
        <draw:polygon draw:style-name="gr2" draw:text-style-name="P2" draw:layer="layout" svg:width="2.698cm" svg:height="0.026cm" svg:x="16.06cm" svg:y="2.037cm" svg:viewBox="0 0 2699 27" draw:points="0,0 2699,0 2699,27 0,27">
          <text:p/>
        </draw:polygon>
        <draw:polygon draw:style-name="gr2" draw:text-style-name="P2" draw:layer="layout" svg:width="3.281cm" svg:height="0.026cm" svg:x="2.275cm" svg:y="4.921cm" svg:viewBox="0 0 3282 27" draw:points="0,0 3282,0 3282,27 0,27">
          <text:p/>
        </draw:polygon>
        <draw:polygon draw:style-name="gr2" draw:text-style-name="P2" draw:layer="layout" svg:width="8.546cm" svg:height="0.026cm" svg:x="5.556cm" svg:y="4.921cm" svg:viewBox="0 0 8547 27" draw:points="0,0 8547,0 8547,27 0,27">
          <text:p/>
        </draw:polygon>
        <draw:polygon draw:style-name="gr2" draw:text-style-name="P2" draw:layer="layout" svg:width="1.958cm" svg:height="0.026cm" svg:x="14.102cm" svg:y="4.921cm" svg:viewBox="0 0 1959 27" draw:points="0,0 1959,0 1959,27 0,27">
          <text:p/>
        </draw:polygon>
        <draw:polygon draw:style-name="gr2" draw:text-style-name="P2" draw:layer="layout" svg:width="2.698cm" svg:height="0.026cm" svg:x="16.06cm" svg:y="4.921cm" svg:viewBox="0 0 2699 27" draw:points="0,0 2699,0 2699,27 0,27">
          <text:p/>
        </draw:polygon>
        <draw:polygon draw:style-name="gr2" draw:text-style-name="P2" draw:layer="layout" svg:width="3.281cm" svg:height="0.026cm" svg:x="2.275cm" svg:y="7.223cm" svg:viewBox="0 0 3282 27" draw:points="0,0 3282,0 3282,27 0,27">
          <text:p/>
        </draw:polygon>
        <draw:polygon draw:style-name="gr2" draw:text-style-name="P2" draw:layer="layout" svg:width="8.546cm" svg:height="0.026cm" svg:x="5.556cm" svg:y="7.223cm" svg:viewBox="0 0 8547 27" draw:points="0,0 8547,0 8547,27 0,27">
          <text:p/>
        </draw:polygon>
        <draw:polygon draw:style-name="gr2" draw:text-style-name="P2" draw:layer="layout" svg:width="1.958cm" svg:height="0.026cm" svg:x="14.102cm" svg:y="7.223cm" svg:viewBox="0 0 1959 27" draw:points="0,0 1959,0 1959,27 0,27">
          <text:p/>
        </draw:polygon>
        <draw:polygon draw:style-name="gr2" draw:text-style-name="P2" draw:layer="layout" svg:width="2.698cm" svg:height="0.026cm" svg:x="16.06cm" svg:y="7.223cm" svg:viewBox="0 0 2699 27" draw:points="0,0 2699,0 2699,27 0,27">
          <text:p/>
        </draw:polygon>
        <draw:polygon draw:style-name="gr2" draw:text-style-name="P2" draw:layer="layout" svg:width="3.281cm" svg:height="0.026cm" svg:x="2.275cm" svg:y="9.498cm" svg:viewBox="0 0 3282 27" draw:points="0,0 3282,0 3282,27 0,27">
          <text:p/>
        </draw:polygon>
        <draw:polygon draw:style-name="gr2" draw:text-style-name="P2" draw:layer="layout" svg:width="8.546cm" svg:height="0.026cm" svg:x="5.556cm" svg:y="9.498cm" svg:viewBox="0 0 8547 27" draw:points="0,0 8547,0 8547,27 0,27">
          <text:p/>
        </draw:polygon>
        <draw:polygon draw:style-name="gr2" draw:text-style-name="P2" draw:layer="layout" svg:width="1.958cm" svg:height="0.026cm" svg:x="14.102cm" svg:y="9.498cm" svg:viewBox="0 0 1959 27" draw:points="0,0 1959,0 1959,27 0,27">
          <text:p/>
        </draw:polygon>
        <draw:polygon draw:style-name="gr2" draw:text-style-name="P2" draw:layer="layout" svg:width="2.698cm" svg:height="0.026cm" svg:x="16.06cm" svg:y="9.498cm" svg:viewBox="0 0 2699 27" draw:points="0,0 2699,0 2699,27 0,27">
          <text:p/>
        </draw:polygon>
        <draw:polygon draw:style-name="gr2" draw:text-style-name="P2" draw:layer="layout" svg:width="3.281cm" svg:height="0.026cm" svg:x="2.275cm" svg:y="12.382cm" svg:viewBox="0 0 3282 27" draw:points="0,0 3282,0 3282,27 0,27">
          <text:p/>
        </draw:polygon>
        <draw:polygon draw:style-name="gr2" draw:text-style-name="P2" draw:layer="layout" svg:width="8.546cm" svg:height="0.026cm" svg:x="5.556cm" svg:y="12.382cm" svg:viewBox="0 0 8547 27" draw:points="0,0 8547,0 8547,27 0,27">
          <text:p/>
        </draw:polygon>
        <draw:polygon draw:style-name="gr2" draw:text-style-name="P2" draw:layer="layout" svg:width="1.958cm" svg:height="0.026cm" svg:x="14.102cm" svg:y="12.382cm" svg:viewBox="0 0 1959 27" draw:points="0,0 1959,0 1959,27 0,27">
          <text:p/>
        </draw:polygon>
        <draw:polygon draw:style-name="gr2" draw:text-style-name="P2" draw:layer="layout" svg:width="2.698cm" svg:height="0.026cm" svg:x="16.06cm" svg:y="12.382cm" svg:viewBox="0 0 2699 27" draw:points="0,0 2699,0 2699,27 0,27">
          <text:p/>
        </draw:polygon>
        <draw:polygon draw:style-name="gr2" draw:text-style-name="P2" draw:layer="layout" svg:width="3.281cm" svg:height="0.026cm" svg:x="2.275cm" svg:y="14.684cm" svg:viewBox="0 0 3282 27" draw:points="0,0 3282,0 3282,27 0,27">
          <text:p/>
        </draw:polygon>
        <draw:polygon draw:style-name="gr2" draw:text-style-name="P2" draw:layer="layout" svg:width="8.546cm" svg:height="0.026cm" svg:x="5.556cm" svg:y="14.684cm" svg:viewBox="0 0 8547 27" draw:points="0,0 8547,0 8547,27 0,27">
          <text:p/>
        </draw:polygon>
        <draw:polygon draw:style-name="gr2" draw:text-style-name="P2" draw:layer="layout" svg:width="1.958cm" svg:height="0.026cm" svg:x="14.102cm" svg:y="14.684cm" svg:viewBox="0 0 1959 27" draw:points="0,0 1959,0 1959,27 0,27">
          <text:p/>
        </draw:polygon>
        <draw:polygon draw:style-name="gr2" draw:text-style-name="P2" draw:layer="layout" svg:width="2.698cm" svg:height="0.026cm" svg:x="16.06cm" svg:y="14.684cm" svg:viewBox="0 0 2699 27" draw:points="0,0 2699,0 2699,27 0,27">
          <text:p/>
        </draw:polygon>
        <draw:polygon draw:style-name="gr2" draw:text-style-name="P2" draw:layer="layout" svg:width="3.281cm" svg:height="0.027cm" svg:x="2.275cm" svg:y="17.541cm" svg:viewBox="0 0 3282 28" draw:points="0,0 3282,0 3282,28 0,28">
          <text:p/>
        </draw:polygon>
        <draw:polygon draw:style-name="gr2" draw:text-style-name="P2" draw:layer="layout" svg:width="8.546cm" svg:height="0.027cm" svg:x="5.556cm" svg:y="17.541cm" svg:viewBox="0 0 8547 28" draw:points="0,0 8547,0 8547,28 0,28">
          <text:p/>
        </draw:polygon>
        <draw:polygon draw:style-name="gr2" draw:text-style-name="P2" draw:layer="layout" svg:width="1.958cm" svg:height="0.027cm" svg:x="14.102cm" svg:y="17.541cm" svg:viewBox="0 0 1959 28" draw:points="0,0 1959,0 1959,28 0,28">
          <text:p/>
        </draw:polygon>
        <draw:polygon draw:style-name="gr2" draw:text-style-name="P2" draw:layer="layout" svg:width="2.698cm" svg:height="0.027cm" svg:x="16.06cm" svg:y="17.541cm" svg:viewBox="0 0 2699 28" draw:points="0,0 2699,0 2699,28 0,28">
          <text:p/>
        </draw:polygon>
        <draw:polygon draw:style-name="gr2" draw:text-style-name="P2" draw:layer="layout" svg:width="3.281cm" svg:height="0.027cm" svg:x="2.275cm" svg:y="20.425cm" svg:viewBox="0 0 3282 28" draw:points="0,0 3282,0 3282,28 0,28">
          <text:p/>
        </draw:polygon>
        <draw:polygon draw:style-name="gr2" draw:text-style-name="P2" draw:layer="layout" svg:width="8.546cm" svg:height="0.027cm" svg:x="5.556cm" svg:y="20.425cm" svg:viewBox="0 0 8547 28" draw:points="0,0 8547,0 8547,28 0,28">
          <text:p/>
        </draw:polygon>
        <draw:polygon draw:style-name="gr2" draw:text-style-name="P2" draw:layer="layout" svg:width="1.958cm" svg:height="0.027cm" svg:x="14.102cm" svg:y="20.425cm" svg:viewBox="0 0 1959 28" draw:points="0,0 1959,0 1959,28 0,28">
          <text:p/>
        </draw:polygon>
        <draw:polygon draw:style-name="gr2" draw:text-style-name="P2" draw:layer="layout" svg:width="2.698cm" svg:height="0.027cm" svg:x="16.06cm" svg:y="20.425cm" svg:viewBox="0 0 2699 28" draw:points="0,0 2699,0 2699,28 0,28">
          <text:p/>
        </draw:polygon>
        <draw:polygon draw:style-name="gr2" draw:text-style-name="P2" draw:layer="layout" svg:width="3.281cm" svg:height="0.027cm" svg:x="2.275cm" svg:y="23.309cm" svg:viewBox="0 0 3282 28" draw:points="0,0 3282,0 3282,28 0,28">
          <text:p/>
        </draw:polygon>
        <draw:polygon draw:style-name="gr2" draw:text-style-name="P2" draw:layer="layout" svg:width="8.546cm" svg:height="0.027cm" svg:x="5.556cm" svg:y="23.309cm" svg:viewBox="0 0 8547 28" draw:points="0,0 8547,0 8547,28 0,28">
          <text:p/>
        </draw:polygon>
        <draw:polygon draw:style-name="gr2" draw:text-style-name="P2" draw:layer="layout" svg:width="1.958cm" svg:height="0.027cm" svg:x="14.102cm" svg:y="23.309cm" svg:viewBox="0 0 1959 28" draw:points="0,0 1959,0 1959,28 0,28">
          <text:p/>
        </draw:polygon>
        <draw:polygon draw:style-name="gr2" draw:text-style-name="P2" draw:layer="layout" svg:width="2.698cm" svg:height="0.027cm" svg:x="16.06cm" svg:y="23.309cm" svg:viewBox="0 0 2699 28" draw:points="0,0 2699,0 2699,28 0,28">
          <text:p/>
        </draw:polygon>
        <draw:polygon draw:style-name="gr2" draw:text-style-name="P2" draw:layer="layout" svg:width="3.281cm" svg:height="0.026cm" svg:x="2.275cm" svg:y="25.585cm" svg:viewBox="0 0 3282 27" draw:points="0,0 3282,0 3282,27 0,27">
          <text:p/>
        </draw:polygon>
        <draw:polygon draw:style-name="gr2" draw:text-style-name="P2" draw:layer="layout" svg:width="8.546cm" svg:height="0.026cm" svg:x="5.556cm" svg:y="25.585cm" svg:viewBox="0 0 8547 27" draw:points="0,0 8547,0 8547,27 0,27">
          <text:p/>
        </draw:polygon>
        <draw:polygon draw:style-name="gr2" draw:text-style-name="P2" draw:layer="layout" svg:width="1.958cm" svg:height="0.026cm" svg:x="14.102cm" svg:y="25.585cm" svg:viewBox="0 0 1959 27" draw:points="0,0 1959,0 1959,27 0,27">
          <text:p/>
        </draw:polygon>
        <draw:polygon draw:style-name="gr2" draw:text-style-name="P2" draw:layer="layout" svg:width="2.698cm" svg:height="0.026cm" svg:x="16.06cm" svg:y="25.585cm" svg:viewBox="0 0 2699 27" draw:points="0,0 2699,0 2699,27 0,27">
          <text:p/>
        </draw:polygon>
        <draw:frame draw:style-name="gr22" draw:text-style-name="P5" draw:layer="layout" svg:width="1.903cm" svg:height="0.357cm" svg:x="2.646cm" svg:y="1.327cm">
          <draw:text-box>
            <text:p text:style-name="P4"><text:span text:style-name="T1">CATEGORIA</text:span></text:p>
          </draw:text-box>
        </draw:frame>
        <draw:frame draw:style-name="gr23" draw:text-style-name="P5" draw:layer="layout" svg:width="1.433cm" svg:height="0.357cm" svg:x="5.938cm" svg:y="1.327cm">
          <draw:text-box>
            <text:p text:style-name="P4"><text:span text:style-name="T1">ATTIVITÀ</text:span></text:p>
          </draw:text-box>
        </draw:frame>
        <draw:frame draw:style-name="gr24" draw:text-style-name="P5" draw:layer="layout" svg:width="1.077cm" svg:height="0.357cm" svg:x="14.504cm" svg:y="1.327cm">
          <draw:text-box>
            <text:p text:style-name="P4"><text:span text:style-name="T1">STATO</text:span></text:p>
          </draw:text-box>
        </draw:frame>
        <draw:frame draw:style-name="gr25" draw:text-style-name="P5" draw:layer="layout" svg:width="1.518cm" svg:height="0.357cm" svg:x="16.551cm" svg:y="1.327cm">
          <draw:text-box>
            <text:p text:style-name="P4"><text:span text:style-name="T1">PRIORITÀ</text:span></text:p>
          </draw:text-box>
        </draw:frame>
        <draw:frame draw:style-name="gr52" draw:text-style-name="P11" draw:layer="layout" svg:width="1.657cm" svg:height="0.332cm" svg:x="2.646cm" svg:y="2.457cm">
          <draw:text-box>
            <text:p text:style-name="P4"><text:span text:style-name="T13">FRONTEND</text:span></text:p>
          </draw:text-box>
        </draw:frame>
        <draw:frame draw:style-name="gr53" draw:text-style-name="P12" draw:layer="layout" svg:width="1.801cm" svg:height="0.395cm" svg:x="2.646cm" svg:y="2.989cm">
          <draw:text-box>
            <text:p text:style-name="P4"><text:span text:style-name="T14">Homepage</text:span></text:p>
          </draw:text-box>
        </draw:frame>
        <draw:frame draw:style-name="gr54" draw:text-style-name="P12" draw:layer="layout" svg:width="1.547cm" svg:height="0.395cm" svg:x="2.646cm" svg:y="3.571cm">
          <draw:text-box>
            <text:p text:style-name="P4"><text:span text:style-name="T14">completa</text:span></text:p>
          </draw:text-box>
        </draw:frame>
        <draw:frame draw:style-name="gr55" draw:text-style-name="P13" draw:layer="layout" svg:width="7.216cm" svg:height="0.374cm" svg:x="5.938cm" svg:y="2.426cm">
          <draw:text-box>
            <text:p text:style-name="P4"><text:span text:style-name="T15">Hero section con foto, TrustBar con 5 indicatori di</text:span></text:p>
          </draw:text-box>
        </draw:frame>
        <draw:frame draw:style-name="gr56" draw:text-style-name="P13" draw:layer="layout" svg:width="6.737cm" svg:height="0.374cm" svg:x="5.938cm" svg:y="3.008cm">
          <draw:text-box>
            <text:p text:style-name="P4"><text:span text:style-name="T15">fiducia, sezione About, anteprima servizi, form</text:span></text:p>
          </draw:text-box>
        </draw:frame>
        <draw:frame draw:style-name="gr57" draw:text-style-name="P13" draw:layer="layout" svg:width="7.47cm" svg:height="0.374cm" svg:x="5.938cm" svg:y="3.591cm">
          <draw:text-box>
            <text:p text:style-name="P4"><text:span text:style-name="T15">ricerca ricambio rapido, sezione recensioni, galleria</text:span></text:p>
          </draw:text-box>
        </draw:frame>
        <draw:path draw:style-name="gr1" draw:text-style-name="P1" draw:layer="layout" svg:width="1.217cm" svg:height="1.164cm" svg:x="14.472cm" svg:y="2.328cm" svg:viewBox="0 0 1218 1165" svg:d="M0 636v-107c0-35 4-69 10-103 7-34 17-67 30-100 14-32 30-62 49-91 20-29 42-56 66-80 25-25 51-47 80-66s60-36 92-49 65-23 99-30 69-10 103-10h159c35 0 70 3 104 10s68 17 100 30 62 30 91 49 56 41 80 66c25 24 47 51 66 80s36 59 49 91c13 33 23 66 30 100s10 68 10 103v107c0 35-3 69-10 103s-17 67-30 99-30 63-49 92-41 55-66 80c-24 25-51 47-80 66s-59 35-91 49c-32 13-66 23-100 30s-69 10-104 10h-159c-34 0-69-3-103-10s-67-17-99-30c-32-14-63-30-92-49s-55-41-80-66c-24-25-46-51-66-80-19-29-35-60-49-92-13-32-23-65-30-99-6-34-10-68-10-103z">
          <text:p/>
        </draw:path>
        <draw:frame draw:style-name="gr58" draw:text-style-name="P13" draw:layer="layout" svg:width="5.59cm" svg:height="0.374cm" svg:x="5.938cm" svg:y="4.173cm">
          <draw:text-box>
            <text:p text:style-name="P4"><text:span text:style-name="T15">foto. CTA ottimizzate per conversione.</text:span></text:p>
          </draw:text-box>
        </draw:frame>
        <draw:frame draw:style-name="gr33" draw:text-style-name="P10" draw:layer="layout" svg:width="0.304cm" svg:height="0.344cm" svg:x="14.676cm" svg:y="2.476cm">
          <draw:text-box>
            <text:p text:style-name="P4"><text:span text:style-name="T9">✓</text:span></text:p>
          </draw:text-box>
        </draw:frame>
        <draw:path draw:style-name="gr1" draw:text-style-name="P1" draw:layer="layout" svg:width="1.932cm" svg:height="0.608cm" svg:x="16.43cm" svg:y="2.328cm" svg:viewBox="0 0 1933 609" svg:d="M0 304c0-20 2-40 6-59 4-20 10-39 17-57 8-19 17-36 28-53 12-17 24-32 38-46s30-27 46-38c17-11 34-20 53-28 18-8 37-13 57-17s39-6 59-6h1323c20 0 40 2 60 6 19 4 38 9 57 17 18 8 36 17 52 28 17 11 32 24 46 38 15 14 27 29 38 46s21 34 28 53c9 18 15 37 19 57 4 19 6 39 6 59s-2 40-6 59c-4 20-10 39-19 59-7 18-17 36-28 52-11 17-23 32-38 46-14 14-29 27-46 38-16 11-34 21-52 28-19 8-38 14-57 18-20 3-40 5-60 5h-1323c-20 0-39-2-59-5-20-4-39-10-57-18-19-7-36-17-53-28-16-11-32-24-46-38s-26-29-38-46c-11-16-20-34-28-52-7-20-13-39-17-59-4-19-6-39-6-59z">
          <text:p/>
        </draw:path>
        <draw:frame draw:style-name="gr34" draw:text-style-name="P10" draw:layer="layout" svg:width="0.76cm" svg:height="0.344cm" svg:x="14.676cm" svg:y="2.979cm">
          <draw:text-box>
            <text:p text:style-name="P4"><text:span text:style-name="T10">Fatto</text:span></text:p>
          </draw:text-box>
        </draw:frame>
        <draw:frame draw:style-name="gr36" draw:text-style-name="P11" draw:layer="layout" svg:width="1.518cm" svg:height="0.332cm" svg:x="16.646cm" svg:y="2.457cm">
          <draw:text-box>
            <text:p text:style-name="P4"><text:span text:style-name="T16">Essenziale</text:span></text:p>
          </draw:text-box>
        </draw:frame>
        <draw:frame draw:style-name="gr52" draw:text-style-name="P11" draw:layer="layout" svg:width="1.657cm" svg:height="0.332cm" svg:x="2.646cm" svg:y="5.341cm">
          <draw:text-box>
            <text:p text:style-name="P4"><text:span text:style-name="T13">FRONTEND</text:span></text:p>
          </draw:text-box>
        </draw:frame>
        <draw:frame draw:style-name="gr59" draw:text-style-name="P12" draw:layer="layout" svg:width="1.153cm" svg:height="0.395cm" svg:x="2.646cm" svg:y="5.873cm">
          <draw:text-box>
            <text:p text:style-name="P4"><text:span text:style-name="T14">Pagina</text:span></text:p>
          </draw:text-box>
        </draw:frame>
        <draw:frame draw:style-name="gr60" draw:text-style-name="P12" draw:layer="layout" svg:width="2.313cm" svg:height="0.395cm" svg:x="2.646cm" svg:y="6.455cm">
          <draw:text-box>
            <text:p text:style-name="P4"><text:span text:style-name="T14">Rottamazione</text:span></text:p>
          </draw:text-box>
        </draw:frame>
        <draw:frame draw:style-name="gr61" draw:text-style-name="P13" draw:layer="layout" svg:width="6.699cm" svg:height="0.374cm" svg:x="5.938cm" svg:y="5.31cm">
          <draw:text-box>
            <text:p text:style-name="P4"><text:span text:style-name="T15">Hero con foto, processo 4 step visuale, veicoli</text:span></text:p>
          </draw:text-box>
        </draw:frame>
        <draw:frame draw:style-name="gr62" draw:text-style-name="P13" draw:layer="layout" svg:width="7.669cm" svg:height="0.374cm" svg:x="5.938cm" svg:y="5.892cm">
          <draw:text-box>
            <text:p text:style-name="P4"><text:span text:style-name="T15">accettati, documenti necessari, cosa viene rilasciato,</text:span></text:p>
          </draw:text-box>
        </draw:frame>
        <draw:path draw:style-name="gr1" draw:text-style-name="P1" draw:layer="layout" svg:width="1.217cm" svg:height="1.164cm" svg:x="14.472cm" svg:y="5.212cm" svg:viewBox="0 0 1218 1165" svg:d="M0 636v-106c0-35 4-69 10-103 7-34 17-67 30-100 14-32 30-62 49-91 20-29 42-56 66-80 25-25 51-47 80-66s60-36 92-49 65-24 99-31 69-10 103-10h159c35 0 70 3 104 10s68 18 100 31 62 30 91 49 56 41 80 66c25 24 47 51 66 80s36 59 49 91c13 33 23 66 30 100s10 68 10 103v106c0 35-3 69-10 103s-17 67-30 99-30 63-49 92-41 55-66 80c-24 25-51 46-80 66-29 19-59 35-91 49-32 13-66 23-100 30s-69 10-104 10h-159c-34 0-69-3-103-10s-67-17-99-30c-32-14-63-30-92-49-29-20-55-41-80-66-24-25-46-51-66-80-19-29-35-60-49-92-13-32-23-65-30-99-6-34-10-68-10-103z">
          <text:p/>
        </draw:path>
        <draw:frame draw:style-name="gr63" draw:text-style-name="P13" draw:layer="layout" svg:width="6.995cm" svg:height="0.374cm" svg:x="5.938cm" svg:y="6.475cm">
          <draw:text-box>
            <text:p text:style-name="P4"><text:span text:style-name="T15">form di richiesta ritiro con WhatsApp alternativo.</text:span></text:p>
          </draw:text-box>
        </draw:frame>
        <draw:frame draw:style-name="gr33" draw:text-style-name="P10" draw:layer="layout" svg:width="0.304cm" svg:height="0.344cm" svg:x="14.676cm" svg:y="5.36cm">
          <draw:text-box>
            <text:p text:style-name="P4"><text:span text:style-name="T9">✓</text:span></text:p>
          </draw:text-box>
        </draw:frame>
        <draw:path draw:style-name="gr1" draw:text-style-name="P1" draw:layer="layout" svg:width="1.932cm" svg:height="0.582cm" svg:x="16.43cm" svg:y="5.212cm" svg:viewBox="0 0 1933 583" svg:d="M0 291c0-19 2-38 6-57 3-19 9-37 16-55 8-17 17-34 27-50 11-16 23-30 36-44 14-13 29-26 44-36 16-11 33-20 51-27 17-7 36-13 54-17 19-3 38-5 57-5h1350c19 0 38 2 56 5 19 4 37 10 55 17s34 16 50 27c16 10 31 23 44 36 14 14 26 28 37 44 10 16 19 33 26 50 9 18 14 36 18 55s6 38 6 57-2 39-6 58c-4 18-9 37-18 54-7 18-16 35-26 51-11 15-23 30-37 44-13 13-28 25-44 36-16 10-32 19-50 27-18 7-36 13-55 16-18 4-37 6-56 6h-1350c-19 0-38-2-57-6-18-3-37-9-54-16-18-8-35-17-51-27-15-11-30-23-44-36-13-14-25-29-36-44-10-16-19-33-27-51-7-17-13-36-16-54-4-19-6-39-6-58z">
          <text:p/>
        </draw:path>
        <draw:frame draw:style-name="gr34" draw:text-style-name="P10" draw:layer="layout" svg:width="0.76cm" svg:height="0.344cm" svg:x="14.676cm" svg:y="5.862cm">
          <draw:text-box>
            <text:p text:style-name="P4"><text:span text:style-name="T10">Fatto</text:span></text:p>
          </draw:text-box>
        </draw:frame>
        <draw:frame draw:style-name="gr36" draw:text-style-name="P11" draw:layer="layout" svg:width="1.518cm" svg:height="0.332cm" svg:x="16.646cm" svg:y="5.341cm">
          <draw:text-box>
            <text:p text:style-name="P4"><text:span text:style-name="T16">Essenziale</text:span></text:p>
          </draw:text-box>
        </draw:frame>
        <draw:frame draw:style-name="gr52" draw:text-style-name="P11" draw:layer="layout" svg:width="1.657cm" svg:height="0.332cm" svg:x="2.646cm" svg:y="7.643cm">
          <draw:text-box>
            <text:p text:style-name="P4"><text:span text:style-name="T13">FRONTEND</text:span></text:p>
          </draw:text-box>
        </draw:frame>
        <draw:frame draw:style-name="gr64" draw:text-style-name="P12" draw:layer="layout" svg:width="2.381cm" svg:height="0.395cm" svg:x="2.646cm" svg:y="8.175cm">
          <draw:text-box>
            <text:p text:style-name="P4"><text:span text:style-name="T14">Pagina Servizi</text:span></text:p>
          </draw:text-box>
        </draw:frame>
        <draw:frame draw:style-name="gr57" draw:text-style-name="P13" draw:layer="layout" svg:width="7.47cm" svg:height="0.374cm" svg:x="5.938cm" svg:y="7.612cm">
          <draw:text-box>
            <text:p text:style-name="P4"><text:span text:style-name="T15">Griglia servizi completa con icone, sezione "Perché</text:span></text:p>
          </draw:text-box>
        </draw:frame>
        <draw:frame draw:style-name="gr65" draw:text-style-name="P13" draw:layer="layout" svg:width="6.708cm" svg:height="0.374cm" svg:x="5.938cm" svg:y="8.194cm">
          <draw:text-box>
            <text:p text:style-name="P4"><text:span text:style-name="T15">sceglierci" con 3 punti di forza, CTA finale con</text:span></text:p>
          </draw:text-box>
        </draw:frame>
        <draw:path draw:style-name="gr1" draw:text-style-name="P1" draw:layer="layout" svg:width="1.217cm" svg:height="1.164cm" svg:x="14.472cm" svg:y="7.514cm" svg:viewBox="0 0 1218 1165" svg:d="M0 636v-106c0-35 4-69 10-103 7-34 17-68 30-100 14-32 30-62 49-91 20-29 42-56 66-80 25-25 51-47 80-66s60-36 92-50c32-13 65-23 99-30s69-10 103-10h159c35 0 70 3 104 10s68 17 100 30c32 14 62 31 91 50s56 41 80 66c25 24 47 51 66 80s36 59 49 91 23 66 30 100 10 68 10 103v106c0 34-3 69-10 103s-17 67-30 99-30 63-49 92-41 55-66 80c-24 24-51 46-80 66-29 19-59 35-91 49-32 13-66 23-100 30-34 6-69 10-104 10h-159c-34 0-69-4-103-10-34-7-67-17-99-30-32-14-63-30-92-49-29-20-55-42-80-66-24-25-46-51-66-80-19-29-35-60-49-92-13-32-23-65-30-99-6-34-10-69-10-103z">
          <text:p/>
        </draw:path>
        <draw:frame draw:style-name="gr66" draw:text-style-name="P13" draw:layer="layout" svg:width="7.017cm" svg:height="0.374cm" svg:x="5.938cm" svg:y="8.75cm">
          <draw:text-box>
            <text:p text:style-name="P4"><text:span text:style-name="T15">WhatsApp ed email. Hero con foto dell'impianto.</text:span></text:p>
          </draw:text-box>
        </draw:frame>
        <draw:frame draw:style-name="gr33" draw:text-style-name="P10" draw:layer="layout" svg:width="0.304cm" svg:height="0.344cm" svg:x="14.676cm" svg:y="7.662cm">
          <draw:text-box>
            <text:p text:style-name="P4"><text:span text:style-name="T9">✓</text:span></text:p>
          </draw:text-box>
        </draw:frame>
        <draw:path draw:style-name="gr1" draw:text-style-name="P1" draw:layer="layout" svg:width="1.932cm" svg:height="0.582cm" svg:x="16.43cm" svg:y="7.514cm" svg:viewBox="0 0 1933 583" svg:d="M0 291c0-19 2-38 6-57 3-19 9-37 16-55 8-17 17-34 27-50 11-16 23-31 36-44 14-14 29-26 44-36 16-11 33-20 51-27 17-7 36-13 54-17 19-3 38-5 57-5h1350c19 0 38 2 56 5 19 4 37 10 55 17s34 16 50 27c16 10 31 22 44 36 14 13 26 28 37 44 10 16 19 33 26 50 9 18 14 36 18 55s6 38 6 57-2 38-6 57-9 37-18 55c-7 18-16 35-26 50-11 16-23 31-37 45-13 13-28 25-44 36-16 10-32 19-50 27-18 7-36 12-55 16-18 4-37 6-56 6h-1350c-19 0-38-2-57-6-18-4-37-9-54-16-18-8-35-17-51-27-15-11-30-23-44-36-13-14-25-29-36-45-10-15-19-32-27-50-7-18-13-36-16-55-4-19-6-38-6-57z">
          <text:p/>
        </draw:path>
        <draw:frame draw:style-name="gr34" draw:text-style-name="P10" draw:layer="layout" svg:width="0.76cm" svg:height="0.344cm" svg:x="14.676cm" svg:y="8.164cm">
          <draw:text-box>
            <text:p text:style-name="P4"><text:span text:style-name="T10">Fatto</text:span></text:p>
          </draw:text-box>
        </draw:frame>
        <draw:frame draw:style-name="gr36" draw:text-style-name="P11" draw:layer="layout" svg:width="1.518cm" svg:height="0.332cm" svg:x="16.646cm" svg:y="7.643cm">
          <draw:text-box>
            <text:p text:style-name="P4"><text:span text:style-name="T16">Essenziale</text:span></text:p>
          </draw:text-box>
        </draw:frame>
        <draw:frame draw:style-name="gr52" draw:text-style-name="P11" draw:layer="layout" svg:width="1.657cm" svg:height="0.332cm" svg:x="2.646cm" svg:y="9.918cm">
          <draw:text-box>
            <text:p text:style-name="P4"><text:span text:style-name="T13">FRONTEND</text:span></text:p>
          </draw:text-box>
        </draw:frame>
        <draw:frame draw:style-name="gr59" draw:text-style-name="P12" draw:layer="layout" svg:width="1.153cm" svg:height="0.395cm" svg:x="2.646cm" svg:y="10.451cm">
          <draw:text-box>
            <text:p text:style-name="P4"><text:span text:style-name="T14">Pagina</text:span></text:p>
          </draw:text-box>
        </draw:frame>
        <draw:frame draw:style-name="gr67" draw:text-style-name="P12" draw:layer="layout" svg:width="1.369cm" svg:height="0.395cm" svg:x="2.646cm" svg:y="11.033cm">
          <draw:text-box>
            <text:p text:style-name="P4"><text:span text:style-name="T14">Ricambi</text:span></text:p>
          </draw:text-box>
        </draw:frame>
        <draw:frame draw:style-name="gr68" draw:text-style-name="P13" draw:layer="layout" svg:width="7.609cm" svg:height="0.374cm" svg:x="5.938cm" svg:y="9.888cm">
          <draw:text-box>
            <text:p text:style-name="P4"><text:span text:style-name="T15">Hero con foto showroom, griglia categorie ricambi, 3</text:span></text:p>
          </draw:text-box>
        </draw:frame>
        <draw:frame draw:style-name="gr69" draw:text-style-name="P13" draw:layer="layout" svg:width="7.283cm" svg:height="0.374cm" svg:x="5.938cm" svg:y="10.47cm">
          <draw:text-box>
            <text:p text:style-name="P4"><text:span text:style-name="T15">card garanzia (Pezzo verificato, Reso concordato,</text:span></text:p>
          </draw:text-box>
        </draw:frame>
        <draw:frame draw:style-name="gr70" draw:text-style-name="P13" draw:layer="layout" svg:width="7.233cm" svg:height="0.374cm" svg:x="5.938cm" svg:y="11.052cm">
          <draw:text-box>
            <text:p text:style-name="P4"><text:span text:style-name="T15">Supporto pre-acquisto), CTA WhatsApp ed email.</text:span></text:p>
          </draw:text-box>
        </draw:frame>
        <draw:path draw:style-name="gr1" draw:text-style-name="P1" draw:layer="layout" svg:width="1.217cm" svg:height="1.164cm" svg:x="14.472cm" svg:y="9.789cm" svg:viewBox="0 0 1218 1165" svg:d="M0 636v-106c0-34 4-69 10-103 7-34 17-67 30-99 14-32 30-63 49-92 20-29 42-55 66-80 25-24 51-46 80-67 29-19 60-35 92-49 32-13 65-23 99-30s69-10 103-10h159c35 0 70 3 104 10s68 17 100 30c32 14 62 30 91 49 29 21 56 43 80 67 25 25 47 51 66 80s36 60 49 92 23 65 30 99 10 69 10 103v106c0 35-3 69-10 103s-17 67-30 100c-13 32-30 62-49 91s-41 56-66 80c-24 25-51 47-80 66s-59 36-91 49-66 23-100 30-69 10-104 10h-159c-34 0-69-3-103-10s-67-17-99-30-63-30-92-49-55-41-80-66c-24-24-46-51-66-80-19-29-35-59-49-91-13-33-23-66-30-100-6-34-10-68-10-103z">
          <text:p/>
        </draw:path>
        <draw:frame draw:style-name="gr71" draw:text-style-name="P13" draw:layer="layout" svg:width="2.593cm" svg:height="0.374cm" svg:x="5.938cm" svg:y="11.634cm">
          <draw:text-box>
            <text:p text:style-name="P4"><text:span text:style-name="T15">Nota disponibilità.</text:span></text:p>
          </draw:text-box>
        </draw:frame>
        <draw:frame draw:style-name="gr33" draw:text-style-name="P10" draw:layer="layout" svg:width="0.304cm" svg:height="0.344cm" svg:x="14.676cm" svg:y="9.937cm">
          <draw:text-box>
            <text:p text:style-name="P4"><text:span text:style-name="T9">✓</text:span></text:p>
          </draw:text-box>
        </draw:frame>
        <draw:path draw:style-name="gr1" draw:text-style-name="P1" draw:layer="layout" svg:width="1.932cm" svg:height="0.609cm" svg:x="16.43cm" svg:y="9.789cm" svg:viewBox="0 0 1933 610" svg:d="M0 305c0-20 2-39 6-59 4-21 10-40 17-58 8-19 17-36 28-53 12-16 24-32 38-46s30-27 46-38c17-11 34-20 53-28 18-7 37-13 57-17s39-6 59-6h1323c20 0 40 2 60 6 19 4 38 10 57 17 18 8 36 17 52 28 17 11 32 24 46 38 15 14 27 30 38 46 11 17 21 34 28 53 9 18 15 37 19 58 4 20 6 39 6 59s-2 40-6 60c-4 19-10 38-19 57-7 18-17 36-28 52-11 17-23 32-38 47-14 14-29 26-46 37-16 11-34 21-52 28-19 8-38 14-57 18-20 4-40 6-60 6h-1323c-20 0-39-2-59-6s-39-10-57-18c-19-7-36-17-53-28-16-11-32-23-46-37-14-15-26-30-38-47-11-16-20-34-28-52-7-19-13-38-17-57-4-20-6-40-6-60z">
          <text:p/>
        </draw:path>
        <draw:frame draw:style-name="gr34" draw:text-style-name="P10" draw:layer="layout" svg:width="0.76cm" svg:height="0.344cm" svg:x="14.676cm" svg:y="10.44cm">
          <draw:text-box>
            <text:p text:style-name="P4"><text:span text:style-name="T10">Fatto</text:span></text:p>
          </draw:text-box>
        </draw:frame>
        <draw:frame draw:style-name="gr36" draw:text-style-name="P11" draw:layer="layout" svg:width="1.518cm" svg:height="0.332cm" svg:x="16.646cm" svg:y="9.918cm">
          <draw:text-box>
            <text:p text:style-name="P4"><text:span text:style-name="T16">Essenziale</text:span></text:p>
          </draw:text-box>
        </draw:frame>
        <draw:frame draw:style-name="gr52" draw:text-style-name="P11" draw:layer="layout" svg:width="1.657cm" svg:height="0.332cm" svg:x="2.646cm" svg:y="12.802cm">
          <draw:text-box>
            <text:p text:style-name="P4"><text:span text:style-name="T13">FRONTEND</text:span></text:p>
          </draw:text-box>
        </draw:frame>
        <draw:frame draw:style-name="gr72" draw:text-style-name="P12" draw:layer="layout" svg:width="1.996cm" svg:height="0.395cm" svg:x="2.646cm" svg:y="13.335cm">
          <draw:text-box>
            <text:p text:style-name="P4"><text:span text:style-name="T14">Pagina FAQ</text:span></text:p>
          </draw:text-box>
        </draw:frame>
        <draw:frame draw:style-name="gr73" draw:text-style-name="P13" draw:layer="layout" svg:width="7.643cm" svg:height="0.374cm" svg:x="5.938cm" svg:y="12.772cm">
          <draw:text-box>
            <text:p text:style-name="P4"><text:span text:style-name="T15">11 domande/risposte in 2 categorie (Rottamazione e</text:span></text:p>
          </draw:text-box>
        </draw:frame>
        <draw:frame draw:style-name="gr74" draw:text-style-name="P13" draw:layer="layout" svg:width="7.563cm" svg:height="0.374cm" svg:x="5.938cm" svg:y="13.354cm">
          <draw:text-box>
            <text:p text:style-name="P4"><text:span text:style-name="T15">Ricambi), accordion interattivo, JSON-LD FAQPage</text:span></text:p>
          </draw:text-box>
        </draw:frame>
        <draw:path draw:style-name="gr1" draw:text-style-name="P1" draw:layer="layout" svg:width="1.217cm" svg:height="1.164cm" svg:x="14.472cm" svg:y="12.673cm" svg:viewBox="0 0 1218 1165" svg:d="M0 635v-106c0-35 4-69 10-103 7-34 17-67 30-99 14-32 30-63 49-92 20-29 42-55 66-80 25-25 51-46 80-66 29-19 60-35 92-49 32-13 65-23 99-30s69-10 103-10h159c35 0 70 3 104 10s68 17 100 30c32 14 62 30 91 49 29 20 56 41 80 66 25 25 47 51 66 80s36 60 49 92 23 65 30 99 10 68 10 103v106c0 35-3 69-10 104-7 34-17 67-30 100-13 32-30 62-49 91s-41 56-66 80c-24 25-51 47-80 66s-59 36-91 49-66 23-100 30-69 10-104 10h-159c-34 0-69-3-103-10s-67-17-99-30-63-30-92-49-55-41-80-66c-24-24-46-51-66-80-19-29-35-59-49-91-13-33-23-66-30-100-6-35-10-69-10-104z">
          <text:p/>
        </draw:path>
        <draw:frame draw:style-name="gr75" draw:text-style-name="P13" draw:layer="layout" svg:width="7.338cm" svg:height="0.374cm" svg:x="5.938cm" svg:y="13.936cm">
          <draw:text-box>
            <text:p text:style-name="P4"><text:span text:style-name="T15">per Google rich snippet. Hero con foto magazzino.</text:span></text:p>
          </draw:text-box>
        </draw:frame>
        <draw:frame draw:style-name="gr33" draw:text-style-name="P10" draw:layer="layout" svg:width="0.304cm" svg:height="0.344cm" svg:x="14.676cm" svg:y="12.821cm">
          <draw:text-box>
            <text:p text:style-name="P4"><text:span text:style-name="T9">✓</text:span></text:p>
          </draw:text-box>
        </draw:frame>
        <draw:path draw:style-name="gr1" draw:text-style-name="P1" draw:layer="layout" svg:width="1.932cm" svg:height="0.582cm" svg:x="16.43cm" svg:y="12.673cm" svg:viewBox="0 0 1933 583" svg:d="M0 291c0-19 2-38 6-57 3-18 9-37 16-54 8-18 17-35 27-51 11-16 23-30 36-44 14-13 29-25 44-36 16-11 33-19 51-27 17-7 36-13 54-16 19-4 38-6 57-6h1350c19 0 38 2 56 6 19 3 37 9 55 16 18 8 34 16 50 27s31 23 44 36c14 14 26 28 37 44 10 16 19 33 26 51 9 17 14 36 18 54 4 19 6 38 6 57s-2 38-6 57-9 37-18 54c-7 18-16 36-26 52-11 16-23 30-37 44-13 13-28 25-44 36s-32 20-50 27-36 13-55 17c-18 3-37 5-56 5h-1350c-19 0-38-2-57-5-18-4-37-10-54-17-18-7-35-16-51-27-15-11-30-23-44-36-13-14-25-28-36-44-10-16-19-34-27-52-7-17-13-35-16-54-4-19-6-38-6-57z">
          <text:p/>
        </draw:path>
        <draw:frame draw:style-name="gr34" draw:text-style-name="P10" draw:layer="layout" svg:width="0.76cm" svg:height="0.344cm" svg:x="14.676cm" svg:y="13.324cm">
          <draw:text-box>
            <text:p text:style-name="P4"><text:span text:style-name="T10">Fatto</text:span></text:p>
          </draw:text-box>
        </draw:frame>
        <draw:frame draw:style-name="gr36" draw:text-style-name="P11" draw:layer="layout" svg:width="1.518cm" svg:height="0.332cm" svg:x="16.646cm" svg:y="12.802cm">
          <draw:text-box>
            <text:p text:style-name="P4"><text:span text:style-name="T16">Essenziale</text:span></text:p>
          </draw:text-box>
        </draw:frame>
        <draw:frame draw:style-name="gr52" draw:text-style-name="P11" draw:layer="layout" svg:width="1.657cm" svg:height="0.332cm" svg:x="2.646cm" svg:y="15.104cm">
          <draw:text-box>
            <text:p text:style-name="P4"><text:span text:style-name="T13">FRONTEND</text:span></text:p>
          </draw:text-box>
        </draw:frame>
        <draw:frame draw:style-name="gr59" draw:text-style-name="P12" draw:layer="layout" svg:width="1.153cm" svg:height="0.395cm" svg:x="2.646cm" svg:y="15.636cm">
          <draw:text-box>
            <text:p text:style-name="P4"><text:span text:style-name="T14">Pagina</text:span></text:p>
          </draw:text-box>
        </draw:frame>
        <draw:frame draw:style-name="gr76" draw:text-style-name="P12" draw:layer="layout" svg:width="1.336cm" svg:height="0.395cm" svg:x="2.646cm" svg:y="16.218cm">
          <draw:text-box>
            <text:p text:style-name="P4"><text:span text:style-name="T14">Contatti</text:span></text:p>
          </draw:text-box>
        </draw:frame>
        <draw:frame draw:style-name="gr77" draw:text-style-name="P13" draw:layer="layout" svg:width="6.276cm" svg:height="0.374cm" svg:x="5.938cm" svg:y="15.073cm">
          <draw:text-box>
            <text:p text:style-name="P4"><text:span text:style-name="T15">Hero con foto panoramica, scheda info con</text:span></text:p>
          </draw:text-box>
        </draw:frame>
        <draw:frame draw:style-name="gr78" draw:text-style-name="P13" draw:layer="layout" svg:width="7.487cm" svg:height="0.374cm" svg:x="5.938cm" svg:y="15.656cm">
          <draw:text-box>
            <text:p text:style-name="P4"><text:span text:style-name="T15">telefoni/email/orari, form di contatto, mappa Google</text:span></text:p>
          </draw:text-box>
        </draw:frame>
        <draw:frame draw:style-name="gr79" draw:text-style-name="P13" draw:layer="layout" svg:width="7.194cm" svg:height="0.374cm" svg:x="5.938cm" svg:y="16.238cm">
          <draw:text-box>
            <text:p text:style-name="P4"><text:span text:style-name="T15">Maps integrata, link WhatsApp e social. Hero con</text:span></text:p>
          </draw:text-box>
        </draw:frame>
        <draw:path draw:style-name="gr1" draw:text-style-name="P1" draw:layer="layout" svg:width="1.217cm" svg:height="1.164cm" svg:x="14.472cm" svg:y="14.975cm" svg:viewBox="0 0 1218 1165" svg:d="M0 635v-106c0-35 4-69 10-103 7-34 17-67 30-99 14-33 30-63 49-92 20-29 42-56 66-80 25-25 51-47 80-66s60-36 92-49 65-23 99-30 69-10 103-10h159c35 0 70 3 104 10s68 17 100 30 62 30 91 49 56 41 80 66c25 24 47 51 66 80s36 59 49 92c13 32 23 65 30 99s10 68 10 103v106c0 35-3 69-10 103-7 35-17 68-30 100-13 33-30 63-49 92s-41 56-66 80c-24 25-51 47-80 66s-59 35-91 49c-32 13-66 23-100 30s-69 10-104 10h-159c-34 0-69-3-103-10s-67-17-99-30c-32-14-63-30-92-49s-55-41-80-66c-24-24-46-51-66-80-19-29-35-59-49-92-13-32-23-65-30-100-6-34-10-68-10-103z">
          <text:p/>
        </draw:path>
        <draw:frame draw:style-name="gr80" draw:text-style-name="P13" draw:layer="layout" svg:width="0.645cm" svg:height="0.374cm" svg:x="5.938cm" svg:y="16.793cm">
          <draw:text-box>
            <text:p text:style-name="P4"><text:span text:style-name="T15">foto.</text:span></text:p>
          </draw:text-box>
        </draw:frame>
        <draw:frame draw:style-name="gr33" draw:text-style-name="P10" draw:layer="layout" svg:width="0.304cm" svg:height="0.344cm" svg:x="14.676cm" svg:y="15.123cm">
          <draw:text-box>
            <text:p text:style-name="P4"><text:span text:style-name="T9">✓</text:span></text:p>
          </draw:text-box>
        </draw:frame>
        <draw:path draw:style-name="gr1" draw:text-style-name="P1" draw:layer="layout" svg:width="1.932cm" svg:height="0.582cm" svg:x="16.43cm" svg:y="14.975cm" svg:viewBox="0 0 1933 583" svg:d="M0 291c0-19 2-38 6-57 3-19 9-37 16-54 8-18 17-35 27-51 11-16 23-30 36-44 14-13 29-25 44-36 16-11 33-20 51-27 17-7 36-13 54-16 19-4 38-6 57-6h1350c19 0 38 2 56 6 19 3 37 9 55 16s34 16 50 27 31 23 44 36c14 14 26 28 37 44 10 16 19 33 26 51 9 17 14 35 18 54s6 38 6 57-2 38-6 57c-4 18-9 37-18 54-7 18-16 35-26 52-11 16-23 30-37 44-13 13-28 25-44 36s-32 20-50 27-36 13-55 16c-18 4-37 6-56 6h-1350c-19 0-38-2-57-6-18-3-37-9-54-16-18-7-35-16-51-27-15-11-30-23-44-36-13-14-25-28-36-44-10-17-19-34-27-52-7-17-13-36-16-54-4-19-6-38-6-57z">
          <text:p/>
        </draw:path>
        <draw:frame draw:style-name="gr34" draw:text-style-name="P10" draw:layer="layout" svg:width="0.76cm" svg:height="0.344cm" svg:x="14.676cm" svg:y="15.626cm">
          <draw:text-box>
            <text:p text:style-name="P4"><text:span text:style-name="T10">Fatto</text:span></text:p>
          </draw:text-box>
        </draw:frame>
        <draw:frame draw:style-name="gr36" draw:text-style-name="P11" draw:layer="layout" svg:width="1.518cm" svg:height="0.332cm" svg:x="16.646cm" svg:y="15.104cm">
          <draw:text-box>
            <text:p text:style-name="P4"><text:span text:style-name="T16">Essenziale</text:span></text:p>
          </draw:text-box>
        </draw:frame>
        <draw:frame draw:style-name="gr81" draw:text-style-name="P11" draw:layer="layout" svg:width="2.064cm" svg:height="0.332cm" svg:x="2.646cm" svg:y="17.962cm">
          <draw:text-box>
            <text:p text:style-name="P4"><text:span text:style-name="T13">NAVIGAZIONE</text:span></text:p>
          </draw:text-box>
        </draw:frame>
        <draw:frame draw:style-name="gr82" draw:text-style-name="P12" draw:layer="layout" svg:width="1.492cm" svg:height="0.395cm" svg:x="2.646cm" svg:y="18.494cm">
          <draw:text-box>
            <text:p text:style-name="P4"><text:span text:style-name="T14">Navbar +</text:span></text:p>
          </draw:text-box>
        </draw:frame>
        <draw:frame draw:style-name="gr83" draw:text-style-name="P12" draw:layer="layout" svg:width="1.098cm" svg:height="0.395cm" svg:x="2.646cm" svg:y="19.076cm">
          <draw:text-box>
            <text:p text:style-name="P4"><text:span text:style-name="T14">Footer</text:span></text:p>
          </draw:text-box>
        </draw:frame>
        <draw:frame draw:style-name="gr84" draw:text-style-name="P13" draw:layer="layout" svg:width="6.2cm" svg:height="0.374cm" svg:x="5.938cm" svg:y="17.931cm">
          <draw:text-box>
            <text:p text:style-name="P4"><text:span text:style-name="T15">Navbar sticky con logo reale, menu mobile</text:span></text:p>
          </draw:text-box>
        </draw:frame>
        <draw:frame draw:style-name="gr85" draw:text-style-name="P13" draw:layer="layout" svg:width="7.478cm" svg:height="0.374cm" svg:x="5.938cm" svg:y="18.513cm">
          <draw:text-box>
            <text:p text:style-name="P4"><text:span text:style-name="T15">hamburger, numero di telefono in evidenza (verde),</text:span></text:p>
          </draw:text-box>
        </draw:frame>
        <draw:frame draw:style-name="gr86" draw:text-style-name="P13" draw:layer="layout" svg:width="6.614cm" svg:height="0.374cm" svg:x="5.938cm" svg:y="19.095cm">
          <draw:text-box>
            <text:p text:style-name="P4"><text:span text:style-name="T15">tasto CTA "Contattaci". Footer con link rapidi,</text:span></text:p>
          </draw:text-box>
        </draw:frame>
        <draw:path draw:style-name="gr1" draw:text-style-name="P1" draw:layer="layout" svg:width="1.217cm" svg:height="1.165cm" svg:x="14.472cm" svg:y="17.832cm" svg:viewBox="0 0 1218 1166" svg:d="M0 636v-105c0-35 4-70 10-104 7-34 17-67 30-99 14-32 30-63 49-91 20-30 42-57 66-82 25-24 51-46 80-65 29-20 60-36 92-49 32-14 65-24 99-30 34-7 69-11 103-11h159c35 0 70 4 104 11 34 6 68 16 100 30 32 13 62 29 91 49 29 19 56 41 80 65 25 25 47 52 66 82 19 28 36 59 49 91s23 65 30 99 10 69 10 104v105c0 35-3 70-10 104s-17 67-30 99-30 63-49 91c-19 29-41 56-66 81-24 24-51 46-80 65-29 20-59 36-91 49-32 14-66 24-100 30-34 7-69 11-104 11h-159c-34 0-69-4-103-11-34-6-67-16-99-30-32-13-63-29-92-49-29-19-55-41-80-65-24-25-46-52-66-81-19-28-35-59-49-91-13-32-23-65-30-99-6-34-10-69-10-104z">
          <text:p/>
        </draw:path>
        <draw:frame draw:style-name="gr87" draw:text-style-name="P13" draw:layer="layout" svg:width="3.025cm" svg:height="0.374cm" svg:x="5.938cm" svg:y="19.677cm">
          <draw:text-box>
            <text:p text:style-name="P4"><text:span text:style-name="T15">contatti, orari, social.</text:span></text:p>
          </draw:text-box>
        </draw:frame>
        <draw:frame draw:style-name="gr33" draw:text-style-name="P10" draw:layer="layout" svg:width="0.304cm" svg:height="0.344cm" svg:x="14.676cm" svg:y="17.98cm">
          <draw:text-box>
            <text:p text:style-name="P4"><text:span text:style-name="T9">✓</text:span></text:p>
          </draw:text-box>
        </draw:frame>
        <draw:path draw:style-name="gr1" draw:text-style-name="P1" draw:layer="layout" svg:width="1.932cm" svg:height="0.609cm" svg:x="16.43cm" svg:y="17.832cm" svg:viewBox="0 0 1933 610" svg:d="M0 306c0-20 2-40 6-60 4-19 10-38 17-57 8-18 17-36 28-52 12-17 24-32 38-47s30-27 46-38c17-11 34-21 53-28 18-8 37-14 57-18s39-6 59-6h1323c20 0 40 2 60 6 19 4 38 10 57 18 18 7 36 17 52 28 17 11 32 23 46 38 15 15 27 30 38 47 11 16 21 34 28 52 9 19 15 38 19 57 4 20 6 40 6 60s-2 39-6 59-10 39-19 57c-7 19-17 36-28 53-11 16-23 32-38 46-14 14-29 27-46 38-16 11-34 20-52 28-19 7-38 13-57 17-20 4-40 6-60 6h-1323c-20 0-39-2-59-6s-39-10-57-17c-19-8-36-17-53-28-16-11-32-24-46-38s-26-30-38-46c-11-17-20-34-28-53-7-18-13-37-17-57s-6-39-6-59z">
          <text:p/>
        </draw:path>
        <draw:frame draw:style-name="gr34" draw:text-style-name="P10" draw:layer="layout" svg:width="0.76cm" svg:height="0.344cm" svg:x="14.676cm" svg:y="18.483cm">
          <draw:text-box>
            <text:p text:style-name="P4"><text:span text:style-name="T10">Fatto</text:span></text:p>
          </draw:text-box>
        </draw:frame>
        <draw:frame draw:style-name="gr36" draw:text-style-name="P11" draw:layer="layout" svg:width="1.518cm" svg:height="0.332cm" svg:x="16.646cm" svg:y="17.962cm">
          <draw:text-box>
            <text:p text:style-name="P4"><text:span text:style-name="T16">Essenziale</text:span></text:p>
          </draw:text-box>
        </draw:frame>
        <draw:frame draw:style-name="gr88" draw:text-style-name="P11" draw:layer="layout" svg:width="1.539cm" svg:height="0.332cm" svg:x="2.646cm" svg:y="20.846cm">
          <draw:text-box>
            <text:p text:style-name="P4"><text:span text:style-name="T13">SEO BASE</text:span></text:p>
          </draw:text-box>
        </draw:frame>
        <draw:frame draw:style-name="gr89" draw:text-style-name="P12" draw:layer="layout" svg:width="1.827cm" svg:height="0.395cm" svg:x="2.646cm" svg:y="21.378cm">
          <draw:text-box>
            <text:p text:style-name="P4"><text:span text:style-name="T14">Metadata +</text:span></text:p>
          </draw:text-box>
        </draw:frame>
        <draw:frame draw:style-name="gr90" draw:text-style-name="P12" draw:layer="layout" svg:width="1.348cm" svg:height="0.395cm" svg:x="2.646cm" svg:y="21.96cm">
          <draw:text-box>
            <text:p text:style-name="P4"><text:span text:style-name="T14">Schema</text:span></text:p>
          </draw:text-box>
        </draw:frame>
        <draw:frame draw:style-name="gr91" draw:text-style-name="P12" draw:layer="layout" svg:width="1.251cm" svg:height="0.395cm" svg:x="2.646cm" svg:y="22.542cm">
          <draw:text-box>
            <text:p text:style-name="P4"><text:span text:style-name="T14">Markup</text:span></text:p>
          </draw:text-box>
        </draw:frame>
        <draw:frame draw:style-name="gr92" draw:text-style-name="P13" draw:layer="layout" svg:width="7.482cm" svg:height="0.374cm" svg:x="5.938cm" svg:y="20.815cm">
          <draw:text-box>
            <text:p text:style-name="P4"><text:span text:style-name="T15">Title e description ottimizzati per ogni pagina, Open</text:span></text:p>
          </draw:text-box>
        </draw:frame>
        <draw:frame draw:style-name="gr93" draw:text-style-name="P13" draw:layer="layout" svg:width="7.626cm" svg:height="0.374cm" svg:x="5.938cm" svg:y="21.397cm">
          <draw:text-box>
            <text:p text:style-name="P4"><text:span text:style-name="T15">Graph, JSON-LD LocalBusiness + AutoPartsStore +</text:span></text:p>
          </draw:text-box>
        </draw:frame>
        <draw:frame draw:style-name="gr94" draw:text-style-name="P13" draw:layer="layout" svg:width="7.618cm" svg:height="0.374cm" svg:x="5.938cm" svg:y="21.979cm">
          <draw:text-box>
            <text:p text:style-name="P4"><text:span text:style-name="T15">FAQPage per rich snippet Google, keyword strategy</text:span></text:p>
          </draw:text-box>
        </draw:frame>
        <draw:path draw:style-name="gr1" draw:text-style-name="P1" draw:layer="layout" svg:width="1.217cm" svg:height="1.165cm" svg:x="14.472cm" svg:y="20.716cm" svg:viewBox="0 0 1218 1166" svg:d="M0 635v-105c0-35 4-70 10-104 7-34 17-67 30-99 14-32 30-63 49-91 20-29 42-56 66-81 25-24 51-46 80-65 29-20 60-36 92-49 32-14 65-24 99-30 34-7 69-11 103-11h159c35 0 70 4 104 11 34 6 68 16 100 30 32 13 62 29 91 49 29 19 56 41 80 65 25 25 47 52 66 81 19 28 36 59 49 91s23 65 30 99 10 69 10 104v105c0 35-3 70-10 104s-17 67-30 100c-13 32-30 62-49 91s-41 56-66 81c-24 24-51 46-80 65-29 20-59 36-91 49-32 14-66 24-100 30-34 7-69 11-104 11h-159c-34 0-69-4-103-11-34-6-67-16-99-30-32-13-63-29-92-49-29-19-55-41-80-65-24-25-46-52-66-81-19-29-35-59-49-91-13-33-23-66-30-100-6-34-10-69-10-104z">
          <text:p/>
        </draw:path>
        <draw:frame draw:style-name="gr95" draw:text-style-name="P13" draw:layer="layout" svg:width="4.921cm" svg:height="0.374cm" svg:x="5.938cm" svg:y="22.561cm">
          <draw:text-box>
            <text:p text:style-name="P4"><text:span text:style-name="T15">locale (Gerano, Roma, provincia).</text:span></text:p>
          </draw:text-box>
        </draw:frame>
        <draw:frame draw:style-name="gr33" draw:text-style-name="P10" draw:layer="layout" svg:width="0.304cm" svg:height="0.344cm" svg:x="14.676cm" svg:y="20.864cm">
          <draw:text-box>
            <text:p text:style-name="P4"><text:span text:style-name="T9">✓</text:span></text:p>
          </draw:text-box>
        </draw:frame>
        <draw:path draw:style-name="gr1" draw:text-style-name="P1" draw:layer="layout" svg:width="1.932cm" svg:height="0.582cm" svg:x="16.43cm" svg:y="20.716cm" svg:viewBox="0 0 1933 583" svg:d="M0 291c0-19 2-38 6-56 3-19 9-37 16-55 8-18 17-34 27-50 11-16 23-31 36-44 14-14 29-26 44-37 16-10 33-19 51-26 17-8 36-13 54-17 19-4 38-6 57-6h1350c19 0 38 2 56 6 19 4 37 9 55 17 18 7 34 16 50 26 16 11 31 23 44 37 14 13 26 28 37 44 10 16 19 32 26 50 9 18 14 36 18 55 4 18 6 37 6 56 0 20-2 38-6 57s-9 37-18 55c-7 17-16 34-26 50-11 16-23 31-37 44-13 14-28 26-44 37s-32 20-50 27c-18 8-36 13-55 17-18 4-37 5-56 5h-1350c-19 0-38-1-57-5-18-4-37-9-54-17-18-7-35-16-51-27-15-11-30-23-44-37-13-13-25-28-36-44-10-16-19-33-27-50-7-18-13-36-16-55-4-19-6-37-6-57z">
          <text:p/>
        </draw:path>
        <draw:frame draw:style-name="gr34" draw:text-style-name="P10" draw:layer="layout" svg:width="0.76cm" svg:height="0.344cm" svg:x="14.676cm" svg:y="21.367cm">
          <draw:text-box>
            <text:p text:style-name="P4"><text:span text:style-name="T10">Fatto</text:span></text:p>
          </draw:text-box>
        </draw:frame>
        <draw:frame draw:style-name="gr36" draw:text-style-name="P11" draw:layer="layout" svg:width="1.518cm" svg:height="0.332cm" svg:x="16.646cm" svg:y="20.846cm">
          <draw:text-box>
            <text:p text:style-name="P4"><text:span text:style-name="T16">Essenziale</text:span></text:p>
          </draw:text-box>
        </draw:frame>
        <draw:frame draw:style-name="gr96" draw:text-style-name="P11" draw:layer="layout" svg:width="0.417cm" svg:height="0.332cm" svg:x="2.646cm" svg:y="23.73cm">
          <draw:text-box>
            <text:p text:style-name="P4"><text:span text:style-name="T13">UX</text:span></text:p>
          </draw:text-box>
        </draw:frame>
        <draw:frame draw:style-name="gr97" draw:text-style-name="P12" draw:layer="layout" svg:width="1.742cm" svg:height="0.395cm" svg:x="2.646cm" svg:y="24.235cm">
          <draw:text-box>
            <text:p text:style-name="P4"><text:span text:style-name="T14">WhatsApp</text:span></text:p>
          </draw:text-box>
        </draw:frame>
        <draw:frame draw:style-name="gr98" draw:text-style-name="P12" draw:layer="layout" svg:width="2.081cm" svg:height="0.395cm" svg:x="2.646cm" svg:y="24.817cm">
          <draw:text-box>
            <text:p text:style-name="P4"><text:span text:style-name="T14">Float Button</text:span></text:p>
          </draw:text-box>
        </draw:frame>
        <draw:frame draw:style-name="gr75" draw:text-style-name="P13" draw:layer="layout" svg:width="7.338cm" svg:height="0.374cm" svg:x="5.938cm" svg:y="23.699cm">
          <draw:text-box>
            <text:p text:style-name="P4"><text:span text:style-name="T15">Pulsante WhatsApp fisso in basso a destra visibile</text:span></text:p>
          </draw:text-box>
        </draw:frame>
        <draw:frame draw:style-name="gr99" draw:text-style-name="P13" draw:layer="layout" svg:width="7.719cm" svg:height="0.374cm" svg:x="5.938cm" svg:y="24.255cm">
          <draw:text-box>
            <text:p text:style-name="P4"><text:span text:style-name="T15">su tutte le pagine, con link diretto alla chat aziendale.</text:span></text:p>
          </draw:text-box>
        </draw:frame>
        <draw:path draw:style-name="gr1" draw:text-style-name="P1" draw:layer="layout" svg:width="1.217cm" svg:height="1.164cm" svg:x="14.472cm" svg:y="23.6cm" svg:viewBox="0 0 1218 1165" svg:d="M0 636v-106c0-34 4-69 10-103 7-34 17-67 30-99 14-32 30-63 49-92 20-29 42-56 66-81 25-24 51-46 80-65 29-20 60-36 92-49 32-14 65-24 99-30 34-7 69-11 103-11h159c35 0 70 4 104 10 34 7 68 17 100 31 32 13 62 29 91 49 29 19 56 41 80 65 25 25 47 52 66 81s36 60 49 92 23 65 30 99 10 69 10 103v106c0 35-3 69-10 104-7 34-17 67-30 99s-30 62-49 91-41 56-66 81c-24 24-51 46-80 65-29 20-59 36-91 49-32 14-66 24-100 30-34 7-69 10-104 10h-159c-34 0-69-3-103-10-34-6-67-16-99-30-32-13-63-29-92-49-29-19-55-41-80-65-24-25-46-52-66-81-19-29-35-59-49-91-13-32-23-65-30-99-6-35-10-69-10-104z">
          <text:p/>
        </draw:path>
        <draw:frame draw:style-name="gr100" draw:text-style-name="P13" draw:layer="layout" svg:width="5.683cm" svg:height="0.374cm" svg:x="5.938cm" svg:y="24.837cm">
          <draw:text-box>
            <text:p text:style-name="P4"><text:span text:style-name="T15">Fondamentale per conversione mobile.</text:span></text:p>
          </draw:text-box>
        </draw:frame>
        <draw:frame draw:style-name="gr33" draw:text-style-name="P10" draw:layer="layout" svg:width="0.304cm" svg:height="0.344cm" svg:x="14.676cm" svg:y="23.748cm">
          <draw:text-box>
            <text:p text:style-name="P4"><text:span text:style-name="T9">✓</text:span></text:p>
          </draw:text-box>
        </draw:frame>
        <draw:path draw:style-name="gr1" draw:text-style-name="P1" draw:layer="layout" svg:width="1.932cm" svg:height="0.582cm" svg:x="16.43cm" svg:y="23.6cm" svg:viewBox="0 0 1933 583" svg:d="M0 291c0-19 2-38 6-56 3-19 9-37 16-55 8-18 17-34 27-50 11-16 23-31 36-44 14-14 29-26 44-37 16-10 33-19 51-27 17-7 36-12 54-16 19-4 38-6 57-6h1350c19 0 38 2 56 6 19 4 37 9 55 16 18 8 34 17 50 27 16 11 31 23 44 37 14 13 26 28 37 44 10 16 19 32 26 50 9 18 14 36 18 55 4 18 6 37 6 56s-2 38-6 57-9 37-18 55c-7 17-16 34-26 50-11 16-23 31-37 44-13 14-28 26-44 36-16 11-32 21-50 28-18 8-36 13-55 17-18 4-37 5-56 5h-1350c-19 0-38-1-57-5-18-4-37-9-54-17-18-7-35-17-51-28-15-10-30-22-44-36-13-13-25-28-36-44-10-16-19-33-27-50-7-18-13-36-16-55-4-19-6-38-6-57z">
          <text:p/>
        </draw:path>
        <draw:frame draw:style-name="gr34" draw:text-style-name="P10" draw:layer="layout" svg:width="0.76cm" svg:height="0.344cm" svg:x="14.676cm" svg:y="24.251cm">
          <draw:text-box>
            <text:p text:style-name="P4"><text:span text:style-name="T10">Fatto</text:span></text:p>
          </draw:text-box>
        </draw:frame>
        <draw:frame draw:style-name="gr36" draw:text-style-name="P11" draw:layer="layout" svg:width="1.518cm" svg:height="0.332cm" svg:x="16.646cm" svg:y="23.73cm">
          <draw:text-box>
            <text:p text:style-name="P4"><text:span text:style-name="T16">Essenziale</text:span></text:p>
          </draw:text-box>
        </draw:frame>
        <draw:frame draw:style-name="gr101" draw:text-style-name="P11" draw:layer="layout" svg:width="1.496cm" svg:height="0.332cm" svg:x="2.646cm" svg:y="26.005cm">
          <draw:text-box>
            <text:p text:style-name="P4"><text:span text:style-name="T13">BACKEND</text:span></text:p>
          </draw:text-box>
        </draw:frame>
        <draw:frame draw:style-name="gr102" draw:text-style-name="P12" draw:layer="layout" svg:width="2.254cm" svg:height="0.395cm" svg:x="2.646cm" svg:y="26.537cm">
          <draw:text-box>
            <text:p text:style-name="P4"><text:span text:style-name="T14">Form contatti</text:span></text:p>
          </draw:text-box>
        </draw:frame>
        <draw:frame draw:style-name="gr103" draw:text-style-name="P12" draw:layer="layout" svg:width="1.983cm" svg:height="0.395cm" svg:x="2.646cm" svg:y="27.119cm">
          <draw:text-box>
            <text:p text:style-name="P4"><text:span text:style-name="T14">funzionante</text:span></text:p>
          </draw:text-box>
        </draw:frame>
        <draw:frame draw:style-name="gr104" draw:text-style-name="P13" draw:layer="layout" svg:width="7.491cm" svg:height="0.374cm" svg:x="5.938cm" svg:y="25.974cm">
          <draw:text-box>
            <text:p text:style-name="P4"><text:span text:style-name="T15">Implementazione API Route Next.js per l'invio reale</text:span></text:p>
          </draw:text-box>
        </draw:frame>
        <draw:frame draw:style-name="gr105" draw:text-style-name="P13" draw:layer="layout" svg:width="7.529cm" svg:height="0.374cm" svg:x="5.938cm" svg:y="26.556cm">
          <draw:text-box>
            <text:p text:style-name="P4"><text:span text:style-name="T15">delle email tramite Resend o SendGrid. Validazione</text:span></text:p>
          </draw:text-box>
        </draw:frame>
        <draw:path draw:style-name="gr1" draw:text-style-name="P1" draw:layer="layout" svg:width="1.217cm" svg:height="1.667cm" svg:x="14.472cm" svg:y="25.876cm" svg:viewBox="0 0 1218 1668" svg:d="M0 1137v-608c0-35 4-69 10-103 7-34 17-67 30-100 14-32 30-62 49-91 20-29 42-56 66-80 25-25 51-47 80-66s60-36 92-49 65-23 99-30 69-10 103-10h159c35 0 70 3 104 10s68 17 100 30 62 30 91 49 56 41 80 66c25 24 47 51 66 80s36 59 49 91c13 33 23 66 30 100s10 68 10 103v608c0 35-3 70-10 104s-17 67-30 99-30 63-49 91c-19 29-41 56-66 81-24 24-51 46-80 65-29 20-59 37-91 50-32 14-66 24-100 30-34 7-69 11-104 11h-159c-34 0-69-4-103-11-34-6-67-16-99-30-32-13-63-30-92-50-29-19-55-41-80-65-24-25-46-52-66-81-19-28-35-59-49-91-13-32-23-65-30-99-6-34-10-69-10-104z">
          <text:p/>
        </draw:path>
        <draw:frame draw:style-name="gr92" draw:text-style-name="P13" draw:layer="layout" svg:width="7.482cm" svg:height="0.374cm" svg:x="5.938cm" svg:y="27.138cm">
          <draw:text-box>
            <text:p text:style-name="P4"><text:span text:style-name="T15">server-side, anti-spam honeypot, email di conferma</text:span></text:p>
          </draw:text-box>
        </draw:frame>
        <draw:frame draw:style-name="gr106" draw:text-style-name="P10" draw:layer="layout" svg:width="0.387cm" svg:height="0.344cm" svg:x="14.676cm" svg:y="26.024cm">
          <draw:text-box>
            <text:p text:style-name="P4"><text:span text:style-name="T11">⏳</text:span></text:p>
          </draw:text-box>
        </draw:frame>
        <draw:frame draw:style-name="gr107" draw:text-style-name="P10" draw:layer="layout" svg:width="0.4cm" svg:height="0.344cm" svg:x="14.676cm" svg:y="26.526cm">
          <draw:text-box>
            <text:p text:style-name="P4"><text:span text:style-name="T12">Da</text:span></text:p>
          </draw:text-box>
        </draw:frame>
        <draw:path draw:style-name="gr1" draw:text-style-name="P1" draw:layer="layout" svg:width="1.932cm" svg:height="0.608cm" svg:x="16.43cm" svg:y="25.876cm" svg:viewBox="0 0 1933 609" svg:d="M0 304c0-20 2-40 6-59 4-20 10-39 17-57 8-19 17-36 28-53 12-17 24-32 38-46s30-27 46-38c17-11 34-20 53-28 18-8 37-14 57-17 20-4 39-6 59-6h1323c20 0 40 2 60 6 19 3 38 9 57 17 18 8 36 17 52 28 17 11 32 24 46 38 15 14 27 29 38 46s21 34 28 53c9 18 15 37 19 57 4 19 6 39 6 59s-2 40-6 59c-4 20-10 39-19 57-7 19-17 36-28 53s-23 32-38 46c-14 14-29 27-46 38-16 11-34 21-52 29-19 8-38 14-57 17-20 4-40 6-60 6h-1323c-20 0-39-2-59-6-20-3-39-9-57-17-19-8-36-18-53-29-16-11-32-24-46-38s-26-29-38-46c-11-17-20-34-28-53-7-18-13-37-17-57-4-19-6-39-6-59z">
          <text:p/>
        </draw:path>
        <draw:frame draw:style-name="gr108" draw:text-style-name="P10" draw:layer="layout" svg:width="0.569cm" svg:height="0.344cm" svg:x="14.676cm" svg:y="27.029cm">
          <draw:text-box>
            <text:p text:style-name="P4"><text:span text:style-name="T12">fare</text:span></text:p>
          </draw:text-box>
        </draw:frame>
        <draw:frame draw:style-name="gr36" draw:text-style-name="P11" draw:layer="layout" svg:width="1.518cm" svg:height="0.332cm" svg:x="16.646cm" svg:y="26.005cm">
          <draw:text-box>
            <text:p text:style-name="P4"><text:span text:style-name="T16">Essenziale</text:span></text:p>
          </draw:text-box>
        </draw:frame>
        <draw:frame draw:style-name="gr48" draw:text-style-name="P18" draw:layer="layout" svg:width="2.292cm" svg:height="0.331cm" svg:x="0.847cm" svg:y="0.532cm">
          <draw:text-box>
            <text:p text:style-name="P4"><text:span text:style-name="T25">25/02/26, 00:39</text:span></text:p>
          </draw:text-box>
        </draw:frame>
        <draw:frame draw:style-name="gr49" draw:text-style-name="P18" draw:layer="layout" svg:width="7.169cm" svg:height="0.331cm" svg:x="8.613cm" svg:y="0.532cm">
          <draw:text-box>
            <text:p text:style-name="P4"><text:span text:style-name="T25">Preventivo Sito Web – Autodemolizioni Pisanelli srl</text:span></text:p>
          </draw:text-box>
        </draw:frame>
        <draw:frame draw:style-name="gr50" draw:text-style-name="P18" draw:layer="layout" svg:width="13.218cm" svg:height="0.331cm" svg:x="0.847cm" svg:y="28.842cm">
          <draw:text-box>
            <text:p text:style-name="P4"><text:span text:style-name="T25">ﬁle:///home/cacu/Scrivania/SITI_WEB/AUTODEMOLIZIONI_PISANELLI/preventivo-pisanelli.html</text:span></text:p>
          </draw:text-box>
        </draw:frame>
        <draw:frame draw:style-name="gr51" draw:text-style-name="P18" draw:layer="layout" svg:width="0.645cm" svg:height="0.331cm" svg:x="19.517cm" svg:y="28.842cm">
          <draw:text-box>
            <text:p text:style-name="P4"><text:span text:style-name="T25">2/10</text:span></text:p>
          </draw:text-box>
        </draw:frame>
      </draw:page>
      <draw:page draw:name="page3" draw:style-name="dp1" draw:master-page-name="master-page3">
        <draw:polygon draw:style-name="gr1" draw:text-style-name="P1" draw:layer="layout" svg:width="19.023cm" svg:height="27.728cm" svg:x="1.005cm" svg:y="1.005cm" svg:viewBox="0 0 19024 27729" draw:points="0,0 19024,0 19024,27729 0,27729">
          <text:p/>
        </draw:polygon>
        <draw:polygon draw:style-name="gr1" draw:text-style-name="P1" draw:layer="layout" svg:width="3.281cm" svg:height="1.058cm" svg:x="2.275cm" svg:y="1.005cm" svg:viewBox="0 0 3282 1059" draw:points="0,0 3282,0 3282,1059 0,1059">
          <text:p/>
        </draw:polygon>
        <draw:polygon draw:style-name="gr1" draw:text-style-name="P1" draw:layer="layout" svg:width="8.546cm" svg:height="1.058cm" svg:x="5.556cm" svg:y="1.005cm" svg:viewBox="0 0 8547 1059" draw:points="0,0 8547,0 8547,1059 0,1059">
          <text:p/>
        </draw:polygon>
        <draw:polygon draw:style-name="gr1" draw:text-style-name="P1" draw:layer="layout" svg:width="1.958cm" svg:height="1.058cm" svg:x="14.102cm" svg:y="1.005cm" svg:viewBox="0 0 1959 1059" draw:points="0,0 1959,0 1959,1059 0,1059">
          <text:p/>
        </draw:polygon>
        <draw:polygon draw:style-name="gr1" draw:text-style-name="P1" draw:layer="layout" svg:width="2.698cm" svg:height="1.058cm" svg:x="16.06cm" svg:y="1.005cm" svg:viewBox="0 0 2699 1059" draw:points="0,0 2699,0 2699,1059 0,1059">
          <text:p/>
        </draw:polygon>
        <draw:polygon draw:style-name="gr2" draw:text-style-name="P2" draw:layer="layout" svg:width="3.281cm" svg:height="0.026cm" svg:x="2.275cm" svg:y="3.492cm" svg:viewBox="0 0 3282 27" draw:points="0,0 3282,0 3282,27 0,27">
          <text:p/>
        </draw:polygon>
        <draw:polygon draw:style-name="gr2" draw:text-style-name="P2" draw:layer="layout" svg:width="8.546cm" svg:height="0.026cm" svg:x="5.556cm" svg:y="3.492cm" svg:viewBox="0 0 8547 27" draw:points="0,0 8547,0 8547,27 0,27">
          <text:p/>
        </draw:polygon>
        <draw:polygon draw:style-name="gr2" draw:text-style-name="P2" draw:layer="layout" svg:width="1.958cm" svg:height="0.026cm" svg:x="14.102cm" svg:y="3.492cm" svg:viewBox="0 0 1959 27" draw:points="0,0 1959,0 1959,27 0,27">
          <text:p/>
        </draw:polygon>
        <draw:polygon draw:style-name="gr2" draw:text-style-name="P2" draw:layer="layout" svg:width="2.698cm" svg:height="0.026cm" svg:x="16.06cm" svg:y="3.492cm" svg:viewBox="0 0 2699 27" draw:points="0,0 2699,0 2699,27 0,27">
          <text:p/>
        </draw:polygon>
        <draw:polygon draw:style-name="gr2" draw:text-style-name="P2" draw:layer="layout" svg:width="3.281cm" svg:height="0.027cm" svg:x="2.275cm" svg:y="6.349cm" svg:viewBox="0 0 3282 28" draw:points="0,0 3282,0 3282,28 0,28">
          <text:p/>
        </draw:polygon>
        <draw:polygon draw:style-name="gr2" draw:text-style-name="P2" draw:layer="layout" svg:width="8.546cm" svg:height="0.027cm" svg:x="5.556cm" svg:y="6.349cm" svg:viewBox="0 0 8547 28" draw:points="0,0 8547,0 8547,28 0,28">
          <text:p/>
        </draw:polygon>
        <draw:polygon draw:style-name="gr2" draw:text-style-name="P2" draw:layer="layout" svg:width="1.958cm" svg:height="0.027cm" svg:x="14.102cm" svg:y="6.349cm" svg:viewBox="0 0 1959 28" draw:points="0,0 1959,0 1959,28 0,28">
          <text:p/>
        </draw:polygon>
        <draw:polygon draw:style-name="gr2" draw:text-style-name="P2" draw:layer="layout" svg:width="2.698cm" svg:height="0.027cm" svg:x="16.06cm" svg:y="6.349cm" svg:viewBox="0 0 2699 28" draw:points="0,0 2699,0 2699,28 0,28">
          <text:p/>
        </draw:polygon>
        <draw:polygon draw:style-name="gr2" draw:text-style-name="P2" draw:layer="layout" svg:width="3.281cm" svg:height="0.027cm" svg:x="2.275cm" svg:y="9.233cm" svg:viewBox="0 0 3282 28" draw:points="0,0 3282,0 3282,28 0,28">
          <text:p/>
        </draw:polygon>
        <draw:polygon draw:style-name="gr2" draw:text-style-name="P2" draw:layer="layout" svg:width="8.546cm" svg:height="0.027cm" svg:x="5.556cm" svg:y="9.233cm" svg:viewBox="0 0 8547 28" draw:points="0,0 8547,0 8547,28 0,28">
          <text:p/>
        </draw:polygon>
        <draw:polygon draw:style-name="gr2" draw:text-style-name="P2" draw:layer="layout" svg:width="1.958cm" svg:height="0.027cm" svg:x="14.102cm" svg:y="9.233cm" svg:viewBox="0 0 1959 28" draw:points="0,0 1959,0 1959,28 0,28">
          <text:p/>
        </draw:polygon>
        <draw:polygon draw:style-name="gr2" draw:text-style-name="P2" draw:layer="layout" svg:width="2.698cm" svg:height="0.027cm" svg:x="16.06cm" svg:y="9.233cm" svg:viewBox="0 0 2699 28" draw:points="0,0 2699,0 2699,28 0,28">
          <text:p/>
        </draw:polygon>
        <draw:polygon draw:style-name="gr2" draw:text-style-name="P2" draw:layer="layout" svg:width="3.281cm" svg:height="0.026cm" svg:x="2.275cm" svg:y="12.091cm" svg:viewBox="0 0 3282 27" draw:points="0,0 3282,0 3282,27 0,27">
          <text:p/>
        </draw:polygon>
        <draw:polygon draw:style-name="gr2" draw:text-style-name="P2" draw:layer="layout" svg:width="8.546cm" svg:height="0.026cm" svg:x="5.556cm" svg:y="12.091cm" svg:viewBox="0 0 8547 27" draw:points="0,0 8547,0 8547,27 0,27">
          <text:p/>
        </draw:polygon>
        <draw:polygon draw:style-name="gr2" draw:text-style-name="P2" draw:layer="layout" svg:width="1.958cm" svg:height="0.026cm" svg:x="14.102cm" svg:y="12.091cm" svg:viewBox="0 0 1959 27" draw:points="0,0 1959,0 1959,27 0,27">
          <text:p/>
        </draw:polygon>
        <draw:polygon draw:style-name="gr2" draw:text-style-name="P2" draw:layer="layout" svg:width="2.698cm" svg:height="0.026cm" svg:x="16.06cm" svg:y="12.091cm" svg:viewBox="0 0 2699 27" draw:points="0,0 2699,0 2699,27 0,27">
          <text:p/>
        </draw:polygon>
        <draw:polygon draw:style-name="gr2" draw:text-style-name="P2" draw:layer="layout" svg:width="3.281cm" svg:height="0.026cm" svg:x="2.275cm" svg:y="15.557cm" svg:viewBox="0 0 3282 27" draw:points="0,0 3282,0 3282,27 0,27">
          <text:p/>
        </draw:polygon>
        <draw:polygon draw:style-name="gr2" draw:text-style-name="P2" draw:layer="layout" svg:width="8.546cm" svg:height="0.026cm" svg:x="5.556cm" svg:y="15.557cm" svg:viewBox="0 0 8547 27" draw:points="0,0 8547,0 8547,27 0,27">
          <text:p/>
        </draw:polygon>
        <draw:polygon draw:style-name="gr2" draw:text-style-name="P2" draw:layer="layout" svg:width="1.958cm" svg:height="0.026cm" svg:x="14.102cm" svg:y="15.557cm" svg:viewBox="0 0 1959 27" draw:points="0,0 1959,0 1959,27 0,27">
          <text:p/>
        </draw:polygon>
        <draw:polygon draw:style-name="gr2" draw:text-style-name="P2" draw:layer="layout" svg:width="2.698cm" svg:height="0.026cm" svg:x="16.06cm" svg:y="15.557cm" svg:viewBox="0 0 2699 27" draw:points="0,0 2699,0 2699,27 0,27">
          <text:p/>
        </draw:polygon>
        <draw:polygon draw:style-name="gr2" draw:text-style-name="P2" draw:layer="layout" svg:width="3.281cm" svg:height="0.026cm" svg:x="2.275cm" svg:y="18.441cm" svg:viewBox="0 0 3282 27" draw:points="0,0 3282,0 3282,27 0,27">
          <text:p/>
        </draw:polygon>
        <draw:polygon draw:style-name="gr2" draw:text-style-name="P2" draw:layer="layout" svg:width="8.546cm" svg:height="0.026cm" svg:x="5.556cm" svg:y="18.441cm" svg:viewBox="0 0 8547 27" draw:points="0,0 8547,0 8547,27 0,27">
          <text:p/>
        </draw:polygon>
        <draw:polygon draw:style-name="gr2" draw:text-style-name="P2" draw:layer="layout" svg:width="1.958cm" svg:height="0.026cm" svg:x="14.102cm" svg:y="18.441cm" svg:viewBox="0 0 1959 27" draw:points="0,0 1959,0 1959,27 0,27">
          <text:p/>
        </draw:polygon>
        <draw:polygon draw:style-name="gr2" draw:text-style-name="P2" draw:layer="layout" svg:width="2.698cm" svg:height="0.026cm" svg:x="16.06cm" svg:y="18.441cm" svg:viewBox="0 0 2699 27" draw:points="0,0 2699,0 2699,27 0,27">
          <text:p/>
        </draw:polygon>
        <draw:polygon draw:style-name="gr2" draw:text-style-name="P2" draw:layer="layout" svg:width="3.281cm" svg:height="0.027cm" svg:x="2.275cm" svg:y="21.298cm" svg:viewBox="0 0 3282 28" draw:points="0,0 3282,0 3282,28 0,28">
          <text:p/>
        </draw:polygon>
        <draw:polygon draw:style-name="gr2" draw:text-style-name="P2" draw:layer="layout" svg:width="8.546cm" svg:height="0.027cm" svg:x="5.556cm" svg:y="21.298cm" svg:viewBox="0 0 8547 28" draw:points="0,0 8547,0 8547,28 0,28">
          <text:p/>
        </draw:polygon>
        <draw:polygon draw:style-name="gr2" draw:text-style-name="P2" draw:layer="layout" svg:width="1.958cm" svg:height="0.027cm" svg:x="14.102cm" svg:y="21.298cm" svg:viewBox="0 0 1959 28" draw:points="0,0 1959,0 1959,28 0,28">
          <text:p/>
        </draw:polygon>
        <draw:polygon draw:style-name="gr2" draw:text-style-name="P2" draw:layer="layout" svg:width="2.698cm" svg:height="0.027cm" svg:x="16.06cm" svg:y="21.298cm" svg:viewBox="0 0 2699 28" draw:points="0,0 2699,0 2699,28 0,28">
          <text:p/>
        </draw:polygon>
        <draw:polygon draw:style-name="gr2" draw:text-style-name="P2" draw:layer="layout" svg:width="3.281cm" svg:height="0.028cm" svg:x="2.275cm" svg:y="24.764cm" svg:viewBox="0 0 3282 29" draw:points="0,0 3282,0 3282,29 0,29">
          <text:p/>
        </draw:polygon>
        <draw:polygon draw:style-name="gr2" draw:text-style-name="P2" draw:layer="layout" svg:width="8.546cm" svg:height="0.028cm" svg:x="5.556cm" svg:y="24.764cm" svg:viewBox="0 0 8547 29" draw:points="0,0 8547,0 8547,29 0,29">
          <text:p/>
        </draw:polygon>
        <draw:polygon draw:style-name="gr2" draw:text-style-name="P2" draw:layer="layout" svg:width="1.958cm" svg:height="0.028cm" svg:x="14.102cm" svg:y="24.764cm" svg:viewBox="0 0 1959 29" draw:points="0,0 1959,0 1959,29 0,29">
          <text:p/>
        </draw:polygon>
        <draw:polygon draw:style-name="gr2" draw:text-style-name="P2" draw:layer="layout" svg:width="2.698cm" svg:height="0.028cm" svg:x="16.06cm" svg:y="24.764cm" svg:viewBox="0 0 2699 29" draw:points="0,0 2699,0 2699,29 0,29">
          <text:p/>
        </draw:polygon>
        <draw:polygon draw:style-name="gr2" draw:text-style-name="P2" draw:layer="layout" svg:width="3.281cm" svg:height="0.026cm" svg:x="2.275cm" svg:y="27.622cm" svg:viewBox="0 0 3282 27" draw:points="0,0 3282,0 3282,27 0,27">
          <text:p/>
        </draw:polygon>
        <draw:polygon draw:style-name="gr2" draw:text-style-name="P2" draw:layer="layout" svg:width="8.546cm" svg:height="0.026cm" svg:x="5.556cm" svg:y="27.622cm" svg:viewBox="0 0 8547 27" draw:points="0,0 8547,0 8547,27 0,27">
          <text:p/>
        </draw:polygon>
        <draw:polygon draw:style-name="gr2" draw:text-style-name="P2" draw:layer="layout" svg:width="1.958cm" svg:height="0.026cm" svg:x="14.102cm" svg:y="27.622cm" svg:viewBox="0 0 1959 27" draw:points="0,0 1959,0 1959,27 0,27">
          <text:p/>
        </draw:polygon>
        <draw:polygon draw:style-name="gr2" draw:text-style-name="P2" draw:layer="layout" svg:width="2.698cm" svg:height="0.026cm" svg:x="16.06cm" svg:y="27.622cm" svg:viewBox="0 0 2699 27" draw:points="0,0 2699,0 2699,27 0,27">
          <text:p/>
        </draw:polygon>
        <draw:frame draw:style-name="gr22" draw:text-style-name="P5" draw:layer="layout" svg:width="1.903cm" svg:height="0.357cm" svg:x="2.646cm" svg:y="1.327cm">
          <draw:text-box>
            <text:p text:style-name="P4"><text:span text:style-name="T1">CATEGORIA</text:span></text:p>
          </draw:text-box>
        </draw:frame>
        <draw:frame draw:style-name="gr23" draw:text-style-name="P5" draw:layer="layout" svg:width="1.433cm" svg:height="0.357cm" svg:x="5.938cm" svg:y="1.327cm">
          <draw:text-box>
            <text:p text:style-name="P4"><text:span text:style-name="T1">ATTIVITÀ</text:span></text:p>
          </draw:text-box>
        </draw:frame>
        <draw:frame draw:style-name="gr24" draw:text-style-name="P5" draw:layer="layout" svg:width="1.077cm" svg:height="0.357cm" svg:x="14.504cm" svg:y="1.327cm">
          <draw:text-box>
            <text:p text:style-name="P4"><text:span text:style-name="T1">STATO</text:span></text:p>
          </draw:text-box>
        </draw:frame>
        <draw:frame draw:style-name="gr25" draw:text-style-name="P5" draw:layer="layout" svg:width="1.518cm" svg:height="0.357cm" svg:x="16.551cm" svg:y="1.327cm">
          <draw:text-box>
            <text:p text:style-name="P4"><text:span text:style-name="T1">PRIORITÀ</text:span></text:p>
          </draw:text-box>
        </draw:frame>
        <draw:frame draw:style-name="gr109" draw:text-style-name="P13" draw:layer="layout" svg:width="6.991cm" svg:height="0.374cm" svg:x="5.938cm" svg:y="2.162cm">
          <draw:text-box>
            <text:p text:style-name="P4"><text:span text:style-name="T15">automatica al cliente. L'attuale implementazione</text:span></text:p>
          </draw:text-box>
        </draw:frame>
        <draw:frame draw:style-name="gr110" draw:text-style-name="P13" draw:layer="layout" svg:width="5.086cm" svg:height="0.374cm" svg:x="5.938cm" svg:y="2.744cm">
          <draw:text-box>
            <text:p text:style-name="P4"><text:span text:style-name="T15">mailto: non invia automaticamente.</text:span></text:p>
          </draw:text-box>
        </draw:frame>
        <draw:frame draw:style-name="gr111" draw:text-style-name="P11" draw:layer="layout" svg:width="0.861cm" svg:height="0.332cm" svg:x="2.646cm" svg:y="3.912cm">
          <draw:text-box>
            <text:p text:style-name="P4"><text:span text:style-name="T13">GDPR</text:span></text:p>
          </draw:text-box>
        </draw:frame>
        <draw:frame draw:style-name="gr112" draw:text-style-name="P12" draw:layer="layout" svg:width="2.483cm" svg:height="0.395cm" svg:x="2.646cm" svg:y="4.445cm">
          <draw:text-box>
            <text:p text:style-name="P4"><text:span text:style-name="T14">Cookie Banner</text:span></text:p>
          </draw:text-box>
        </draw:frame>
        <draw:frame draw:style-name="gr113" draw:text-style-name="P12" draw:layer="layout" svg:width="1.606cm" svg:height="0.395cm" svg:x="2.646cm" svg:y="5cm">
          <draw:text-box>
            <text:p text:style-name="P4"><text:span text:style-name="T14">conforme</text:span></text:p>
          </draw:text-box>
        </draw:frame>
        <draw:frame draw:style-name="gr114" draw:text-style-name="P13" draw:layer="layout" svg:width="7.169cm" svg:height="0.374cm" svg:x="5.938cm" svg:y="3.882cm">
          <draw:text-box>
            <text:p text:style-name="P4"><text:span text:style-name="T15">Banner cookie GDPR con gestione consenso per</text:span></text:p>
          </draw:text-box>
        </draw:frame>
        <draw:frame draw:style-name="gr115" draw:text-style-name="P13" draw:layer="layout" svg:width="6.259cm" svg:height="0.374cm" svg:x="5.938cm" svg:y="4.464cm">
          <draw:text-box>
            <text:p text:style-name="P4"><text:span text:style-name="T15">categorie (necessari, analytics, marketing).</text:span></text:p>
          </draw:text-box>
        </draw:frame>
        <draw:frame draw:style-name="gr114" draw:text-style-name="P13" draw:layer="layout" svg:width="7.169cm" svg:height="0.374cm" svg:x="5.938cm" svg:y="5.019cm">
          <draw:text-box>
            <text:p text:style-name="P4"><text:span text:style-name="T15">Integrazione con Consent Mode v2 di Google per</text:span></text:p>
          </draw:text-box>
        </draw:frame>
        <draw:path draw:style-name="gr1" draw:text-style-name="P1" draw:layer="layout" svg:width="1.217cm" svg:height="1.667cm" svg:x="14.472cm" svg:y="3.783cm" svg:viewBox="0 0 1218 1668" svg:d="M0 1139v-609c0-35 4-69 10-103 7-34 17-68 30-100 14-32 30-63 49-92 20-29 42-55 66-80 25-25 51-46 80-66 29-19 60-35 92-49 32-13 65-23 99-30s69-10 103-10h159c35 0 70 3 104 10s68 17 100 30c32 14 62 30 91 49 29 20 56 41 80 66 25 25 47 51 66 80s36 60 49 92 23 66 30 100 10 68 10 103v609c0 34-3 69-10 103s-17 67-30 99-30 63-49 92-41 55-66 80c-24 24-51 46-80 66-29 19-59 35-91 49-32 13-66 23-100 30s-69 10-104 10h-159c-34 0-69-3-103-10s-67-17-99-30c-32-14-63-30-92-49-29-20-55-42-80-66-24-25-46-51-66-80-19-29-35-60-49-92-13-32-23-65-30-99-6-34-10-69-10-103z">
          <text:p/>
        </draw:path>
        <draw:frame draw:style-name="gr116" draw:text-style-name="P13" draw:layer="layout" svg:width="5.306cm" svg:height="0.374cm" svg:x="5.938cm" svg:y="5.601cm">
          <draw:text-box>
            <text:p text:style-name="P4"><text:span text:style-name="T15">GA4. Obbligatorio per legge in Italia.</text:span></text:p>
          </draw:text-box>
        </draw:frame>
        <draw:frame draw:style-name="gr106" draw:text-style-name="P10" draw:layer="layout" svg:width="0.387cm" svg:height="0.344cm" svg:x="14.676cm" svg:y="3.931cm">
          <draw:text-box>
            <text:p text:style-name="P4"><text:span text:style-name="T11">⏳</text:span></text:p>
          </draw:text-box>
        </draw:frame>
        <draw:frame draw:style-name="gr107" draw:text-style-name="P10" draw:layer="layout" svg:width="0.4cm" svg:height="0.344cm" svg:x="14.676cm" svg:y="4.434cm">
          <draw:text-box>
            <text:p text:style-name="P4"><text:span text:style-name="T12">Da</text:span></text:p>
          </draw:text-box>
        </draw:frame>
        <draw:path draw:style-name="gr1" draw:text-style-name="P1" draw:layer="layout" svg:width="1.932cm" svg:height="0.582cm" svg:x="16.43cm" svg:y="3.783cm" svg:viewBox="0 0 1933 583" svg:d="M0 291c0-19 2-38 6-57 3-18 9-37 16-54 8-18 17-35 27-51 11-16 23-30 36-44 14-13 29-25 44-36 16-11 33-19 51-27 17-7 36-13 54-16 19-4 38-6 57-6h1350c19 0 38 2 56 6 19 3 37 9 55 16 18 8 34 16 50 27s31 23 44 36c14 14 26 28 37 44 10 16 19 33 26 51 9 17 14 36 18 54 4 19 6 38 6 57s-2 38-6 57-9 37-18 54c-7 18-16 35-26 51-11 16-23 30-37 44-13 13-28 25-44 36s-32 20-50 27-36 13-55 17c-18 3-37 6-56 6h-1350c-19 0-38-3-57-6-18-4-37-10-54-17-18-7-35-16-51-27-15-11-30-23-44-36-13-14-25-28-36-44-10-16-19-33-27-51-7-17-13-35-16-54-4-19-6-38-6-57z">
          <text:p/>
        </draw:path>
        <draw:frame draw:style-name="gr108" draw:text-style-name="P10" draw:layer="layout" svg:width="0.569cm" svg:height="0.344cm" svg:x="14.676cm" svg:y="4.936cm">
          <draw:text-box>
            <text:p text:style-name="P4"><text:span text:style-name="T12">fare</text:span></text:p>
          </draw:text-box>
        </draw:frame>
        <draw:frame draw:style-name="gr36" draw:text-style-name="P11" draw:layer="layout" svg:width="1.518cm" svg:height="0.332cm" svg:x="16.646cm" svg:y="3.912cm">
          <draw:text-box>
            <text:p text:style-name="P4"><text:span text:style-name="T16">Essenziale</text:span></text:p>
          </draw:text-box>
        </draw:frame>
        <draw:frame draw:style-name="gr111" draw:text-style-name="P11" draw:layer="layout" svg:width="0.861cm" svg:height="0.332cm" svg:x="2.646cm" svg:y="6.77cm">
          <draw:text-box>
            <text:p text:style-name="P4"><text:span text:style-name="T13">GDPR</text:span></text:p>
          </draw:text-box>
        </draw:frame>
        <draw:frame draw:style-name="gr117" draw:text-style-name="P12" draw:layer="layout" svg:width="2.377cm" svg:height="0.395cm" svg:x="2.646cm" svg:y="7.302cm">
          <draw:text-box>
            <text:p text:style-name="P4"><text:span text:style-name="T14">Privacy Policy</text:span></text:p>
          </draw:text-box>
        </draw:frame>
        <draw:frame draw:style-name="gr118" draw:text-style-name="P12" draw:layer="layout" svg:width="1.475cm" svg:height="0.395cm" svg:x="2.646cm" svg:y="7.884cm">
          <draw:text-box>
            <text:p text:style-name="P4"><text:span text:style-name="T14">+ Cookie</text:span></text:p>
          </draw:text-box>
        </draw:frame>
        <draw:frame draw:style-name="gr119" draw:text-style-name="P12" draw:layer="layout" svg:width="1.035cm" svg:height="0.395cm" svg:x="2.646cm" svg:y="8.466cm">
          <draw:text-box>
            <text:p text:style-name="P4"><text:span text:style-name="T14">Policy</text:span></text:p>
          </draw:text-box>
        </draw:frame>
        <draw:frame draw:style-name="gr120" draw:text-style-name="P13" draw:layer="layout" svg:width="7.736cm" svg:height="0.374cm" svg:x="5.938cm" svg:y="6.739cm">
          <draw:text-box>
            <text:p text:style-name="P4"><text:span text:style-name="T15">Pagine legali conformi al GDPR (Reg. UE 2016/679):</text:span></text:p>
          </draw:text-box>
        </draw:frame>
        <draw:frame draw:style-name="gr121" draw:text-style-name="P13" draw:layer="layout" svg:width="6.881cm" svg:height="0.374cm" svg:x="5.938cm" svg:y="7.321cm">
          <draw:text-box>
            <text:p text:style-name="P4"><text:span text:style-name="T15">informativa sul trattamento dati, tipologie di dati</text:span></text:p>
          </draw:text-box>
        </draw:frame>
        <draw:frame draw:style-name="gr63" draw:text-style-name="P13" draw:layer="layout" svg:width="6.995cm" svg:height="0.374cm" svg:x="5.938cm" svg:y="7.903cm">
          <draw:text-box>
            <text:p text:style-name="P4"><text:span text:style-name="T15">raccolti, diritti dell'interessato, Cookie Policy con</text:span></text:p>
          </draw:text-box>
        </draw:frame>
        <draw:path draw:style-name="gr1" draw:text-style-name="P1" draw:layer="layout" svg:width="1.217cm" svg:height="1.666cm" svg:x="14.472cm" svg:y="6.641cm" svg:viewBox="0 0 1218 1667" svg:d="M0 1138v-609c0-35 4-69 10-104 7-34 17-67 30-99 14-32 30-62 49-91 20-29 42-56 66-80 25-25 51-47 80-66 29-20 60-36 92-49s65-24 99-30c34-7 69-10 103-10h159c35 0 70 3 104 10 34 6 68 17 100 30s62 29 91 49c29 19 56 41 80 66 25 24 47 51 66 80s36 59 49 91 23 65 30 99c7 35 10 69 10 104v609c0 35-3 69-10 103-7 35-17 68-30 100s-30 62-49 91-41 56-66 80c-24 25-51 47-80 66-29 20-59 36-91 49s-66 23-100 30-69 10-104 10h-159c-34 0-69-3-103-10s-67-17-99-30-63-29-92-49c-29-19-55-41-80-66-24-24-46-51-66-80-19-29-35-59-49-91-13-32-23-65-30-100-6-34-10-68-10-103z">
          <text:p/>
        </draw:path>
        <draw:frame draw:style-name="gr122" draw:text-style-name="P13" draw:layer="layout" svg:width="5.518cm" svg:height="0.374cm" svg:x="5.938cm" svg:y="8.485cm">
          <draw:text-box>
            <text:p text:style-name="P4"><text:span text:style-name="T15">elenco cookie. Obbligatorio per legge.</text:span></text:p>
          </draw:text-box>
        </draw:frame>
        <draw:frame draw:style-name="gr106" draw:text-style-name="P10" draw:layer="layout" svg:width="0.387cm" svg:height="0.344cm" svg:x="14.676cm" svg:y="6.789cm">
          <draw:text-box>
            <text:p text:style-name="P4"><text:span text:style-name="T11">⏳</text:span></text:p>
          </draw:text-box>
        </draw:frame>
        <draw:frame draw:style-name="gr107" draw:text-style-name="P10" draw:layer="layout" svg:width="0.4cm" svg:height="0.344cm" svg:x="14.676cm" svg:y="7.291cm">
          <draw:text-box>
            <text:p text:style-name="P4"><text:span text:style-name="T12">Da</text:span></text:p>
          </draw:text-box>
        </draw:frame>
        <draw:path draw:style-name="gr1" draw:text-style-name="P1" draw:layer="layout" svg:width="1.932cm" svg:height="0.608cm" svg:x="16.43cm" svg:y="6.641cm" svg:viewBox="0 0 1933 609" svg:d="M0 304c0-20 2-40 6-60 4-19 10-38 17-57 8-18 17-36 28-52 12-17 24-32 38-46s30-27 46-38c17-11 34-21 53-28 18-8 37-14 57-18s39-5 59-5h1323c20 0 40 1 60 5 19 4 38 10 57 18 18 7 36 17 52 28 17 11 32 24 46 38 15 14 27 29 38 46 11 16 21 34 28 52 9 19 15 38 19 57 4 20 6 40 6 60s-2 40-6 60-10 39-19 57c-7 19-17 36-28 53-11 16-23 32-38 46-14 14-29 27-46 38-16 11-34 20-52 28-19 8-38 13-57 17-20 4-40 6-60 6h-1323c-20 0-39-2-59-6s-39-9-57-17c-19-8-36-17-53-28-16-11-32-24-46-38s-26-30-38-46c-11-17-20-34-28-53-7-18-13-37-17-57s-6-40-6-60z">
          <text:p/>
        </draw:path>
        <draw:frame draw:style-name="gr108" draw:text-style-name="P10" draw:layer="layout" svg:width="0.569cm" svg:height="0.344cm" svg:x="14.676cm" svg:y="7.794cm">
          <draw:text-box>
            <text:p text:style-name="P4"><text:span text:style-name="T12">fare</text:span></text:p>
          </draw:text-box>
        </draw:frame>
        <draw:frame draw:style-name="gr36" draw:text-style-name="P11" draw:layer="layout" svg:width="1.518cm" svg:height="0.332cm" svg:x="16.646cm" svg:y="6.77cm">
          <draw:text-box>
            <text:p text:style-name="P4"><text:span text:style-name="T16">Essenziale</text:span></text:p>
          </draw:text-box>
        </draw:frame>
        <draw:frame draw:style-name="gr123" draw:text-style-name="P11" draw:layer="layout" svg:width="2.047cm" svg:height="0.332cm" svg:x="2.646cm" svg:y="9.654cm">
          <draw:text-box>
            <text:p text:style-name="P4"><text:span text:style-name="T13">SEO TECNICO</text:span></text:p>
          </draw:text-box>
        </draw:frame>
        <draw:frame draw:style-name="gr124" draw:text-style-name="P12" draw:layer="layout" svg:width="2.508cm" svg:height="0.395cm" svg:x="2.646cm" svg:y="10.186cm">
          <draw:text-box>
            <text:p text:style-name="P4"><text:span text:style-name="T14">Sitemap XML +</text:span></text:p>
          </draw:text-box>
        </draw:frame>
        <draw:frame draw:style-name="gr125" draw:text-style-name="P12" draw:layer="layout" svg:width="1.628cm" svg:height="0.395cm" svg:x="2.646cm" svg:y="10.768cm">
          <draw:text-box>
            <text:p text:style-name="P4"><text:span text:style-name="T14">robots.txt</text:span></text:p>
          </draw:text-box>
        </draw:frame>
        <draw:frame draw:style-name="gr126" draw:text-style-name="P13" draw:layer="layout" svg:width="7.139cm" svg:height="0.374cm" svg:x="5.938cm" svg:y="9.623cm">
          <draw:text-box>
            <text:p text:style-name="P4"><text:span text:style-name="T15">Generazione automatica sitemap.xml con tutte le</text:span></text:p>
          </draw:text-box>
        </draw:frame>
        <draw:frame draw:style-name="gr57" draw:text-style-name="P13" draw:layer="layout" svg:width="7.47cm" svg:height="0.374cm" svg:x="5.938cm" svg:y="10.205cm">
          <draw:text-box>
            <text:p text:style-name="P4"><text:span text:style-name="T15">pagine e priorità, file robots.txt per istruire i crawler.</text:span></text:p>
          </draw:text-box>
        </draw:frame>
        <draw:frame draw:style-name="gr127" draw:text-style-name="P13" draw:layer="layout" svg:width="6.585cm" svg:height="0.374cm" svg:x="5.938cm" svg:y="10.787cm">
          <draw:text-box>
            <text:p text:style-name="P4"><text:span text:style-name="T15">Indispensabile per l'indicizzazione corretta su</text:span></text:p>
          </draw:text-box>
        </draw:frame>
        <draw:path draw:style-name="gr1" draw:text-style-name="P1" draw:layer="layout" svg:width="1.217cm" svg:height="1.667cm" svg:x="14.472cm" svg:y="9.524cm" svg:viewBox="0 0 1218 1668" svg:d="M0 1138v-608c0-35 4-69 10-104 7-34 17-67 30-99 14-32 30-62 49-91 20-29 42-56 66-81 25-24 51-46 80-65 29-20 60-36 92-49 32-14 65-24 99-30 34-7 69-11 103-11h159c35 0 70 4 104 11 34 6 68 16 100 30 32 13 62 29 91 49 29 19 56 41 80 65 25 25 47 52 66 81s36 59 49 91 23 65 30 99c7 35 10 69 10 104v608c0 35-3 69-10 103-7 35-17 69-30 101s-30 62-49 91-41 56-66 80c-24 25-51 47-80 66s-59 36-91 49-66 23-100 30-69 10-104 10h-159c-34 0-69-3-103-10s-67-17-99-30-63-30-92-49-55-41-80-66c-24-24-46-51-66-80-19-29-35-59-49-91-13-32-23-66-30-101-6-34-10-68-10-103z">
          <text:p/>
        </draw:path>
        <draw:frame draw:style-name="gr128" draw:text-style-name="P13" draw:layer="layout" svg:width="1.153cm" svg:height="0.374cm" svg:x="5.938cm" svg:y="11.369cm">
          <draw:text-box>
            <text:p text:style-name="P4"><text:span text:style-name="T15">Google.</text:span></text:p>
          </draw:text-box>
        </draw:frame>
        <draw:frame draw:style-name="gr106" draw:text-style-name="P10" draw:layer="layout" svg:width="0.387cm" svg:height="0.344cm" svg:x="14.676cm" svg:y="9.672cm">
          <draw:text-box>
            <text:p text:style-name="P4"><text:span text:style-name="T11">⏳</text:span></text:p>
          </draw:text-box>
        </draw:frame>
        <draw:frame draw:style-name="gr107" draw:text-style-name="P10" draw:layer="layout" svg:width="0.4cm" svg:height="0.344cm" svg:x="14.676cm" svg:y="10.175cm">
          <draw:text-box>
            <text:p text:style-name="P4"><text:span text:style-name="T12">Da</text:span></text:p>
          </draw:text-box>
        </draw:frame>
        <draw:path draw:style-name="gr1" draw:text-style-name="P1" draw:layer="layout" svg:width="1.932cm" svg:height="0.583cm" svg:x="16.43cm" svg:y="9.524cm" svg:viewBox="0 0 1933 584" svg:d="M0 293c0-20 2-38 6-57 3-19 9-37 16-55 8-18 17-34 27-50 11-16 23-31 36-44 14-15 29-27 44-37 16-11 33-20 51-27 17-8 36-13 54-17 19-4 38-6 57-6h1350c19 0 38 2 56 6 19 4 37 9 55 17 18 7 34 16 50 27 16 10 31 22 44 37 14 13 26 28 37 44 10 16 19 32 26 50 9 18 14 36 18 55s6 37 6 57c0 19-2 38-6 56-4 19-9 37-18 55-7 18-16 34-26 50-11 16-23 31-37 44-13 14-28 26-44 37-16 10-32 19-50 26-18 8-36 13-55 17-18 4-37 6-56 6h-1350c-19 0-38-2-57-6-18-4-37-9-54-17-18-7-35-16-51-26-15-11-30-23-44-37-13-13-25-28-36-44-10-16-19-32-27-50-7-18-13-36-16-55-4-18-6-37-6-56z">
          <text:p/>
        </draw:path>
        <draw:frame draw:style-name="gr108" draw:text-style-name="P10" draw:layer="layout" svg:width="0.569cm" svg:height="0.344cm" svg:x="14.676cm" svg:y="10.678cm">
          <draw:text-box>
            <text:p text:style-name="P4"><text:span text:style-name="T12">fare</text:span></text:p>
          </draw:text-box>
        </draw:frame>
        <draw:frame draw:style-name="gr36" draw:text-style-name="P11" draw:layer="layout" svg:width="1.518cm" svg:height="0.332cm" svg:x="16.646cm" svg:y="9.654cm">
          <draw:text-box>
            <text:p text:style-name="P4"><text:span text:style-name="T16">Essenziale</text:span></text:p>
          </draw:text-box>
        </draw:frame>
        <draw:frame draw:style-name="gr129" draw:text-style-name="P11" draw:layer="layout" svg:width="1.708cm" svg:height="0.332cm" svg:x="2.646cm" svg:y="12.511cm">
          <draw:text-box>
            <text:p text:style-name="P4"><text:span text:style-name="T13">ANALYTICS</text:span></text:p>
          </draw:text-box>
        </draw:frame>
        <draw:frame draw:style-name="gr130" draw:text-style-name="P12" draw:layer="layout" svg:width="1.217cm" svg:height="0.395cm" svg:x="2.646cm" svg:y="13.043cm">
          <draw:text-box>
            <text:p text:style-name="P4"><text:span text:style-name="T14">Google</text:span></text:p>
          </draw:text-box>
        </draw:frame>
        <draw:frame draw:style-name="gr131" draw:text-style-name="P12" draw:layer="layout" svg:width="1.856cm" svg:height="0.395cm" svg:x="2.646cm" svg:y="13.626cm">
          <draw:text-box>
            <text:p text:style-name="P4"><text:span text:style-name="T14">Analytics 4</text:span></text:p>
          </draw:text-box>
        </draw:frame>
        <draw:frame draw:style-name="gr132" draw:text-style-name="P13" draw:layer="layout" svg:width="6.784cm" svg:height="0.374cm" svg:x="5.938cm" svg:y="12.481cm">
          <draw:text-box>
            <text:p text:style-name="P4"><text:span text:style-name="T15">Configurazione GA4 con rispetto del consenso</text:span></text:p>
          </draw:text-box>
        </draw:frame>
        <draw:frame draw:style-name="gr133" draw:text-style-name="P13" draw:layer="layout" svg:width="6.479cm" svg:height="0.374cm" svg:x="5.938cm" svg:y="13.063cm">
          <draw:text-box>
            <text:p text:style-name="P4"><text:span text:style-name="T15">cookie (Consent Mode v2), tracciamento clic</text:span></text:p>
          </draw:text-box>
        </draw:frame>
        <draw:frame draw:style-name="gr134" draw:text-style-name="P13" draw:layer="layout" svg:width="6.043cm" svg:height="0.374cm" svg:x="5.938cm" svg:y="13.645cm">
          <draw:text-box>
            <text:p text:style-name="P4"><text:span text:style-name="T15">telefono, WhatsApp, form, configurazione</text:span></text:p>
          </draw:text-box>
        </draw:frame>
        <draw:frame draw:style-name="gr135" draw:text-style-name="P13" draw:layer="layout" svg:width="7.741cm" svg:height="0.374cm" svg:x="5.938cm" svg:y="14.227cm">
          <draw:text-box>
            <text:p text:style-name="P4"><text:span text:style-name="T15">conversioni principali, report mensile incluso nei piani</text:span></text:p>
          </draw:text-box>
        </draw:frame>
        <draw:path draw:style-name="gr1" draw:text-style-name="P1" draw:layer="layout" svg:width="1.217cm" svg:height="1.667cm" svg:x="14.472cm" svg:y="12.382cm" svg:viewBox="0 0 1218 1668" svg:d="M0 1139v-609c0-35 4-69 10-103 7-34 17-67 30-99 14-32 30-63 49-92 20-29 42-55 66-80 25-25 51-48 80-67s60-35 92-49c32-13 65-23 99-30s69-10 103-10h159c35 0 70 3 104 10s68 17 100 30c32 14 62 30 91 49s56 42 80 67c25 25 47 51 66 80s36 60 49 92 23 65 30 99 10 68 10 103v609c0 34-3 69-10 103s-17 67-30 99-30 63-49 92-41 55-66 80c-24 24-51 46-80 66-29 19-59 35-91 49-32 13-66 23-100 30-34 6-69 10-104 10h-159c-34 0-69-4-103-10-34-7-67-17-99-30-32-14-63-30-92-49-29-20-55-42-80-66-24-25-46-51-66-80-19-29-35-60-49-92-13-32-23-65-30-99-6-34-10-69-10-103z">
          <text:p/>
        </draw:path>
        <draw:frame draw:style-name="gr136" draw:text-style-name="P13" draw:layer="layout" svg:width="1.446cm" svg:height="0.374cm" svg:x="5.938cm" svg:y="14.809cm">
          <draw:text-box>
            <text:p text:style-name="P4"><text:span text:style-name="T15">a canone.</text:span></text:p>
          </draw:text-box>
        </draw:frame>
        <draw:frame draw:style-name="gr106" draw:text-style-name="P10" draw:layer="layout" svg:width="0.387cm" svg:height="0.344cm" svg:x="14.676cm" svg:y="12.53cm">
          <draw:text-box>
            <text:p text:style-name="P4"><text:span text:style-name="T11">⏳</text:span></text:p>
          </draw:text-box>
        </draw:frame>
        <draw:frame draw:style-name="gr107" draw:text-style-name="P10" draw:layer="layout" svg:width="0.4cm" svg:height="0.344cm" svg:x="14.676cm" svg:y="13.033cm">
          <draw:text-box>
            <text:p text:style-name="P4"><text:span text:style-name="T12">Da</text:span></text:p>
          </draw:text-box>
        </draw:frame>
        <draw:path draw:style-name="gr1" draw:text-style-name="P1" draw:layer="layout" svg:width="1.932cm" svg:height="0.609cm" svg:x="16.43cm" svg:y="12.382cm" svg:viewBox="0 0 1933 610" svg:d="M0 305c0-20 2-40 6-59 4-20 10-39 17-57 8-19 17-36 28-53 12-16 24-32 38-46 14-15 30-28 46-39 17-11 34-20 53-28 18-7 37-13 57-17s39-6 59-6h1323c20 0 40 2 60 6 19 4 38 10 57 17 18 8 36 17 52 28 17 11 32 24 46 39 15 14 27 30 38 46 11 17 21 34 28 53 9 18 15 37 19 57 4 19 6 39 6 59s-2 40-6 60c-4 19-10 38-19 57-7 18-17 36-28 52-11 17-23 32-38 46-14 15-29 27-46 38-16 11-34 21-52 28-19 8-38 14-57 18-20 4-40 6-60 6h-1323c-20 0-39-2-59-6s-39-10-57-18c-19-7-36-17-53-28-16-11-32-23-46-38-14-14-26-29-38-46-11-16-20-34-28-52-7-19-13-38-17-57-4-20-6-40-6-60z">
          <text:p/>
        </draw:path>
        <draw:frame draw:style-name="gr108" draw:text-style-name="P10" draw:layer="layout" svg:width="0.569cm" svg:height="0.344cm" svg:x="14.676cm" svg:y="13.535cm">
          <draw:text-box>
            <text:p text:style-name="P4"><text:span text:style-name="T12">fare</text:span></text:p>
          </draw:text-box>
        </draw:frame>
        <draw:frame draw:style-name="gr36" draw:text-style-name="P11" draw:layer="layout" svg:width="1.518cm" svg:height="0.332cm" svg:x="16.646cm" svg:y="12.511cm">
          <draw:text-box>
            <text:p text:style-name="P4"><text:span text:style-name="T16">Essenziale</text:span></text:p>
          </draw:text-box>
        </draw:frame>
        <draw:frame draw:style-name="gr137" draw:text-style-name="P11" draw:layer="layout" svg:width="0.629cm" svg:height="0.332cm" svg:x="2.646cm" svg:y="15.977cm">
          <draw:text-box>
            <text:p text:style-name="P4"><text:span text:style-name="T13">SEO</text:span></text:p>
          </draw:text-box>
        </draw:frame>
        <draw:frame draw:style-name="gr112" draw:text-style-name="P12" draw:layer="layout" svg:width="2.483cm" svg:height="0.395cm" svg:x="2.646cm" svg:y="16.51cm">
          <draw:text-box>
            <text:p text:style-name="P4"><text:span text:style-name="T14">Google Search</text:span></text:p>
          </draw:text-box>
        </draw:frame>
        <draw:frame draw:style-name="gr138" draw:text-style-name="P12" draw:layer="layout" svg:width="1.391cm" svg:height="0.395cm" svg:x="2.646cm" svg:y="17.092cm">
          <draw:text-box>
            <text:p text:style-name="P4"><text:span text:style-name="T14">Console</text:span></text:p>
          </draw:text-box>
        </draw:frame>
        <draw:frame draw:style-name="gr139" draw:text-style-name="P13" draw:layer="layout" svg:width="7.279cm" svg:height="0.374cm" svg:x="5.938cm" svg:y="15.947cm">
          <draw:text-box>
            <text:p text:style-name="P4"><text:span text:style-name="T15">Verifica proprietà sito, invio sitemap, monitoraggio</text:span></text:p>
          </draw:text-box>
        </draw:frame>
        <draw:frame draw:style-name="gr140" draw:text-style-name="P13" draw:layer="layout" svg:width="7.584cm" svg:height="0.374cm" svg:x="5.938cm" svg:y="16.529cm">
          <draw:text-box>
            <text:p text:style-name="P4"><text:span text:style-name="T15">indicizzazione e query di ricerca, correzione errori di</text:span></text:p>
          </draw:text-box>
        </draw:frame>
        <draw:frame draw:style-name="gr141" draw:text-style-name="P13" draw:layer="layout" svg:width="6.873cm" svg:height="0.374cm" svg:x="5.938cm" svg:y="17.111cm">
          <draw:text-box>
            <text:p text:style-name="P4"><text:span text:style-name="T15">crawling. Setup fondamentale per controllare la</text:span></text:p>
          </draw:text-box>
        </draw:frame>
        <draw:path draw:style-name="gr1" draw:text-style-name="P1" draw:layer="layout" svg:width="1.217cm" svg:height="1.667cm" svg:x="14.472cm" svg:y="15.848cm" svg:viewBox="0 0 1218 1668" svg:d="M0 1138v-609c0-35 4-69 10-103 7-34 17-67 30-99 14-32 30-63 49-92 20-29 42-55 66-80 25-25 51-46 80-66 29-19 60-35 92-49 32-13 65-23 99-30s69-10 103-10h159c35 0 70 3 104 10s68 17 100 30c32 14 62 30 91 49 29 20 56 41 80 66 25 25 47 51 66 80s36 60 49 92 23 65 30 99 10 68 10 103v609c0 34-3 69-10 103s-17 67-30 99-30 63-49 92-41 55-66 80c-24 24-51 46-80 66-29 19-59 35-91 49-32 13-66 24-100 31s-69 10-104 10h-159c-34 0-69-3-103-10s-67-18-99-31c-32-14-63-30-92-49-29-20-55-42-80-66-24-25-46-51-66-80-19-29-35-60-49-92-13-32-23-65-30-99-6-34-10-69-10-103z">
          <text:p/>
        </draw:path>
        <draw:frame draw:style-name="gr142" draw:text-style-name="P13" draw:layer="layout" svg:width="2.834cm" svg:height="0.374cm" svg:x="5.938cm" svg:y="17.693cm">
          <draw:text-box>
            <text:p text:style-name="P4"><text:span text:style-name="T15">visibilità su Google.</text:span></text:p>
          </draw:text-box>
        </draw:frame>
        <draw:frame draw:style-name="gr106" draw:text-style-name="P10" draw:layer="layout" svg:width="0.387cm" svg:height="0.344cm" svg:x="14.676cm" svg:y="15.996cm">
          <draw:text-box>
            <text:p text:style-name="P4"><text:span text:style-name="T11">⏳</text:span></text:p>
          </draw:text-box>
        </draw:frame>
        <draw:frame draw:style-name="gr107" draw:text-style-name="P10" draw:layer="layout" svg:width="0.4cm" svg:height="0.344cm" svg:x="14.676cm" svg:y="16.499cm">
          <draw:text-box>
            <text:p text:style-name="P4"><text:span text:style-name="T12">Da</text:span></text:p>
          </draw:text-box>
        </draw:frame>
        <draw:path draw:style-name="gr1" draw:text-style-name="P1" draw:layer="layout" svg:width="1.932cm" svg:height="0.609cm" svg:x="16.43cm" svg:y="15.848cm" svg:viewBox="0 0 1933 610" svg:d="M0 305c0-20 2-39 6-60 4-20 10-39 17-57 8-19 17-36 28-53 12-16 24-32 38-46s30-27 46-38c17-11 34-20 53-28 18-7 37-13 57-17s39-6 59-6h1323c20 0 40 2 60 6 19 4 38 10 57 17 18 8 36 17 52 28 17 11 32 24 46 38 15 14 27 30 38 46 11 17 21 34 28 53 9 18 15 37 19 57 4 21 6 40 6 60s-2 40-6 60c-4 19-10 38-19 57-7 18-17 36-28 52-11 17-23 32-38 46-14 15-29 27-46 38-16 11-34 21-52 28-19 8-38 14-57 18-20 4-40 6-60 6h-1323c-20 0-39-2-59-6s-39-10-57-18c-19-7-36-17-53-28-16-11-32-23-46-38-14-14-26-29-38-46-11-16-20-34-28-52-7-19-13-38-17-57-4-20-6-40-6-60z">
          <text:p/>
        </draw:path>
        <draw:frame draw:style-name="gr108" draw:text-style-name="P10" draw:layer="layout" svg:width="0.569cm" svg:height="0.344cm" svg:x="14.676cm" svg:y="17.001cm">
          <draw:text-box>
            <text:p text:style-name="P4"><text:span text:style-name="T12">fare</text:span></text:p>
          </draw:text-box>
        </draw:frame>
        <draw:frame draw:style-name="gr36" draw:text-style-name="P11" draw:layer="layout" svg:width="1.518cm" svg:height="0.332cm" svg:x="16.646cm" svg:y="15.977cm">
          <draw:text-box>
            <text:p text:style-name="P4"><text:span text:style-name="T16">Essenziale</text:span></text:p>
          </draw:text-box>
        </draw:frame>
        <draw:frame draw:style-name="gr143" draw:text-style-name="P11" draw:layer="layout" svg:width="1.352cm" svg:height="0.332cm" svg:x="2.646cm" svg:y="18.861cm">
          <draw:text-box>
            <text:p text:style-name="P4"><text:span text:style-name="T13">HOSTING</text:span></text:p>
          </draw:text-box>
        </draw:frame>
        <draw:frame draw:style-name="gr60" draw:text-style-name="P12" draw:layer="layout" svg:width="2.313cm" svg:height="0.395cm" svg:x="2.646cm" svg:y="19.393cm">
          <draw:text-box>
            <text:p text:style-name="P4"><text:span text:style-name="T14">Deploy + DNS</text:span></text:p>
          </draw:text-box>
        </draw:frame>
        <draw:frame draw:style-name="gr144" draw:text-style-name="P12" draw:layer="layout" svg:width="0.984cm" svg:height="0.395cm" svg:x="2.646cm" svg:y="19.949cm">
          <draw:text-box>
            <text:p text:style-name="P4"><text:span text:style-name="T14">+ SSL</text:span></text:p>
          </draw:text-box>
        </draw:frame>
        <draw:frame draw:style-name="gr145" draw:text-style-name="P13" draw:layer="layout" svg:width="7.309cm" svg:height="0.374cm" svg:x="5.938cm" svg:y="18.831cm">
          <draw:text-box>
            <text:p text:style-name="P4"><text:span text:style-name="T15">Deploy su Vercel (piattaforma ottimizzata Next.js),</text:span></text:p>
          </draw:text-box>
        </draw:frame>
        <draw:frame draw:style-name="gr146" draw:text-style-name="P13" draw:layer="layout" svg:width="6.263cm" svg:height="0.374cm" svg:x="5.938cm" svg:y="19.413cm">
          <draw:text-box>
            <text:p text:style-name="P4"><text:span text:style-name="T15">configurazione DNS sul dominio aziendale,</text:span></text:p>
          </draw:text-box>
        </draw:frame>
        <draw:frame draw:style-name="gr147" draw:text-style-name="P13" draw:layer="layout" svg:width="6.521cm" svg:height="0.374cm" svg:x="5.938cm" svg:y="19.968cm">
          <draw:text-box>
            <text:p text:style-name="P4"><text:span text:style-name="T15">certificato SSL automatico (HTTPS), variabili</text:span></text:p>
          </draw:text-box>
        </draw:frame>
        <draw:path draw:style-name="gr1" draw:text-style-name="P1" draw:layer="layout" svg:width="1.217cm" svg:height="1.667cm" svg:x="14.472cm" svg:y="18.732cm" svg:viewBox="0 0 1218 1668" svg:d="M0 1139v-609c0-35 4-69 10-104 7-34 17-67 30-99 14-32 30-63 49-92 20-29 42-55 66-80 25-25 51-47 80-66s60-35 92-49c32-13 65-23 99-30s69-10 103-10h159c35 0 70 3 104 10s68 17 100 30c32 14 62 30 91 49s56 41 80 66c25 25 47 51 66 80s36 60 49 92 23 65 30 99c7 35 10 69 10 104v609c0 34-3 69-10 103s-17 67-30 99-30 63-49 92-41 55-66 80c-24 24-51 46-80 66-29 19-59 35-91 49-32 13-66 23-100 30-34 6-69 10-104 10h-159c-34 0-69-4-103-10-34-7-67-17-99-30-32-14-63-30-92-49-29-20-55-42-80-66-24-25-46-51-66-80-19-29-35-60-49-92-13-32-23-65-30-99-6-34-10-69-10-103z">
          <text:p/>
        </draw:path>
        <draw:frame draw:style-name="gr148" draw:text-style-name="P13" draw:layer="layout" svg:width="4.786cm" svg:height="0.374cm" svg:x="5.938cm" svg:y="20.55cm">
          <draw:text-box>
            <text:p text:style-name="P4"><text:span text:style-name="T15">d'ambiente sicure per chiavi API.</text:span></text:p>
          </draw:text-box>
        </draw:frame>
        <draw:frame draw:style-name="gr106" draw:text-style-name="P10" draw:layer="layout" svg:width="0.387cm" svg:height="0.344cm" svg:x="14.676cm" svg:y="18.88cm">
          <draw:text-box>
            <text:p text:style-name="P4"><text:span text:style-name="T11">⏳</text:span></text:p>
          </draw:text-box>
        </draw:frame>
        <draw:frame draw:style-name="gr107" draw:text-style-name="P10" draw:layer="layout" svg:width="0.4cm" svg:height="0.344cm" svg:x="14.676cm" svg:y="19.383cm">
          <draw:text-box>
            <text:p text:style-name="P4"><text:span text:style-name="T12">Da</text:span></text:p>
          </draw:text-box>
        </draw:frame>
        <draw:path draw:style-name="gr1" draw:text-style-name="P1" draw:layer="layout" svg:width="1.932cm" svg:height="0.582cm" svg:x="16.43cm" svg:y="18.732cm" svg:viewBox="0 0 1933 583" svg:d="M0 292c0-19 2-38 6-57 3-18 9-37 16-55 8-18 17-35 27-51 11-16 23-30 36-44 14-13 29-25 44-36 16-11 33-20 51-27 17-7 36-13 54-16 19-4 38-6 57-6h1350c19 0 38 2 56 6 19 3 37 9 55 16s34 16 50 27 31 23 44 36c14 14 26 28 37 44 10 16 19 33 26 51 9 18 14 37 18 55 4 19 6 38 6 57s-2 38-6 57-9 37-18 54c-7 18-16 35-26 51-11 16-23 30-37 44-13 13-28 25-44 36s-32 20-50 27-36 13-55 16c-18 4-37 6-56 6h-1350c-19 0-38-2-57-6-18-3-37-9-54-16-18-7-35-16-51-27-15-11-30-23-44-36-13-14-25-28-36-44-10-16-19-33-27-51-7-17-13-35-16-54-4-19-6-38-6-57z">
          <text:p/>
        </draw:path>
        <draw:frame draw:style-name="gr108" draw:text-style-name="P10" draw:layer="layout" svg:width="0.569cm" svg:height="0.344cm" svg:x="14.676cm" svg:y="19.885cm">
          <draw:text-box>
            <text:p text:style-name="P4"><text:span text:style-name="T12">fare</text:span></text:p>
          </draw:text-box>
        </draw:frame>
        <draw:frame draw:style-name="gr36" draw:text-style-name="P11" draw:layer="layout" svg:width="1.518cm" svg:height="0.332cm" svg:x="16.646cm" svg:y="18.861cm">
          <draw:text-box>
            <text:p text:style-name="P4"><text:span text:style-name="T16">Essenziale</text:span></text:p>
          </draw:text-box>
        </draw:frame>
        <draw:frame draw:style-name="gr129" draw:text-style-name="P11" draw:layer="layout" svg:width="1.708cm" svg:height="0.332cm" svg:x="2.646cm" svg:y="21.719cm">
          <draw:text-box>
            <text:p text:style-name="P4"><text:span text:style-name="T13">SICUREZZA</text:span></text:p>
          </draw:text-box>
        </draw:frame>
        <draw:frame draw:style-name="gr149" draw:text-style-name="P12" draw:layer="layout" svg:width="1.386cm" svg:height="0.395cm" svg:x="2.646cm" svg:y="22.251cm">
          <draw:text-box>
            <text:p text:style-name="P4"><text:span text:style-name="T14">Security</text:span></text:p>
          </draw:text-box>
        </draw:frame>
        <draw:frame draw:style-name="gr149" draw:text-style-name="P12" draw:layer="layout" svg:width="1.386cm" svg:height="0.395cm" svg:x="2.646cm" svg:y="22.833cm">
          <draw:text-box>
            <text:p text:style-name="P4"><text:span text:style-name="T14">Headers</text:span></text:p>
          </draw:text-box>
        </draw:frame>
        <draw:frame draw:style-name="gr150" draw:text-style-name="P13" draw:layer="layout" svg:width="6.454cm" svg:height="0.374cm" svg:x="5.938cm" svg:y="21.688cm">
          <draw:text-box>
            <text:p text:style-name="P4"><text:span text:style-name="T15">Configurazione header HTTP di sicurezza in</text:span></text:p>
          </draw:text-box>
        </draw:frame>
        <draw:frame draw:style-name="gr151" draw:text-style-name="P13" draw:layer="layout" svg:width="7.148cm" svg:height="0.374cm" svg:x="5.938cm" svg:y="22.27cm">
          <draw:text-box>
            <text:p text:style-name="P4"><text:span text:style-name="T15">next.config.ts: Content-Security-Policy, X-Frame-</text:span></text:p>
          </draw:text-box>
        </draw:frame>
        <draw:frame draw:style-name="gr152" draw:text-style-name="P13" draw:layer="layout" svg:width="7.364cm" svg:height="0.374cm" svg:x="5.938cm" svg:y="22.852cm">
          <draw:text-box>
            <text:p text:style-name="P4"><text:span text:style-name="T15">Options, X-Content-Type-Options, Referrer-Policy,</text:span></text:p>
          </draw:text-box>
        </draw:frame>
        <draw:frame draw:style-name="gr153" draw:text-style-name="P13" draw:layer="layout" svg:width="5.662cm" svg:height="0.374cm" svg:x="5.938cm" svg:y="23.434cm">
          <draw:text-box>
            <text:p text:style-name="P4"><text:span text:style-name="T15">Permissions-Policy. Target: score A su</text:span></text:p>
          </draw:text-box>
        </draw:frame>
        <draw:path draw:style-name="gr1" draw:text-style-name="P1" draw:layer="layout" svg:width="1.217cm" svg:height="1.667cm" svg:x="14.472cm" svg:y="21.589cm" svg:viewBox="0 0 1218 1668" svg:d="M0 1139v-609c0-35 4-69 10-104 7-34 17-67 30-99 14-32 30-62 49-91 20-29 42-56 66-81 25-24 51-46 80-65 29-20 60-36 92-49 32-14 65-24 99-30 34-7 69-10 103-11h159c35 1 70 4 104 11 34 6 68 16 100 30 32 13 62 29 91 49 29 19 56 41 80 65 25 25 47 52 66 81s36 59 49 91 23 65 30 99c7 35 10 69 10 104v609c0 35-3 69-10 103-7 35-17 68-30 100s-30 62-49 91-41 56-66 80c-24 25-51 47-80 66s-59 36-91 49-66 23-100 30-69 10-104 10h-159c-34 0-69-3-103-10s-67-17-99-30-63-30-92-49-55-41-80-66c-24-24-46-51-66-80-19-29-35-59-49-91-13-32-23-65-30-100-6-34-10-68-10-103z">
          <text:p/>
        </draw:path>
        <draw:frame draw:style-name="gr154" draw:text-style-name="P13" draw:layer="layout" svg:width="3.13cm" svg:height="0.374cm" svg:x="5.938cm" svg:y="24.016cm">
          <draw:text-box>
            <text:p text:style-name="P4"><text:span text:style-name="T15">securityheaders.com.</text:span></text:p>
          </draw:text-box>
        </draw:frame>
        <draw:frame draw:style-name="gr106" draw:text-style-name="P10" draw:layer="layout" svg:width="0.387cm" svg:height="0.344cm" svg:x="14.676cm" svg:y="21.737cm">
          <draw:text-box>
            <text:p text:style-name="P4"><text:span text:style-name="T11">⏳</text:span></text:p>
          </draw:text-box>
        </draw:frame>
        <draw:frame draw:style-name="gr107" draw:text-style-name="P10" draw:layer="layout" svg:width="0.4cm" svg:height="0.344cm" svg:x="14.676cm" svg:y="22.24cm">
          <draw:text-box>
            <text:p text:style-name="P4"><text:span text:style-name="T12">Da</text:span></text:p>
          </draw:text-box>
        </draw:frame>
        <draw:path draw:style-name="gr1" draw:text-style-name="P1" draw:layer="layout" svg:width="1.958cm" svg:height="0.609cm" svg:x="16.43cm" svg:y="21.589cm" svg:viewBox="0 0 1959 610" svg:d="M0 305c0-20 2-40 6-60 4-19 10-38 17-57 8-18 17-36 28-52 12-17 24-32 38-46 14-15 30-27 46-38 17-11 34-21 53-28 19-8 38-14 58-18s39-5 59-6h1350c20 1 40 2 59 6 20 4 39 10 57 18 19 7 36 17 53 28 16 11 32 23 46 38 14 14 27 29 38 46 11 16 20 34 28 52 8 19 13 38 17 57 4 20 6 40 6 60s-2 40-6 59c-4 20-9 39-17 57-8 19-17 36-28 53-11 16-24 32-38 46s-30 27-46 38c-17 11-34 20-53 28-18 8-37 13-57 18-19 4-39 6-59 6h-1350c-20 0-39-2-59-6-20-5-39-10-58-18s-36-17-53-28c-16-11-32-24-46-38s-26-30-38-46c-11-17-20-34-28-53-7-18-13-37-17-57-4-19-6-39-6-59z">
          <text:p/>
        </draw:path>
        <draw:frame draw:style-name="gr108" draw:text-style-name="P10" draw:layer="layout" svg:width="0.569cm" svg:height="0.344cm" svg:x="14.676cm" svg:y="22.743cm">
          <draw:text-box>
            <text:p text:style-name="P4"><text:span text:style-name="T12">fare</text:span></text:p>
          </draw:text-box>
        </draw:frame>
        <draw:frame draw:style-name="gr155" draw:text-style-name="P11" draw:layer="layout" svg:width="1.53cm" svg:height="0.332cm" svg:x="16.646cm" svg:y="21.719cm">
          <draw:text-box>
            <text:p text:style-name="P4"><text:span text:style-name="T26">Importante</text:span></text:p>
          </draw:text-box>
        </draw:frame>
        <draw:frame draw:style-name="gr156" draw:text-style-name="P11" draw:layer="layout" svg:width="2.335cm" svg:height="0.332cm" svg:x="2.646cm" svg:y="25.185cm">
          <draw:text-box>
            <text:p text:style-name="P4"><text:span text:style-name="T13">PERFORMANCE</text:span></text:p>
          </draw:text-box>
        </draw:frame>
        <draw:frame draw:style-name="gr157" draw:text-style-name="P12" draw:layer="layout" svg:width="2.474cm" svg:height="0.395cm" svg:x="2.646cm" svg:y="25.717cm">
          <draw:text-box>
            <text:p text:style-name="P4"><text:span text:style-name="T14">Ottimizzazione</text:span></text:p>
          </draw:text-box>
        </draw:frame>
        <draw:frame draw:style-name="gr54" draw:text-style-name="P12" draw:layer="layout" svg:width="1.547cm" svg:height="0.395cm" svg:x="2.646cm" svg:y="26.299cm">
          <draw:text-box>
            <text:p text:style-name="P4"><text:span text:style-name="T14">immagini</text:span></text:p>
          </draw:text-box>
        </draw:frame>
        <draw:frame draw:style-name="gr158" draw:text-style-name="P13" draw:layer="layout" svg:width="7.398cm" svg:height="0.374cm" svg:x="5.938cm" svg:y="25.154cm">
          <draw:text-box>
            <text:p text:style-name="P4"><text:span text:style-name="T15">Conversione foto in formato WebP/AVIF (riduzione</text:span></text:p>
          </draw:text-box>
        </draw:frame>
        <draw:frame draw:style-name="gr159" draw:text-style-name="P13" draw:layer="layout" svg:width="6.691cm" svg:height="0.374cm" svg:x="5.938cm" svg:y="25.736cm">
          <draw:text-box>
            <text:p text:style-name="P4"><text:span text:style-name="T15">peso 60-80%), configurazione next/image con</text:span></text:p>
          </draw:text-box>
        </draw:frame>
        <draw:frame draw:style-name="gr160" draw:text-style-name="P13" draw:layer="layout" svg:width="6.665cm" svg:height="0.374cm" svg:x="5.938cm" svg:y="26.318cm">
          <draw:text-box>
            <text:p text:style-name="P4"><text:span text:style-name="T15">dimensioni esplicite, placeholder blur per LCP</text:span></text:p>
          </draw:text-box>
        </draw:frame>
        <draw:path draw:style-name="gr1" draw:text-style-name="P1" draw:layer="layout" svg:width="1.217cm" svg:height="1.666cm" svg:x="14.472cm" svg:y="25.056cm" svg:viewBox="0 0 1218 1667" svg:d="M0 1138v-609c0-35 4-69 10-104 7-34 17-67 30-99 14-32 30-62 49-91 20-29 42-56 66-80 25-25 51-47 80-66 29-20 60-36 92-49s65-24 99-30c34-7 69-10 103-10h159c35 0 70 3 104 10 34 6 68 17 100 30s62 29 91 49c29 19 56 41 80 66 25 24 47 51 66 80s36 59 49 91 23 65 30 99c7 35 10 69 10 104v609c0 35-3 69-10 103-7 35-17 68-30 100s-30 62-49 91-41 56-66 80c-24 25-51 47-80 66-29 20-59 36-91 49s-66 23-100 30-69 10-104 10h-159c-34 0-69-3-103-10s-67-17-99-30-63-29-92-49c-29-19-55-41-80-66-24-24-46-51-66-80-19-29-35-59-49-91-13-32-23-65-30-100-6-34-10-68-10-103z">
          <text:p/>
        </draw:path>
        <draw:frame draw:style-name="gr161" draw:text-style-name="P13" draw:layer="layout" svg:width="4.828cm" svg:height="0.374cm" svg:x="5.938cm" svg:y="26.9cm">
          <draw:text-box>
            <text:p text:style-name="P4"><text:span text:style-name="T15">migliore, lazy loading ottimizzato.</text:span></text:p>
          </draw:text-box>
        </draw:frame>
        <draw:frame draw:style-name="gr106" draw:text-style-name="P10" draw:layer="layout" svg:width="0.387cm" svg:height="0.344cm" svg:x="14.676cm" svg:y="25.204cm">
          <draw:text-box>
            <text:p text:style-name="P4"><text:span text:style-name="T11">⏳</text:span></text:p>
          </draw:text-box>
        </draw:frame>
        <draw:frame draw:style-name="gr107" draw:text-style-name="P10" draw:layer="layout" svg:width="0.4cm" svg:height="0.344cm" svg:x="14.676cm" svg:y="25.706cm">
          <draw:text-box>
            <text:p text:style-name="P4"><text:span text:style-name="T12">Da</text:span></text:p>
          </draw:text-box>
        </draw:frame>
        <draw:path draw:style-name="gr1" draw:text-style-name="P1" draw:layer="layout" svg:width="1.958cm" svg:height="0.582cm" svg:x="16.43cm" svg:y="25.056cm" svg:viewBox="0 0 1959 583" svg:d="M0 292c0-20 2-39 6-58 3-19 9-37 16-55 8-17 17-34 27-50 11-16 23-31 36-44 14-14 29-26 44-36 16-11 33-20 51-27 17-8 37-13 55-17 19-4 38-5 57-5h1376c19 0 38 1 57 5s37 9 54 17c18 7 35 16 51 27 16 10 30 22 44 36 13 13 25 28 36 44s20 33 27 50c7 18 13 36 16 55 4 19 6 38 6 58 0 19-2 38-6 56-3 19-9 37-16 55s-16 34-27 50-23 31-36 44c-14 14-28 26-44 37-16 10-33 19-51 26-17 8-35 13-54 17s-38 6-57 6h-1376c-19 0-38-2-57-6-18-4-38-9-55-17-18-7-35-16-51-26-15-11-30-23-44-37-13-13-25-28-36-44-10-16-19-32-27-50-7-18-13-36-16-55-4-18-6-37-6-56z">
          <text:p/>
        </draw:path>
        <draw:frame draw:style-name="gr108" draw:text-style-name="P10" draw:layer="layout" svg:width="0.569cm" svg:height="0.344cm" svg:x="14.676cm" svg:y="26.209cm">
          <draw:text-box>
            <text:p text:style-name="P4"><text:span text:style-name="T12">fare</text:span></text:p>
          </draw:text-box>
        </draw:frame>
        <draw:frame draw:style-name="gr155" draw:text-style-name="P11" draw:layer="layout" svg:width="1.53cm" svg:height="0.332cm" svg:x="16.646cm" svg:y="25.185cm">
          <draw:text-box>
            <text:p text:style-name="P4"><text:span text:style-name="T26">Importante</text:span></text:p>
          </draw:text-box>
        </draw:frame>
        <draw:frame draw:style-name="gr48" draw:text-style-name="P18" draw:layer="layout" svg:width="2.292cm" svg:height="0.331cm" svg:x="0.847cm" svg:y="0.532cm">
          <draw:text-box>
            <text:p text:style-name="P4"><text:span text:style-name="T25">25/02/26, 00:39</text:span></text:p>
          </draw:text-box>
        </draw:frame>
        <draw:frame draw:style-name="gr49" draw:text-style-name="P18" draw:layer="layout" svg:width="7.169cm" svg:height="0.331cm" svg:x="8.613cm" svg:y="0.532cm">
          <draw:text-box>
            <text:p text:style-name="P4"><text:span text:style-name="T25">Preventivo Sito Web – Autodemolizioni Pisanelli srl</text:span></text:p>
          </draw:text-box>
        </draw:frame>
        <draw:frame draw:style-name="gr50" draw:text-style-name="P18" draw:layer="layout" svg:width="13.218cm" svg:height="0.331cm" svg:x="0.847cm" svg:y="28.842cm">
          <draw:text-box>
            <text:p text:style-name="P4"><text:span text:style-name="T25">ﬁle:///home/cacu/Scrivania/SITI_WEB/AUTODEMOLIZIONI_PISANELLI/preventivo-pisanelli.html</text:span></text:p>
          </draw:text-box>
        </draw:frame>
        <draw:frame draw:style-name="gr51" draw:text-style-name="P18" draw:layer="layout" svg:width="0.645cm" svg:height="0.331cm" svg:x="19.517cm" svg:y="28.842cm">
          <draw:text-box>
            <text:p text:style-name="P4"><text:span text:style-name="T25">3/10</text:span></text:p>
          </draw:text-box>
        </draw:frame>
      </draw:page>
      <draw:page draw:name="page4" draw:style-name="dp1" draw:master-page-name="master-page3">
        <draw:polygon draw:style-name="gr1" draw:text-style-name="P1" draw:layer="layout" svg:width="19.023cm" svg:height="27.728cm" svg:x="1.005cm" svg:y="1.005cm" svg:viewBox="0 0 19024 27729" draw:points="0,0 19024,0 19024,27729 0,27729">
          <text:p/>
        </draw:polygon>
        <draw:polygon draw:style-name="gr1" draw:text-style-name="P1" draw:layer="layout" svg:width="3.281cm" svg:height="1.058cm" svg:x="2.275cm" svg:y="1.005cm" svg:viewBox="0 0 3282 1059" draw:points="0,0 3282,0 3282,1059 0,1059">
          <text:p/>
        </draw:polygon>
        <draw:polygon draw:style-name="gr1" draw:text-style-name="P1" draw:layer="layout" svg:width="8.546cm" svg:height="1.058cm" svg:x="5.556cm" svg:y="1.005cm" svg:viewBox="0 0 8547 1059" draw:points="0,0 8547,0 8547,1059 0,1059">
          <text:p/>
        </draw:polygon>
        <draw:polygon draw:style-name="gr1" draw:text-style-name="P1" draw:layer="layout" svg:width="1.958cm" svg:height="1.058cm" svg:x="14.102cm" svg:y="1.005cm" svg:viewBox="0 0 1959 1059" draw:points="0,0 1959,0 1959,1059 0,1059">
          <text:p/>
        </draw:polygon>
        <draw:polygon draw:style-name="gr1" draw:text-style-name="P1" draw:layer="layout" svg:width="2.698cm" svg:height="1.058cm" svg:x="16.06cm" svg:y="1.005cm" svg:viewBox="0 0 2699 1059" draw:points="0,0 2699,0 2699,1059 0,1059">
          <text:p/>
        </draw:polygon>
        <draw:polygon draw:style-name="gr2" draw:text-style-name="P2" draw:layer="layout" svg:width="3.281cm" svg:height="0.026cm" svg:x="2.275cm" svg:y="2.037cm" svg:viewBox="0 0 3282 27" draw:points="0,0 3282,0 3282,27 0,27">
          <text:p/>
        </draw:polygon>
        <draw:polygon draw:style-name="gr2" draw:text-style-name="P2" draw:layer="layout" svg:width="8.546cm" svg:height="0.026cm" svg:x="5.556cm" svg:y="2.037cm" svg:viewBox="0 0 8547 27" draw:points="0,0 8547,0 8547,27 0,27">
          <text:p/>
        </draw:polygon>
        <draw:polygon draw:style-name="gr2" draw:text-style-name="P2" draw:layer="layout" svg:width="1.958cm" svg:height="0.026cm" svg:x="14.102cm" svg:y="2.037cm" svg:viewBox="0 0 1959 27" draw:points="0,0 1959,0 1959,27 0,27">
          <text:p/>
        </draw:polygon>
        <draw:polygon draw:style-name="gr2" draw:text-style-name="P2" draw:layer="layout" svg:width="2.698cm" svg:height="0.026cm" svg:x="16.06cm" svg:y="2.037cm" svg:viewBox="0 0 2699 27" draw:points="0,0 2699,0 2699,27 0,27">
          <text:p/>
        </draw:polygon>
        <draw:polygon draw:style-name="gr2" draw:text-style-name="P2" draw:layer="layout" svg:width="3.281cm" svg:height="0.026cm" svg:x="2.275cm" svg:y="4.921cm" svg:viewBox="0 0 3282 27" draw:points="0,0 3282,0 3282,27 0,27">
          <text:p/>
        </draw:polygon>
        <draw:polygon draw:style-name="gr2" draw:text-style-name="P2" draw:layer="layout" svg:width="8.546cm" svg:height="0.026cm" svg:x="5.556cm" svg:y="4.921cm" svg:viewBox="0 0 8547 27" draw:points="0,0 8547,0 8547,27 0,27">
          <text:p/>
        </draw:polygon>
        <draw:polygon draw:style-name="gr2" draw:text-style-name="P2" draw:layer="layout" svg:width="1.958cm" svg:height="0.026cm" svg:x="14.102cm" svg:y="4.921cm" svg:viewBox="0 0 1959 27" draw:points="0,0 1959,0 1959,27 0,27">
          <text:p/>
        </draw:polygon>
        <draw:polygon draw:style-name="gr2" draw:text-style-name="P2" draw:layer="layout" svg:width="2.698cm" svg:height="0.026cm" svg:x="16.06cm" svg:y="4.921cm" svg:viewBox="0 0 2699 27" draw:points="0,0 2699,0 2699,27 0,27">
          <text:p/>
        </draw:polygon>
        <draw:polygon draw:style-name="gr2" draw:text-style-name="P2" draw:layer="layout" svg:width="3.281cm" svg:height="0.026cm" svg:x="2.275cm" svg:y="7.805cm" svg:viewBox="0 0 3282 27" draw:points="0,0 3282,0 3282,27 0,27">
          <text:p/>
        </draw:polygon>
        <draw:polygon draw:style-name="gr2" draw:text-style-name="P2" draw:layer="layout" svg:width="8.546cm" svg:height="0.026cm" svg:x="5.556cm" svg:y="7.805cm" svg:viewBox="0 0 8547 27" draw:points="0,0 8547,0 8547,27 0,27">
          <text:p/>
        </draw:polygon>
        <draw:polygon draw:style-name="gr2" draw:text-style-name="P2" draw:layer="layout" svg:width="1.958cm" svg:height="0.026cm" svg:x="14.102cm" svg:y="7.805cm" svg:viewBox="0 0 1959 27" draw:points="0,0 1959,0 1959,27 0,27">
          <text:p/>
        </draw:polygon>
        <draw:polygon draw:style-name="gr2" draw:text-style-name="P2" draw:layer="layout" svg:width="2.698cm" svg:height="0.026cm" svg:x="16.06cm" svg:y="7.805cm" svg:viewBox="0 0 2699 27" draw:points="0,0 2699,0 2699,27 0,27">
          <text:p/>
        </draw:polygon>
        <draw:path draw:style-name="gr1" draw:text-style-name="P1" draw:layer="layout" svg:width="16.43cm" svg:height="2.567cm" svg:x="2.328cm" svg:y="8.254cm" svg:viewBox="0 0 16431 2568" svg:d="M0 2568v-2568h16220c14 0 27 2 41 5 14 2 27 6 40 12 13 5 25 11 36 19 12 8 23 17 32 26 10 10 19 21 27 33 8 11 14 23 19 36 6 13 10 26 12 40 3 13 4 27 4 41v2144c0 14-1 28-4 42-2 13-6 26-12 39-5 13-11 25-19 37-8 11-17 22-27 32-9 10-20 19-32 26-11 8-23 15-36 20s-26 9-40 12-27 4-41 4z">
          <text:p/>
        </draw:path>
        <draw:polygon draw:style-name="gr162" draw:text-style-name="P19" draw:layer="layout" svg:width="0.106cm" svg:height="2.567cm" svg:x="2.275cm" svg:y="8.254cm" svg:viewBox="0 0 107 2568" draw:points="0,0 107,0 107,2568 0,2568">
          <text:p/>
        </draw:polygon>
        <draw:frame draw:style-name="gr22" draw:text-style-name="P5" draw:layer="layout" svg:width="1.903cm" svg:height="0.357cm" svg:x="2.646cm" svg:y="1.327cm">
          <draw:text-box>
            <text:p text:style-name="P4"><text:span text:style-name="T1">CATEGORIA</text:span></text:p>
          </draw:text-box>
        </draw:frame>
        <draw:frame draw:style-name="gr23" draw:text-style-name="P5" draw:layer="layout" svg:width="1.433cm" svg:height="0.357cm" svg:x="5.938cm" svg:y="1.327cm">
          <draw:text-box>
            <text:p text:style-name="P4"><text:span text:style-name="T1">ATTIVITÀ</text:span></text:p>
          </draw:text-box>
        </draw:frame>
        <draw:frame draw:style-name="gr24" draw:text-style-name="P5" draw:layer="layout" svg:width="1.077cm" svg:height="0.357cm" svg:x="14.504cm" svg:y="1.327cm">
          <draw:text-box>
            <text:p text:style-name="P4"><text:span text:style-name="T1">STATO</text:span></text:p>
          </draw:text-box>
        </draw:frame>
        <draw:frame draw:style-name="gr25" draw:text-style-name="P5" draw:layer="layout" svg:width="1.518cm" svg:height="0.357cm" svg:x="16.551cm" svg:y="1.327cm">
          <draw:text-box>
            <text:p text:style-name="P4"><text:span text:style-name="T1">PRIORITÀ</text:span></text:p>
          </draw:text-box>
        </draw:frame>
        <draw:frame draw:style-name="gr96" draw:text-style-name="P11" draw:layer="layout" svg:width="0.417cm" svg:height="0.332cm" svg:x="2.646cm" svg:y="2.457cm">
          <draw:text-box>
            <text:p text:style-name="P4"><text:span text:style-name="T13">UX</text:span></text:p>
          </draw:text-box>
        </draw:frame>
        <draw:frame draw:style-name="gr163" draw:text-style-name="P12" draw:layer="layout" svg:width="1.835cm" svg:height="0.395cm" svg:x="2.646cm" svg:y="2.989cm">
          <draw:text-box>
            <text:p text:style-name="P4"><text:span text:style-name="T14">Pagina 404</text:span></text:p>
          </draw:text-box>
        </draw:frame>
        <draw:frame draw:style-name="gr164" draw:text-style-name="P12" draw:layer="layout" svg:width="2.428cm" svg:height="0.395cm" svg:x="2.646cm" svg:y="3.571cm">
          <draw:text-box>
            <text:p text:style-name="P4"><text:span text:style-name="T14">personalizzata</text:span></text:p>
          </draw:text-box>
        </draw:frame>
        <draw:frame draw:style-name="gr165" draw:text-style-name="P13" draw:layer="layout" svg:width="6.238cm" svg:height="0.374cm" svg:x="5.938cm" svg:y="2.426cm">
          <draw:text-box>
            <text:p text:style-name="P4"><text:span text:style-name="T15">Pagina not-found.tsx brandizzata con logo,</text:span></text:p>
          </draw:text-box>
        </draw:frame>
        <draw:frame draw:style-name="gr147" draw:text-style-name="P13" draw:layer="layout" svg:width="6.521cm" svg:height="0.374cm" svg:x="5.938cm" svg:y="3.008cm">
          <draw:text-box>
            <text:p text:style-name="P4"><text:span text:style-name="T15">messaggio chiaro e link di ritorno alle sezioni</text:span></text:p>
          </draw:text-box>
        </draw:frame>
        <draw:frame draw:style-name="gr166" draw:text-style-name="P13" draw:layer="layout" svg:width="7.77cm" svg:height="0.374cm" svg:x="5.938cm" svg:y="3.591cm">
          <draw:text-box>
            <text:p text:style-name="P4"><text:span text:style-name="T15">principali. Evita il rimbalzo degli utenti su URL errati o</text:span></text:p>
          </draw:text-box>
        </draw:frame>
        <draw:path draw:style-name="gr1" draw:text-style-name="P1" draw:layer="layout" svg:width="1.217cm" svg:height="1.667cm" svg:x="14.472cm" svg:y="2.328cm" svg:viewBox="0 0 1218 1668" svg:d="M0 1139v-609c0-35 4-69 10-103 7-34 17-67 30-100 14-32 30-62 49-91 20-29 42-56 66-81 25-25 51-47 80-66s60-36 92-49 65-23 99-30 69-10 103-10h159c35 0 70 3 104 10s68 17 100 30 62 30 91 49 56 41 80 66c25 25 47 52 66 81s36 59 49 91c13 33 23 66 30 100s10 68 10 103v609c0 34-3 69-10 103s-17 67-30 99-30 63-49 92c-19 28-41 55-66 80-24 24-51 46-80 66-29 19-59 35-91 48-32 14-66 24-100 31-34 6-69 10-104 10h-159c-34 0-69-4-103-10-34-7-67-17-99-31-32-13-63-29-92-48-29-20-55-42-80-66-24-25-46-52-66-80-19-29-35-60-49-92-13-32-23-65-30-99-6-34-10-69-10-103z">
          <text:p/>
        </draw:path>
        <draw:frame draw:style-name="gr167" draw:text-style-name="P13" draw:layer="layout" svg:width="1.721cm" svg:height="0.374cm" svg:x="5.938cm" svg:y="4.173cm">
          <draw:text-box>
            <text:p text:style-name="P4"><text:span text:style-name="T15">link scaduti.</text:span></text:p>
          </draw:text-box>
        </draw:frame>
        <draw:frame draw:style-name="gr106" draw:text-style-name="P10" draw:layer="layout" svg:width="0.387cm" svg:height="0.344cm" svg:x="14.676cm" svg:y="2.476cm">
          <draw:text-box>
            <text:p text:style-name="P4"><text:span text:style-name="T11">⏳</text:span></text:p>
          </draw:text-box>
        </draw:frame>
        <draw:frame draw:style-name="gr107" draw:text-style-name="P10" draw:layer="layout" svg:width="0.4cm" svg:height="0.344cm" svg:x="14.676cm" svg:y="2.979cm">
          <draw:text-box>
            <text:p text:style-name="P4"><text:span text:style-name="T12">Da</text:span></text:p>
          </draw:text-box>
        </draw:frame>
        <draw:path draw:style-name="gr1" draw:text-style-name="P1" draw:layer="layout" svg:width="1.958cm" svg:height="0.608cm" svg:x="16.43cm" svg:y="2.328cm" svg:viewBox="0 0 1959 609" svg:d="M0 304c0-20 2-40 6-59 4-20 10-39 17-57 8-19 17-36 28-53 12-17 24-32 38-46s30-27 46-38c17-11 34-20 53-28s38-13 58-17 39-6 59-6h1350c20 0 40 2 59 6 20 4 39 9 57 17 19 8 36 17 53 28 16 11 32 24 46 38s27 29 38 46 20 34 28 53c8 18 13 37 17 57 4 19 6 39 6 59s-2 40-6 59c-4 20-9 39-17 59-8 18-17 36-28 52-11 17-24 32-38 46s-30 27-46 38c-17 11-34 21-53 28-18 8-37 14-57 18-19 3-39 5-59 5h-1350c-20 0-39-2-59-5-20-4-39-10-58-18-19-7-36-17-53-28-16-11-32-24-46-38s-26-29-38-46c-11-16-20-34-28-52-7-20-13-39-17-59-4-19-6-39-6-59z">
          <text:p/>
        </draw:path>
        <draw:frame draw:style-name="gr108" draw:text-style-name="P10" draw:layer="layout" svg:width="0.569cm" svg:height="0.344cm" svg:x="14.676cm" svg:y="3.481cm">
          <draw:text-box>
            <text:p text:style-name="P4"><text:span text:style-name="T12">fare</text:span></text:p>
          </draw:text-box>
        </draw:frame>
        <draw:frame draw:style-name="gr155" draw:text-style-name="P11" draw:layer="layout" svg:width="1.53cm" svg:height="0.332cm" svg:x="16.646cm" svg:y="2.457cm">
          <draw:text-box>
            <text:p text:style-name="P4"><text:span text:style-name="T26">Importante</text:span></text:p>
          </draw:text-box>
        </draw:frame>
        <draw:frame draw:style-name="gr168" draw:text-style-name="P11" draw:layer="layout" svg:width="0.764cm" svg:height="0.332cm" svg:x="2.646cm" svg:y="5.341cm">
          <draw:text-box>
            <text:p text:style-name="P4"><text:span text:style-name="T13">TEST</text:span></text:p>
          </draw:text-box>
        </draw:frame>
        <draw:frame draw:style-name="gr169" draw:text-style-name="P12" draw:layer="layout" svg:width="1.683cm" svg:height="0.395cm" svg:x="2.646cm" svg:y="5.873cm">
          <draw:text-box>
            <text:p text:style-name="P4"><text:span text:style-name="T14">QA cross-</text:span></text:p>
          </draw:text-box>
        </draw:frame>
        <draw:frame draw:style-name="gr170" draw:text-style-name="P12" draw:layer="layout" svg:width="1.661cm" svg:height="0.395cm" svg:x="2.646cm" svg:y="6.455cm">
          <draw:text-box>
            <text:p text:style-name="P4"><text:span text:style-name="T14">browser e</text:span></text:p>
          </draw:text-box>
        </draw:frame>
        <draw:frame draw:style-name="gr171" draw:text-style-name="P12" draw:layer="layout" svg:width="1.137cm" svg:height="0.395cm" svg:x="2.646cm" svg:y="7.037cm">
          <draw:text-box>
            <text:p text:style-name="P4"><text:span text:style-name="T14">mobile</text:span></text:p>
          </draw:text-box>
        </draw:frame>
        <draw:frame draw:style-name="gr172" draw:text-style-name="P13" draw:layer="layout" svg:width="6.809cm" svg:height="0.374cm" svg:x="5.938cm" svg:y="5.31cm">
          <draw:text-box>
            <text:p text:style-name="P4"><text:span text:style-name="T15">Test su Chrome, Safari, Firefox, Edge. Test su</text:span></text:p>
          </draw:text-box>
        </draw:frame>
        <draw:frame draw:style-name="gr173" draw:text-style-name="P13" draw:layer="layout" svg:width="7.575cm" svg:height="0.374cm" svg:x="5.938cm" svg:y="5.892cm">
          <draw:text-box>
            <text:p text:style-name="P4"><text:span text:style-name="T15">iPhone e Android. Verifica funzionamento form, link,</text:span></text:p>
          </draw:text-box>
        </draw:frame>
        <draw:frame draw:style-name="gr174" draw:text-style-name="P13" draw:layer="layout" svg:width="6.132cm" svg:height="0.374cm" svg:x="5.938cm" svg:y="6.475cm">
          <draw:text-box>
            <text:p text:style-name="P4"><text:span text:style-name="T15">immagini, performance (Core Web Vitals).</text:span></text:p>
          </draw:text-box>
        </draw:frame>
        <draw:path draw:style-name="gr1" draw:text-style-name="P1" draw:layer="layout" svg:width="1.217cm" svg:height="1.667cm" svg:x="14.472cm" svg:y="5.212cm" svg:viewBox="0 0 1218 1668" svg:d="M0 1138v-609c0-35 4-69 10-103 7-34 17-67 30-100 14-32 30-62 49-91 20-29 42-56 66-80 25-25 51-47 80-66s60-36 92-49 65-23 99-30 69-10 103-10h159c35 0 70 3 104 10s68 17 100 30 62 30 91 49 56 41 80 66c25 24 47 51 66 80s36 59 49 91c13 33 23 66 30 100s10 68 10 103v609c0 35-3 70-10 104s-17 67-30 99-30 63-49 91c-19 29-41 56-66 81-24 24-51 46-80 65-29 20-59 36-91 49-32 14-66 24-100 30-34 7-69 11-104 11h-159c-34 0-69-4-103-11-34-6-67-16-99-30-32-13-63-29-92-49-29-19-55-41-80-65-24-25-46-52-66-81-19-28-35-59-49-91-13-32-23-65-30-99-6-34-10-69-10-104z">
          <text:p/>
        </draw:path>
        <draw:frame draw:style-name="gr175" draw:text-style-name="P13" draw:layer="layout" svg:width="4.527cm" svg:height="0.374cm" svg:x="5.938cm" svg:y="7.057cm">
          <draw:text-box>
            <text:p text:style-name="P4"><text:span text:style-name="T15">Correzione eventuali anomalie.</text:span></text:p>
          </draw:text-box>
        </draw:frame>
        <draw:frame draw:style-name="gr106" draw:text-style-name="P10" draw:layer="layout" svg:width="0.387cm" svg:height="0.344cm" svg:x="14.676cm" svg:y="5.36cm">
          <draw:text-box>
            <text:p text:style-name="P4"><text:span text:style-name="T11">⏳</text:span></text:p>
          </draw:text-box>
        </draw:frame>
        <draw:frame draw:style-name="gr107" draw:text-style-name="P10" draw:layer="layout" svg:width="0.4cm" svg:height="0.344cm" svg:x="14.676cm" svg:y="5.862cm">
          <draw:text-box>
            <text:p text:style-name="P4"><text:span text:style-name="T12">Da</text:span></text:p>
          </draw:text-box>
        </draw:frame>
        <draw:path draw:style-name="gr1" draw:text-style-name="P1" draw:layer="layout" svg:width="1.958cm" svg:height="0.582cm" svg:x="16.43cm" svg:y="5.212cm" svg:viewBox="0 0 1959 583" svg:d="M0 291c0-19 2-38 6-57 3-19 9-37 16-55 8-17 17-34 27-50 11-16 23-30 36-44 14-13 29-26 44-36 16-11 33-20 51-27 17-7 37-13 55-17 19-3 38-5 57-5h1376c19 0 38 2 57 5 19 4 37 10 54 17 18 7 35 16 51 27 16 10 30 23 44 36 13 14 25 28 36 44s20 33 27 50c7 18 13 36 16 55 4 19 6 38 6 57s-2 39-6 58c-3 18-9 37-16 54-7 18-16 35-27 51-11 15-23 30-36 44-14 13-28 25-44 36-16 10-33 19-51 27-17 7-35 13-54 16-19 4-38 6-57 6h-1376c-19 0-38-2-57-6-18-3-38-9-55-16-18-8-35-17-51-27-15-11-30-23-44-36-13-14-25-29-36-44-10-16-19-33-27-51-7-17-13-36-16-54-4-19-6-39-6-58z">
          <text:p/>
        </draw:path>
        <draw:frame draw:style-name="gr108" draw:text-style-name="P10" draw:layer="layout" svg:width="0.569cm" svg:height="0.344cm" svg:x="14.676cm" svg:y="6.365cm">
          <draw:text-box>
            <text:p text:style-name="P4"><text:span text:style-name="T12">fare</text:span></text:p>
          </draw:text-box>
        </draw:frame>
        <draw:frame draw:style-name="gr155" draw:text-style-name="P11" draw:layer="layout" svg:width="1.53cm" svg:height="0.332cm" svg:x="16.646cm" svg:y="5.341cm">
          <draw:text-box>
            <text:p text:style-name="P4"><text:span text:style-name="T26">Importante</text:span></text:p>
          </draw:text-box>
        </draw:frame>
        <draw:frame draw:style-name="gr176" draw:text-style-name="P8" draw:layer="layout" svg:width="15.044cm" svg:height="0.386cm" svg:x="2.889cm" svg:y="8.761cm">
          <draw:text-box>
            <text:p text:style-name="P4"><text:span text:style-name="T27">Riepilogo rapido:</text:span><text:span text:style-name="T28"> 10 attività già completate (frontend, design, SEO base, WhatsApp) · 11 attività</text:span></text:p>
          </draw:text-box>
        </draw:frame>
        <draw:frame draw:style-name="gr177" draw:text-style-name="P8" draw:layer="layout" svg:width="15.225cm" svg:height="0.386cm" svg:x="2.889cm" svg:y="9.317cm">
          <draw:text-box>
            <text:p text:style-name="P4"><text:span text:style-name="T28">ancora da realizzare prima del go-live (backend, GDPR, deploy, analytics, sicurezza, performance,</text:span></text:p>
          </draw:text-box>
        </draw:frame>
        <draw:frame draw:style-name="gr178" draw:text-style-name="P8" draw:layer="layout" svg:width="0.777cm" svg:height="0.386cm" svg:x="2.889cm" svg:y="9.899cm">
          <draw:text-box>
            <text:p text:style-name="P4"><text:span text:style-name="T28">test).</text:span></text:p>
          </draw:text-box>
        </draw:frame>
        <draw:frame draw:style-name="gr48" draw:text-style-name="P18" draw:layer="layout" svg:width="2.292cm" svg:height="0.331cm" svg:x="0.847cm" svg:y="0.532cm">
          <draw:text-box>
            <text:p text:style-name="P4"><text:span text:style-name="T25">25/02/26, 00:39</text:span></text:p>
          </draw:text-box>
        </draw:frame>
        <draw:frame draw:style-name="gr49" draw:text-style-name="P18" draw:layer="layout" svg:width="7.169cm" svg:height="0.331cm" svg:x="8.613cm" svg:y="0.532cm">
          <draw:text-box>
            <text:p text:style-name="P4"><text:span text:style-name="T25">Preventivo Sito Web – Autodemolizioni Pisanelli srl</text:span></text:p>
          </draw:text-box>
        </draw:frame>
        <draw:frame draw:style-name="gr50" draw:text-style-name="P18" draw:layer="layout" svg:width="13.218cm" svg:height="0.331cm" svg:x="0.847cm" svg:y="28.842cm">
          <draw:text-box>
            <text:p text:style-name="P4"><text:span text:style-name="T25">ﬁle:///home/cacu/Scrivania/SITI_WEB/AUTODEMOLIZIONI_PISANELLI/preventivo-pisanelli.html</text:span></text:p>
          </draw:text-box>
        </draw:frame>
        <draw:frame draw:style-name="gr51" draw:text-style-name="P18" draw:layer="layout" svg:width="0.645cm" svg:height="0.331cm" svg:x="19.517cm" svg:y="28.842cm">
          <draw:text-box>
            <text:p text:style-name="P4"><text:span text:style-name="T25">4/10</text:span></text:p>
          </draw:text-box>
        </draw:frame>
      </draw:page>
      <draw:page draw:name="page5" draw:style-name="dp1" draw:master-page-name="master-page3">
        <draw:polygon draw:style-name="gr1" draw:text-style-name="P1" draw:layer="layout" svg:width="19.023cm" svg:height="27.728cm" svg:x="1.005cm" svg:y="1.005cm" svg:viewBox="0 0 19024 27729" draw:points="0,0 19024,0 19024,27729 0,27729">
          <text:p/>
        </draw:polygon>
        <draw:polygon draw:style-name="gr2" draw:text-style-name="P2" draw:layer="layout" svg:width="16.483cm" svg:height="0.053cm" svg:x="2.275cm" svg:y="2.063cm" svg:viewBox="0 0 16484 54" draw:points="0,0 16484,0 16484,54 0,54">
          <text:p/>
        </draw:polygon>
        <draw:path draw:style-name="gr1" draw:text-style-name="P1" draw:layer="layout" svg:width="0.794cm" svg:height="0.794cm" svg:x="2.275cm" svg:y="1.005cm" svg:viewBox="0 0 795 795" svg:d="M795 398c0 26-3 52-8 77-5 26-13 51-23 75s-22 47-36 68c-15 22-31 42-50 60-18 19-38 35-60 50-21 14-44 26-68 36s-50 18-76 23c-25 5-51 8-77 8s-52-3-78-8c-25-5-50-13-74-23s-47-22-69-36c-21-15-41-31-60-50-18-18-35-38-49-60-15-21-27-44-37-68s-17-49-22-75c-6-25-8-51-8-77s2-52 8-78c5-25 12-50 22-74s22-47 37-70c14-21 31-41 49-60 19-18 39-35 60-49 22-15 45-27 69-37s49-17 74-22c26-6 52-8 78-8s52 2 77 8c26 5 52 12 76 22s47 22 68 37c22 14 42 31 60 49 19 19 35 39 50 60 14 23 26 46 36 70s18 49 23 74c5 26 8 52 8 78z">
          <text:p/>
        </draw:path>
        <draw:frame draw:style-name="gr4" draw:text-style-name="P5" draw:layer="layout" svg:width="0.358cm" svg:height="0.357cm" svg:x="2.495cm" svg:y="1.194cm">
          <draw:text-box>
            <text:p text:style-name="P4"><text:span text:style-name="T1">03</text:span></text:p>
          </draw:text-box>
        </draw:frame>
        <draw:frame draw:style-name="gr179" draw:text-style-name="P6" draw:layer="layout" svg:width="12.668cm" svg:height="0.496cm" svg:x="3.387cm" svg:y="1.133cm">
          <draw:text-box>
            <text:p text:style-name="P4"><text:span text:style-name="T2">PROPOSTE DI PREVENTIVO — 3 MODELLI DI PAGAMENTO</text:span></text:p>
          </draw:text-box>
        </draw:frame>
        <draw:frame draw:style-name="gr180" draw:text-style-name="P9" draw:layer="layout" svg:width="15.741cm" svg:height="0.403cm" svg:x="2.275cm" svg:y="2.691cm">
          <draw:text-box>
            <text:p text:style-name="P4"><text:span text:style-name="T7">Tutti e tre i modelli includono </text:span><text:span text:style-name="T8">l'intero valore del progetto</text:span><text:span text:style-name="T7">: design, sviluppo frontend già realizzato,</text:span></text:p>
          </draw:text-box>
        </draw:frame>
        <draw:frame draw:style-name="gr181" draw:text-style-name="P9" draw:layer="layout" svg:width="15.361cm" svg:height="0.403cm" svg:x="2.275cm" svg:y="3.273cm">
          <draw:text-box>
            <text:p text:style-name="P4"><text:span text:style-name="T7">completamento backend, GDPR, SEO tecnico, deploy e messa online. La differenza è solo nelle</text:span></text:p>
          </draw:text-box>
        </draw:frame>
        <draw:frame draw:style-name="gr182" draw:text-style-name="P9" draw:layer="layout" svg:width="5.967cm" svg:height="0.403cm" svg:x="2.275cm" svg:y="3.881cm">
          <draw:text-box>
            <text:p text:style-name="P4"><text:span text:style-name="T7">modalità e tempistiche di pagamento.</text:span></text:p>
          </draw:text-box>
        </draw:frame>
        <draw:frame draw:style-name="gr48" draw:text-style-name="P18" draw:layer="layout" svg:width="2.292cm" svg:height="0.331cm" svg:x="0.847cm" svg:y="0.532cm">
          <draw:text-box>
            <text:p text:style-name="P4"><text:span text:style-name="T25">25/02/26, 00:39</text:span></text:p>
          </draw:text-box>
        </draw:frame>
        <draw:frame draw:style-name="gr49" draw:text-style-name="P18" draw:layer="layout" svg:width="7.169cm" svg:height="0.331cm" svg:x="8.613cm" svg:y="0.532cm">
          <draw:text-box>
            <text:p text:style-name="P4"><text:span text:style-name="T25">Preventivo Sito Web – Autodemolizioni Pisanelli srl</text:span></text:p>
          </draw:text-box>
        </draw:frame>
        <draw:frame draw:style-name="gr50" draw:text-style-name="P18" draw:layer="layout" svg:width="13.218cm" svg:height="0.331cm" svg:x="0.847cm" svg:y="28.842cm">
          <draw:text-box>
            <text:p text:style-name="P4"><text:span text:style-name="T25">ﬁle:///home/cacu/Scrivania/SITI_WEB/AUTODEMOLIZIONI_PISANELLI/preventivo-pisanelli.html</text:span></text:p>
          </draw:text-box>
        </draw:frame>
        <draw:frame draw:style-name="gr51" draw:text-style-name="P18" draw:layer="layout" svg:width="0.645cm" svg:height="0.331cm" svg:x="19.517cm" svg:y="28.842cm">
          <draw:text-box>
            <text:p text:style-name="P4"><text:span text:style-name="T25">5/10</text:span></text:p>
          </draw:text-box>
        </draw:frame>
      </draw:page>
      <draw:page draw:name="page6" draw:style-name="dp1" draw:master-page-name="master-page3">
        <draw:polygon draw:style-name="gr1" draw:text-style-name="P1" draw:layer="layout" svg:width="19.023cm" svg:height="27.728cm" svg:x="1.005cm" svg:y="1.005cm" svg:viewBox="0 0 19024 27729" draw:points="0,0 19024,0 19024,27729 0,27729">
          <text:p/>
        </draw:polygon>
        <draw:path draw:style-name="gr183" draw:text-style-name="P20" draw:layer="layout" svg:width="16.431cm" svg:height="27.649cm" svg:x="2.301cm" svg:y="1.031cm" svg:viewBox="0 0 16432 27650" svg:d="M0 27359v-27068c0-19 2-38 6-56 4-19 9-37 17-55 7-18 16-34 26-50 11-16 23-31 37-44 13-14 28-26 44-37 16-10 32-19 50-26 18-8 36-13 55-17 18-4 37-6 56-6h15850c19 0 38 2 57 6 18 4 37 9 54 17 18 7 35 16 51 26 16 11 30 23 44 37 13 13 25 28 36 44s20 32 27 50 13 36 16 55c4 18 6 37 6 56v27068c0 19-2 38-6 57-3 19-9 37-16 55-7 17-16 34-27 50s-23 31-36 44c-14 14-28 26-44 36-16 11-33 20-51 27-17 7-36 13-54 17-19 3-38 5-57 5h-15850c-19 0-38-2-56-5-19-4-37-10-55-17s-34-16-50-27c-16-10-31-22-44-36-14-13-26-28-37-44-10-16-19-33-26-50-8-18-13-36-17-55s-6-38-6-57z">
          <text:p/>
        </draw:path>
        <draw:polygon draw:style-name="gr1" draw:text-style-name="P1" draw:layer="layout" svg:width="16.378cm" svg:height="4.127cm" svg:x="2.328cm" svg:y="1.058cm" svg:viewBox="0 0 16379 4128" draw:points="0,0 16379,0 16379,4128 0,4128">
          <text:p/>
        </draw:polygon>
        <draw:path draw:style-name="gr1" draw:text-style-name="P1" draw:layer="layout" svg:width="14.658cm" svg:height="4.604cm" svg:x="3.188cm" svg:y="23.402cm" svg:viewBox="0 0 14659 4605" svg:d="M0 4406v-4208c0-13 1-26 4-38 2-13 6-26 11-38s11-23 18-34 16-21 25-30 19-17 30-25c11-7 22-13 34-18s25-9 37-11c13-3 26-4 39-4h14262c13 0 26 1 39 4 13 2 25 6 37 11s24 11 34 18c11 8 21 16 31 25 9 9 17 19 24 30s14 22 19 34 8 25 11 38c2 12 4 25 4 38v4208c0 13-2 26-4 39-3 13-6 25-11 37s-12 24-19 34c-7 11-15 21-24 31-10 9-20 17-31 24-10 7-22 14-34 19s-24 8-37 11c-13 2-26 4-39 4h-14262c-13 0-26-2-39-4-12-3-25-6-37-11s-23-12-34-19-21-15-30-24c-9-10-18-20-25-31-7-10-13-22-18-34s-9-24-11-37c-3-13-4-26-4-39z">
          <text:p/>
        </draw:path>
        <draw:path draw:style-name="gr184" draw:text-style-name="P20" draw:layer="layout" svg:width="14.658cm" svg:height="4.604cm" svg:x="3.188cm" svg:y="23.402cm" svg:viewBox="0 0 14659 4605" svg:d="M0 4406v-4208c0-13 1-26 4-38 2-13 6-26 11-38s11-23 18-34 16-21 25-30 19-17 30-25c11-7 22-13 34-18s25-9 37-11c13-3 26-4 39-4h14262c13 0 26 1 39 4 13 2 25 6 37 11s24 11 34 18c11 8 21 16 31 25 9 9 17 19 24 30s14 22 19 34 8 25 11 38c2 12 4 25 4 38v4208c0 13-2 26-4 39-3 13-6 25-11 37s-12 24-19 34c-7 11-15 21-24 31-10 9-20 17-31 24-10 7-22 14-34 19s-24 8-37 11c-13 2-26 4-39 4h-14262c-13 0-26-2-39-4-12-3-25-6-37-11s-23-12-34-19-21-15-30-24c-9-10-18-20-25-31-7-10-13-22-18-34s-9-24-11-37c-3-13-4-26-4-39z">
          <text:p/>
        </draw:path>
        <draw:path draw:style-name="gr1" draw:text-style-name="P1" draw:layer="layout" svg:width="2.514cm" svg:height="0.635cm" svg:x="3.174cm" svg:y="1.719cm" svg:viewBox="0 0 2515 636" svg:d="M0 318c0-21 3-42 7-62 4-21 10-40 18-60 8-19 17-37 29-55 12-17 25-33 39-48 15-14 31-28 49-39 17-12 35-22 54-30 20-8 40-14 60-18 21-4 41-6 62-6h1880c20 0 41 2 61 6 21 4 41 10 60 18s38 18 55 30c17 11 33 25 48 39 15 15 28 31 40 48 11 18 21 36 29 55 8 20 14 39 18 60 4 20 6 41 6 62s-2 41-6 62c-4 20-10 40-18 59-8 20-18 38-29 55-12 19-25 35-40 49-15 15-31 28-48 40-17 11-36 21-55 29s-39 14-60 18c-20 4-41 6-61 6h-1880c-21 0-41-2-62-6-20-4-40-10-60-18-19-8-37-18-54-29-18-12-34-25-49-40-14-14-27-30-39-49-12-17-21-35-29-55-8-19-14-39-18-59-4-21-7-41-7-62z">
          <text:p/>
        </draw:path>
        <draw:frame draw:style-name="gr185" draw:text-style-name="P11" draw:layer="layout" svg:width="1.729cm" svg:height="0.332cm" svg:x="3.44cm" svg:y="1.875cm">
          <draw:text-box>
            <text:p text:style-name="P4"><text:span text:style-name="T29">MODELLO 1</text:span></text:p>
          </draw:text-box>
        </draw:frame>
        <draw:frame draw:style-name="gr186" draw:text-style-name="P16" draw:layer="layout" svg:width="7.753cm" svg:height="0.522cm" svg:x="3.175cm" svg:y="2.621cm">
          <draw:text-box>
            <text:p text:style-name="P4"><text:span text:style-name="T20">UNA TANTUM — Pagamento Unico</text:span></text:p>
          </draw:text-box>
        </draw:frame>
        <draw:frame draw:style-name="gr187" draw:text-style-name="P8" draw:layer="layout" svg:width="10.488cm" svg:height="0.386cm" svg:x="3.175cm" svg:y="3.496cm">
          <draw:text-box>
            <text:p text:style-name="P4"><text:span text:style-name="T30">Saldo completo del progetto in un'unica soluzione. Nessun impegno</text:span></text:p>
          </draw:text-box>
        </draw:frame>
        <draw:frame draw:style-name="gr188" draw:text-style-name="P8" draw:layer="layout" svg:width="1.297cm" svg:height="0.386cm" svg:x="3.175cm" svg:y="4.051cm">
          <draw:text-box>
            <text:p text:style-name="P4"><text:span text:style-name="T30">mensile.</text:span></text:p>
          </draw:text-box>
        </draw:frame>
        <draw:frame draw:style-name="gr189" draw:text-style-name="P21" draw:layer="layout" svg:width="2.826cm" svg:height="0.945cm" svg:x="15.035cm" svg:y="2.091cm">
          <draw:text-box>
            <text:p text:style-name="P4"><text:span text:style-name="T31">€ </text:span><text:span text:style-name="T31">2.400</text:span></text:p>
          </draw:text-box>
        </draw:frame>
        <draw:frame draw:style-name="gr190" draw:text-style-name="P13" draw:layer="layout" svg:width="2.394cm" svg:height="0.374cm" svg:x="15.466cm" svg:y="3.352cm">
          <draw:text-box>
            <text:p text:style-name="P4"><text:span text:style-name="T32">totale progetto +</text:span></text:p>
          </draw:text-box>
        </draw:frame>
        <draw:frame draw:style-name="gr191" draw:text-style-name="P13" draw:layer="layout" svg:width="0.535cm" svg:height="0.374cm" svg:x="17.352cm" svg:y="3.882cm">
          <draw:text-box>
            <text:p text:style-name="P4"><text:span text:style-name="T32">IVA</text:span></text:p>
          </draw:text-box>
        </draw:frame>
        <draw:frame draw:style-name="gr192" draw:text-style-name="P9" draw:layer="layout" svg:width="14.184cm" svg:height="0.403cm" svg:x="3.175cm" svg:y="5.919cm">
          <draw:text-box>
            <text:p text:style-name="P4"><text:span text:style-name="T7">Pagamento dell'intero progetto in un'unica soluzione: 50% alla firma del contratto, 50% al</text:span></text:p>
          </draw:text-box>
        </draw:frame>
        <draw:frame draw:style-name="gr193" draw:text-style-name="P9" draw:layer="layout" svg:width="14.675cm" svg:height="0.403cm" svg:x="3.175cm" svg:y="6.527cm">
          <draw:text-box>
            <text:p text:style-name="P4"><text:span text:style-name="T7">momento del go-live. Il prezzo include tutto il lavoro svolto e quello da svolgere per portare il</text:span></text:p>
          </draw:text-box>
        </draw:frame>
        <draw:frame draw:style-name="gr194" draw:text-style-name="P9" draw:layer="layout" svg:width="14.391cm" svg:height="0.403cm" svg:x="3.175cm" svg:y="7.136cm">
          <draw:text-box>
            <text:p text:style-name="P4"><text:span text:style-name="T7">sito online. Dopo la consegna, il cliente gestisce autonomamente hosting e dominio (o può</text:span></text:p>
          </draw:text-box>
        </draw:frame>
        <draw:path draw:style-name="gr1" draw:text-style-name="P1" draw:layer="layout" svg:width="7.144cm" svg:height="5.874cm" svg:x="3.174cm" svg:y="8.757cm" svg:viewBox="0 0 7145 5875" svg:d="M0 5663v-5450c0-14 2-28 5-41 2-14 6-27 12-40 5-13 11-25 19-37 8-11 17-22 26-32 10-11 21-19 33-27 11-8 23-14 36-20 13-5 26-9 40-12 14-2 27-4 41-4h6722c13 0 27 2 41 4 14 3 27 7 40 12 12 6 25 12 36 20 12 8 22 16 32 27 10 10 19 21 27 32 7 12 14 24 19 37s9 26 12 40c3 13 4 27 4 41v5450c0 14-1 28-4 42-3 13-7 26-12 39s-12 25-19 37c-8 11-17 22-27 32s-20 19-32 26c-11 8-24 14-36 20-13 5-26 9-40 12s-28 4-41 4h-6722c-14 0-27-1-41-4s-27-7-40-12c-13-6-25-12-36-20-12-7-23-16-33-26-9-10-18-21-26-32-8-12-14-24-19-37-6-13-10-26-12-39-3-14-5-28-5-42z">
          <text:p/>
        </draw:path>
        <draw:frame draw:style-name="gr195" draw:text-style-name="P9" draw:layer="layout" svg:width="9.912cm" svg:height="0.403cm" svg:x="3.175cm" svg:y="7.744cm">
          <draw:text-box>
            <text:p text:style-name="P4"><text:span text:style-name="T7">aggiungere il canone di manutenzione opzionale a €59/mese).</text:span></text:p>
          </draw:text-box>
        </draw:frame>
        <draw:path draw:style-name="gr196" draw:text-style-name="P22" draw:layer="layout" svg:width="0.105cm" svg:height="0.106cm" svg:x="3.704cm" svg:y="10.212cm" svg:viewBox="0 0 106 107" svg:d="M106 54c0 7-1 14-4 21-2 6-6 12-11 17s-11 9-17 11c-7 3-13 4-20 4s-14-1-21-4c-6-2-13-6-18-11s-9-11-11-17c-3-7-4-14-4-21s1-13 4-20c2-6 6-13 11-18s12-9 18-12c7-2 14-4 21-4s13 2 20 4c6 3 12 7 17 12s9 12 11 18c3 7 4 13 4 20z">
          <text:p/>
        </draw:path>
        <draw:frame draw:style-name="gr197" draw:text-style-name="P5" draw:layer="layout" svg:width="1.674cm" svg:height="0.357cm" svg:x="3.598cm" svg:y="9.238cm">
          <draw:text-box>
            <text:p text:style-name="P4"><text:span text:style-name="T33">VANTAGGI</text:span></text:p>
          </draw:text-box>
        </draw:frame>
        <draw:frame draw:style-name="gr198" draw:text-style-name="P23" draw:layer="layout" svg:width="4.786cm" svg:height="0.378cm" svg:x="4.106cm" svg:y="10.065cm">
          <draw:text-box>
            <text:p text:style-name="P4"><text:span text:style-name="T34">Costo totale più basso nel lungo</text:span></text:p>
          </draw:text-box>
        </draw:frame>
        <draw:path draw:style-name="gr196" draw:text-style-name="P22" draw:layer="layout" svg:width="0.105cm" svg:height="0.106cm" svg:x="3.704cm" svg:y="11.403cm" svg:viewBox="0 0 106 107" svg:d="M106 53c0 7-1 14-4 20-2 7-6 12-11 17-5 6-11 10-17 13-7 3-13 4-20 4s-14-1-21-4c-6-3-13-7-18-13-5-5-9-10-11-17-3-6-4-13-4-20s1-14 4-20c2-7 6-13 11-17 5-5 12-9 18-12 7-3 14-4 21-4s13 1 20 4c6 3 12 7 17 12 5 4 9 10 11 17 3 6 4 13 4 20z">
          <text:p/>
        </draw:path>
        <draw:frame draw:style-name="gr199" draw:text-style-name="P23" draw:layer="layout" svg:width="1.124cm" svg:height="0.378cm" svg:x="4.106cm" svg:y="10.621cm">
          <draw:text-box>
            <text:p text:style-name="P4"><text:span text:style-name="T34">periodo</text:span></text:p>
          </draw:text-box>
        </draw:frame>
        <draw:path draw:style-name="gr196" draw:text-style-name="P22" draw:layer="layout" svg:width="0.105cm" svg:height="0.106cm" svg:x="3.704cm" svg:y="12.038cm" svg:viewBox="0 0 106 107" svg:d="M106 53c0 7-1 14-4 20-2 7-6 12-11 18-5 5-11 9-17 12-7 3-13 4-20 4s-14-1-21-4c-6-3-13-7-18-12-5-6-9-11-11-18-3-6-4-13-4-20s1-14 4-20c2-7 6-13 11-17 5-5 12-9 18-12 7-3 14-4 21-4s13 1 20 4c6 3 12 7 17 12 5 4 9 10 11 17 3 6 4 13 4 20z">
          <text:p/>
        </draw:path>
        <draw:frame draw:style-name="gr200" draw:text-style-name="P23" draw:layer="layout" svg:width="5.675cm" svg:height="0.378cm" svg:x="4.106cm" svg:y="11.256cm">
          <draw:text-box>
            <text:p text:style-name="P4"><text:span text:style-name="T34">Nessun impegno mensile continuativo</text:span></text:p>
          </draw:text-box>
        </draw:frame>
        <draw:frame draw:style-name="gr201" draw:text-style-name="P23" draw:layer="layout" svg:width="5.471cm" svg:height="0.378cm" svg:x="4.106cm" svg:y="11.891cm">
          <draw:text-box>
            <text:p text:style-name="P4"><text:span text:style-name="T34">Proprietà completa del sito dal primo</text:span></text:p>
          </draw:text-box>
        </draw:frame>
        <draw:path draw:style-name="gr196" draw:text-style-name="P22" draw:layer="layout" svg:width="0.105cm" svg:height="0.105cm" svg:x="3.704cm" svg:y="13.229cm" svg:viewBox="0 0 106 106" svg:d="M106 53c0 8-1 14-4 21-2 6-6 12-11 17s-11 9-17 11c-7 3-13 4-20 4s-14-1-21-4c-6-2-13-6-18-11s-9-11-11-17c-3-7-4-13-4-21 0-7 1-14 4-21 2-6 6-12 11-17s12-9 18-11c7-3 14-4 21-4s13 1 20 4c6 2 12 6 17 11s9 11 11 17c3 7 4 14 4 21z">
          <text:p/>
        </draw:path>
        <draw:frame draw:style-name="gr202" draw:text-style-name="P23" draw:layer="layout" svg:width="0.938cm" svg:height="0.378cm" svg:x="4.106cm" svg:y="12.446cm">
          <draw:text-box>
            <text:p text:style-name="P4"><text:span text:style-name="T34">giorno</text:span></text:p>
          </draw:text-box>
        </draw:frame>
        <draw:frame draw:style-name="gr203" draw:text-style-name="P23" draw:layer="layout" svg:width="5.023cm" svg:height="0.378cm" svg:x="4.106cm" svg:y="13.081cm">
          <draw:text-box>
            <text:p text:style-name="P4"><text:span text:style-name="T34">Ideale se si vuole gestire l'hosting</text:span></text:p>
          </draw:text-box>
        </draw:frame>
        <draw:path draw:style-name="gr1" draw:text-style-name="P1" draw:layer="layout" svg:width="7.117cm" svg:height="5.874cm" svg:x="10.742cm" svg:y="8.757cm" svg:viewBox="0 0 7118 5875" svg:d="M0 5663v-5450c0-14 1-28 4-41 2-14 6-27 12-40 5-13 12-25 19-37 8-11 17-22 27-32 9-11 20-19 32-27 11-8 23-14 36-20 13-5 26-9 40-12 14-2 27-4 41-4h6694c14 0 28 2 41 4 14 3 27 7 40 12 13 6 25 12 37 20 11 8 22 16 33 27 10 10 18 21 26 32 8 12 14 24 20 37 5 13 9 26 12 40 3 13 4 27 4 41v5450c0 14-1 28-4 42-3 13-7 26-12 39-6 13-12 25-20 37-8 11-16 22-26 32-11 10-22 19-33 26-12 8-24 14-37 20-13 5-26 9-40 12-13 3-27 4-41 4h-6694c-14 0-27-1-41-4s-27-7-40-12c-13-6-25-12-36-20-12-7-23-16-32-26-10-10-19-21-27-32-7-12-14-24-19-37-6-13-10-26-12-39-3-14-4-28-4-42z">
          <text:p/>
        </draw:path>
        <draw:frame draw:style-name="gr204" draw:text-style-name="P23" draw:layer="layout" svg:width="1.966cm" svg:height="0.378cm" svg:x="4.106cm" svg:y="13.637cm">
          <draw:text-box>
            <text:p text:style-name="P4"><text:span text:style-name="T34">internamente</text:span></text:p>
          </draw:text-box>
        </draw:frame>
        <draw:path draw:style-name="gr205" draw:text-style-name="P24" draw:layer="layout" svg:width="0.106cm" svg:height="0.106cm" svg:x="11.271cm" svg:y="10.212cm" svg:viewBox="0 0 107 107" svg:d="M107 54c0 7-2 14-4 21-3 6-7 12-12 17s-11 9-17 11c-7 3-13 4-20 4s-14-1-21-4c-6-2-12-6-18-11-5-5-9-11-11-17-3-7-4-14-4-21s1-13 4-20c2-6 6-13 11-18 6-5 12-9 18-12 7-2 14-4 21-4s13 2 20 4c6 3 12 7 17 12s9 12 12 18c2 7 4 13 4 20z">
          <text:p/>
        </draw:path>
        <draw:frame draw:style-name="gr206" draw:text-style-name="P5" draw:layer="layout" svg:width="1.886cm" svg:height="0.357cm" svg:x="11.152cm" svg:y="9.238cm">
          <draw:text-box>
            <text:p text:style-name="P4"><text:span text:style-name="T35">SVANTAGGI</text:span></text:p>
          </draw:text-box>
        </draw:frame>
        <draw:frame draw:style-name="gr207" draw:text-style-name="P23" draw:layer="layout" svg:width="5.09cm" svg:height="0.378cm" svg:x="11.66cm" svg:y="10.065cm">
          <draw:text-box>
            <text:p text:style-name="P4"><text:span text:style-name="T34">Esborso iniziale più elevato in una</text:span></text:p>
          </draw:text-box>
        </draw:frame>
        <draw:path draw:style-name="gr205" draw:text-style-name="P24" draw:layer="layout" svg:width="0.106cm" svg:height="0.106cm" svg:x="11.271cm" svg:y="11.403cm" svg:viewBox="0 0 107 107" svg:d="M107 53c0 7-2 14-4 20-3 7-7 12-12 17-5 6-11 10-17 13-7 3-13 4-20 4s-14-1-21-4c-6-3-12-7-18-13-5-5-9-10-11-17-3-6-4-13-4-20s1-14 4-20c2-7 6-13 11-17 6-5 12-9 18-12 7-3 14-4 21-4s13 1 20 4c6 3 12 7 17 12 5 4 9 10 12 17 2 6 4 13 4 20z">
          <text:p/>
        </draw:path>
        <draw:frame draw:style-name="gr208" draw:text-style-name="P23" draw:layer="layout" svg:width="0.713cm" svg:height="0.378cm" svg:x="11.66cm" svg:y="10.621cm">
          <draw:text-box>
            <text:p text:style-name="P4"><text:span text:style-name="T34">volta</text:span></text:p>
          </draw:text-box>
        </draw:frame>
        <draw:frame draw:style-name="gr209" draw:text-style-name="P23" draw:layer="layout" svg:width="5.463cm" svg:height="0.378cm" svg:x="11.66cm" svg:y="11.256cm">
          <draw:text-box>
            <text:p text:style-name="P4"><text:span text:style-name="T34">Manutenzione e aggiornamenti futuri</text:span></text:p>
          </draw:text-box>
        </draw:frame>
        <draw:path draw:style-name="gr205" draw:text-style-name="P24" draw:layer="layout" svg:width="0.106cm" svg:height="0.105cm" svg:x="11.271cm" svg:y="12.594cm" svg:viewBox="0 0 107 106" svg:d="M107 53c0 8-2 14-4 21-3 6-7 12-12 17s-11 9-17 11c-7 3-13 4-20 4s-14-1-21-4c-6-2-12-6-18-11-5-5-9-11-11-17-3-7-4-13-4-21 0-7 1-14 4-21 2-6 6-12 11-17 6-5 12-9 18-11 7-3 14-4 21-4s13 1 20 4c6 2 12 6 17 11s9 11 12 17c2 7 4 14 4 21z">
          <text:p/>
        </draw:path>
        <draw:frame draw:style-name="gr210" draw:text-style-name="P23" draw:layer="layout" svg:width="1.594cm" svg:height="0.378cm" svg:x="11.66cm" svg:y="11.811cm">
          <draw:text-box>
            <text:p text:style-name="P4"><text:span text:style-name="T34">non inclusi</text:span></text:p>
          </draw:text-box>
        </draw:frame>
        <draw:frame draw:style-name="gr211" draw:text-style-name="P23" draw:layer="layout" svg:width="5.302cm" svg:height="0.378cm" svg:x="11.66cm" svg:y="12.446cm">
          <draw:text-box>
            <text:p text:style-name="P4"><text:span text:style-name="T34">Hosting/dominio a carico del cliente</text:span></text:p>
          </draw:text-box>
        </draw:frame>
        <draw:path draw:style-name="gr1" draw:text-style-name="P1" draw:layer="layout" svg:width="4.762cm" svg:height="1.349cm" svg:x="3.188cm" svg:y="15.994cm" svg:viewBox="0 0 4763 1350" svg:d="M0 1204v-1059c0-9 1-19 3-28 1-10 4-19 8-28 3-8 8-17 13-25 6-8 12-15 18-22 7-7 14-13 22-18s17-10 26-13c8-4 17-7 27-9 9-2 19-2 28-2h4473c9 0 19 0 28 2s19 5 27 9c9 3 18 8 26 13 7 5 15 11 22 18 6 7 12 14 18 22 5 8 9 17 13 25 4 9 7 18 8 28 2 9 3 19 3 28v1059c0 10-1 19-3 29-1 9-4 18-8 27s-8 17-13 25c-6 8-12 16-18 22-7 7-15 13-22 18-8 6-17 10-26 14-8 3-18 6-27 8s-19 3-28 3h-4473c-9 0-19-1-28-3-10-2-19-5-27-8-9-4-18-8-26-14-8-5-15-11-22-18-6-6-12-14-18-22-5-8-10-16-13-25-4-9-7-18-8-27-2-10-3-19-3-29z">
          <text:p/>
        </draw:path>
        <draw:path draw:style-name="gr212" draw:text-style-name="P20" draw:layer="layout" svg:width="4.762cm" svg:height="1.349cm" svg:x="3.188cm" svg:y="15.994cm" svg:viewBox="0 0 4763 1350" svg:d="M0 1204v-1059c0-9 1-19 3-28 1-10 4-19 8-28 3-8 8-17 13-25 6-8 12-15 18-22 7-7 14-13 22-18s17-10 26-13c8-4 17-7 27-9 9-2 19-2 28-2h4473c9 0 19 0 28 2s19 5 27 9c9 3 18 8 26 13 7 5 15 11 22 18 6 7 12 14 18 22 5 8 9 17 13 25 4 9 7 18 8 28 2 9 3 19 3 28v1059c0 10-1 19-3 29-1 9-4 18-8 27s-8 17-13 25c-6 8-12 16-18 22-7 7-15 13-22 18-8 6-17 10-26 14-8 3-18 6-27 8s-19 3-28 3h-4473c-9 0-19-1-28-3-10-2-19-5-27-8-9-4-18-8-26-14-8-5-15-11-22-18-6-6-12-14-18-22-5-8-10-16-13-25-4-9-7-18-8-27-2-10-3-19-3-29z">
          <text:p/>
        </draw:path>
        <draw:frame draw:style-name="gr213" draw:text-style-name="P23" draw:layer="layout" svg:width="6.809cm" svg:height="0.378cm" svg:x="3.175cm" svg:y="15.225cm">
          <draw:text-box>
            <text:p text:style-name="P4"><text:span text:style-name="T36">COSA INCLUDE (PROGETTO COMPLETO)</text:span></text:p>
          </draw:text-box>
        </draw:frame>
        <draw:path draw:style-name="gr1" draw:text-style-name="P1" draw:layer="layout" svg:width="4.763cm" svg:height="1.349cm" svg:x="8.135cm" svg:y="15.994cm" svg:viewBox="0 0 4764 1350" svg:d="M0 1204v-1059c0-9 1-19 3-28 2-10 5-19 9-28 3-8 8-17 13-25s11-15 18-22 14-13 22-18 16-10 25-13c9-4 18-7 28-9 9-2 18-2 28-2h4472c10 0 19 0 29 2 9 2 18 5 27 9 9 3 17 8 25 13s16 11 22 18c7 7 13 14 18 22 6 8 10 17 14 25 4 9 6 18 8 28 2 9 3 19 3 28v1059c0 10-1 19-3 29-2 9-4 18-8 27s-8 17-14 25c-5 8-11 16-18 22-6 7-14 13-22 18-8 6-16 10-25 14-9 3-18 6-27 8-10 2-19 3-29 3h-4472c-10 0-19-1-28-3-10-2-19-5-28-8-9-4-17-8-25-14-8-5-15-11-22-18-7-6-13-14-18-22s-10-16-13-25c-4-9-7-18-9-27-2-10-3-19-3-29z">
          <text:p/>
        </draw:path>
        <draw:path draw:style-name="gr212" draw:text-style-name="P20" draw:layer="layout" svg:width="4.763cm" svg:height="1.349cm" svg:x="8.135cm" svg:y="15.994cm" svg:viewBox="0 0 4764 1350" svg:d="M0 1204v-1059c0-9 1-19 3-28 2-10 5-19 9-28 3-8 8-17 13-25s11-15 18-22 14-13 22-18 16-10 25-13c9-4 18-7 28-9 9-2 18-2 28-2h4472c10 0 19 0 29 2 9 2 18 5 27 9 9 3 17 8 25 13s16 11 22 18c7 7 13 14 18 22 6 8 10 17 14 25 4 9 6 18 8 28 2 9 3 19 3 28v1059c0 10-1 19-3 29-2 9-4 18-8 27s-8 17-14 25c-5 8-11 16-18 22-6 7-14 13-22 18-8 6-16 10-25 14-9 3-18 6-27 8-10 2-19 3-29 3h-4472c-10 0-19-1-28-3-10-2-19-5-28-8-9-4-17-8-25-14-8-5-15-11-22-18-7-6-13-14-18-22s-10-16-13-25c-4-9-7-18-9-27-2-10-3-19-3-29z">
          <text:p/>
        </draw:path>
        <draw:frame draw:style-name="gr214" draw:text-style-name="P5" draw:layer="layout" svg:width="3.673cm" svg:height="0.357cm" svg:x="3.466cm" svg:y="16.461cm">
          <draw:text-box>
            <text:p text:style-name="P4"><text:span text:style-name="T37">✓</text:span><text:span text:style-name="T38"> </text:span><text:span text:style-name="T38">Design UI/UX completo</text:span></text:p>
          </draw:text-box>
        </draw:frame>
        <draw:path draw:style-name="gr1" draw:text-style-name="P1" draw:layer="layout" svg:width="4.763cm" svg:height="1.349cm" svg:x="13.083cm" svg:y="15.994cm" svg:viewBox="0 0 4764 1350" svg:d="M0 1204v-1059c0-9 1-19 3-28 2-10 5-19 8-28 4-8 8-17 14-25 5-8 11-15 18-22s14-13 22-18 16-10 25-13c9-4 18-7 27-9 10-2 19-2 29-2h4472c10 0 19 0 29 2 9 2 18 5 27 9 9 3 17 8 25 13s15 11 22 18 13 14 18 22 10 17 14 25c3 9 6 18 8 28 2 9 3 19 3 28v1059c0 10-1 19-3 29-2 9-5 18-8 27-4 9-9 17-14 25s-11 16-18 22c-7 7-14 13-22 18-8 6-16 10-25 14-9 3-18 6-27 8-10 2-19 3-29 3h-4472c-10 0-19-1-29-3-9-2-18-5-27-8-9-4-17-8-25-14-8-5-15-11-22-18-7-6-13-14-18-22-6-8-10-16-14-25-3-9-6-18-8-27-2-10-3-19-3-29z">
          <text:p/>
        </draw:path>
        <draw:path draw:style-name="gr212" draw:text-style-name="P20" draw:layer="layout" svg:width="4.763cm" svg:height="1.349cm" svg:x="13.083cm" svg:y="15.994cm" svg:viewBox="0 0 4764 1350" svg:d="M0 1204v-1059c0-9 1-19 3-28 2-10 5-19 8-28 4-8 8-17 14-25 5-8 11-15 18-22s14-13 22-18 16-10 25-13c9-4 18-7 27-9 10-2 19-2 29-2h4472c10 0 19 0 29 2 9 2 18 5 27 9 9 3 17 8 25 13s15 11 22 18 13 14 18 22 10 17 14 25c3 9 6 18 8 28 2 9 3 19 3 28v1059c0 10-1 19-3 29-2 9-5 18-8 27-4 9-9 17-14 25s-11 16-18 22c-7 7-14 13-22 18-8 6-16 10-25 14-9 3-18 6-27 8-10 2-19 3-29 3h-4472c-10 0-19-1-29-3-9-2-18-5-27-8-9-4-17-8-25-14-8-5-15-11-22-18-7-6-13-14-18-22-6-8-10-16-14-25-3-9-6-18-8-27-2-10-3-19-3-29z">
          <text:p/>
        </draw:path>
        <draw:frame draw:style-name="gr215" draw:text-style-name="P5" draw:layer="layout" svg:width="3.118cm" svg:height="0.357cm" svg:x="8.414cm" svg:y="16.461cm">
          <draw:text-box>
            <text:p text:style-name="P4"><text:span text:style-name="T37">✓</text:span><text:span text:style-name="T38"> </text:span><text:span text:style-name="T38">6 pagine sviluppate</text:span></text:p>
          </draw:text-box>
        </draw:frame>
        <draw:frame draw:style-name="gr216" draw:text-style-name="P5" draw:layer="layout" svg:width="0.316cm" svg:height="0.357cm" svg:x="13.361cm" svg:y="16.461cm">
          <draw:text-box>
            <text:p text:style-name="P4"><text:span text:style-name="T37">✓</text:span></text:p>
          </draw:text-box>
        </draw:frame>
        <draw:frame draw:style-name="gr217" draw:text-style-name="P5" draw:layer="layout" svg:width="2.22cm" svg:height="0.357cm" svg:x="13.76cm" svg:y="16.196cm">
          <draw:text-box>
            <text:p text:style-name="P4"><text:span text:style-name="T38">Navbar, Footer,</text:span></text:p>
          </draw:text-box>
        </draw:frame>
        <draw:path draw:style-name="gr1" draw:text-style-name="P1" draw:layer="layout" svg:width="4.762cm" svg:height="1.323cm" svg:x="3.188cm" svg:y="17.528cm" svg:viewBox="0 0 4763 1324" svg:d="M0 1179v-1033c0-10 1-19 3-29 1-9 4-18 8-27 3-9 8-17 13-25 6-8 12-15 18-22 7-7 14-13 22-18 8-6 17-10 26-14 8-3 17-6 27-8 9-2 19-3 28-3h4473c9 0 19 1 28 3s19 5 27 8c9 4 18 8 26 14 7 5 15 11 22 18 6 7 12 14 18 22 5 8 9 16 13 25s7 18 8 27c2 10 3 19 3 29v1033c0 9-1 19-3 28-1 9-4 18-8 27s-8 17-13 25c-6 8-12 16-18 22-7 7-15 13-22 19-8 5-17 9-26 13-8 4-18 6-27 8s-19 3-28 3h-4473c-9 0-19-1-28-3-10-2-19-4-27-8-9-4-18-8-26-13-8-6-15-12-22-19-6-6-12-14-18-22-5-8-10-16-13-25-4-9-7-18-8-27-2-9-3-19-3-28z">
          <text:p/>
        </draw:path>
        <draw:path draw:style-name="gr212" draw:text-style-name="P20" draw:layer="layout" svg:width="4.762cm" svg:height="1.323cm" svg:x="3.188cm" svg:y="17.528cm" svg:viewBox="0 0 4763 1324" svg:d="M0 1179v-1033c0-10 1-19 3-29 1-9 4-18 8-27 3-9 8-17 13-25 6-8 12-15 18-22 7-7 14-13 22-18 8-6 17-10 26-14 8-3 17-6 27-8 9-2 19-3 28-3h4473c9 0 19 1 28 3s19 5 27 8c9 4 18 8 26 14 7 5 15 11 22 18 6 7 12 14 18 22 5 8 9 16 13 25s7 18 8 27c2 10 3 19 3 29v1033c0 9-1 19-3 28-1 9-4 18-8 27s-8 17-13 25c-6 8-12 16-18 22-7 7-15 13-22 19-8 5-17 9-26 13-8 4-18 6-27 8s-19 3-28 3h-4473c-9 0-19-1-28-3-10-2-19-4-27-8-9-4-18-8-26-13-8-6-15-12-22-19-6-6-12-14-18-22-5-8-10-16-13-25-4-9-7-18-8-27-2-9-3-19-3-28z">
          <text:p/>
        </draw:path>
        <draw:frame draw:style-name="gr218" draw:text-style-name="P5" draw:layer="layout" svg:width="1.653cm" svg:height="0.357cm" svg:x="13.76cm" svg:y="16.725cm">
          <draw:text-box>
            <text:p text:style-name="P4"><text:span text:style-name="T38">componenti</text:span></text:p>
          </draw:text-box>
        </draw:frame>
        <draw:frame draw:style-name="gr216" draw:text-style-name="P5" draw:layer="layout" svg:width="0.316cm" svg:height="0.357cm" svg:x="3.466cm" svg:y="17.995cm">
          <draw:text-box>
            <text:p text:style-name="P4"><text:span text:style-name="T37">✓</text:span></text:p>
          </draw:text-box>
        </draw:frame>
        <draw:frame draw:style-name="gr219" draw:text-style-name="P5" draw:layer="layout" svg:width="2.987cm" svg:height="0.357cm" svg:x="3.865cm" svg:y="17.731cm">
          <draw:text-box>
            <text:p text:style-name="P4"><text:span text:style-name="T38">SEO base + Schema</text:span></text:p>
          </draw:text-box>
        </draw:frame>
        <draw:path draw:style-name="gr1" draw:text-style-name="P1" draw:layer="layout" svg:width="4.763cm" svg:height="1.323cm" svg:x="8.135cm" svg:y="17.528cm" svg:viewBox="0 0 4764 1324" svg:d="M0 1179v-1033c0-10 1-19 3-29 2-9 5-18 9-27 3-9 8-17 13-25s11-15 18-22 14-13 22-18c8-6 16-10 25-14 9-3 18-6 28-8 9-2 18-3 28-3h4472c10 0 19 1 29 3 9 2 18 5 27 8 9 4 17 8 25 14 8 5 16 11 22 18 7 7 13 14 18 22 6 8 10 16 14 25s6 18 8 27c2 10 3 19 3 29v1033c0 9-1 19-3 28s-4 18-8 27-8 17-14 25c-5 8-11 16-18 22-6 7-14 13-22 19-8 5-16 9-25 13s-18 6-27 8c-10 2-19 3-29 3h-4472c-10 0-19-1-28-3-10-2-19-4-28-8s-17-8-25-13c-8-6-15-12-22-19-7-6-13-14-18-22s-10-16-13-25c-4-9-7-18-9-27s-3-19-3-28z">
          <text:p/>
        </draw:path>
        <draw:path draw:style-name="gr212" draw:text-style-name="P20" draw:layer="layout" svg:width="4.763cm" svg:height="1.323cm" svg:x="8.135cm" svg:y="17.528cm" svg:viewBox="0 0 4764 1324" svg:d="M0 1179v-1033c0-10 1-19 3-29 2-9 5-18 9-27 3-9 8-17 13-25s11-15 18-22 14-13 22-18c8-6 16-10 25-14 9-3 18-6 28-8 9-2 18-3 28-3h4472c10 0 19 1 29 3 9 2 18 5 27 8 9 4 17 8 25 14 8 5 16 11 22 18 7 7 13 14 18 22 6 8 10 16 14 25s6 18 8 27c2 10 3 19 3 29v1033c0 9-1 19-3 28s-4 18-8 27-8 17-14 25c-5 8-11 16-18 22-6 7-14 13-22 19-8 5-16 9-25 13s-18 6-27 8c-10 2-19 3-29 3h-4472c-10 0-19-1-28-3-10-2-19-4-28-8s-17-8-25-13c-8-6-15-12-22-19-7-6-13-14-18-22s-10-16-13-25c-4-9-7-18-9-27s-3-19-3-28z">
          <text:p/>
        </draw:path>
        <draw:frame draw:style-name="gr220" draw:text-style-name="P5" draw:layer="layout" svg:width="1.065cm" svg:height="0.357cm" svg:x="3.865cm" svg:y="18.233cm">
          <draw:text-box>
            <text:p text:style-name="P4"><text:span text:style-name="T38">markup</text:span></text:p>
          </draw:text-box>
        </draw:frame>
        <draw:path draw:style-name="gr1" draw:text-style-name="P1" draw:layer="layout" svg:width="4.763cm" svg:height="1.323cm" svg:x="13.083cm" svg:y="17.528cm" svg:viewBox="0 0 4764 1324" svg:d="M0 1179v-1033c0-10 1-19 3-29 2-9 5-18 8-27 4-9 8-17 14-25 5-8 11-15 18-22s14-13 22-18c8-6 16-10 25-14 9-3 18-6 27-8 10-2 19-3 29-3h4472c10 0 19 1 29 3 9 2 18 5 27 8 9 4 17 8 25 14 8 5 15 11 22 18s13 14 18 22 10 16 14 25c3 9 6 18 8 27 2 10 3 19 3 29v1033c0 9-1 19-3 28s-5 18-8 27c-4 9-9 17-14 25s-11 16-18 22c-7 7-14 13-22 19-8 5-16 9-25 13s-18 6-27 8c-10 2-19 3-29 3h-4472c-10 0-19-1-29-3-9-2-18-4-27-8s-17-8-25-13c-8-6-15-12-22-19-7-6-13-14-18-22-6-8-10-16-14-25-3-9-6-18-8-27s-3-19-3-28z">
          <text:p/>
        </draw:path>
        <draw:path draw:style-name="gr212" draw:text-style-name="P20" draw:layer="layout" svg:width="4.763cm" svg:height="1.323cm" svg:x="13.083cm" svg:y="17.528cm" svg:viewBox="0 0 4764 1324" svg:d="M0 1179v-1033c0-10 1-19 3-29 2-9 5-18 8-27 4-9 8-17 14-25 5-8 11-15 18-22s14-13 22-18c8-6 16-10 25-14 9-3 18-6 27-8 10-2 19-3 29-3h4472c10 0 19 1 29 3 9 2 18 5 27 8 9 4 17 8 25 14 8 5 15 11 22 18s13 14 18 22 10 16 14 25c3 9 6 18 8 27 2 10 3 19 3 29v1033c0 9-1 19-3 28s-5 18-8 27c-4 9-9 17-14 25s-11 16-18 22c-7 7-14 13-22 19-8 5-16 9-25 13s-18 6-27 8c-10 2-19 3-29 3h-4472c-10 0-19-1-29-3-9-2-18-4-27-8s-17-8-25-13c-8-6-15-12-22-19-7-6-13-14-18-22-6-8-10-16-14-25-3-9-6-18-8-27s-3-19-3-28z">
          <text:p/>
        </draw:path>
        <draw:frame draw:style-name="gr221" draw:text-style-name="P5" draw:layer="layout" svg:width="3.503cm" svg:height="0.357cm" svg:x="8.414cm" svg:y="17.995cm">
          <draw:text-box>
            <text:p text:style-name="P4"><text:span text:style-name="T37">✓</text:span><text:span text:style-name="T38"> </text:span><text:span text:style-name="T38">WhatsApp float button</text:span></text:p>
          </draw:text-box>
        </draw:frame>
        <draw:frame draw:style-name="gr216" draw:text-style-name="P5" draw:layer="layout" svg:width="0.316cm" svg:height="0.357cm" svg:x="13.361cm" svg:y="17.995cm">
          <draw:text-box>
            <text:p text:style-name="P4"><text:span text:style-name="T37">✓</text:span></text:p>
          </draw:text-box>
        </draw:frame>
        <draw:frame draw:style-name="gr222" draw:text-style-name="P5" draw:layer="layout" svg:width="2.927cm" svg:height="0.357cm" svg:x="13.76cm" svg:y="17.731cm">
          <draw:text-box>
            <text:p text:style-name="P4"><text:span text:style-name="T38">Backend form (email</text:span></text:p>
          </draw:text-box>
        </draw:frame>
        <draw:path draw:style-name="gr1" draw:text-style-name="P1" draw:layer="layout" svg:width="4.762cm" svg:height="0.82cm" svg:x="3.188cm" svg:y="19.036cm" svg:viewBox="0 0 4763 821" svg:d="M0 676v-530c0-10 1-19 3-29 1-9 4-18 8-27 3-9 8-17 13-25 6-8 12-15 18-22 7-7 14-13 22-18 8-6 17-10 26-14 8-3 17-6 27-8 9-2 19-3 28-3h4473c9 0 19 1 28 3s19 5 27 8c9 4 18 8 26 14 7 5 15 11 22 18 6 7 12 14 18 22 5 8 9 16 13 25s7 18 8 27c2 10 3 19 3 29v530c0 10-1 19-3 28-1 10-4 19-8 28-4 8-8 17-13 25-6 8-12 15-18 22-7 7-15 13-22 18-8 5-17 10-26 13-8 4-18 7-27 9s-19 2-28 2h-4473c-9 0-19 0-28-2-10-2-19-5-27-9-9-3-18-8-26-13s-15-11-22-18c-6-7-12-14-18-22-5-8-10-17-13-25-4-9-7-18-8-28-2-9-3-18-3-28z">
          <text:p/>
        </draw:path>
        <draw:path draw:style-name="gr212" draw:text-style-name="P20" draw:layer="layout" svg:width="4.762cm" svg:height="0.82cm" svg:x="3.188cm" svg:y="19.036cm" svg:viewBox="0 0 4763 821" svg:d="M0 676v-530c0-10 1-19 3-29 1-9 4-18 8-27 3-9 8-17 13-25 6-8 12-15 18-22 7-7 14-13 22-18 8-6 17-10 26-14 8-3 17-6 27-8 9-2 19-3 28-3h4473c9 0 19 1 28 3s19 5 27 8c9 4 18 8 26 14 7 5 15 11 22 18 6 7 12 14 18 22 5 8 9 16 13 25s7 18 8 27c2 10 3 19 3 29v530c0 10-1 19-3 28-1 10-4 19-8 28-4 8-8 17-13 25-6 8-12 15-18 22-7 7-15 13-22 18-8 5-17 10-26 13-8 4-18 7-27 9s-19 2-28 2h-4473c-9 0-19 0-28-2-10-2-19-5-27-9-9-3-18-8-26-13s-15-11-22-18c-6-7-12-14-18-22-5-8-10-17-13-25-4-9-7-18-8-28-2-9-3-18-3-28z">
          <text:p/>
        </draw:path>
        <draw:frame draw:style-name="gr223" draw:text-style-name="P5" draw:layer="layout" svg:width="0.819cm" svg:height="0.357cm" svg:x="13.76cm" svg:y="18.233cm">
          <draw:text-box>
            <text:p text:style-name="P4"><text:span text:style-name="T38">reale)</text:span></text:p>
          </draw:text-box>
        </draw:frame>
        <draw:path draw:style-name="gr1" draw:text-style-name="P1" draw:layer="layout" svg:width="4.763cm" svg:height="0.82cm" svg:x="8.135cm" svg:y="19.036cm" svg:viewBox="0 0 4764 821" svg:d="M0 676v-530c0-10 1-19 3-29 2-9 5-18 9-27 3-9 8-17 13-25s11-15 18-22 14-13 22-18c8-6 16-10 25-14 9-3 18-6 28-8 9-2 18-3 28-3h4472c10 0 19 1 29 3 9 2 18 5 27 8 9 4 17 8 25 14 8 5 16 11 22 18 7 7 13 14 18 22 6 8 10 16 14 25s6 18 8 27c2 10 3 19 3 29v530c0 10-1 19-3 28-2 10-4 19-8 28-4 8-8 17-14 25-5 8-11 15-18 22-6 7-14 13-22 18s-16 10-25 13c-9 4-18 7-27 9-10 2-19 2-29 2h-4472c-10 0-19 0-28-2-10-2-19-5-28-9-9-3-17-8-25-13s-15-11-22-18-13-14-18-22-10-17-13-25c-4-9-7-18-9-28-2-9-3-18-3-28z">
          <text:p/>
        </draw:path>
        <draw:path draw:style-name="gr212" draw:text-style-name="P20" draw:layer="layout" svg:width="4.763cm" svg:height="0.82cm" svg:x="8.135cm" svg:y="19.036cm" svg:viewBox="0 0 4764 821" svg:d="M0 676v-530c0-10 1-19 3-29 2-9 5-18 9-27 3-9 8-17 13-25s11-15 18-22 14-13 22-18c8-6 16-10 25-14 9-3 18-6 28-8 9-2 18-3 28-3h4472c10 0 19 1 29 3 9 2 18 5 27 8 9 4 17 8 25 14 8 5 16 11 22 18 7 7 13 14 18 22 6 8 10 16 14 25s6 18 8 27c2 10 3 19 3 29v530c0 10-1 19-3 28-2 10-4 19-8 28-4 8-8 17-14 25-5 8-11 15-18 22-6 7-14 13-22 18s-16 10-25 13c-9 4-18 7-27 9-10 2-19 2-29 2h-4472c-10 0-19 0-28-2-10-2-19-5-28-9-9-3-17-8-25-13s-15-11-22-18-13-14-18-22-10-17-13-25c-4-9-7-18-9-28-2-9-3-18-3-28z">
          <text:p/>
        </draw:path>
        <draw:frame draw:style-name="gr224" draw:text-style-name="P5" draw:layer="layout" svg:width="3.355cm" svg:height="0.357cm" svg:x="3.466cm" svg:y="19.239cm">
          <draw:text-box>
            <text:p text:style-name="P4"><text:span text:style-name="T37">✓</text:span><text:span text:style-name="T38"> </text:span><text:span text:style-name="T38">Privacy Policy GDPR</text:span></text:p>
          </draw:text-box>
        </draw:frame>
        <draw:path draw:style-name="gr1" draw:text-style-name="P1" draw:layer="layout" svg:width="4.763cm" svg:height="0.82cm" svg:x="13.083cm" svg:y="19.036cm" svg:viewBox="0 0 4764 821" svg:d="M0 676v-530c0-10 1-19 3-29 2-9 5-18 8-27 4-9 8-17 14-25 5-8 11-15 18-22s14-13 22-18c8-6 16-10 25-14 9-3 18-6 27-8 10-2 19-3 29-3h4472c10 0 19 1 29 3 9 2 18 5 27 8 9 4 17 8 25 14 8 5 15 11 22 18s13 14 18 22 10 16 14 25c3 9 6 18 8 27 2 10 3 19 3 29v530c0 10-1 19-3 28-2 10-5 19-8 28-4 8-9 17-14 25s-11 15-18 22-14 13-22 18-16 10-25 13c-9 4-18 7-27 9-10 2-19 2-29 2h-4472c-10 0-19 0-29-2-9-2-18-5-27-9-9-3-17-8-25-13s-15-11-22-18-13-14-18-22c-6-8-10-17-14-25-3-9-6-18-8-28-2-9-3-18-3-28z">
          <text:p/>
        </draw:path>
        <draw:path draw:style-name="gr212" draw:text-style-name="P20" draw:layer="layout" svg:width="4.763cm" svg:height="0.82cm" svg:x="13.083cm" svg:y="19.036cm" svg:viewBox="0 0 4764 821" svg:d="M0 676v-530c0-10 1-19 3-29 2-9 5-18 8-27 4-9 8-17 14-25 5-8 11-15 18-22s14-13 22-18c8-6 16-10 25-14 9-3 18-6 27-8 10-2 19-3 29-3h4472c10 0 19 1 29 3 9 2 18 5 27 8 9 4 17 8 25 14 8 5 15 11 22 18s13 14 18 22 10 16 14 25c3 9 6 18 8 27 2 10 3 19 3 29v530c0 10-1 19-3 28-2 10-5 19-8 28-4 8-9 17-14 25s-11 15-18 22-14 13-22 18-16 10-25 13c-9 4-18 7-27 9-10 2-19 2-29 2h-4472c-10 0-19 0-29-2-9-2-18-5-27-9-9-3-17-8-25-13s-15-11-22-18-13-14-18-22c-6-8-10-17-14-25-3-9-6-18-8-28-2-9-3-18-3-28z">
          <text:p/>
        </draw:path>
        <draw:frame draw:style-name="gr225" draw:text-style-name="P5" draw:layer="layout" svg:width="3.889cm" svg:height="0.357cm" svg:x="8.414cm" svg:y="19.239cm">
          <draw:text-box>
            <text:p text:style-name="P4"><text:span text:style-name="T37">✓</text:span><text:span text:style-name="T38"> </text:span><text:span text:style-name="T38">Cookie Banner conforme</text:span></text:p>
          </draw:text-box>
        </draw:frame>
        <draw:path draw:style-name="gr1" draw:text-style-name="P1" draw:layer="layout" svg:width="4.762cm" svg:height="0.82cm" svg:x="3.188cm" svg:y="20.042cm" svg:viewBox="0 0 4763 821" svg:d="M0 675v-529c0-9 1-19 3-28 1-10 4-19 8-27 3-9 8-18 13-26 6-8 12-15 18-23 7-6 14-13 22-18s17-10 26-13c8-4 17-7 27-9 9-1 19-2 28-2h4473c9 0 19 1 28 2 9 2 19 5 27 9 9 3 18 8 26 13 7 5 15 12 22 18 6 8 12 15 18 23 5 8 9 17 13 26 4 8 7 17 8 27 2 9 3 19 3 28v529c0 10-1 19-3 29-1 9-4 18-8 27s-8 17-13 25c-6 8-12 16-18 22-7 7-15 13-22 18-8 6-17 10-26 14-8 3-18 6-27 8s-19 3-28 3h-4473c-9 0-19-1-28-3-10-2-19-5-27-8-9-4-18-8-26-14-8-5-15-11-22-18-6-6-12-14-18-22-5-8-10-16-13-25-4-9-7-18-8-27-2-10-3-19-3-29z">
          <text:p/>
        </draw:path>
        <draw:path draw:style-name="gr212" draw:text-style-name="P20" draw:layer="layout" svg:width="4.762cm" svg:height="0.82cm" svg:x="3.188cm" svg:y="20.042cm" svg:viewBox="0 0 4763 821" svg:d="M0 675v-529c0-9 1-19 3-28 1-10 4-19 8-27 3-9 8-18 13-26 6-8 12-15 18-23 7-6 14-13 22-18s17-10 26-13c8-4 17-7 27-9 9-1 19-2 28-2h4473c9 0 19 1 28 2 9 2 19 5 27 9 9 3 18 8 26 13 7 5 15 12 22 18 6 8 12 15 18 23 5 8 9 17 13 26 4 8 7 17 8 27 2 9 3 19 3 28v529c0 10-1 19-3 29-1 9-4 18-8 27s-8 17-13 25c-6 8-12 16-18 22-7 7-15 13-22 18-8 6-17 10-26 14-8 3-18 6-27 8s-19 3-28 3h-4473c-9 0-19-1-28-3-10-2-19-5-27-8-9-4-18-8-26-14-8-5-15-11-22-18-6-6-12-14-18-22-5-8-10-16-13-25-4-9-7-18-8-27-2-10-3-19-3-29z">
          <text:p/>
        </draw:path>
        <draw:frame draw:style-name="gr226" draw:text-style-name="P5" draw:layer="layout" svg:width="3.948cm" svg:height="0.357cm" svg:x="13.361cm" svg:y="19.239cm">
          <draw:text-box>
            <text:p text:style-name="P4"><text:span text:style-name="T37">✓</text:span><text:span text:style-name="T38"> </text:span><text:span text:style-name="T38">Sitemap XML + robots.txt</text:span></text:p>
          </draw:text-box>
        </draw:frame>
        <draw:path draw:style-name="gr1" draw:text-style-name="P1" draw:layer="layout" svg:width="4.763cm" svg:height="0.82cm" svg:x="8.135cm" svg:y="20.042cm" svg:viewBox="0 0 4764 821" svg:d="M0 675v-529c0-9 1-19 3-28 2-10 5-19 9-27 3-9 8-18 13-26s11-15 18-23c7-6 14-13 22-18s16-10 25-13c9-4 18-7 28-9 9-1 18-2 28-2h4472c10 0 19 1 29 2 9 2 18 5 27 9 9 3 17 8 25 13s16 12 22 18c7 8 13 15 18 23 6 8 10 17 14 26 4 8 6 17 8 27 2 9 3 19 3 28v529c0 10-1 19-3 29-2 9-4 18-8 27s-8 17-14 25c-5 8-11 16-18 22-6 7-14 13-22 18-8 6-16 10-25 14-9 3-18 6-27 8-10 2-19 3-29 3h-4472c-10 0-19-1-28-3-10-2-19-5-28-8-9-4-17-8-25-14-8-5-15-11-22-18-7-6-13-14-18-22s-10-16-13-25c-4-9-7-18-9-27-2-10-3-19-3-29z">
          <text:p/>
        </draw:path>
        <draw:path draw:style-name="gr212" draw:text-style-name="P20" draw:layer="layout" svg:width="4.763cm" svg:height="0.82cm" svg:x="8.135cm" svg:y="20.042cm" svg:viewBox="0 0 4764 821" svg:d="M0 675v-529c0-9 1-19 3-28 2-10 5-19 9-27 3-9 8-18 13-26s11-15 18-23c7-6 14-13 22-18s16-10 25-13c9-4 18-7 28-9 9-1 18-2 28-2h4472c10 0 19 1 29 2 9 2 18 5 27 9 9 3 17 8 25 13s16 12 22 18c7 8 13 15 18 23 6 8 10 17 14 26 4 8 6 17 8 27 2 9 3 19 3 28v529c0 10-1 19-3 29-2 9-4 18-8 27s-8 17-14 25c-5 8-11 16-18 22-6 7-14 13-22 18-8 6-16 10-25 14-9 3-18 6-27 8-10 2-19 3-29 3h-4472c-10 0-19-1-28-3-10-2-19-5-28-8-9-4-17-8-25-14-8-5-15-11-22-18-7-6-13-14-18-22s-10-16-13-25c-4-9-7-18-9-27-2-10-3-19-3-29z">
          <text:p/>
        </draw:path>
        <draw:frame draw:style-name="gr227" draw:text-style-name="P5" draw:layer="layout" svg:width="3.025cm" svg:height="0.357cm" svg:x="3.466cm" svg:y="20.244cm">
          <draw:text-box>
            <text:p text:style-name="P4"><text:span text:style-name="T37">✓</text:span><text:span text:style-name="T38"> </text:span><text:span text:style-name="T38">Google Analytics 4</text:span></text:p>
          </draw:text-box>
        </draw:frame>
        <draw:path draw:style-name="gr1" draw:text-style-name="P1" draw:layer="layout" svg:width="4.763cm" svg:height="0.82cm" svg:x="13.083cm" svg:y="20.042cm" svg:viewBox="0 0 4764 821" svg:d="M0 675v-529c0-9 1-19 3-28 2-10 5-19 8-27 4-9 8-18 14-26 5-8 11-15 18-23 7-6 14-13 22-18s16-10 25-13c9-4 18-7 27-9 10-1 19-2 29-2h4472c10 0 19 1 29 2 9 2 18 5 27 9 9 3 17 8 25 13s15 12 22 18c7 8 13 15 18 23s10 17 14 26c3 8 6 17 8 27 2 9 3 19 3 28v529c0 10-1 19-3 29-2 9-5 18-8 27-4 9-9 17-14 25s-11 16-18 22c-7 7-14 13-22 18-8 6-16 10-25 14-9 3-18 6-27 8-10 2-19 3-29 3h-4472c-10 0-19-1-29-3-9-2-18-5-27-8-9-4-17-8-25-14-8-5-15-11-22-18-7-6-13-14-18-22-6-8-10-16-14-25-3-9-6-18-8-27-2-10-3-19-3-29z">
          <text:p/>
        </draw:path>
        <draw:path draw:style-name="gr212" draw:text-style-name="P20" draw:layer="layout" svg:width="4.763cm" svg:height="0.82cm" svg:x="13.083cm" svg:y="20.042cm" svg:viewBox="0 0 4764 821" svg:d="M0 675v-529c0-9 1-19 3-28 2-10 5-19 8-27 4-9 8-18 14-26 5-8 11-15 18-23 7-6 14-13 22-18s16-10 25-13c9-4 18-7 27-9 10-1 19-2 29-2h4472c10 0 19 1 29 2 9 2 18 5 27 9 9 3 17 8 25 13s15 12 22 18c7 8 13 15 18 23s10 17 14 26c3 8 6 17 8 27 2 9 3 19 3 28v529c0 10-1 19-3 29-2 9-5 18-8 27-4 9-9 17-14 25s-11 16-18 22c-7 7-14 13-22 18-8 6-16 10-25 14-9 3-18 6-27 8-10 2-19 3-29 3h-4472c-10 0-19-1-29-3-9-2-18-5-27-8-9-4-17-8-25-14-8-5-15-11-22-18-7-6-13-14-18-22-6-8-10-16-14-25-3-9-6-18-8-27-2-10-3-19-3-29z">
          <text:p/>
        </draw:path>
        <draw:frame draw:style-name="gr228" draw:text-style-name="P5" draw:layer="layout" svg:width="3.749cm" svg:height="0.357cm" svg:x="8.414cm" svg:y="20.244cm">
          <draw:text-box>
            <text:p text:style-name="P4"><text:span text:style-name="T37">✓</text:span><text:span text:style-name="T38"> </text:span><text:span text:style-name="T38">Google Search Console</text:span></text:p>
          </draw:text-box>
        </draw:frame>
        <draw:path draw:style-name="gr1" draw:text-style-name="P1" draw:layer="layout" svg:width="4.762cm" svg:height="0.82cm" svg:x="3.188cm" svg:y="21.047cm" svg:viewBox="0 0 4763 821" svg:d="M0 675v-529c0-10 1-19 3-29 1-9 4-18 8-27 3-9 8-17 13-25 6-8 12-16 18-22 7-7 14-13 22-18 8-6 17-10 26-14 8-3 17-6 27-8 9-2 19-3 28-3h4473c9 0 19 1 28 3s19 5 27 8c9 4 18 8 26 14 7 5 15 11 22 18 6 6 12 14 18 22 5 8 9 16 13 25s7 18 8 27c2 10 3 19 3 29v529c0 10-1 20-3 29-1 10-4 19-8 27-4 9-8 18-13 26-6 8-12 15-18 22-7 6-15 12-22 18-8 5-17 10-26 13-8 4-18 7-27 9-9 1-19 2-28 2h-4473c-9 0-19-1-28-2-10-2-19-5-27-9-9-3-18-8-26-13-8-6-15-12-22-18-6-7-12-14-18-22-5-8-10-17-13-26-4-8-7-17-8-27-2-9-3-19-3-29z">
          <text:p/>
        </draw:path>
        <draw:path draw:style-name="gr212" draw:text-style-name="P20" draw:layer="layout" svg:width="4.762cm" svg:height="0.82cm" svg:x="3.188cm" svg:y="21.047cm" svg:viewBox="0 0 4763 821" svg:d="M0 675v-529c0-10 1-19 3-29 1-9 4-18 8-27 3-9 8-17 13-25 6-8 12-16 18-22 7-7 14-13 22-18 8-6 17-10 26-14 8-3 17-6 27-8 9-2 19-3 28-3h4473c9 0 19 1 28 3s19 5 27 8c9 4 18 8 26 14 7 5 15 11 22 18 6 6 12 14 18 22 5 8 9 16 13 25s7 18 8 27c2 10 3 19 3 29v529c0 10-1 20-3 29-1 10-4 19-8 27-4 9-8 18-13 26-6 8-12 15-18 22-7 6-15 12-22 18-8 5-17 10-26 13-8 4-18 7-27 9-9 1-19 2-28 2h-4473c-9 0-19-1-28-2-10-2-19-5-27-9-9-3-18-8-26-13-8-6-15-12-22-18-6-7-12-14-18-22-5-8-10-17-13-26-4-8-7-17-8-27-2-9-3-19-3-29z">
          <text:p/>
        </draw:path>
        <draw:frame draw:style-name="gr229" draw:text-style-name="P5" draw:layer="layout" svg:width="3.351cm" svg:height="0.357cm" svg:x="13.361cm" svg:y="20.244cm">
          <draw:text-box>
            <text:p text:style-name="P4"><text:span text:style-name="T37">✓</text:span><text:span text:style-name="T38"> </text:span><text:span text:style-name="T38">Deploy + DNS + SSL</text:span></text:p>
          </draw:text-box>
        </draw:frame>
        <draw:path draw:style-name="gr1" draw:text-style-name="P1" draw:layer="layout" svg:width="4.763cm" svg:height="0.82cm" svg:x="8.135cm" svg:y="21.047cm" svg:viewBox="0 0 4764 821" svg:d="M0 675v-529c0-10 1-19 3-29 2-9 5-18 9-27 3-9 8-17 13-25s11-16 18-22c7-7 14-13 22-18 8-6 16-10 25-14 9-3 18-6 28-8 9-2 18-3 28-3h4472c10 0 19 1 29 3 9 2 18 5 27 8 9 4 17 8 25 14 8 5 16 11 22 18 7 6 13 14 18 22 6 8 10 16 14 25s6 18 8 27c2 10 3 19 3 29v529c0 10-1 20-3 29-2 10-4 19-8 27-4 9-8 18-14 26-5 8-11 15-18 22-6 6-14 12-22 18-8 5-16 10-25 13-9 4-18 7-27 9-10 1-19 2-29 2h-4472c-10 0-19-1-28-2-10-2-19-5-28-9-9-3-17-8-25-13-8-6-15-12-22-18-7-7-13-14-18-22s-10-17-13-26c-4-8-7-17-9-27-2-9-3-19-3-29z">
          <text:p/>
        </draw:path>
        <draw:path draw:style-name="gr212" draw:text-style-name="P20" draw:layer="layout" svg:width="4.763cm" svg:height="0.82cm" svg:x="8.135cm" svg:y="21.047cm" svg:viewBox="0 0 4764 821" svg:d="M0 675v-529c0-10 1-19 3-29 2-9 5-18 9-27 3-9 8-17 13-25s11-16 18-22c7-7 14-13 22-18 8-6 16-10 25-14 9-3 18-6 28-8 9-2 18-3 28-3h4472c10 0 19 1 29 3 9 2 18 5 27 8 9 4 17 8 25 14 8 5 16 11 22 18 7 6 13 14 18 22 6 8 10 16 14 25s6 18 8 27c2 10 3 19 3 29v529c0 10-1 20-3 29-2 10-4 19-8 27-4 9-8 18-14 26-5 8-11 15-18 22-6 6-14 12-22 18-8 5-16 10-25 13-9 4-18 7-27 9-10 1-19 2-29 2h-4472c-10 0-19-1-28-2-10-2-19-5-28-9-9-3-17-8-25-13-8-6-15-12-22-18-7-7-13-14-18-22s-10-17-13-26c-4-8-7-17-9-27-2-9-3-19-3-29z">
          <text:p/>
        </draw:path>
        <draw:frame draw:style-name="gr230" draw:text-style-name="P5" draw:layer="layout" svg:width="2.809cm" svg:height="0.357cm" svg:x="3.466cm" svg:y="21.25cm">
          <draw:text-box>
            <text:p text:style-name="P4"><text:span text:style-name="T37">✓</text:span><text:span text:style-name="T38"> </text:span><text:span text:style-name="T38">Security Headers</text:span></text:p>
          </draw:text-box>
        </draw:frame>
        <draw:path draw:style-name="gr1" draw:text-style-name="P1" draw:layer="layout" svg:width="4.763cm" svg:height="0.82cm" svg:x="13.083cm" svg:y="21.047cm" svg:viewBox="0 0 4764 821" svg:d="M0 675v-529c0-10 1-19 3-29 2-9 5-18 8-27 4-9 8-17 14-25 5-8 11-16 18-22 7-7 14-13 22-18 8-6 16-10 25-14 9-3 18-6 27-8 10-2 19-3 29-3h4472c10 0 19 1 29 3 9 2 18 5 27 8 9 4 17 8 25 14 8 5 15 11 22 18 7 6 13 14 18 22s10 16 14 25c3 9 6 18 8 27 2 10 3 19 3 29v529c0 10-1 20-3 29-2 10-5 19-8 27-4 9-9 18-14 26s-11 15-18 22c-7 6-14 12-22 18-8 5-16 10-25 13-9 4-18 7-27 9-10 1-19 2-29 2h-4472c-10 0-19-1-29-2-9-2-18-5-27-9-9-3-17-8-25-13-8-6-15-12-22-18-7-7-13-14-18-22-6-8-10-17-14-26-3-8-6-17-8-27-2-9-3-19-3-29z">
          <text:p/>
        </draw:path>
        <draw:path draw:style-name="gr212" draw:text-style-name="P20" draw:layer="layout" svg:width="4.763cm" svg:height="0.82cm" svg:x="13.083cm" svg:y="21.047cm" svg:viewBox="0 0 4764 821" svg:d="M0 675v-529c0-10 1-19 3-29 2-9 5-18 8-27 4-9 8-17 14-25 5-8 11-16 18-22 7-7 14-13 22-18 8-6 16-10 25-14 9-3 18-6 27-8 10-2 19-3 29-3h4472c10 0 19 1 29 3 9 2 18 5 27 8 9 4 17 8 25 14 8 5 15 11 22 18 7 6 13 14 18 22s10 16 14 25c3 9 6 18 8 27 2 10 3 19 3 29v529c0 10-1 20-3 29-2 10-5 19-8 27-4 9-9 18-14 26s-11 15-18 22c-7 6-14 12-22 18-8 5-16 10-25 13-9 4-18 7-27 9-10 1-19 2-29 2h-4472c-10 0-19-1-29-2-9-2-18-5-27-9-9-3-17-8-25-13-8-6-15-12-22-18-7-7-13-14-18-22-6-8-10-17-14-26-3-8-6-17-8-27-2-9-3-19-3-29z">
          <text:p/>
        </draw:path>
        <draw:frame draw:style-name="gr231" draw:text-style-name="P5" draw:layer="layout" svg:width="3.817cm" svg:height="0.357cm" svg:x="8.414cm" svg:y="21.25cm">
          <draw:text-box>
            <text:p text:style-name="P4"><text:span text:style-name="T37">✓</text:span><text:span text:style-name="T38"> </text:span><text:span text:style-name="T38">Ottimizzazione immagini</text:span></text:p>
          </draw:text-box>
        </draw:frame>
        <draw:path draw:style-name="gr1" draw:text-style-name="P1" draw:layer="layout" svg:width="4.762cm" svg:height="0.793cm" svg:x="3.188cm" svg:y="22.053cm" svg:viewBox="0 0 4763 794" svg:d="M0 649v-504c0-10 1-19 3-28 1-10 4-19 8-28 3-9 8-17 13-25 6-8 12-15 18-22 7-7 14-13 22-18s17-10 26-13c8-4 17-7 27-9 9-2 19-2 28-2h4473c9 0 19 0 28 2s19 5 27 9c9 3 18 8 26 13 7 5 15 11 22 18 6 7 12 14 18 22 5 8 9 16 13 25s7 18 8 28c2 9 3 18 3 28v504c0 9-1 19-3 28-1 9-4 19-8 27-4 9-8 18-13 26-6 8-12 15-18 22-7 6-15 12-22 18-8 5-17 10-26 13-8 4-18 7-27 8-9 2-19 3-28 3h-4473c-9 0-19-1-28-3-10-1-19-4-27-8-9-3-18-8-26-13-8-6-15-12-22-18-6-7-12-14-18-22-5-8-10-17-13-26-4-8-7-17-8-27-2-9-3-19-3-28z">
          <text:p/>
        </draw:path>
        <draw:path draw:style-name="gr212" draw:text-style-name="P20" draw:layer="layout" svg:width="4.762cm" svg:height="0.793cm" svg:x="3.188cm" svg:y="22.053cm" svg:viewBox="0 0 4763 794" svg:d="M0 649v-504c0-10 1-19 3-28 1-10 4-19 8-28 3-9 8-17 13-25 6-8 12-15 18-22 7-7 14-13 22-18s17-10 26-13c8-4 17-7 27-9 9-2 19-2 28-2h4473c9 0 19 0 28 2s19 5 27 9c9 3 18 8 26 13 7 5 15 11 22 18 6 7 12 14 18 22 5 8 9 16 13 25s7 18 8 28c2 9 3 18 3 28v504c0 9-1 19-3 28-1 9-4 19-8 27-4 9-8 18-13 26-6 8-12 15-18 22-7 6-15 12-22 18-8 5-17 10-26 13-8 4-18 7-27 8-9 2-19 3-28 3h-4473c-9 0-19-1-28-3-10-1-19-4-27-8-9-3-18-8-26-13-8-6-15-12-22-18-6-7-12-14-18-22-5-8-10-17-13-26-4-8-7-17-8-27-2-9-3-19-3-28z">
          <text:p/>
        </draw:path>
        <draw:frame draw:style-name="gr232" draw:text-style-name="P5" draw:layer="layout" svg:width="3.622cm" svg:height="0.357cm" svg:x="13.361cm" svg:y="21.25cm">
          <draw:text-box>
            <text:p text:style-name="P4"><text:span text:style-name="T37">✓</text:span><text:span text:style-name="T38"> </text:span><text:span text:style-name="T38">Test QA cross-browser</text:span></text:p>
          </draw:text-box>
        </draw:frame>
        <draw:path draw:style-name="gr1" draw:text-style-name="P1" draw:layer="layout" svg:width="4.763cm" svg:height="0.793cm" svg:x="8.135cm" svg:y="22.053cm" svg:viewBox="0 0 4764 794" svg:d="M0 649v-504c0-10 1-19 3-28 2-10 5-19 9-28 3-9 8-17 13-25s11-15 18-22 14-13 22-18 16-10 25-13c9-4 18-7 28-9 9-2 18-2 28-2h4472c10 0 19 0 29 2 9 2 18 5 27 9 9 3 17 8 25 13s16 11 22 18c7 7 13 14 18 22 6 8 10 16 14 25s6 18 8 28c2 9 3 18 3 28v504c0 9-1 19-3 28s-4 19-8 27c-4 9-8 18-14 26-5 8-11 15-18 22-6 6-14 12-22 18-8 5-16 10-25 13-9 4-18 7-27 8-10 2-19 3-29 3h-4472c-10 0-19-1-28-3-10-1-19-4-28-8-9-3-17-8-25-13-8-6-15-12-22-18-7-7-13-14-18-22s-10-17-13-26c-4-8-7-17-9-27-2-9-3-19-3-28z">
          <text:p/>
        </draw:path>
        <draw:path draw:style-name="gr212" draw:text-style-name="P20" draw:layer="layout" svg:width="4.763cm" svg:height="0.793cm" svg:x="8.135cm" svg:y="22.053cm" svg:viewBox="0 0 4764 794" svg:d="M0 649v-504c0-10 1-19 3-28 2-10 5-19 9-28 3-9 8-17 13-25s11-15 18-22 14-13 22-18 16-10 25-13c9-4 18-7 28-9 9-2 18-2 28-2h4472c10 0 19 0 29 2 9 2 18 5 27 9 9 3 17 8 25 13s16 11 22 18c7 7 13 14 18 22 6 8 10 16 14 25s6 18 8 28c2 9 3 18 3 28v504c0 9-1 19-3 28s-4 19-8 27c-4 9-8 18-14 26-5 8-11 15-18 22-6 6-14 12-22 18-8 5-16 10-25 13-9 4-18 7-27 8-10 2-19 3-29 3h-4472c-10 0-19-1-28-3-10-1-19-4-28-8-9-3-17-8-25-13-8-6-15-12-22-18-7-7-13-14-18-22s-10-17-13-26c-4-8-7-17-9-27-2-9-3-19-3-28z">
          <text:p/>
        </draw:path>
        <draw:frame draw:style-name="gr233" draw:text-style-name="P5" draw:layer="layout" svg:width="4.13cm" svg:height="0.357cm" svg:x="3.466cm" svg:y="22.255cm">
          <draw:text-box>
            <text:p text:style-name="P4"><text:span text:style-name="T37">✓</text:span><text:span text:style-name="T38"> </text:span><text:span text:style-name="T38">Pagina 404 personalizzata</text:span></text:p>
          </draw:text-box>
        </draw:frame>
        <draw:path draw:style-name="gr1" draw:text-style-name="P1" draw:layer="layout" svg:width="4.763cm" svg:height="0.793cm" svg:x="13.083cm" svg:y="22.053cm" svg:viewBox="0 0 4764 794" svg:d="M0 649v-504c0-10 1-19 3-28 2-10 5-19 8-28 4-9 8-17 14-25 5-8 11-15 18-22s14-13 22-18 16-10 25-13c9-4 18-7 27-9 10-2 19-2 29-2h4472c10 0 19 0 29 2 9 2 18 5 27 9 9 3 17 8 25 13s15 11 22 18 13 14 18 22 10 16 14 25c3 9 6 18 8 28 2 9 3 18 3 28v504c0 9-1 19-3 28s-5 19-8 27c-4 9-9 18-14 26s-11 15-18 22c-7 6-14 12-22 18-8 5-16 10-25 13-9 4-18 7-27 8-10 2-19 3-29 3h-4472c-10 0-19-1-29-3-9-1-18-4-27-8-9-3-17-8-25-13-8-6-15-12-22-18-7-7-13-14-18-22-6-8-10-17-14-26-3-8-6-17-8-27-2-9-3-19-3-28z">
          <text:p/>
        </draw:path>
        <draw:path draw:style-name="gr212" draw:text-style-name="P20" draw:layer="layout" svg:width="4.763cm" svg:height="0.793cm" svg:x="13.083cm" svg:y="22.053cm" svg:viewBox="0 0 4764 794" svg:d="M0 649v-504c0-10 1-19 3-28 2-10 5-19 8-28 4-9 8-17 14-25 5-8 11-15 18-22s14-13 22-18 16-10 25-13c9-4 18-7 27-9 10-2 19-2 29-2h4472c10 0 19 0 29 2 9 2 18 5 27 9 9 3 17 8 25 13s15 11 22 18 13 14 18 22 10 16 14 25c3 9 6 18 8 28 2 9 3 18 3 28v504c0 9-1 19-3 28s-5 19-8 27c-4 9-9 18-14 26s-11 15-18 22c-7 6-14 12-22 18-8 5-16 10-25 13-9 4-18 7-27 8-10 2-19 3-29 3h-4472c-10 0-19-1-29-3-9-1-18-4-27-8-9-3-17-8-25-13-8-6-15-12-22-18-7-7-13-14-18-22-6-8-10-17-14-26-3-8-6-17-8-27-2-9-3-19-3-28z">
          <text:p/>
        </draw:path>
        <draw:frame draw:style-name="gr233" draw:text-style-name="P5" draw:layer="layout" svg:width="4.13cm" svg:height="0.357cm" svg:x="8.414cm" svg:y="22.255cm">
          <draw:text-box>
            <text:p text:style-name="P4"><text:span text:style-name="T37">✓</text:span><text:span text:style-name="T38"> </text:span><text:span text:style-name="T38">30 gg supporto post-lancio</text:span></text:p>
          </draw:text-box>
        </draw:frame>
        <draw:frame draw:style-name="gr234" draw:text-style-name="P5" draw:layer="layout" svg:width="4.164cm" svg:height="0.357cm" svg:x="13.361cm" svg:y="22.255cm">
          <draw:text-box>
            <text:p text:style-name="P4"><text:span text:style-name="T37">✓</text:span><text:span text:style-name="T38"> </text:span><text:span text:style-name="T38">Consegna codice sorgente</text:span></text:p>
          </draw:text-box>
        </draw:frame>
        <draw:frame draw:style-name="gr235" draw:text-style-name="P8" draw:layer="layout" svg:width="12.838cm" svg:height="0.386cm" svg:x="3.709cm" svg:y="23.948cm">
          <draw:text-box>
            <text:p text:style-name="P4"><text:span text:style-name="T39">Modalità di pagamento:</text:span><text:span text:style-name="T40"> €1.100 alla firma del contratto + €1.100 al go-live del sito.</text:span></text:p>
          </draw:text-box>
        </draw:frame>
        <draw:frame draw:style-name="gr236" draw:text-style-name="P8" draw:layer="layout" svg:width="13.244cm" svg:height="0.386cm" svg:x="3.709cm" svg:y="24.557cm">
          <draw:text-box>
            <text:p text:style-name="P4"><text:span text:style-name="T39">Non include:</text:span><text:span text:style-name="T40"> Costo annuo dominio (~€15-30/anno), hosting post-lancio (Vercel gratis</text:span></text:p>
          </draw:text-box>
        </draw:frame>
        <draw:frame draw:style-name="gr237" draw:text-style-name="P8" draw:layer="layout" svg:width="13.202cm" svg:height="0.386cm" svg:x="3.709cm" svg:y="25.192cm">
          <draw:text-box>
            <text:p text:style-name="P4"><text:span text:style-name="T40">per siti statici, oppure ~€20-50/mese per VPS), email aziendale (opzionale, ~€6/mese</text:span></text:p>
          </draw:text-box>
        </draw:frame>
        <draw:frame draw:style-name="gr238" draw:text-style-name="P8" draw:layer="layout" svg:width="3.837cm" svg:height="0.386cm" svg:x="3.709cm" svg:y="25.827cm">
          <draw:text-box>
            <text:p text:style-name="P4"><text:span text:style-name="T40">con Google Workspace).</text:span></text:p>
          </draw:text-box>
        </draw:frame>
        <draw:frame draw:style-name="gr239" draw:text-style-name="P8" draw:layer="layout" svg:width="13.193cm" svg:height="0.386cm" svg:x="3.709cm" svg:y="26.435cm">
          <draw:text-box>
            <text:p text:style-name="P4"><text:span text:style-name="T39">Manutenzione opzionale:</text:span><text:span text:style-name="T40"> disponibile a €59/mese (aggiornamenti, backup, supporto,</text:span></text:p>
          </draw:text-box>
        </draw:frame>
        <draw:frame draw:style-name="gr240" draw:text-style-name="P8" draw:layer="layout" svg:width="1.34cm" svg:height="0.386cm" svg:x="3.709cm" svg:y="27.07cm">
          <draw:text-box>
            <text:p text:style-name="P4"><text:span text:style-name="T40">hosting).</text:span></text:p>
          </draw:text-box>
        </draw:frame>
        <draw:frame draw:style-name="gr48" draw:text-style-name="P18" draw:layer="layout" svg:width="2.292cm" svg:height="0.331cm" svg:x="0.847cm" svg:y="0.532cm">
          <draw:text-box>
            <text:p text:style-name="P4"><text:span text:style-name="T25">25/02/26, 00:39</text:span></text:p>
          </draw:text-box>
        </draw:frame>
        <draw:frame draw:style-name="gr49" draw:text-style-name="P18" draw:layer="layout" svg:width="7.169cm" svg:height="0.331cm" svg:x="8.613cm" svg:y="0.532cm">
          <draw:text-box>
            <text:p text:style-name="P4"><text:span text:style-name="T25">Preventivo Sito Web – Autodemolizioni Pisanelli srl</text:span></text:p>
          </draw:text-box>
        </draw:frame>
        <draw:frame draw:style-name="gr50" draw:text-style-name="P18" draw:layer="layout" svg:width="13.218cm" svg:height="0.331cm" svg:x="0.847cm" svg:y="28.842cm">
          <draw:text-box>
            <text:p text:style-name="P4"><text:span text:style-name="T25">ﬁle:///home/cacu/Scrivania/SITI_WEB/AUTODEMOLIZIONI_PISANELLI/preventivo-pisanelli.html</text:span></text:p>
          </draw:text-box>
        </draw:frame>
        <draw:frame draw:style-name="gr51" draw:text-style-name="P18" draw:layer="layout" svg:width="0.645cm" svg:height="0.331cm" svg:x="19.517cm" svg:y="28.842cm">
          <draw:text-box>
            <text:p text:style-name="P4"><text:span text:style-name="T25">6/10</text:span></text:p>
          </draw:text-box>
        </draw:frame>
      </draw:page>
      <draw:page draw:name="page7" draw:style-name="dp1" draw:master-page-name="master-page3">
        <draw:polygon draw:style-name="gr1" draw:text-style-name="P1" draw:layer="layout" svg:width="19.023cm" svg:height="27.728cm" svg:x="1.005cm" svg:y="1.005cm" svg:viewBox="0 0 19024 27729" draw:points="0,0 19024,0 19024,27729 0,27729">
          <text:p/>
        </draw:polygon>
        <draw:path draw:style-name="gr183" draw:text-style-name="P20" draw:layer="layout" svg:width="16.431cm" svg:height="25.903cm" svg:x="2.301cm" svg:y="1.031cm" svg:viewBox="0 0 16432 25904" svg:d="M0 25613v-25322c0-19 2-38 6-56 4-19 9-37 17-55 7-18 16-34 26-50 11-16 23-31 37-44 13-14 28-26 44-37 16-10 32-19 50-26 18-8 36-13 55-17 18-4 37-6 56-6h15850c19 0 38 2 57 6 18 4 37 9 54 17 18 7 35 16 51 26 16 11 30 23 44 37 13 13 25 28 36 44s20 32 27 50 13 36 16 55c4 18 6 37 6 56v25322c0 19-2 38-6 57-3 19-9 37-16 54-7 18-16 35-27 51s-23 30-36 44c-14 13-28 25-44 36s-33 20-51 27c-17 7-36 13-54 16-19 4-38 6-57 6h-15850c-19 0-38-2-56-6-19-3-37-9-55-16s-34-16-50-27-31-23-44-36c-14-14-26-28-37-44-10-16-19-33-26-51-8-17-13-35-17-54s-6-38-6-57z">
          <text:p/>
        </draw:path>
        <draw:polygon draw:style-name="gr1" draw:text-style-name="P1" draw:layer="layout" svg:width="16.378cm" svg:height="3.545cm" svg:x="2.328cm" svg:y="1.058cm" svg:viewBox="0 0 16379 3546" draw:points="0,0 16379,0 16379,3546 0,3546">
          <text:p/>
        </draw:polygon>
        <draw:path draw:style-name="gr1" draw:text-style-name="P1" draw:layer="layout" svg:width="14.658cm" svg:height="5.238cm" svg:x="3.188cm" svg:y="21.021cm" svg:viewBox="0 0 14659 5239" svg:d="M0 5041v-4843c0-13 1-26 4-39 2-12 6-25 11-37s11-23 18-34 16-21 25-30 19-18 30-25 22-13 34-18 25-9 37-12c13-2 26-3 39-3h14262c13 0 26 1 39 3 13 3 25 7 37 12s24 11 34 18c11 7 21 16 31 25 9 9 17 19 24 30s14 22 19 34 8 25 11 37c2 13 4 26 4 39v4843c0 13-2 26-4 39-3 12-6 25-11 37s-12 23-19 34-15 21-24 30c-10 9-20 18-31 25-10 7-22 13-34 18s-24 9-37 12c-13 2-26 3-39 3h-14262c-13 0-26-1-39-3-12-3-25-7-37-12s-23-11-34-18-21-16-30-25-18-19-25-30-13-22-18-34-9-25-11-37c-3-13-4-26-4-39z">
          <text:p/>
        </draw:path>
        <draw:path draw:style-name="gr184" draw:text-style-name="P20" draw:layer="layout" svg:width="14.658cm" svg:height="5.238cm" svg:x="3.188cm" svg:y="21.021cm" svg:viewBox="0 0 14659 5239" svg:d="M0 5041v-4843c0-13 1-26 4-39 2-12 6-25 11-37s11-23 18-34 16-21 25-30 19-18 30-25 22-13 34-18 25-9 37-12c13-2 26-3 39-3h14262c13 0 26 1 39 3 13 3 25 7 37 12s24 11 34 18c11 7 21 16 31 25 9 9 17 19 24 30s14 22 19 34 8 25 11 37c2 13 4 26 4 39v4843c0 13-2 26-4 39-3 12-6 25-11 37s-12 23-19 34-15 21-24 30c-10 9-20 18-31 25-10 7-22 13-34 18s-24 9-37 12c-13 2-26 3-39 3h-14262c-13 0-26-1-39-3-12-3-25-7-37-12s-23-11-34-18-21-16-30-25-18-19-25-30-13-22-18-34-9-25-11-37c-3-13-4-26-4-39z">
          <text:p/>
        </draw:path>
        <draw:path draw:style-name="gr1" draw:text-style-name="P1" draw:layer="layout" svg:width="2.514cm" svg:height="0.635cm" svg:x="3.174cm" svg:y="1.719cm" svg:viewBox="0 0 2515 636" svg:d="M0 318c0-21 3-42 7-62 4-21 10-40 18-60 8-19 17-37 29-55 12-17 25-33 39-48 15-14 31-28 49-39 17-12 35-22 54-30 20-8 40-14 60-18 21-4 41-6 62-6h1880c20 0 41 2 61 6 21 4 41 10 60 18s38 18 55 30c17 11 33 25 48 39 15 15 28 31 40 48 11 18 21 36 29 55 8 20 14 39 18 60 4 20 6 41 6 62s-2 41-6 62c-4 20-10 40-18 59-8 20-18 38-29 55-12 19-25 35-40 49-15 15-31 28-48 40-17 11-36 21-55 29s-39 14-60 18c-20 4-41 6-61 6h-1880c-21 0-41-2-62-6-20-4-40-10-60-18-19-8-37-18-54-29-18-12-34-25-49-40-14-14-27-30-39-49-12-17-21-35-29-55-8-19-14-39-18-59-4-21-7-41-7-62z">
          <text:p/>
        </draw:path>
        <draw:frame draw:style-name="gr185" draw:text-style-name="P11" draw:layer="layout" svg:width="1.729cm" svg:height="0.332cm" svg:x="3.44cm" svg:y="1.875cm">
          <draw:text-box>
            <text:p text:style-name="P4"><text:span text:style-name="T29">MODELLO 2</text:span></text:p>
          </draw:text-box>
        </draw:frame>
        <draw:frame draw:style-name="gr241" draw:text-style-name="P16" draw:layer="layout" svg:width="7.093cm" svg:height="0.522cm" svg:x="3.175cm" svg:y="2.621cm">
          <draw:text-box>
            <text:p text:style-name="P4"><text:span text:style-name="T20">ACCONTO + CANONE MENSILE</text:span></text:p>
          </draw:text-box>
        </draw:frame>
        <draw:frame draw:style-name="gr242" draw:text-style-name="P8" draw:layer="layout" svg:width="10.306cm" svg:height="0.386cm" svg:x="3.175cm" svg:y="3.496cm">
          <draw:text-box>
            <text:p text:style-name="P4"><text:span text:style-name="T30">Acconto iniziale ridotto + canone mensile tutto incluso per 12 mesi.</text:span></text:p>
          </draw:text-box>
        </draw:frame>
        <draw:frame draw:style-name="gr243" draw:text-style-name="P21" draw:layer="layout" svg:width="2.119cm" svg:height="0.945cm" svg:x="15.741cm" svg:y="2.065cm">
          <draw:text-box>
            <text:p text:style-name="P4"><text:span text:style-name="T31">€ </text:span><text:span text:style-name="T31">900</text:span></text:p>
          </draw:text-box>
        </draw:frame>
        <draw:frame draw:style-name="gr244" draw:text-style-name="P13" draw:layer="layout" svg:width="3.986cm" svg:height="0.374cm" svg:x="13.904cm" svg:y="3.326cm">
          <draw:text-box>
            <text:p text:style-name="P4"><text:span text:style-name="T32">acconto + € 89/mese + IVA</text:span></text:p>
          </draw:text-box>
        </draw:frame>
        <draw:frame draw:style-name="gr245" draw:text-style-name="P9" draw:layer="layout" svg:width="13.714cm" svg:height="0.403cm" svg:x="3.175cm" svg:y="5.336cm">
          <draw:text-box>
            <text:p text:style-name="P4"><text:span text:style-name="T7">Acconto iniziale ridotto per abbassare la barriera d'ingresso. Il canone mensile copre il</text:span></text:p>
          </draw:text-box>
        </draw:frame>
        <draw:frame draw:style-name="gr246" draw:text-style-name="P9" draw:layer="layout" svg:width="12.622cm" svg:height="0.403cm" svg:x="3.175cm" svg:y="5.945cm">
          <draw:text-box>
            <text:p text:style-name="P4"><text:span text:style-name="T7">completamento del progetto (già avviato) più hosting, manutenzione e supporto</text:span></text:p>
          </draw:text-box>
        </draw:frame>
        <draw:frame draw:style-name="gr247" draw:text-style-name="P9" draw:layer="layout" svg:width="13.379cm" svg:height="0.403cm" svg:x="3.175cm" svg:y="6.554cm">
          <draw:text-box>
            <text:p text:style-name="P4"><text:span text:style-name="T7">continuativo. Contratto minimo 12 mesi, rinnovabile mese per mese. Il sito rimane di</text:span></text:p>
          </draw:text-box>
        </draw:frame>
        <draw:path draw:style-name="gr1" draw:text-style-name="P1" draw:layer="layout" svg:width="7.144cm" svg:height="6.561cm" svg:x="3.174cm" svg:y="8.202cm" svg:viewBox="0 0 7145 6562" svg:d="M0 6351v-6140c0-14 2-27 5-41 2-14 6-27 12-40 5-13 11-25 19-36 8-12 17-23 26-32 10-10 21-19 33-27 11-7 23-14 36-19 13-6 26-10 40-12 14-3 27-4 41-4h6722c13 0 27 1 41 4 14 2 27 6 40 12 12 5 25 12 36 19 12 8 22 17 32 27 10 9 19 20 27 32 7 11 14 23 19 36s9 26 12 40 4 27 4 41v6140c0 13-1 27-4 41-3 13-7 27-12 40-5 12-12 25-19 36-8 12-17 22-27 32s-20 19-32 27c-11 7-24 14-36 19-13 5-26 9-40 12s-28 4-41 4h-6722c-14 0-27-1-41-4s-27-7-40-12-25-12-36-19c-12-8-23-17-33-27-9-10-18-20-26-32-8-11-14-24-19-36-6-13-10-27-12-40-3-14-5-28-5-41z">
          <text:p/>
        </draw:path>
        <draw:frame draw:style-name="gr248" draw:text-style-name="P9" draw:layer="layout" svg:width="11.792cm" svg:height="0.403cm" svg:x="3.175cm" svg:y="7.162cm">
          <draw:text-box>
            <text:p text:style-name="P4"><text:span text:style-name="T7">proprietà del cliente in caso di recesso con consegna del codice sorgente.</text:span></text:p>
          </draw:text-box>
        </draw:frame>
        <draw:path draw:style-name="gr196" draw:text-style-name="P22" draw:layer="layout" svg:width="0.105cm" svg:height="0.106cm" svg:x="3.704cm" svg:y="9.63cm" svg:viewBox="0 0 106 107" svg:d="M106 53c0 7-1 14-4 20-2 7-6 14-11 19s-11 8-17 11c-7 3-13 4-20 4s-14-1-21-4c-6-3-13-6-18-11s-9-12-11-19c-3-6-4-13-4-20s1-14 4-20c2-7 6-12 11-17s12-9 18-12c7-2 14-4 21-4s13 2 20 4c6 3 12 7 17 12s9 10 11 17c3 6 4 13 4 20z">
          <text:p/>
        </draw:path>
        <draw:frame draw:style-name="gr197" draw:text-style-name="P5" draw:layer="layout" svg:width="1.674cm" svg:height="0.357cm" svg:x="3.598cm" svg:y="8.682cm">
          <draw:text-box>
            <text:p text:style-name="P4"><text:span text:style-name="T33">VANTAGGI</text:span></text:p>
          </draw:text-box>
        </draw:frame>
        <draw:path draw:style-name="gr196" draw:text-style-name="P22" draw:layer="layout" svg:width="0.105cm" svg:height="0.106cm" svg:x="3.704cm" svg:y="10.265cm" svg:viewBox="0 0 106 107" svg:d="M106 53c0 7-1 14-4 20-2 8-6 14-11 19s-11 8-17 11c-7 3-13 4-20 4s-14-1-21-4c-6-3-13-6-18-11s-9-11-11-19c-3-6-4-13-4-20s1-14 4-20c2-6 6-12 11-17s12-9 18-12c7-2 14-4 21-4s13 2 20 4c6 3 12 7 17 12s9 11 11 17c3 6 4 13 4 20z">
          <text:p/>
        </draw:path>
        <draw:frame draw:style-name="gr249" draw:text-style-name="P23" draw:layer="layout" svg:width="5.67cm" svg:height="0.378cm" svg:x="4.106cm" svg:y="9.483cm">
          <draw:text-box>
            <text:p text:style-name="P4"><text:span text:style-name="T34">Investimento iniziale contenuto (€800)</text:span></text:p>
          </draw:text-box>
        </draw:frame>
        <draw:frame draw:style-name="gr250" draw:text-style-name="P23" draw:layer="layout" svg:width="5.095cm" svg:height="0.378cm" svg:x="4.106cm" svg:y="10.118cm">
          <draw:text-box>
            <text:p text:style-name="P4"><text:span text:style-name="T34">Hosting, SSL e dominio inclusi nel</text:span></text:p>
          </draw:text-box>
        </draw:frame>
        <draw:path draw:style-name="gr196" draw:text-style-name="P22" draw:layer="layout" svg:width="0.105cm" svg:height="0.106cm" svg:x="3.704cm" svg:y="11.482cm" svg:viewBox="0 0 106 107" svg:d="M106 54c0 7-1 14-4 21-2 6-6 12-11 17s-11 9-17 11c-7 3-13 4-20 4s-14-1-21-4c-6-2-13-6-18-11s-9-11-11-17c-3-7-4-14-4-21s1-13 4-20c2-6 6-12 11-17 5-6 12-10 18-13 7-2 14-4 21-4s13 2 20 4c6 3 12 7 17 13 5 5 9 11 11 17 3 7 4 13 4 20z">
          <text:p/>
        </draw:path>
        <draw:frame draw:style-name="gr251" draw:text-style-name="P23" draw:layer="layout" svg:width="1.103cm" svg:height="0.378cm" svg:x="4.106cm" svg:y="10.674cm">
          <draw:text-box>
            <text:p text:style-name="P4"><text:span text:style-name="T34">canone</text:span></text:p>
          </draw:text-box>
        </draw:frame>
        <draw:path draw:style-name="gr196" draw:text-style-name="P22" draw:layer="layout" svg:width="0.105cm" svg:height="0.106cm" svg:x="3.704cm" svg:y="12.117cm" svg:viewBox="0 0 106 107" svg:d="M106 54c0 7-1 14-4 21-2 6-6 12-11 17s-11 9-17 11c-7 3-13 4-20 4s-14-1-21-4c-6-2-13-6-18-11s-9-11-11-17c-3-7-4-14-4-21s1-13 4-20c2-6 6-12 11-17s12-10 18-13c7-2 14-4 21-4s13 2 20 4c6 3 12 8 17 13s9 11 11 17c3 7 4 13 4 20z">
          <text:p/>
        </draw:path>
        <draw:frame draw:style-name="gr252" draw:text-style-name="P23" draw:layer="layout" svg:width="5.556cm" svg:height="0.378cm" svg:x="4.106cm" svg:y="11.335cm">
          <draw:text-box>
            <text:p text:style-name="P4"><text:span text:style-name="T34">Supporto tecnico continuativo incluso</text:span></text:p>
          </draw:text-box>
        </draw:frame>
        <draw:path draw:style-name="gr196" draw:text-style-name="P22" draw:layer="layout" svg:width="0.105cm" svg:height="0.106cm" svg:x="3.704cm" svg:y="12.752cm" svg:viewBox="0 0 106 107" svg:d="M106 54c0 7-1 14-4 21-2 6-6 12-11 17s-11 9-17 11c-7 3-13 4-20 4s-14-1-21-4c-6-2-13-6-18-11s-9-11-11-17c-3-7-4-14-4-21s1-13 4-20c2-6 6-12 11-17s12-9 18-13c7-2 14-4 21-4s13 2 20 4c6 4 12 8 17 13s9 11 11 17c3 7 4 13 4 20z">
          <text:p/>
        </draw:path>
        <draw:frame draw:style-name="gr253" draw:text-style-name="P23" draw:layer="layout" svg:width="5.679cm" svg:height="0.378cm" svg:x="4.106cm" svg:y="11.97cm">
          <draw:text-box>
            <text:p text:style-name="P4"><text:span text:style-name="T34">Aggiornamenti di sicurezza automatici</text:span></text:p>
          </draw:text-box>
        </draw:frame>
        <draw:path draw:style-name="gr196" draw:text-style-name="P22" draw:layer="layout" svg:width="0.105cm" svg:height="0.107cm" svg:x="3.704cm" svg:y="13.387cm" svg:viewBox="0 0 106 108" svg:d="M106 54c0 7-1 14-4 21-2 6-6 12-11 17s-11 9-17 11c-7 3-13 5-20 5s-14-2-21-5c-6-2-13-6-18-11s-9-11-11-17c-3-7-4-14-4-21s1-13 4-20c2-6 6-12 11-17s12-9 18-12c7-2 14-5 21-5s13 3 20 5c6 3 12 7 17 12s9 11 11 17c3 7 4 13 4 20z">
          <text:p/>
        </draw:path>
        <draw:frame draw:style-name="gr254" draw:text-style-name="P23" draw:layer="layout" svg:width="4.82cm" svg:height="0.378cm" svg:x="4.106cm" svg:y="12.605cm">
          <draw:text-box>
            <text:p text:style-name="P4"><text:span text:style-name="T34">Report analytics mensile incluso</text:span></text:p>
          </draw:text-box>
        </draw:frame>
        <draw:frame draw:style-name="gr255" draw:text-style-name="P23" draw:layer="layout" svg:width="4.684cm" svg:height="0.378cm" svg:x="4.106cm" svg:y="13.24cm">
          <draw:text-box>
            <text:p text:style-name="P4"><text:span text:style-name="T34">Costo prevedibile e fiscalmente</text:span></text:p>
          </draw:text-box>
        </draw:frame>
        <draw:path draw:style-name="gr1" draw:text-style-name="P1" draw:layer="layout" svg:width="7.117cm" svg:height="6.561cm" svg:x="10.742cm" svg:y="8.202cm" svg:viewBox="0 0 7118 6562" svg:d="M0 6351v-6140c0-14 1-27 4-41 2-14 6-27 12-40 5-13 12-25 19-36 8-12 17-23 27-32 9-10 20-19 32-27 11-7 23-14 36-19 13-6 26-10 40-12 14-3 27-4 41-4h6694c14 0 28 1 41 4 14 2 27 6 40 12 13 5 25 12 37 19 11 8 22 17 33 27 10 9 18 20 26 32 8 11 14 23 20 36 5 13 9 26 12 40s4 27 4 41v6140c0 13-1 27-4 41-3 13-7 27-12 40-6 12-12 25-20 36-8 12-16 22-26 32-11 10-22 19-33 27-12 7-24 14-37 19s-26 9-40 12c-13 3-27 4-41 4h-6694c-14 0-27-1-41-4s-27-7-40-12-25-12-36-19c-12-8-23-17-32-27-10-10-19-20-27-32-7-11-14-24-19-36-6-13-10-27-12-40-3-14-4-28-4-41z">
          <text:p/>
        </draw:path>
        <draw:frame draw:style-name="gr256" draw:text-style-name="P23" draw:layer="layout" svg:width="1.518cm" svg:height="0.378cm" svg:x="4.106cm" svg:y="13.796cm">
          <draw:text-box>
            <text:p text:style-name="P4"><text:span text:style-name="T34">deducibile</text:span></text:p>
          </draw:text-box>
        </draw:frame>
        <draw:path draw:style-name="gr205" draw:text-style-name="P24" draw:layer="layout" svg:width="0.106cm" svg:height="0.106cm" svg:x="11.271cm" svg:y="9.63cm" svg:viewBox="0 0 107 107" svg:d="M107 53c0 7-2 14-4 20-3 7-7 14-12 19s-11 8-17 11c-7 3-13 4-20 4s-14-1-21-4c-6-3-12-6-18-11-5-5-9-12-11-19-3-6-4-13-4-20s1-14 4-20c2-7 6-12 11-17 6-5 12-9 18-12 7-2 14-4 21-4s13 2 20 4c6 3 12 7 17 12s9 10 12 17c2 6 4 13 4 20z">
          <text:p/>
        </draw:path>
        <draw:frame draw:style-name="gr206" draw:text-style-name="P5" draw:layer="layout" svg:width="1.886cm" svg:height="0.357cm" svg:x="11.152cm" svg:y="8.682cm">
          <draw:text-box>
            <text:p text:style-name="P4"><text:span text:style-name="T35">SVANTAGGI</text:span></text:p>
          </draw:text-box>
        </draw:frame>
        <draw:frame draw:style-name="gr257" draw:text-style-name="P23" draw:layer="layout" svg:width="4.527cm" svg:height="0.378cm" svg:x="11.66cm" svg:y="9.483cm">
          <draw:text-box>
            <text:p text:style-name="P4"><text:span text:style-name="T34">Costo totale più alto rispetto al</text:span></text:p>
          </draw:text-box>
        </draw:frame>
        <draw:path draw:style-name="gr205" draw:text-style-name="P24" draw:layer="layout" svg:width="0.106cm" svg:height="0.106cm" svg:x="11.271cm" svg:y="10.821cm" svg:viewBox="0 0 107 107" svg:d="M107 54c0 7-2 14-4 20-3 7-7 12-12 17s-11 9-17 12c-7 2-13 4-20 4s-14-2-21-4c-6-3-12-7-18-12-5-5-9-10-11-17-3-6-4-13-4-20 0-8 1-15 4-21 2-7 6-13 11-18 6-5 12-8 18-11 7-3 14-4 21-4s13 1 20 4c6 3 12 6 17 11s9 11 12 18c2 6 4 13 4 21z">
          <text:p/>
        </draw:path>
        <draw:frame draw:style-name="gr258" draw:text-style-name="P23" draw:layer="layout" svg:width="4.117cm" svg:height="0.378cm" svg:x="11.66cm" svg:y="10.039cm">
          <draw:text-box>
            <text:p text:style-name="P4"><text:span text:style-name="T34">Modello 1 sul lungo periodo</text:span></text:p>
          </draw:text-box>
        </draw:frame>
        <draw:path draw:style-name="gr205" draw:text-style-name="P24" draw:layer="layout" svg:width="0.106cm" svg:height="0.106cm" svg:x="11.271cm" svg:y="11.482cm" svg:viewBox="0 0 107 107" svg:d="M107 54c0 7-2 14-4 21-3 6-7 12-12 17s-11 9-17 11c-7 3-13 4-20 4s-14-1-21-4c-6-2-12-6-18-11-5-5-9-11-11-17-3-7-4-14-4-21s1-13 4-20c2-6 6-12 11-17 6-6 12-10 18-13 7-2 14-4 21-4s13 2 20 4c6 3 12 7 17 13 5 5 9 11 12 17 2 7 4 13 4 20z">
          <text:p/>
        </draw:path>
        <draw:frame draw:style-name="gr259" draw:text-style-name="P23" draw:layer="layout" svg:width="5.62cm" svg:height="0.378cm" svg:x="11.66cm" svg:y="10.674cm">
          <draw:text-box>
            <text:p text:style-name="P4"><text:span text:style-name="T34">Impegno contrattuale minimo 12 mesi</text:span></text:p>
          </draw:text-box>
        </draw:frame>
        <draw:frame draw:style-name="gr260" draw:text-style-name="P23" draw:layer="layout" svg:width="3.304cm" svg:height="0.378cm" svg:x="11.66cm" svg:y="11.335cm">
          <draw:text-box>
            <text:p text:style-name="P4"><text:span text:style-name="T34">Totale Anno 1: €1.968</text:span></text:p>
          </draw:text-box>
        </draw:frame>
        <draw:path draw:style-name="gr1" draw:text-style-name="P1" draw:layer="layout" svg:width="4.762cm" svg:height="0.794cm" svg:x="3.188cm" svg:y="16.152cm" svg:viewBox="0 0 4763 795" svg:d="M0 650v-503c0-10 1-19 3-29 1-9 4-19 8-28 3-9 8-17 13-25 6-8 12-15 18-22 7-7 14-13 22-18s17-10 26-14c8-3 17-6 27-8 9-2 19-3 28-3h4473c9 0 19 1 28 3s19 5 27 8c9 4 18 8 26 14 7 5 15 11 22 18 6 7 12 14 18 22 5 8 9 16 13 25s7 19 8 28c2 10 3 19 3 29v503c0 9-1 19-3 28-1 9-4 18-8 27s-8 17-13 25c-6 8-12 16-18 22-7 7-15 13-22 19-8 5-17 9-26 13-8 4-18 6-27 8s-19 3-28 3h-4473c-9 0-19-1-28-3-10-2-19-4-27-8-9-4-18-8-26-13-8-6-15-12-22-19-6-6-12-14-18-22-5-8-10-16-13-25-4-9-7-18-8-27-2-9-3-19-3-28z">
          <text:p/>
        </draw:path>
        <draw:path draw:style-name="gr212" draw:text-style-name="P20" draw:layer="layout" svg:width="4.762cm" svg:height="0.794cm" svg:x="3.188cm" svg:y="16.152cm" svg:viewBox="0 0 4763 795" svg:d="M0 650v-503c0-10 1-19 3-29 1-9 4-19 8-28 3-9 8-17 13-25 6-8 12-15 18-22 7-7 14-13 22-18s17-10 26-14c8-3 17-6 27-8 9-2 19-3 28-3h4473c9 0 19 1 28 3s19 5 27 8c9 4 18 8 26 14 7 5 15 11 22 18 6 7 12 14 18 22 5 8 9 16 13 25s7 19 8 28c2 10 3 19 3 29v503c0 9-1 19-3 28-1 9-4 18-8 27s-8 17-13 25c-6 8-12 16-18 22-7 7-15 13-22 19-8 5-17 9-26 13-8 4-18 6-27 8s-19 3-28 3h-4473c-9 0-19-1-28-3-10-2-19-4-27-8-9-4-18-8-26-13-8-6-15-12-22-19-6-6-12-14-18-22-5-8-10-16-13-25-4-9-7-18-8-27-2-9-3-19-3-28z">
          <text:p/>
        </draw:path>
        <draw:frame draw:style-name="gr261" draw:text-style-name="P23" draw:layer="layout" svg:width="8.155cm" svg:height="0.378cm" svg:x="3.175cm" svg:y="15.357cm">
          <draw:text-box>
            <text:p text:style-name="P4"><text:span text:style-name="T36">COSA INCLUDE IL CANONE MENSILE (€ 89/MESE)</text:span></text:p>
          </draw:text-box>
        </draw:frame>
        <draw:path draw:style-name="gr1" draw:text-style-name="P1" draw:layer="layout" svg:width="4.763cm" svg:height="0.794cm" svg:x="8.135cm" svg:y="16.152cm" svg:viewBox="0 0 4764 795" svg:d="M0 650v-503c0-10 1-19 3-29 2-9 5-19 9-28 3-9 8-17 13-25s11-15 18-22 14-13 22-18 16-10 25-14c9-3 18-6 28-8 9-2 18-3 28-3h4472c10 0 19 1 29 3 9 2 18 5 27 8 9 4 17 8 25 14 8 5 16 11 22 18 7 7 13 14 18 22 6 8 10 16 14 25s6 19 8 28c2 10 3 19 3 29v503c0 9-1 19-3 28s-4 18-8 27-8 17-14 25c-5 8-11 16-18 22-6 7-14 13-22 19-8 5-16 9-25 13s-18 6-27 8c-10 2-19 3-29 3h-4472c-10 0-19-1-28-3-10-2-19-4-28-8s-17-8-25-13c-8-6-15-12-22-19-7-6-13-14-18-22s-10-16-13-25c-4-9-7-18-9-27s-3-19-3-28z">
          <text:p/>
        </draw:path>
        <draw:path draw:style-name="gr212" draw:text-style-name="P20" draw:layer="layout" svg:width="4.763cm" svg:height="0.794cm" svg:x="8.135cm" svg:y="16.152cm" svg:viewBox="0 0 4764 795" svg:d="M0 650v-503c0-10 1-19 3-29 2-9 5-19 9-28 3-9 8-17 13-25s11-15 18-22 14-13 22-18 16-10 25-14c9-3 18-6 28-8 9-2 18-3 28-3h4472c10 0 19 1 29 3 9 2 18 5 27 8 9 4 17 8 25 14 8 5 16 11 22 18 7 7 13 14 18 22 6 8 10 16 14 25s6 19 8 28c2 10 3 19 3 29v503c0 9-1 19-3 28s-4 18-8 27-8 17-14 25c-5 8-11 16-18 22-6 7-14 13-22 19-8 5-16 9-25 13s-18 6-27 8c-10 2-19 3-29 3h-4472c-10 0-19-1-28-3-10-2-19-4-28-8s-17-8-25-13c-8-6-15-12-22-19-7-6-13-14-18-22s-10-16-13-25c-4-9-7-18-9-27s-3-19-3-28z">
          <text:p/>
        </draw:path>
        <draw:frame draw:style-name="gr262" draw:text-style-name="P5" draw:layer="layout" svg:width="3.965cm" svg:height="0.357cm" svg:x="3.466cm" svg:y="16.355cm">
          <draw:text-box>
            <text:p text:style-name="P4"><text:span text:style-name="T37">✓</text:span><text:span text:style-name="T38"> </text:span><text:span text:style-name="T38">Tutto il progetto completo</text:span></text:p>
          </draw:text-box>
        </draw:frame>
        <draw:path draw:style-name="gr1" draw:text-style-name="P1" draw:layer="layout" svg:width="4.763cm" svg:height="0.794cm" svg:x="13.083cm" svg:y="16.152cm" svg:viewBox="0 0 4764 795" svg:d="M0 650v-503c0-10 1-19 3-29 2-9 5-19 8-28 4-9 8-17 14-25 5-8 11-15 18-22s14-13 22-18 16-10 25-14c9-3 18-6 27-8 10-2 19-3 29-3h4472c10 0 19 1 29 3 9 2 18 5 27 8 9 4 17 8 25 14 8 5 15 11 22 18s13 14 18 22 10 16 14 25c3 9 6 19 8 28 2 10 3 19 3 29v503c0 9-1 19-3 28s-5 18-8 27c-4 9-9 17-14 25s-11 16-18 22c-7 7-14 13-22 19-8 5-16 9-25 13s-18 6-27 8c-10 2-19 3-29 3h-4472c-10 0-19-1-29-3-9-2-18-4-27-8s-17-8-25-13c-8-6-15-12-22-19-7-6-13-14-18-22-6-8-10-16-14-25-3-9-6-18-8-27s-3-19-3-28z">
          <text:p/>
        </draw:path>
        <draw:path draw:style-name="gr212" draw:text-style-name="P20" draw:layer="layout" svg:width="4.763cm" svg:height="0.794cm" svg:x="13.083cm" svg:y="16.152cm" svg:viewBox="0 0 4764 795" svg:d="M0 650v-503c0-10 1-19 3-29 2-9 5-19 8-28 4-9 8-17 14-25 5-8 11-15 18-22s14-13 22-18 16-10 25-14c9-3 18-6 27-8 10-2 19-3 29-3h4472c10 0 19 1 29 3 9 2 18 5 27 8 9 4 17 8 25 14 8 5 15 11 22 18s13 14 18 22 10 16 14 25c3 9 6 19 8 28 2 10 3 19 3 29v503c0 9-1 19-3 28s-5 18-8 27c-4 9-9 17-14 25s-11 16-18 22c-7 7-14 13-22 19-8 5-16 9-25 13s-18 6-27 8c-10 2-19 3-29 3h-4472c-10 0-19-1-29-3-9-2-18-4-27-8s-17-8-25-13c-8-6-15-12-22-19-7-6-13-14-18-22-6-8-10-16-14-25-3-9-6-18-8-27s-3-19-3-28z">
          <text:p/>
        </draw:path>
        <draw:frame draw:style-name="gr263" draw:text-style-name="P5" draw:layer="layout" svg:width="3.525cm" svg:height="0.357cm" svg:x="8.414cm" svg:y="16.355cm">
          <draw:text-box>
            <text:p text:style-name="P4"><text:span text:style-name="T37">✓</text:span><text:span text:style-name="T38"> </text:span><text:span text:style-name="T38">Hosting Vercel incluso</text:span></text:p>
          </draw:text-box>
        </draw:frame>
        <draw:path draw:style-name="gr1" draw:text-style-name="P1" draw:layer="layout" svg:width="4.762cm" svg:height="0.82cm" svg:x="3.188cm" svg:y="17.131cm" svg:viewBox="0 0 4763 821" svg:d="M0 676v-530c0-10 1-19 3-29 1-9 4-18 8-27 3-9 8-17 13-25 6-8 12-15 18-22 7-7 14-13 22-18 8-6 17-10 26-14 8-3 17-6 27-8 9-2 19-3 28-3h4473c9 0 19 1 28 3s19 5 27 8c9 4 18 8 26 14 7 5 15 11 22 18 6 7 12 14 18 22 5 8 9 16 13 25s7 18 8 27c2 10 3 19 3 29v530c0 10-1 19-3 28-1 10-4 19-8 28-4 8-8 17-13 25-6 8-12 15-18 22-7 7-15 13-22 18-8 5-17 10-26 13-8 4-18 7-27 9s-19 2-28 2h-4473c-9 0-19 0-28-2-10-2-19-5-27-9-9-3-18-8-26-13s-15-11-22-18c-6-7-12-14-18-22-5-8-10-17-13-25-4-9-7-18-8-28-2-9-3-18-3-28z">
          <text:p/>
        </draw:path>
        <draw:path draw:style-name="gr212" draw:text-style-name="P20" draw:layer="layout" svg:width="4.762cm" svg:height="0.82cm" svg:x="3.188cm" svg:y="17.131cm" svg:viewBox="0 0 4763 821" svg:d="M0 676v-530c0-10 1-19 3-29 1-9 4-18 8-27 3-9 8-17 13-25 6-8 12-15 18-22 7-7 14-13 22-18 8-6 17-10 26-14 8-3 17-6 27-8 9-2 19-3 28-3h4473c9 0 19 1 28 3s19 5 27 8c9 4 18 8 26 14 7 5 15 11 22 18 6 7 12 14 18 22 5 8 9 16 13 25s7 18 8 27c2 10 3 19 3 29v530c0 10-1 19-3 28-1 10-4 19-8 28-4 8-8 17-13 25-6 8-12 15-18 22-7 7-15 13-22 18-8 5-17 10-26 13-8 4-18 7-27 9s-19 2-28 2h-4473c-9 0-19 0-28-2-10-2-19-5-27-9-9-3-18-8-26-13s-15-11-22-18c-6-7-12-14-18-22-5-8-10-17-13-25-4-9-7-18-8-28-2-9-3-18-3-28z">
          <text:p/>
        </draw:path>
        <draw:frame draw:style-name="gr264" draw:text-style-name="P5" draw:layer="layout" svg:width="2.953cm" svg:height="0.357cm" svg:x="13.361cm" svg:y="16.355cm">
          <draw:text-box>
            <text:p text:style-name="P4"><text:span text:style-name="T37">✓</text:span><text:span text:style-name="T38"> </text:span><text:span text:style-name="T38">Dominio .it incluso</text:span></text:p>
          </draw:text-box>
        </draw:frame>
        <draw:path draw:style-name="gr1" draw:text-style-name="P1" draw:layer="layout" svg:width="4.763cm" svg:height="0.82cm" svg:x="8.135cm" svg:y="17.131cm" svg:viewBox="0 0 4764 821" svg:d="M0 676v-530c0-10 1-19 3-29 2-9 5-18 9-27 3-9 8-17 13-25s11-15 18-22 14-13 22-18c8-6 16-10 25-14 9-3 18-6 28-8 9-2 18-3 28-3h4472c10 0 19 1 29 3 9 2 18 5 27 8 9 4 17 8 25 14 8 5 16 11 22 18 7 7 13 14 18 22 6 8 10 16 14 25s6 18 8 27c2 10 3 19 3 29v530c0 10-1 19-3 28-2 10-4 19-8 28-4 8-8 17-14 25-5 8-11 15-18 22-6 7-14 13-22 18s-16 10-25 13c-9 4-18 7-27 9-10 2-19 2-29 2h-4472c-10 0-19 0-28-2-10-2-19-5-28-9-9-3-17-8-25-13s-15-11-22-18-13-14-18-22-10-17-13-25c-4-9-7-18-9-28-2-9-3-18-3-28z">
          <text:p/>
        </draw:path>
        <draw:path draw:style-name="gr212" draw:text-style-name="P20" draw:layer="layout" svg:width="4.763cm" svg:height="0.82cm" svg:x="8.135cm" svg:y="17.131cm" svg:viewBox="0 0 4764 821" svg:d="M0 676v-530c0-10 1-19 3-29 2-9 5-18 9-27 3-9 8-17 13-25s11-15 18-22 14-13 22-18c8-6 16-10 25-14 9-3 18-6 28-8 9-2 18-3 28-3h4472c10 0 19 1 29 3 9 2 18 5 27 8 9 4 17 8 25 14 8 5 16 11 22 18 7 7 13 14 18 22 6 8 10 16 14 25s6 18 8 27c2 10 3 19 3 29v530c0 10-1 19-3 28-2 10-4 19-8 28-4 8-8 17-14 25-5 8-11 15-18 22-6 7-14 13-22 18s-16 10-25 13c-9 4-18 7-27 9-10 2-19 2-29 2h-4472c-10 0-19 0-28-2-10-2-19-5-28-9-9-3-17-8-25-13s-15-11-22-18-13-14-18-22-10-17-13-25c-4-9-7-18-9-28-2-9-3-18-3-28z">
          <text:p/>
        </draw:path>
        <draw:frame draw:style-name="gr265" draw:text-style-name="P5" draw:layer="layout" svg:width="4.016cm" svg:height="0.357cm" svg:x="3.466cm" svg:y="17.334cm">
          <draw:text-box>
            <text:p text:style-name="P4"><text:span text:style-name="T37">✓</text:span><text:span text:style-name="T38"> </text:span><text:span text:style-name="T38">Certificato SSL always-on</text:span></text:p>
          </draw:text-box>
        </draw:frame>
        <draw:path draw:style-name="gr1" draw:text-style-name="P1" draw:layer="layout" svg:width="4.763cm" svg:height="0.82cm" svg:x="13.083cm" svg:y="17.131cm" svg:viewBox="0 0 4764 821" svg:d="M0 676v-530c0-10 1-19 3-29 2-9 5-18 8-27 4-9 8-17 14-25 5-8 11-15 18-22s14-13 22-18c8-6 16-10 25-14 9-3 18-6 27-8 10-2 19-3 29-3h4472c10 0 19 1 29 3 9 2 18 5 27 8 9 4 17 8 25 14 8 5 15 11 22 18s13 14 18 22 10 16 14 25c3 9 6 18 8 27 2 10 3 19 3 29v530c0 10-1 19-3 28-2 10-5 19-8 28-4 8-9 17-14 25s-11 15-18 22-14 13-22 18-16 10-25 13c-9 4-18 7-27 9-10 2-19 2-29 2h-4472c-10 0-19 0-29-2-9-2-18-5-27-9-9-3-17-8-25-13s-15-11-22-18-13-14-18-22c-6-8-10-17-14-25-3-9-6-18-8-28-2-9-3-18-3-28z">
          <text:p/>
        </draw:path>
        <draw:path draw:style-name="gr212" draw:text-style-name="P20" draw:layer="layout" svg:width="4.763cm" svg:height="0.82cm" svg:x="13.083cm" svg:y="17.131cm" svg:viewBox="0 0 4764 821" svg:d="M0 676v-530c0-10 1-19 3-29 2-9 5-18 8-27 4-9 8-17 14-25 5-8 11-15 18-22s14-13 22-18c8-6 16-10 25-14 9-3 18-6 27-8 10-2 19-3 29-3h4472c10 0 19 1 29 3 9 2 18 5 27 8 9 4 17 8 25 14 8 5 15 11 22 18s13 14 18 22 10 16 14 25c3 9 6 18 8 27 2 10 3 19 3 29v530c0 10-1 19-3 28-2 10-5 19-8 28-4 8-9 17-14 25s-11 15-18 22-14 13-22 18-16 10-25 13c-9 4-18 7-27 9-10 2-19 2-29 2h-4472c-10 0-19 0-29-2-9-2-18-5-27-9-9-3-17-8-25-13s-15-11-22-18-13-14-18-22c-6-8-10-17-14-25-3-9-6-18-8-28-2-9-3-18-3-28z">
          <text:p/>
        </draw:path>
        <draw:frame draw:style-name="gr266" draw:text-style-name="P5" draw:layer="layout" svg:width="4.16cm" svg:height="0.357cm" svg:x="8.414cm" svg:y="17.334cm">
          <draw:text-box>
            <text:p text:style-name="P4"><text:span text:style-name="T37">✓</text:span><text:span text:style-name="T38"> </text:span><text:span text:style-name="T38">Aggiornamenti dipendenze</text:span></text:p>
          </draw:text-box>
        </draw:frame>
        <draw:path draw:style-name="gr1" draw:text-style-name="P1" draw:layer="layout" svg:width="4.762cm" svg:height="0.82cm" svg:x="3.188cm" svg:y="18.137cm" svg:viewBox="0 0 4763 821" svg:d="M0 675v-530c0-9 1-19 3-28 1-10 4-19 8-28 3-8 8-17 13-25 6-8 12-15 18-22 7-6 14-12 22-18 8-5 17-10 26-13 8-4 17-7 27-9 9-1 19-2 28-2h4473c9 0 19 1 28 2 9 2 19 5 27 9 9 3 18 8 26 13 7 6 15 12 22 18 6 7 12 14 18 22 5 8 9 17 13 25 4 9 7 18 8 28 2 9 3 19 3 28v530c0 10-1 19-3 29-1 9-4 18-8 27s-8 17-13 25c-6 8-12 15-18 22-7 7-15 13-22 18-8 6-17 10-26 14-8 3-18 6-27 8s-19 3-28 3h-4473c-9 0-19-1-28-3-10-2-19-5-27-8-9-4-18-8-26-14-8-5-15-11-22-18-6-7-12-14-18-22-5-8-10-16-13-25-4-9-7-18-8-27-2-10-3-19-3-29z">
          <text:p/>
        </draw:path>
        <draw:path draw:style-name="gr212" draw:text-style-name="P20" draw:layer="layout" svg:width="4.762cm" svg:height="0.82cm" svg:x="3.188cm" svg:y="18.137cm" svg:viewBox="0 0 4763 821" svg:d="M0 675v-530c0-9 1-19 3-28 1-10 4-19 8-28 3-8 8-17 13-25 6-8 12-15 18-22 7-6 14-12 22-18 8-5 17-10 26-13 8-4 17-7 27-9 9-1 19-2 28-2h4473c9 0 19 1 28 2 9 2 19 5 27 9 9 3 18 8 26 13 7 6 15 12 22 18 6 7 12 14 18 22 5 8 9 17 13 25 4 9 7 18 8 28 2 9 3 19 3 28v530c0 10-1 19-3 29-1 9-4 18-8 27s-8 17-13 25c-6 8-12 15-18 22-7 7-15 13-22 18-8 6-17 10-26 14-8 3-18 6-27 8s-19 3-28 3h-4473c-9 0-19-1-28-3-10-2-19-5-27-8-9-4-18-8-26-14-8-5-15-11-22-18-6-7-12-14-18-22-5-8-10-16-13-25-4-9-7-18-8-27-2-10-3-19-3-29z">
          <text:p/>
        </draw:path>
        <draw:frame draw:style-name="gr267" draw:text-style-name="P5" draw:layer="layout" svg:width="3.63cm" svg:height="0.357cm" svg:x="13.361cm" svg:y="17.334cm">
          <draw:text-box>
            <text:p text:style-name="P4"><text:span text:style-name="T37">✓</text:span><text:span text:style-name="T38"> </text:span><text:span text:style-name="T38">Backup mensile codice</text:span></text:p>
          </draw:text-box>
        </draw:frame>
        <draw:path draw:style-name="gr1" draw:text-style-name="P1" draw:layer="layout" svg:width="4.763cm" svg:height="0.82cm" svg:x="8.135cm" svg:y="18.137cm" svg:viewBox="0 0 4764 821" svg:d="M0 675v-530c0-9 1-19 3-28 2-10 5-19 9-28 3-8 8-17 13-25s11-15 18-22c7-6 14-12 22-18 8-5 16-10 25-13 9-4 18-7 28-9 9-1 18-2 28-2h4472c10 0 19 1 29 2 9 2 18 5 27 9 9 3 17 8 25 13 8 6 16 12 22 18 7 7 13 14 18 22 6 8 10 17 14 25 4 9 6 18 8 28 2 9 3 19 3 28v530c0 10-1 19-3 29-2 9-4 18-8 27s-8 17-14 25c-5 8-11 15-18 22-6 7-14 13-22 18-8 6-16 10-25 14-9 3-18 6-27 8-10 2-19 3-29 3h-4472c-10 0-19-1-28-3-10-2-19-5-28-8-9-4-17-8-25-14-8-5-15-11-22-18s-13-14-18-22-10-16-13-25c-4-9-7-18-9-27-2-10-3-19-3-29z">
          <text:p/>
        </draw:path>
        <draw:path draw:style-name="gr212" draw:text-style-name="P20" draw:layer="layout" svg:width="4.763cm" svg:height="0.82cm" svg:x="8.135cm" svg:y="18.137cm" svg:viewBox="0 0 4764 821" svg:d="M0 675v-530c0-9 1-19 3-28 2-10 5-19 9-28 3-8 8-17 13-25s11-15 18-22c7-6 14-12 22-18 8-5 16-10 25-13 9-4 18-7 28-9 9-1 18-2 28-2h4472c10 0 19 1 29 2 9 2 18 5 27 9 9 3 17 8 25 13 8 6 16 12 22 18 7 7 13 14 18 22 6 8 10 17 14 25 4 9 6 18 8 28 2 9 3 19 3 28v530c0 10-1 19-3 29-2 9-4 18-8 27s-8 17-14 25c-5 8-11 15-18 22-6 7-14 13-22 18-8 6-16 10-25 14-9 3-18 6-27 8-10 2-19 3-29 3h-4472c-10 0-19-1-28-3-10-2-19-5-28-8-9-4-17-8-25-14-8-5-15-11-22-18s-13-14-18-22-10-16-13-25c-4-9-7-18-9-27-2-10-3-19-3-29z">
          <text:p/>
        </draw:path>
        <draw:frame draw:style-name="gr268" draw:text-style-name="P5" draw:layer="layout" svg:width="3.961cm" svg:height="0.357cm" svg:x="3.466cm" svg:y="18.339cm">
          <draw:text-box>
            <text:p text:style-name="P4"><text:span text:style-name="T37">✓</text:span><text:span text:style-name="T38"> </text:span><text:span text:style-name="T38">Monitoraggio uptime 24/7</text:span></text:p>
          </draw:text-box>
        </draw:frame>
        <draw:path draw:style-name="gr1" draw:text-style-name="P1" draw:layer="layout" svg:width="4.763cm" svg:height="0.82cm" svg:x="13.083cm" svg:y="18.137cm" svg:viewBox="0 0 4764 821" svg:d="M0 675v-530c0-9 1-19 3-28 2-10 5-19 8-28 4-8 8-17 14-25 5-8 11-15 18-22 7-6 14-12 22-18 8-5 16-10 25-13 9-4 18-7 27-9 10-1 19-2 29-2h4472c10 0 19 1 29 2 9 2 18 5 27 9 9 3 17 8 25 13 8 6 15 12 22 18 7 7 13 14 18 22s10 17 14 25c3 9 6 18 8 28 2 9 3 19 3 28v530c0 10-1 19-3 29-2 9-5 18-8 27-4 9-9 17-14 25s-11 15-18 22-14 13-22 18c-8 6-16 10-25 14-9 3-18 6-27 8-10 2-19 3-29 3h-4472c-10 0-19-1-29-3-9-2-18-5-27-8-9-4-17-8-25-14-8-5-15-11-22-18s-13-14-18-22c-6-8-10-16-14-25-3-9-6-18-8-27-2-10-3-19-3-29z">
          <text:p/>
        </draw:path>
        <draw:path draw:style-name="gr212" draw:text-style-name="P20" draw:layer="layout" svg:width="4.763cm" svg:height="0.82cm" svg:x="13.083cm" svg:y="18.137cm" svg:viewBox="0 0 4764 821" svg:d="M0 675v-530c0-9 1-19 3-28 2-10 5-19 8-28 4-8 8-17 14-25 5-8 11-15 18-22 7-6 14-12 22-18 8-5 16-10 25-13 9-4 18-7 27-9 10-1 19-2 29-2h4472c10 0 19 1 29 2 9 2 18 5 27 9 9 3 17 8 25 13 8 6 15 12 22 18 7 7 13 14 18 22s10 17 14 25c3 9 6 18 8 28 2 9 3 19 3 28v530c0 10-1 19-3 29-2 9-5 18-8 27-4 9-9 17-14 25s-11 15-18 22-14 13-22 18c-8 6-16 10-25 14-9 3-18 6-27 8-10 2-19 3-29 3h-4472c-10 0-19-1-29-3-9-2-18-5-27-8-9-4-17-8-25-14-8-5-15-11-22-18s-13-14-18-22c-6-8-10-16-14-25-3-9-6-18-8-27-2-10-3-19-3-29z">
          <text:p/>
        </draw:path>
        <draw:frame draw:style-name="gr269" draw:text-style-name="P5" draw:layer="layout" svg:width="3.842cm" svg:height="0.357cm" svg:x="8.414cm" svg:y="18.339cm">
          <draw:text-box>
            <text:p text:style-name="P4"><text:span text:style-name="T37">✓</text:span><text:span text:style-name="T38"> </text:span><text:span text:style-name="T38">Report analytics mensile</text:span></text:p>
          </draw:text-box>
        </draw:frame>
        <draw:path draw:style-name="gr1" draw:text-style-name="P1" draw:layer="layout" svg:width="4.762cm" svg:height="1.349cm" svg:x="3.188cm" svg:y="19.142cm" svg:viewBox="0 0 4763 1350" svg:d="M0 1205v-1059c0-10 1-19 3-29 1-9 4-18 8-27 3-9 8-17 13-25 6-8 12-16 18-22 7-7 14-13 22-18 8-6 17-10 26-14 8-3 17-6 27-8 9-2 19-3 28-3h4473c9 0 19 1 28 3s19 5 27 8c9 4 18 8 26 14 7 5 15 11 22 18 6 6 12 14 18 22 5 8 9 16 13 25s7 18 8 27c2 10 3 19 3 29v1059c0 10-1 19-3 28-1 10-4 19-8 28-4 8-8 17-13 25-6 8-12 15-18 22-7 7-15 13-22 18-8 5-17 10-26 13-8 4-18 7-27 9s-19 2-28 2h-4473c-9 0-19 0-28-2-10-2-19-5-27-9-9-3-18-8-26-13s-15-11-22-18c-6-7-12-14-18-22-5-8-10-17-13-25-4-9-7-18-8-28-2-9-3-18-3-28z">
          <text:p/>
        </draw:path>
        <draw:path draw:style-name="gr212" draw:text-style-name="P20" draw:layer="layout" svg:width="4.762cm" svg:height="1.349cm" svg:x="3.188cm" svg:y="19.142cm" svg:viewBox="0 0 4763 1350" svg:d="M0 1205v-1059c0-10 1-19 3-29 1-9 4-18 8-27 3-9 8-17 13-25 6-8 12-16 18-22 7-7 14-13 22-18 8-6 17-10 26-14 8-3 17-6 27-8 9-2 19-3 28-3h4473c9 0 19 1 28 3s19 5 27 8c9 4 18 8 26 14 7 5 15 11 22 18 6 6 12 14 18 22 5 8 9 16 13 25s7 18 8 27c2 10 3 19 3 29v1059c0 10-1 19-3 28-1 10-4 19-8 28-4 8-8 17-13 25-6 8-12 15-18 22-7 7-15 13-22 18-8 5-17 10-26 13-8 4-18 7-27 9s-19 2-28 2h-4473c-9 0-19 0-28-2-10-2-19-5-27-9-9-3-18-8-26-13s-15-11-22-18c-6-7-12-14-18-22-5-8-10-17-13-25-4-9-7-18-8-28-2-9-3-18-3-28z">
          <text:p/>
        </draw:path>
        <draw:frame draw:style-name="gr270" draw:text-style-name="P5" draw:layer="layout" svg:width="3.944cm" svg:height="0.357cm" svg:x="13.361cm" svg:y="18.339cm">
          <draw:text-box>
            <text:p text:style-name="P4"><text:span text:style-name="T37">✓</text:span><text:span text:style-name="T38"> </text:span><text:span text:style-name="T38">Supporto email entro 24h</text:span></text:p>
          </draw:text-box>
        </draw:frame>
        <draw:frame draw:style-name="gr216" draw:text-style-name="P5" draw:layer="layout" svg:width="0.316cm" svg:height="0.357cm" svg:x="3.466cm" svg:y="19.609cm">
          <draw:text-box>
            <text:p text:style-name="P4"><text:span text:style-name="T37">✓</text:span></text:p>
          </draw:text-box>
        </draw:frame>
        <draw:frame draw:style-name="gr271" draw:text-style-name="P5" draw:layer="layout" svg:width="3.054cm" svg:height="0.357cm" svg:x="3.865cm" svg:y="19.345cm">
          <draw:text-box>
            <text:p text:style-name="P4"><text:span text:style-name="T38">1 ora/mese modifiche</text:span></text:p>
          </draw:text-box>
        </draw:frame>
        <draw:frame draw:style-name="gr272" draw:text-style-name="P5" draw:layer="layout" svg:width="1.302cm" svg:height="0.357cm" svg:x="3.865cm" svg:y="19.874cm">
          <draw:text-box>
            <text:p text:style-name="P4"><text:span text:style-name="T38">contenuti</text:span></text:p>
          </draw:text-box>
        </draw:frame>
        <draw:frame draw:style-name="gr273" draw:text-style-name="P8" draw:layer="layout" svg:width="2.61cm" svg:height="0.386cm" svg:x="3.709cm" svg:y="21.567cm">
          <draw:text-box>
            <text:p text:style-name="P4"><text:span text:style-name="T39">Riepilogo costi:</text:span></text:p>
          </draw:text-box>
        </draw:frame>
        <draw:frame draw:style-name="gr274" draw:text-style-name="P8" draw:layer="layout" svg:width="13.308cm" svg:height="0.386cm" svg:x="3.709cm" svg:y="22.175cm">
          <draw:text-box>
            <text:p text:style-name="P4"><text:span text:style-name="T40">Acconto una tantum: </text:span><text:span text:style-name="T39">€900 + IVA</text:span><text:span text:style-name="T40"> alla firma · Canone mensile: </text:span><text:span text:style-name="T39">€89/mese + IVA</text:span><text:span text:style-name="T40"> dal go-</text:span></text:p>
          </draw:text-box>
        </draw:frame>
        <draw:frame draw:style-name="gr275" draw:text-style-name="P8" draw:layer="layout" svg:width="0.523cm" svg:height="0.386cm" svg:x="3.709cm" svg:y="22.81cm">
          <draw:text-box>
            <text:p text:style-name="P4"><text:span text:style-name="T40">live</text:span></text:p>
          </draw:text-box>
        </draw:frame>
        <draw:frame draw:style-name="gr276" draw:text-style-name="P8" draw:layer="layout" svg:width="7.588cm" svg:height="0.386cm" svg:x="3.709cm" svg:y="23.445cm">
          <draw:text-box>
            <text:p text:style-name="P4"><text:span text:style-name="T40">Totale Anno 1 (acconto + 12 mesi): </text:span><text:span text:style-name="T39">€1.968 + IVA</text:span></text:p>
          </draw:text-box>
        </draw:frame>
        <draw:frame draw:style-name="gr277" draw:text-style-name="P8" draw:layer="layout" svg:width="7.14cm" svg:height="0.386cm" svg:x="3.709cm" svg:y="24.054cm">
          <draw:text-box>
            <text:p text:style-name="P4"><text:span text:style-name="T40">Dal 2° anno in poi: </text:span><text:span text:style-name="T39">€1068/anno</text:span><text:span text:style-name="T40"> (se si rinnova)</text:span></text:p>
          </draw:text-box>
        </draw:frame>
        <draw:frame draw:style-name="gr278" draw:text-style-name="P8" draw:layer="layout" svg:width="12.651cm" svg:height="0.386cm" svg:x="3.709cm" svg:y="24.689cm">
          <draw:text-box>
            <text:p text:style-name="P4"><text:span text:style-name="T39">Recesso:</text:span><text:span text:style-name="T40"> 30 giorni di preavviso dopo il 12° mese. Codice sorgente consegnato al</text:span></text:p>
          </draw:text-box>
        </draw:frame>
        <draw:path draw:style-name="gr1" draw:text-style-name="P1" draw:layer="layout" svg:width="0.794cm" svg:height="0.714cm" svg:x="2.275cm" svg:y="28.019cm" svg:viewBox="0 0 795 715" svg:d="M0 715v-358c0-23 2-47 8-69 5-23 12-46 22-67 10-22 22-43 37-63 14-19 31-37 49-54 19-16 39-31 60-44 22-13 45-24 69-33s49-16 74-20c26-5 52-7 78-7s52 2 77 7c26 4 52 11 76 20s47 20 68 33c22 13 42 28 60 44 19 17 35 35 50 54 14 20 26 41 36 63 10 21 18 44 23 67 5 22 8 46 8 69v358z">
          <text:p/>
        </draw:path>
        <draw:frame draw:style-name="gr279" draw:text-style-name="P8" draw:layer="layout" svg:width="1.107cm" svg:height="0.386cm" svg:x="3.709cm" svg:y="25.298cm">
          <draw:text-box>
            <text:p text:style-name="P4"><text:span text:style-name="T40">cliente.</text:span></text:p>
          </draw:text-box>
        </draw:frame>
        <draw:frame draw:style-name="gr4" draw:text-style-name="P5" draw:layer="layout" svg:width="0.358cm" svg:height="0.357cm" svg:x="2.495cm" svg:y="28.208cm">
          <draw:text-box>
            <text:p text:style-name="P4"><text:span text:style-name="T1">04</text:span></text:p>
          </draw:text-box>
        </draw:frame>
        <draw:frame draw:style-name="gr48" draw:text-style-name="P18" draw:layer="layout" svg:width="2.292cm" svg:height="0.331cm" svg:x="0.847cm" svg:y="0.532cm">
          <draw:text-box>
            <text:p text:style-name="P4"><text:span text:style-name="T25">25/02/26, 00:39</text:span></text:p>
          </draw:text-box>
        </draw:frame>
        <draw:frame draw:style-name="gr49" draw:text-style-name="P18" draw:layer="layout" svg:width="7.169cm" svg:height="0.331cm" svg:x="8.613cm" svg:y="0.532cm">
          <draw:text-box>
            <text:p text:style-name="P4"><text:span text:style-name="T25">Preventivo Sito Web – Autodemolizioni Pisanelli srl</text:span></text:p>
          </draw:text-box>
        </draw:frame>
        <draw:frame draw:style-name="gr50" draw:text-style-name="P18" draw:layer="layout" svg:width="13.218cm" svg:height="0.331cm" svg:x="0.847cm" svg:y="28.842cm">
          <draw:text-box>
            <text:p text:style-name="P4"><text:span text:style-name="T25">ﬁle:///home/cacu/Scrivania/SITI_WEB/AUTODEMOLIZIONI_PISANELLI/preventivo-pisanelli.html</text:span></text:p>
          </draw:text-box>
        </draw:frame>
        <draw:frame draw:style-name="gr51" draw:text-style-name="P18" draw:layer="layout" svg:width="0.645cm" svg:height="0.331cm" svg:x="19.517cm" svg:y="28.842cm">
          <draw:text-box>
            <text:p text:style-name="P4"><text:span text:style-name="T25">7/10</text:span></text:p>
          </draw:text-box>
        </draw:frame>
      </draw:page>
      <draw:page draw:name="page8" draw:style-name="dp1" draw:master-page-name="master-page3">
        <draw:polygon draw:style-name="gr1" draw:text-style-name="P1" draw:layer="layout" svg:width="19.023cm" svg:height="27.728cm" svg:x="0.8cm" svg:y="1cm" svg:viewBox="0 0 19024 27729" draw:points="0,0 19024,0 19024,27729 0,27729">
          <text:p/>
        </draw:polygon>
        <draw:polygon draw:style-name="gr2" draw:text-style-name="P2" draw:layer="layout" svg:width="16.483cm" svg:height="0.053cm" svg:x="2.275cm" svg:y="1.984cm" svg:viewBox="0 0 16484 54" draw:points="0,0 16484,0 16484,54 0,54">
          <text:p/>
        </draw:polygon>
        <draw:polygon draw:style-name="gr1" draw:text-style-name="P1" draw:layer="layout" svg:width="6.112cm" svg:height="1.587cm" svg:x="2.275cm" svg:y="2.54cm" svg:viewBox="0 0 6113 1588" draw:points="0,0 6113,0 6113,1588 0,1588">
          <text:p/>
        </draw:polygon>
        <draw:polygon draw:style-name="gr1" draw:text-style-name="P1" draw:layer="layout" svg:width="5.662cm" svg:height="1.587cm" svg:x="8.387cm" svg:y="2.54cm" svg:viewBox="0 0 5663 1588" draw:points="0,0 5663,0 5663,1588 0,1588">
          <text:p/>
        </draw:polygon>
        <draw:polygon draw:style-name="gr1" draw:text-style-name="P1" draw:layer="layout" svg:width="4.709cm" svg:height="1.587cm" svg:x="14.049cm" svg:y="2.54cm" svg:viewBox="0 0 4710 1588" draw:points="0,0 4710,0 4710,1588 0,1588">
          <text:p/>
        </draw:polygon>
        <draw:polygon draw:style-name="gr1" draw:text-style-name="P1" draw:layer="layout" svg:width="6.112cm" svg:height="1.191cm" svg:x="2.275cm" svg:y="18.864cm" svg:viewBox="0 0 6113 1192" draw:points="0,0 6113,0 6113,1192 0,1192">
          <text:p/>
        </draw:polygon>
        <draw:polygon draw:style-name="gr1" draw:text-style-name="P1" draw:layer="layout" svg:width="5.662cm" svg:height="1.191cm" svg:x="8.387cm" svg:y="18.864cm" svg:viewBox="0 0 5663 1192" draw:points="0,0 5663,0 5663,1192 0,1192">
          <text:p/>
        </draw:polygon>
        <draw:polygon draw:style-name="gr2" draw:text-style-name="P2" draw:layer="layout" svg:width="6.112cm" svg:height="0.027cm" svg:x="2.275cm" svg:y="5.185cm" svg:viewBox="0 0 6113 28" draw:points="0,0 6113,0 6113,28 0,28">
          <text:p/>
        </draw:polygon>
        <draw:polygon draw:style-name="gr2" draw:text-style-name="P2" draw:layer="layout" svg:width="5.662cm" svg:height="0.027cm" svg:x="8.387cm" svg:y="5.185cm" svg:viewBox="0 0 5663 28" draw:points="0,0 5663,0 5663,28 0,28">
          <text:p/>
        </draw:polygon>
        <draw:polygon draw:style-name="gr2" draw:text-style-name="P2" draw:layer="layout" svg:width="4.709cm" svg:height="0.027cm" svg:x="14.049cm" svg:y="5.185cm" svg:viewBox="0 0 4710 28" draw:points="0,0 4710,0 4710,28 0,28">
          <text:p/>
        </draw:polygon>
        <draw:polygon draw:style-name="gr2" draw:text-style-name="P2" draw:layer="layout" svg:width="6.112cm" svg:height="0.026cm" svg:x="2.275cm" svg:y="6.244cm" svg:viewBox="0 0 6113 27" draw:points="0,0 6113,0 6113,27 0,27">
          <text:p/>
        </draw:polygon>
        <draw:polygon draw:style-name="gr2" draw:text-style-name="P2" draw:layer="layout" svg:width="5.662cm" svg:height="0.026cm" svg:x="8.387cm" svg:y="6.244cm" svg:viewBox="0 0 5663 27" draw:points="0,0 5663,0 5663,27 0,27">
          <text:p/>
        </draw:polygon>
        <draw:polygon draw:style-name="gr2" draw:text-style-name="P2" draw:layer="layout" svg:width="4.709cm" svg:height="0.026cm" svg:x="14.049cm" svg:y="6.244cm" svg:viewBox="0 0 4710 27" draw:points="0,0 4710,0 4710,27 0,27">
          <text:p/>
        </draw:polygon>
        <draw:polygon draw:style-name="gr2" draw:text-style-name="P2" draw:layer="layout" svg:width="6.112cm" svg:height="0.027cm" svg:x="2.275cm" svg:y="7.328cm" svg:viewBox="0 0 6113 28" draw:points="0,0 6113,0 6113,28 0,28">
          <text:p/>
        </draw:polygon>
        <draw:polygon draw:style-name="gr2" draw:text-style-name="P2" draw:layer="layout" svg:width="5.662cm" svg:height="0.027cm" svg:x="8.387cm" svg:y="7.328cm" svg:viewBox="0 0 5663 28" draw:points="0,0 5663,0 5663,28 0,28">
          <text:p/>
        </draw:polygon>
        <draw:polygon draw:style-name="gr2" draw:text-style-name="P2" draw:layer="layout" svg:width="4.709cm" svg:height="0.027cm" svg:x="14.049cm" svg:y="7.328cm" svg:viewBox="0 0 4710 28" draw:points="0,0 4710,0 4710,28 0,28">
          <text:p/>
        </draw:polygon>
        <draw:polygon draw:style-name="gr2" draw:text-style-name="P2" draw:layer="layout" svg:width="6.112cm" svg:height="0.027cm" svg:x="2.275cm" svg:y="8.413cm" svg:viewBox="0 0 6113 28" draw:points="0,0 6113,0 6113,28 0,28">
          <text:p/>
        </draw:polygon>
        <draw:polygon draw:style-name="gr2" draw:text-style-name="P2" draw:layer="layout" svg:width="5.662cm" svg:height="0.027cm" svg:x="8.387cm" svg:y="8.413cm" svg:viewBox="0 0 5663 28" draw:points="0,0 5663,0 5663,28 0,28">
          <text:p/>
        </draw:polygon>
        <draw:polygon draw:style-name="gr2" draw:text-style-name="P2" draw:layer="layout" svg:width="4.709cm" svg:height="0.027cm" svg:x="14.049cm" svg:y="8.413cm" svg:viewBox="0 0 4710 28" draw:points="0,0 4710,0 4710,28 0,28">
          <text:p/>
        </draw:polygon>
        <draw:polygon draw:style-name="gr2" draw:text-style-name="P2" draw:layer="layout" svg:width="6.112cm" svg:height="0.026cm" svg:x="2.275cm" svg:y="9.472cm" svg:viewBox="0 0 6113 27" draw:points="0,0 6113,0 6113,27 0,27">
          <text:p/>
        </draw:polygon>
        <draw:polygon draw:style-name="gr2" draw:text-style-name="P2" draw:layer="layout" svg:width="5.662cm" svg:height="0.026cm" svg:x="8.387cm" svg:y="9.472cm" svg:viewBox="0 0 5663 27" draw:points="0,0 5663,0 5663,27 0,27">
          <text:p/>
        </draw:polygon>
        <draw:polygon draw:style-name="gr2" draw:text-style-name="P2" draw:layer="layout" svg:width="4.709cm" svg:height="0.026cm" svg:x="14.049cm" svg:y="9.472cm" svg:viewBox="0 0 4710 27" draw:points="0,0 4710,0 4710,27 0,27">
          <text:p/>
        </draw:polygon>
        <draw:polygon draw:style-name="gr2" draw:text-style-name="P2" draw:layer="layout" svg:width="6.112cm" svg:height="0.027cm" svg:x="2.275cm" svg:y="10.556cm" svg:viewBox="0 0 6113 28" draw:points="0,0 6113,0 6113,28 0,28">
          <text:p/>
        </draw:polygon>
        <draw:polygon draw:style-name="gr2" draw:text-style-name="P2" draw:layer="layout" svg:width="5.662cm" svg:height="0.027cm" svg:x="8.387cm" svg:y="10.556cm" svg:viewBox="0 0 5663 28" draw:points="0,0 5663,0 5663,28 0,28">
          <text:p/>
        </draw:polygon>
        <draw:polygon draw:style-name="gr2" draw:text-style-name="P2" draw:layer="layout" svg:width="4.709cm" svg:height="0.027cm" svg:x="14.049cm" svg:y="10.556cm" svg:viewBox="0 0 4710 28" draw:points="0,0 4710,0 4710,28 0,28">
          <text:p/>
        </draw:polygon>
        <draw:polygon draw:style-name="gr2" draw:text-style-name="P2" draw:layer="layout" svg:width="6.112cm" svg:height="0.026cm" svg:x="2.275cm" svg:y="11.747cm" svg:viewBox="0 0 6113 27" draw:points="0,0 6113,0 6113,27 0,27">
          <text:p/>
        </draw:polygon>
        <draw:polygon draw:style-name="gr2" draw:text-style-name="P2" draw:layer="layout" svg:width="5.662cm" svg:height="0.026cm" svg:x="8.387cm" svg:y="11.747cm" svg:viewBox="0 0 5663 27" draw:points="0,0 5663,0 5663,27 0,27">
          <text:p/>
        </draw:polygon>
        <draw:polygon draw:style-name="gr2" draw:text-style-name="P2" draw:layer="layout" svg:width="4.709cm" svg:height="0.026cm" svg:x="14.049cm" svg:y="11.747cm" svg:viewBox="0 0 4710 27" draw:points="0,0 4710,0 4710,27 0,27">
          <text:p/>
        </draw:polygon>
        <draw:polygon draw:style-name="gr2" draw:text-style-name="P2" draw:layer="layout" svg:width="6.112cm" svg:height="0.027cm" svg:x="2.275cm" svg:y="12.964cm" svg:viewBox="0 0 6113 28" draw:points="0,0 6113,0 6113,28 0,28">
          <text:p/>
        </draw:polygon>
        <draw:polygon draw:style-name="gr2" draw:text-style-name="P2" draw:layer="layout" svg:width="5.662cm" svg:height="0.027cm" svg:x="8.387cm" svg:y="12.964cm" svg:viewBox="0 0 5663 28" draw:points="0,0 5663,0 5663,28 0,28">
          <text:p/>
        </draw:polygon>
        <draw:polygon draw:style-name="gr2" draw:text-style-name="P2" draw:layer="layout" svg:width="4.709cm" svg:height="0.027cm" svg:x="14.049cm" svg:y="12.964cm" svg:viewBox="0 0 4710 28" draw:points="0,0 4710,0 4710,28 0,28">
          <text:p/>
        </draw:polygon>
        <draw:polygon draw:style-name="gr2" draw:text-style-name="P2" draw:layer="layout" svg:width="6.112cm" svg:height="0.026cm" svg:x="2.275cm" svg:y="14.155cm" svg:viewBox="0 0 6113 27" draw:points="0,0 6113,0 6113,27 0,27">
          <text:p/>
        </draw:polygon>
        <draw:polygon draw:style-name="gr2" draw:text-style-name="P2" draw:layer="layout" svg:width="5.662cm" svg:height="0.026cm" svg:x="8.387cm" svg:y="14.155cm" svg:viewBox="0 0 5663 27" draw:points="0,0 5663,0 5663,27 0,27">
          <text:p/>
        </draw:polygon>
        <draw:polygon draw:style-name="gr2" draw:text-style-name="P2" draw:layer="layout" svg:width="4.709cm" svg:height="0.026cm" svg:x="14.049cm" svg:y="14.155cm" svg:viewBox="0 0 4710 27" draw:points="0,0 4710,0 4710,27 0,27">
          <text:p/>
        </draw:polygon>
        <draw:polygon draw:style-name="gr2" draw:text-style-name="P2" draw:layer="layout" svg:width="6.112cm" svg:height="0.026cm" svg:x="2.275cm" svg:y="15.372cm" svg:viewBox="0 0 6113 27" draw:points="0,0 6113,0 6113,27 0,27">
          <text:p/>
        </draw:polygon>
        <draw:polygon draw:style-name="gr2" draw:text-style-name="P2" draw:layer="layout" svg:width="5.662cm" svg:height="0.026cm" svg:x="8.387cm" svg:y="15.372cm" svg:viewBox="0 0 5663 27" draw:points="0,0 5663,0 5663,27 0,27">
          <text:p/>
        </draw:polygon>
        <draw:polygon draw:style-name="gr2" draw:text-style-name="P2" draw:layer="layout" svg:width="4.709cm" svg:height="0.026cm" svg:x="14.049cm" svg:y="15.372cm" svg:viewBox="0 0 4710 27" draw:points="0,0 4710,0 4710,27 0,27">
          <text:p/>
        </draw:polygon>
        <draw:polygon draw:style-name="gr2" draw:text-style-name="P2" draw:layer="layout" svg:width="6.112cm" svg:height="0.027cm" svg:x="2.275cm" svg:y="16.562cm" svg:viewBox="0 0 6113 28" draw:points="0,0 6113,0 6113,28 0,28">
          <text:p/>
        </draw:polygon>
        <draw:polygon draw:style-name="gr2" draw:text-style-name="P2" draw:layer="layout" svg:width="5.662cm" svg:height="0.027cm" svg:x="8.387cm" svg:y="16.562cm" svg:viewBox="0 0 5663 28" draw:points="0,0 5663,0 5663,28 0,28">
          <text:p/>
        </draw:polygon>
        <draw:polygon draw:style-name="gr2" draw:text-style-name="P2" draw:layer="layout" svg:width="4.709cm" svg:height="0.027cm" svg:x="14.049cm" svg:y="16.562cm" svg:viewBox="0 0 4710 28" draw:points="0,0 4710,0 4710,28 0,28">
          <text:p/>
        </draw:polygon>
        <draw:polygon draw:style-name="gr2" draw:text-style-name="P2" draw:layer="layout" svg:width="6.112cm" svg:height="0.027cm" svg:x="2.275cm" svg:y="17.647cm" svg:viewBox="0 0 6113 28" draw:points="0,0 6113,0 6113,28 0,28">
          <text:p/>
        </draw:polygon>
        <draw:polygon draw:style-name="gr2" draw:text-style-name="P2" draw:layer="layout" svg:width="5.662cm" svg:height="0.027cm" svg:x="8.387cm" svg:y="17.647cm" svg:viewBox="0 0 5663 28" draw:points="0,0 5663,0 5663,28 0,28">
          <text:p/>
        </draw:polygon>
        <draw:polygon draw:style-name="gr2" draw:text-style-name="P2" draw:layer="layout" svg:width="4.709cm" svg:height="0.027cm" svg:x="14.049cm" svg:y="17.647cm" svg:viewBox="0 0 4710 28" draw:points="0,0 4710,0 4710,28 0,28">
          <text:p/>
        </draw:polygon>
        <draw:polygon draw:style-name="gr2" draw:text-style-name="P2" draw:layer="layout" svg:width="6.112cm" svg:height="0.026cm" svg:x="2.275cm" svg:y="18.838cm" svg:viewBox="0 0 6113 27" draw:points="0,0 6113,0 6113,27 0,27">
          <text:p/>
        </draw:polygon>
        <draw:polygon draw:style-name="gr2" draw:text-style-name="P2" draw:layer="layout" svg:width="5.662cm" svg:height="0.026cm" svg:x="8.387cm" svg:y="18.838cm" svg:viewBox="0 0 5663 27" draw:points="0,0 5663,0 5663,27 0,27">
          <text:p/>
        </draw:polygon>
        <draw:polygon draw:style-name="gr2" draw:text-style-name="P2" draw:layer="layout" svg:width="4.709cm" svg:height="0.026cm" svg:x="14.049cm" svg:y="18.838cm" svg:viewBox="0 0 4710 27" draw:points="0,0 4710,0 4710,27 0,27">
          <text:p/>
        </draw:polygon>
        <draw:polygon draw:style-name="gr2" draw:text-style-name="P2" draw:layer="layout" svg:width="6.112cm" svg:height="0.027cm" svg:x="2.275cm" svg:y="20.028cm" svg:viewBox="0 0 6113 28" draw:points="0,0 6113,0 6113,28 0,28">
          <text:p/>
        </draw:polygon>
        <draw:polygon draw:style-name="gr2" draw:text-style-name="P2" draw:layer="layout" svg:width="5.662cm" svg:height="0.027cm" svg:x="8.387cm" svg:y="20.028cm" svg:viewBox="0 0 5663 28" draw:points="0,0 5663,0 5663,28 0,28">
          <text:p/>
        </draw:polygon>
        <draw:polygon draw:style-name="gr2" draw:text-style-name="P2" draw:layer="layout" svg:width="4.709cm" svg:height="0.027cm" svg:x="14.049cm" svg:y="20.028cm" svg:viewBox="0 0 4710 28" draw:points="0,0 4710,0 4710,28 0,28">
          <text:p/>
        </draw:polygon>
        <draw:polygon draw:style-name="gr2" draw:text-style-name="P2" draw:layer="layout" svg:width="16.483cm" svg:height="0.052cm" svg:x="2.275cm" svg:y="22.172cm" svg:viewBox="0 0 16484 53" draw:points="0,0 16484,0 16484,53 0,53">
          <text:p/>
        </draw:polygon>
        <draw:polygon draw:style-name="gr2" draw:text-style-name="P2" draw:layer="layout" svg:width="16.483cm" svg:height="0.026cm" svg:x="2.275cm" svg:y="25.691cm" svg:viewBox="0 0 16484 27" draw:points="0,0 16484,0 16484,27 0,27">
          <text:p/>
        </draw:polygon>
        <draw:polygon draw:style-name="gr2" draw:text-style-name="P2" draw:layer="layout" svg:width="16.483cm" svg:height="0.027cm" svg:x="2.275cm" svg:y="28.68cm" svg:viewBox="0 0 16484 28" draw:points="0,0 16484,0 16484,28 0,28">
          <text:p/>
        </draw:polygon>
        <draw:path draw:style-name="gr1" draw:text-style-name="P1" draw:layer="layout" svg:width="0.794cm" svg:height="0.079cm" svg:x="2.275cm" svg:y="1.005cm" svg:viewBox="0 0 795 80" svg:d="M0 39v-39h795v39c0 2-3 5-8 8-5 2-13 5-23 7-10 3-22 5-36 7-15 3-31 5-50 7-18 2-38 4-60 5-21 2-44 3-68 4s-50 2-76 2c-25 1-51 1-77 1s-52 0-78-1c-25 0-50-1-74-2s-47-2-69-4c-21-1-41-3-60-5-18-2-35-4-49-7-15-2-27-4-37-7-10-2-17-5-22-7-6-3-8-6-8-8z">
          <text:p/>
        </draw:path>
        <draw:frame draw:style-name="gr280" draw:text-style-name="P6" draw:layer="layout" svg:width="8.862cm" svg:height="0.496cm" svg:x="3.387cm" svg:y="1.106cm">
          <draw:text-box>
            <text:p text:style-name="P4"><text:span text:style-name="T2">TABELLA COMPARATIVA DEI 2 MODELLI</text:span></text:p>
          </draw:text-box>
        </draw:frame>
        <draw:frame draw:style-name="gr281" draw:text-style-name="P5" draw:layer="layout" svg:width="2.788cm" svg:height="0.357cm" svg:x="2.593cm" svg:y="3.126cm">
          <draw:text-box>
            <text:p text:style-name="P4"><text:span text:style-name="T41">CARATTERISTICA</text:span></text:p>
          </draw:text-box>
        </draw:frame>
        <draw:frame draw:style-name="gr282" draw:text-style-name="P5" draw:layer="layout" svg:width="1.852cm" svg:height="0.357cm" svg:x="10.217cm" svg:y="2.861cm">
          <draw:text-box>
            <text:p text:style-name="P4"><text:span text:style-name="T1">MODELLO 1</text:span></text:p>
          </draw:text-box>
        </draw:frame>
        <draw:frame draw:style-name="gr283" draw:text-style-name="P5" draw:layer="layout" svg:width="2.114cm" svg:height="0.357cm" svg:x="10.093cm" svg:y="3.39cm">
          <draw:text-box>
            <text:p text:style-name="P4"><text:span text:style-name="T1">UNA TANTUM</text:span></text:p>
          </draw:text-box>
        </draw:frame>
        <draw:frame draw:style-name="gr282" draw:text-style-name="P5" draw:layer="layout" svg:width="1.852cm" svg:height="0.357cm" svg:x="15.398cm" svg:y="2.861cm">
          <draw:text-box>
            <text:p text:style-name="P4"><text:span text:style-name="T1">MODELLO 2</text:span></text:p>
          </draw:text-box>
        </draw:frame>
        <draw:frame draw:style-name="gr284" draw:text-style-name="P5" draw:layer="layout" svg:width="3.338cm" svg:height="0.357cm" svg:x="14.589cm" svg:y="3.39cm">
          <draw:text-box>
            <text:p text:style-name="P4"><text:span text:style-name="T1">ACCONTO + CANONE</text:span></text:p>
          </draw:text-box>
        </draw:frame>
        <draw:frame draw:style-name="gr285" draw:text-style-name="P8" draw:layer="layout" svg:width="2.072cm" svg:height="0.386cm" svg:x="2.593cm" svg:y="4.448cm">
          <draw:text-box>
            <text:p text:style-name="P4"><text:span text:style-name="T40">Costo iniziale</text:span></text:p>
          </draw:text-box>
        </draw:frame>
        <draw:frame draw:style-name="gr286" draw:text-style-name="P8" draw:layer="layout" svg:width="2.373cm" svg:height="0.386cm" svg:x="10.65cm" svg:y="4.448cm">
          <draw:text-box>
            <text:p text:style-name="P4"><text:span text:style-name="T39">€ </text:span><text:span text:style-name="T39">2.400 (1.200)</text:span></text:p>
          </draw:text-box>
        </draw:frame>
        <draw:frame draw:style-name="gr287" draw:text-style-name="P8" draw:layer="layout" svg:width="1.788cm" svg:height="0.386cm" svg:x="15.976cm" svg:y="4.448cm">
          <draw:text-box>
            <text:p text:style-name="P4"><text:span text:style-name="T39">€ </text:span><text:span text:style-name="T39">900 (500)</text:span></text:p>
          </draw:text-box>
        </draw:frame>
        <draw:frame draw:style-name="gr288" draw:text-style-name="P8" draw:layer="layout" svg:width="2.521cm" svg:height="0.386cm" svg:x="2.593cm" svg:y="5.533cm">
          <draw:text-box>
            <text:p text:style-name="P4"><text:span text:style-name="T40">Canone mensile</text:span></text:p>
          </draw:text-box>
        </draw:frame>
        <draw:frame draw:style-name="gr289" draw:text-style-name="P8" draw:layer="layout" svg:width="2.966cm" svg:height="0.386cm" svg:x="9.754cm" svg:y="5.533cm">
          <draw:text-box>
            <text:p text:style-name="P4"><text:span text:style-name="T40">— </text:span><text:span text:style-name="T40">(opz. €59/mese)</text:span></text:p>
          </draw:text-box>
        </draw:frame>
        <draw:frame draw:style-name="gr290" draw:text-style-name="P8" draw:layer="layout" svg:width="3.575cm" svg:height="0.386cm" svg:x="15.581cm" svg:y="5.533cm">
          <draw:text-box>
            <text:p text:style-name="P4"><text:span text:style-name="T39">€ </text:span><text:span text:style-name="T39">119/mese (89/mese)</text:span></text:p>
          </draw:text-box>
        </draw:frame>
        <draw:frame draw:style-name="gr291" draw:text-style-name="P8" draw:layer="layout" svg:width="3.071cm" svg:height="0.386cm" svg:x="2.593cm" svg:y="6.591cm">
          <draw:text-box>
            <text:p text:style-name="P4"><text:span text:style-name="T40">Costo totale Anno </text:span><text:span text:style-name="T40">1</text:span></text:p>
          </draw:text-box>
        </draw:frame>
        <draw:frame draw:style-name="gr286" draw:text-style-name="P8" draw:layer="layout" svg:width="2.373cm" svg:height="0.386cm" svg:x="10.65cm" svg:y="6.591cm">
          <draw:text-box>
            <text:p text:style-name="P4"><text:span text:style-name="T39">€ </text:span><text:span text:style-name="T39">2.400 (1.200)</text:span></text:p>
          </draw:text-box>
        </draw:frame>
        <draw:frame draw:style-name="gr286" draw:text-style-name="P8" draw:layer="layout" svg:width="2.373cm" svg:height="0.386cm" svg:x="15.831cm" svg:y="6.591cm">
          <draw:text-box>
            <text:p text:style-name="P4"><text:span text:style-name="T39">€ </text:span><text:span text:style-name="T39">2.340 (1.968)</text:span></text:p>
          </draw:text-box>
        </draw:frame>
        <draw:frame draw:style-name="gr291" draw:text-style-name="P8" draw:layer="layout" svg:width="3.071cm" svg:height="0.386cm" svg:x="2.593cm" svg:y="7.676cm">
          <draw:text-box>
            <text:p text:style-name="P4"><text:span text:style-name="T40">Costo totale Anno 2</text:span></text:p>
          </draw:text-box>
        </draw:frame>
        <draw:frame draw:style-name="gr292" draw:text-style-name="P8" draw:layer="layout" svg:width="2.534cm" svg:height="0.386cm" svg:x="9.971cm" svg:y="7.676cm">
          <draw:text-box>
            <text:p text:style-name="P4"><text:span text:style-name="T40">~€ 240 (hosting)</text:span></text:p>
          </draw:text-box>
        </draw:frame>
        <draw:frame draw:style-name="gr293" draw:text-style-name="P8" draw:layer="layout" svg:width="2.178cm" svg:height="0.386cm" svg:x="15.976cm" svg:y="7.676cm">
          <draw:text-box>
            <text:p text:style-name="P4"><text:span text:style-name="T39">€ </text:span><text:span text:style-name="T39">1440 (1068)</text:span></text:p>
          </draw:text-box>
        </draw:frame>
        <draw:frame draw:style-name="gr294" draw:text-style-name="P8" draw:layer="layout" svg:width="3.38cm" svg:height="0.386cm" svg:x="2.593cm" svg:y="8.761cm">
          <draw:text-box>
            <text:p text:style-name="P4"><text:span text:style-name="T40">Costo totale su 3 anni</text:span></text:p>
          </draw:text-box>
        </draw:frame>
        <draw:frame draw:style-name="gr295" draw:text-style-name="P8" draw:layer="layout" svg:width="2.576cm" svg:height="0.386cm" svg:x="10.549cm" svg:y="8.761cm">
          <draw:text-box>
            <text:p text:style-name="P4"><text:span text:style-name="T39">~€ 2.880 (1.680)</text:span></text:p>
          </draw:text-box>
        </draw:frame>
        <draw:frame draw:style-name="gr295" draw:text-style-name="P8" draw:layer="layout" svg:width="2.576cm" svg:height="0.386cm" svg:x="15.73cm" svg:y="8.761cm">
          <draw:text-box>
            <text:p text:style-name="P4"><text:span text:style-name="T39">~€ 5.220 (3.644)</text:span></text:p>
          </draw:text-box>
        </draw:frame>
        <draw:frame draw:style-name="gr296" draw:text-style-name="P8" draw:layer="layout" svg:width="3.257cm" svg:height="0.386cm" svg:x="2.593cm" svg:y="9.819cm">
          <draw:text-box>
            <text:p text:style-name="P4"><text:span text:style-name="T40">Durata min. contratto</text:span></text:p>
          </draw:text-box>
        </draw:frame>
        <draw:frame draw:style-name="gr297" draw:text-style-name="P8" draw:layer="layout" svg:width="1.378cm" svg:height="0.386cm" svg:x="10.544cm" svg:y="9.819cm">
          <draw:text-box>
            <text:p text:style-name="P4"><text:span text:style-name="T40">Nessuna</text:span></text:p>
          </draw:text-box>
        </draw:frame>
        <draw:frame draw:style-name="gr298" draw:text-style-name="P8" draw:layer="layout" svg:width="1.221cm" svg:height="0.386cm" svg:x="15.803cm" svg:y="9.819cm">
          <draw:text-box>
            <text:p text:style-name="P4"><text:span text:style-name="T40">12 mesi</text:span></text:p>
          </draw:text-box>
        </draw:frame>
        <draw:frame draw:style-name="gr299" draw:text-style-name="P8" draw:layer="layout" svg:width="4.015cm" svg:height="0.386cm" svg:x="2.593cm" svg:y="10.957cm">
          <draw:text-box>
            <text:p text:style-name="P4"><text:span text:style-name="T40">Progetto completo incluso</text:span></text:p>
          </draw:text-box>
        </draw:frame>
        <draw:frame draw:style-name="gr300" draw:text-style-name="P17" draw:layer="layout" svg:width="0.422cm" svg:height="0.475cm" svg:x="11.052cm" svg:y="10.915cm">
          <draw:text-box>
            <text:p text:style-name="P4"><text:span text:style-name="T42">✓</text:span></text:p>
          </draw:text-box>
        </draw:frame>
        <draw:frame draw:style-name="gr300" draw:text-style-name="P17" draw:layer="layout" svg:width="0.422cm" svg:height="0.475cm" svg:x="16.233cm" svg:y="10.915cm">
          <draw:text-box>
            <text:p text:style-name="P4"><text:span text:style-name="T42">✓</text:span></text:p>
          </draw:text-box>
        </draw:frame>
        <draw:frame draw:style-name="gr301" draw:text-style-name="P8" draw:layer="layout" svg:width="4.773cm" svg:height="0.386cm" svg:x="2.593cm" svg:y="12.174cm">
          <draw:text-box>
            <text:p text:style-name="P4"><text:span text:style-name="T40">GDPR (Cookie, Privacy Policy)</text:span></text:p>
          </draw:text-box>
        </draw:frame>
        <draw:frame draw:style-name="gr300" draw:text-style-name="P17" draw:layer="layout" svg:width="0.422cm" svg:height="0.475cm" svg:x="11.052cm" svg:y="12.105cm">
          <draw:text-box>
            <text:p text:style-name="P4"><text:span text:style-name="T42">✓</text:span></text:p>
          </draw:text-box>
        </draw:frame>
        <draw:frame draw:style-name="gr300" draw:text-style-name="P17" draw:layer="layout" svg:width="0.422cm" svg:height="0.475cm" svg:x="16.233cm" svg:y="12.105cm">
          <draw:text-box>
            <text:p text:style-name="P4"><text:span text:style-name="T42">✓</text:span></text:p>
          </draw:text-box>
        </draw:frame>
        <draw:frame draw:style-name="gr302" draw:text-style-name="P8" draw:layer="layout" svg:width="3.918cm" svg:height="0.386cm" svg:x="2.593cm" svg:y="13.365cm">
          <draw:text-box>
            <text:p text:style-name="P4"><text:span text:style-name="T40">Hosting + Dominio </text:span><text:span text:style-name="T40">inclusi</text:span></text:p>
          </draw:text-box>
        </draw:frame>
        <draw:frame draw:style-name="gr300" draw:text-style-name="P17" draw:layer="layout" svg:width="0.422cm" svg:height="0.475cm" svg:x="11.052cm" svg:y="13.322cm">
          <draw:text-box>
            <text:p text:style-name="P4"><text:span text:style-name="T43">✗</text:span></text:p>
          </draw:text-box>
        </draw:frame>
        <draw:frame draw:style-name="gr300" draw:text-style-name="P17" draw:layer="layout" svg:width="0.422cm" svg:height="0.475cm" svg:x="16.233cm" svg:y="13.322cm">
          <draw:text-box>
            <text:p text:style-name="P4"><text:span text:style-name="T42">✓</text:span></text:p>
          </draw:text-box>
        </draw:frame>
        <draw:frame draw:style-name="gr303" draw:text-style-name="P8" draw:layer="layout" svg:width="4.693cm" svg:height="0.386cm" svg:x="2.593cm" svg:y="14.582cm">
          <draw:text-box>
            <text:p text:style-name="P4"><text:span text:style-name="T40">Manutenzione tecnica mensile</text:span></text:p>
          </draw:text-box>
        </draw:frame>
        <draw:frame draw:style-name="gr300" draw:text-style-name="P17" draw:layer="layout" svg:width="0.422cm" svg:height="0.475cm" svg:x="11.052cm" svg:y="14.513cm">
          <draw:text-box>
            <text:p text:style-name="P4"><text:span text:style-name="T43">✗</text:span></text:p>
          </draw:text-box>
        </draw:frame>
        <draw:frame draw:style-name="gr300" draw:text-style-name="P17" draw:layer="layout" svg:width="0.422cm" svg:height="0.475cm" svg:x="16.233cm" svg:y="14.513cm">
          <draw:text-box>
            <text:p text:style-name="P4"><text:span text:style-name="T42">✓</text:span></text:p>
          </draw:text-box>
        </draw:frame>
        <draw:frame draw:style-name="gr304" draw:text-style-name="P8" draw:layer="layout" svg:width="2.5cm" svg:height="0.386cm" svg:x="2.593cm" svg:y="15.773cm">
          <draw:text-box>
            <text:p text:style-name="P4"><text:span text:style-name="T40">Re</text:span><text:span text:style-name="T40">por</text:span><text:span text:style-name="T40">t </text:span><text:span text:style-name="T40">an</text:span><text:span text:style-name="T40">aly</text:span><text:span text:style-name="T40">tic</text:span><text:span text:style-name="T40">s</text:span></text:p>
          </draw:text-box>
        </draw:frame>
        <draw:frame draw:style-name="gr300" draw:text-style-name="P17" draw:layer="layout" svg:width="0.422cm" svg:height="0.475cm" svg:x="11.052cm" svg:y="15.73cm">
          <draw:text-box>
            <text:p text:style-name="P4"><text:span text:style-name="T43">✗</text:span></text:p>
          </draw:text-box>
        </draw:frame>
        <draw:frame draw:style-name="gr305" draw:text-style-name="P13" draw:layer="layout" svg:width="1.213cm" svg:height="0.374cm" svg:x="15.805cm" svg:y="15.788cm">
          <draw:text-box>
            <text:p text:style-name="P4"><text:span text:style-name="T44">Mensile</text:span></text:p>
          </draw:text-box>
        </draw:frame>
        <draw:frame draw:style-name="gr306" draw:text-style-name="P8" draw:layer="layout" svg:width="3.202cm" svg:height="0.386cm" svg:x="2.593cm" svg:y="16.91cm">
          <draw:text-box>
            <text:p text:style-name="P4"><text:span text:style-name="T40">Su</text:span><text:span text:style-name="T40">ppo</text:span><text:span text:style-name="T40">rto </text:span><text:span text:style-name="T40">pos</text:span><text:span text:style-name="T40">t-</text:span><text:span text:style-name="T40">lan</text:span><text:span text:style-name="T40">cio</text:span></text:p>
          </draw:text-box>
        </draw:frame>
        <draw:frame draw:style-name="gr307" draw:text-style-name="P13" draw:layer="layout" svg:width="1.382cm" svg:height="0.374cm" svg:x="10.542cm" svg:y="16.926cm">
          <draw:text-box>
            <text:p text:style-name="P4"><text:span text:style-name="T44">3</text:span><text:span text:style-name="T44">0</text:span><text:span text:style-name="T44"> </text:span><text:span text:style-name="T44">g</text:span><text:span text:style-name="T44">i</text:span><text:span text:style-name="T44">o</text:span><text:span text:style-name="T44">r</text:span><text:span text:style-name="T44">n</text:span><text:span text:style-name="T44">i</text:span></text:p>
          </draw:text-box>
        </draw:frame>
        <draw:frame draw:style-name="gr308" draw:text-style-name="P13" draw:layer="layout" svg:width="2.462cm" svg:height="0.374cm" svg:x="15.182cm" svg:y="16.926cm">
          <draw:text-box>
            <text:p text:style-name="P4"><text:span text:style-name="T44">Email </text:span><text:span text:style-name="T44">entro 24h</text:span></text:p>
          </draw:text-box>
        </draw:frame>
        <draw:frame draw:style-name="gr309" draw:text-style-name="P8" draw:layer="layout" svg:width="3.977cm" svg:height="0.386cm" svg:x="2.593cm" svg:y="18.048cm">
          <draw:text-box>
            <text:p text:style-name="P4"><text:span text:style-name="T40">P</text:span><text:span text:style-name="T40">r</text:span><text:span text:style-name="T40">o</text:span><text:span text:style-name="T40">p</text:span><text:span text:style-name="T40">r</text:span><text:span text:style-name="T40">i</text:span><text:span text:style-name="T40">e</text:span><text:span text:style-name="T40">t</text:span><text:span text:style-name="T40">à</text:span><text:span text:style-name="T40"> </text:span><text:span text:style-name="T40">c</text:span><text:span text:style-name="T40">o</text:span><text:span text:style-name="T40">d</text:span><text:span text:style-name="T40">i</text:span><text:span text:style-name="T40">c</text:span><text:span text:style-name="T40">e</text:span><text:span text:style-name="T40"> </text:span><text:span text:style-name="T40">s</text:span><text:span text:style-name="T40">o</text:span><text:span text:style-name="T40">r</text:span><text:span text:style-name="T40">g</text:span><text:span text:style-name="T40">e</text:span><text:span text:style-name="T40">n</text:span><text:span text:style-name="T40">t</text:span><text:span text:style-name="T40">e</text:span></text:p>
          </draw:text-box>
        </draw:frame>
        <draw:frame draw:style-name="gr310" draw:text-style-name="P17" draw:layer="layout" svg:width="2.577cm" svg:height="0.475cm" svg:x="9.946cm" svg:y="18.005cm">
          <draw:text-box>
            <text:p text:style-name="P4"><text:span text:style-name="T42">✓</text:span><text:span text:style-name="T45"> </text:span><text:span text:style-name="T45">Imme</text:span><text:span text:style-name="T45">diata</text:span></text:p>
          </draw:text-box>
        </draw:frame>
        <draw:frame draw:style-name="gr311" draw:text-style-name="P17" draw:layer="layout" svg:width="2.509cm" svg:height="0.475cm" svg:x="15.178cm" svg:y="18.005cm">
          <draw:text-box>
            <text:p text:style-name="P4"><text:span text:style-name="T42">✓</text:span><text:span text:style-name="T45"> </text:span><text:span text:style-name="T45">A</text:span><text:span text:style-name="T45"> </text:span><text:span text:style-name="T45">r</text:span><text:span text:style-name="T45">e</text:span><text:span text:style-name="T45">c</text:span><text:span text:style-name="T45">e</text:span><text:span text:style-name="T45">s</text:span><text:span text:style-name="T45">s</text:span><text:span text:style-name="T45">o</text:span></text:p>
          </draw:text-box>
        </draw:frame>
        <draw:path draw:style-name="gr1" draw:text-style-name="P1" draw:layer="layout" svg:width="0.794cm" svg:height="0.794cm" svg:x="2.275cm" svg:y="21.113cm" svg:viewBox="0 0 795 795" svg:d="M795 397c0 26-3 52-8 78-5 25-13 50-23 74s-22 47-36 69c-15 21-31 41-50 60-18 19-38 36-60 50-21 15-44 27-68 37s-50 17-76 22c-25 5-51 8-77 8s-52-3-78-8c-25-5-50-12-74-22s-47-22-69-37c-21-14-41-31-60-50-18-19-35-39-49-60-15-22-27-45-37-69s-17-49-22-74c-6-26-8-52-8-78s2-52 8-77c5-26 12-51 22-75s22-47 37-68c14-22 31-42 49-61 19-18 39-34 60-49 22-14 45-27 69-37s49-17 74-22c26-5 52-8 78-8s52 3 77 8c26 5 52 12 76 22s47 23 68 37c22 15 42 31 60 49 19 19 35 39 50 61 14 21 26 44 36 68s18 49 23 75c5 25 8 51 8 77z">
          <text:p/>
        </draw:path>
        <draw:frame draw:style-name="gr4" draw:text-style-name="P5" draw:layer="layout" svg:width="0.358cm" svg:height="0.357cm" svg:x="2.495cm" svg:y="21.329cm">
          <draw:text-box>
            <text:p text:style-name="P4"><text:span text:style-name="T1">05</text:span></text:p>
          </draw:text-box>
        </draw:frame>
        <draw:path draw:style-name="gr1" draw:text-style-name="P1" draw:layer="layout" svg:width="0.847cm" svg:height="0.847cm" svg:x="2.275cm" svg:y="23.124cm" svg:viewBox="0 0 848 848" svg:d="M848 424c0 28-3 56-9 83-5 27-13 54-24 79-10 26-23 50-39 74-15 23-33 44-52 64-20 19-42 37-66 52-23 16-47 29-73 39-25 11-52 19-79 25-27 5-55 8-83 8s-55-3-82-8c-28-6-54-14-80-25-25-10-50-23-73-39-23-15-44-33-64-52-20-20-37-41-53-64-15-24-28-48-39-74-10-25-19-52-24-79s-8-55-8-83c0-27 3-55 8-82s14-54 24-80c11-25 24-50 39-73 16-23 33-44 53-65 20-20 41-37 64-53 23-15 48-28 73-39 26-10 52-18 80-24 27-5 54-8 82-8s56 3 83 8c27 6 54 14 79 24 26 11 50 24 73 39 24 16 46 33 66 53 19 21 37 42 52 65 16 23 29 48 39 73 11 26 19 53 24 80 6 27 9 55 9 82z">
          <text:p/>
        </draw:path>
        <draw:frame draw:style-name="gr312" draw:text-style-name="P6" draw:layer="layout" svg:width="12.245cm" svg:height="0.496cm" svg:x="3.387cm" svg:y="21.267cm">
          <draw:text-box>
            <text:p text:style-name="P4"><text:span text:style-name="T2">TEMPISTICHE STIMATE — DAL CONTRATTO AL GO-LIVE</text:span></text:p>
          </draw:text-box>
        </draw:frame>
        <draw:frame draw:style-name="gr313" draw:text-style-name="P13" draw:layer="layout" svg:width="0.329cm" svg:height="0.374cm" svg:x="2.56cm" svg:y="23.355cm">
          <draw:text-box>
            <text:p text:style-name="P4"><text:span text:style-name="T46">✓</text:span></text:p>
          </draw:text-box>
        </draw:frame>
        <draw:frame draw:style-name="gr314" draw:text-style-name="P11" draw:layer="layout" svg:width="3.566cm" svg:height="0.332cm" svg:x="3.545cm" svg:y="23.147cm">
          <draw:text-box>
            <text:p text:style-name="P4"><text:span text:style-name="T47">FASE 1 — COMPLETATA</text:span></text:p>
          </draw:text-box>
        </draw:frame>
        <draw:frame draw:style-name="gr315" draw:text-style-name="P25" draw:layer="layout" svg:width="5.074cm" svg:height="0.424cm" svg:x="3.545cm" svg:y="23.626cm">
          <draw:text-box>
            <text:p text:style-name="P4"><text:span text:style-name="T48">Design + Sviluppo Frontend</text:span></text:p>
          </draw:text-box>
        </draw:frame>
        <draw:frame draw:style-name="gr316" draw:text-style-name="P23" draw:layer="layout" svg:width="13.286cm" svg:height="0.378cm" svg:x="3.545cm" svg:y="24.326cm">
          <draw:text-box>
            <text:p text:style-name="P4"><text:span text:style-name="T49">Design UI/UX, 6 pagine complete, navbar, footer, SEO base, schema markup, WhatsApp</text:span></text:p>
          </draw:text-box>
        </draw:frame>
        <draw:frame draw:style-name="gr317" draw:text-style-name="P23" draw:layer="layout" svg:width="3.931cm" svg:height="0.378cm" svg:x="3.545cm" svg:y="24.882cm">
          <draw:text-box>
            <text:p text:style-name="P4"><text:span text:style-name="T49">button, responsive mobile.</text:span></text:p>
          </draw:text-box>
        </draw:frame>
        <draw:path draw:style-name="gr1" draw:text-style-name="P1" draw:layer="layout" svg:width="0.847cm" svg:height="0.847cm" svg:x="2.275cm" svg:y="26.114cm" svg:viewBox="0 0 848 848" svg:d="M848 423c0 28-3 56-9 83-5 27-13 54-24 80-10 26-23 50-39 73-15 23-33 45-52 65-20 19-42 37-66 52-23 16-47 29-73 39-25 11-52 19-79 24-27 6-55 9-83 9s-55-3-82-9c-28-5-54-13-80-24-25-10-50-23-73-39-23-15-44-33-64-52-20-20-37-41-53-65-15-23-28-47-39-73-10-25-19-53-24-80s-8-55-8-83 3-55 8-82c5-28 14-54 24-80 11-26 24-50 39-73 16-23 33-45 53-64 20-20 41-37 64-53 23-15 48-28 73-39 26-11 52-19 80-24 27-5 54-8 82-8s56 3 83 8 54 13 79 24c26 11 50 24 73 39 24 16 46 33 66 53 19 19 37 41 52 64 16 23 29 47 39 73 11 26 19 52 24 80 6 27 9 54 9 82z">
          <text:p/>
        </draw:path>
        <draw:frame draw:style-name="gr318" draw:text-style-name="P13" draw:layer="layout" svg:width="1.344cm" svg:height="0.374cm" svg:x="17.421cm" svg:y="23.196cm">
          <draw:text-box>
            <text:p text:style-name="P4"><text:span text:style-name="T50">Già fatto</text:span></text:p>
          </draw:text-box>
        </draw:frame>
        <draw:frame draw:style-name="gr313" draw:text-style-name="P13" draw:layer="layout" svg:width="0.329cm" svg:height="0.374cm" svg:x="2.607cm" svg:y="26.345cm">
          <draw:text-box>
            <text:p text:style-name="P4"><text:span text:style-name="T51">2</text:span></text:p>
          </draw:text-box>
        </draw:frame>
        <draw:frame draw:style-name="gr319" draw:text-style-name="P11" draw:layer="layout" svg:width="4.93cm" svg:height="0.332cm" svg:x="3.545cm" svg:y="26.137cm">
          <draw:text-box>
            <text:p text:style-name="P4"><text:span text:style-name="T47">FASE 2 — DA FARE (POST FIRMA)</text:span></text:p>
          </draw:text-box>
        </draw:frame>
        <draw:frame draw:style-name="gr320" draw:text-style-name="P25" draw:layer="layout" svg:width="5.082cm" svg:height="0.424cm" svg:x="3.545cm" svg:y="26.643cm">
          <draw:text-box>
            <text:p text:style-name="P4"><text:span text:style-name="T48">Backend, GDPR e Sicurezza</text:span></text:p>
          </draw:text-box>
        </draw:frame>
        <draw:frame draw:style-name="gr321" draw:text-style-name="P23" draw:layer="layout" svg:width="13.096cm" svg:height="0.378cm" svg:x="3.545cm" svg:y="27.316cm">
          <draw:text-box>
            <text:p text:style-name="P4"><text:span text:style-name="T49">API form contatti con invio email reale, Privacy Policy, Cookie Banner conforme, Cookie</text:span></text:p>
          </draw:text-box>
        </draw:frame>
        <draw:frame draw:style-name="gr322" draw:text-style-name="P23" draw:layer="layout" svg:width="3.77cm" svg:height="0.378cm" svg:x="3.545cm" svg:y="27.872cm">
          <draw:text-box>
            <text:p text:style-name="P4"><text:span text:style-name="T49">Policy, Security Headers.</text:span></text:p>
          </draw:text-box>
        </draw:frame>
        <draw:frame draw:style-name="gr323" draw:text-style-name="P13" draw:layer="layout" svg:width="1.048cm" svg:height="0.374cm" svg:x="17.713cm" svg:y="26.186cm">
          <draw:text-box>
            <text:p text:style-name="P4"><text:span text:style-name="T50">3–5 gg</text:span></text:p>
          </draw:text-box>
        </draw:frame>
        <draw:frame draw:style-name="gr48" draw:text-style-name="P18" draw:layer="layout" svg:width="2.292cm" svg:height="0.331cm" svg:x="0.847cm" svg:y="0.532cm">
          <draw:text-box>
            <text:p text:style-name="P4"><text:span text:style-name="T25">25/02/26, </text:span><text:span text:style-name="T25">00:39</text:span></text:p>
          </draw:text-box>
        </draw:frame>
        <draw:frame draw:style-name="gr49" draw:text-style-name="P18" draw:layer="layout" svg:width="7.169cm" svg:height="0.331cm" svg:x="8.613cm" svg:y="0.532cm">
          <draw:text-box>
            <text:p text:style-name="P4"><text:span text:style-name="T25">P</text:span><text:span text:style-name="T25">r</text:span><text:span text:style-name="T25">e</text:span><text:span text:style-name="T25">v</text:span><text:span text:style-name="T25">e</text:span><text:span text:style-name="T25">n</text:span><text:span text:style-name="T25">t</text:span><text:span text:style-name="T25">i</text:span><text:span text:style-name="T25">v</text:span><text:span text:style-name="T25">o</text:span><text:span text:style-name="T25"> </text:span><text:span text:style-name="T25">S</text:span><text:span text:style-name="T25">i</text:span><text:span text:style-name="T25">t</text:span><text:span text:style-name="T25">o</text:span><text:span text:style-name="T25"> </text:span><text:span text:style-name="T25">W</text:span><text:span text:style-name="T25">e</text:span><text:span text:style-name="T25">b</text:span><text:span text:style-name="T25"> </text:span><text:span text:style-name="T25">–</text:span><text:span text:style-name="T25"> </text:span><text:span text:style-name="T25">A</text:span><text:span text:style-name="T25">u</text:span><text:span text:style-name="T25">t</text:span><text:span text:style-name="T25">o</text:span><text:span text:style-name="T25">d</text:span><text:span text:style-name="T25">e</text:span><text:span text:style-name="T25">m</text:span><text:span text:style-name="T25">o</text:span><text:span text:style-name="T25">l</text:span><text:span text:style-name="T25">i</text:span><text:span text:style-name="T25">z</text:span><text:span text:style-name="T25">i</text:span><text:span text:style-name="T25">o</text:span><text:span text:style-name="T25">n</text:span><text:span text:style-name="T25">i </text:span><text:span text:style-name="T25">P</text:span><text:span text:style-name="T25">i</text:span><text:span text:style-name="T25">s</text:span><text:span text:style-name="T25">a</text:span><text:span text:style-name="T25">n</text:span><text:span text:style-name="T25">e</text:span><text:span text:style-name="T25">l</text:span><text:span text:style-name="T25">l</text:span><text:span text:style-name="T25">i </text:span><text:span text:style-name="T25">s</text:span><text:span text:style-name="T25">r</text:span><text:span text:style-name="T25">l</text:span></text:p>
          </draw:text-box>
        </draw:frame>
        <draw:frame draw:style-name="gr50" draw:text-style-name="P18" draw:layer="layout" svg:width="13.218cm" svg:height="0.331cm" svg:x="0.847cm" svg:y="28.842cm">
          <draw:text-box>
            <text:p text:style-name="P4"><text:span text:style-name="T25">ﬁle:///home/cacu/Scrivania/SITI_WEB/AUTODEMOLIZIONI_PISANELLI/preventivo-pisanelli.html</text:span></text:p>
          </draw:text-box>
        </draw:frame>
        <draw:frame draw:style-name="gr51" draw:text-style-name="P18" draw:layer="layout" svg:width="0.645cm" svg:height="0.331cm" svg:x="19.517cm" svg:y="28.842cm">
          <draw:text-box>
            <text:p text:style-name="P4"><text:span text:style-name="T25">8/10</text:span></text:p>
          </draw:text-box>
        </draw:frame>
      </draw:page>
      <draw:page draw:name="page9" draw:style-name="dp1" draw:master-page-name="master-page3">
        <draw:polygon draw:style-name="gr1" draw:text-style-name="P1" draw:layer="layout" svg:width="19.023cm" svg:height="27.728cm" svg:x="1.005cm" svg:y="1.005cm" svg:viewBox="0 0 19024 27729" draw:points="0,0 19024,0 19024,27729 0,27729">
          <text:p/>
        </draw:polygon>
        <draw:polygon draw:style-name="gr2" draw:text-style-name="P2" draw:layer="layout" svg:width="16.483cm" svg:height="0.027cm" svg:x="2.275cm" svg:y="3.968cm" svg:viewBox="0 0 16484 28" draw:points="0,0 16484,0 16484,28 0,28">
          <text:p/>
        </draw:polygon>
        <draw:polygon draw:style-name="gr2" draw:text-style-name="P2" draw:layer="layout" svg:width="16.483cm" svg:height="0.027cm" svg:x="2.275cm" svg:y="6.958cm" svg:viewBox="0 0 16484 28" draw:points="0,0 16484,0 16484,28 0,28">
          <text:p/>
        </draw:polygon>
        <draw:path draw:style-name="gr1" draw:text-style-name="P1" draw:layer="layout" svg:width="16.43cm" svg:height="1.985cm" svg:x="2.328cm" svg:y="10.027cm" svg:viewBox="0 0 16431 1986" svg:d="M0 1986v-1986h16220c14 0 27 2 41 4 14 3 27 7 40 12 13 6 25 12 36 20 12 8 23 16 32 26 10 10 19 21 27 32 8 12 14 24 19 37 6 13 10 26 12 40 3 13 4 27 4 41v1562c0 14-1 28-4 41-2 14-6 27-12 40-5 13-11 25-19 36-8 12-17 23-27 33-9 9-20 18-32 26-11 8-23 14-36 19-13 6-26 10-40 13-14 2-27 4-41 4z">
          <text:p/>
        </draw:path>
        <draw:polygon draw:style-name="gr162" draw:text-style-name="P19" draw:layer="layout" svg:width="0.106cm" svg:height="1.985cm" svg:x="2.275cm" svg:y="10.027cm" svg:viewBox="0 0 107 1986" draw:points="0,0 107,0 107,1986 0,1986">
          <text:p/>
        </draw:polygon>
        <draw:polygon draw:style-name="gr2" draw:text-style-name="P2" draw:layer="layout" svg:width="16.483cm" svg:height="0.053cm" svg:x="2.275cm" svg:y="14.128cm" svg:viewBox="0 0 16484 54" draw:points="0,0 16484,0 16484,54 0,54">
          <text:p/>
        </draw:polygon>
        <draw:path draw:style-name="gr1" draw:text-style-name="P1" draw:layer="layout" svg:width="16.457cm" svg:height="14.036cm" svg:x="2.288cm" svg:y="14.697cm" svg:viewBox="0 0 16458 14037" svg:d="M0 14037v-13838c0-14 1-26 4-39s6-25 11-37 11-24 19-35c7-11 15-21 24-30s20-17 30-24c11-8 23-14 35-19s24-9 37-11c13-3 26-4 39-4h16061c13 0 26 1 39 4 12 2 25 6 37 11s23 11 34 19c11 7 21 15 30 24s18 19 25 30 13 23 18 35 9 24 11 37c3 13 4 25 4 39v13838z">
          <text:p/>
        </draw:path>
        <draw:polygon draw:style-name="gr2" draw:text-style-name="P2" draw:layer="layout" svg:width="16.483cm" svg:height="14.049cm" svg:x="2.275cm" svg:y="14.684cm" svg:viewBox="0 0 16484 14050" draw:points="0,0 16484,0 16484,14050 0,14050">
          <text:p/>
        </draw:polygon>
        <draw:polygon draw:style-name="gr2" draw:text-style-name="P2" draw:layer="layout" svg:width="16.483cm" svg:height="14.049cm" svg:x="2.275cm" svg:y="14.684cm" svg:viewBox="0 0 16484 14050" draw:points="0,0 16484,0 16484,14050 0,14050">
          <text:p/>
        </draw:polygon>
        <draw:polygon draw:style-name="gr2" draw:text-style-name="P2" draw:layer="layout" svg:width="16.483cm" svg:height="14.049cm" svg:x="2.275cm" svg:y="14.684cm" svg:viewBox="0 0 16484 14050" draw:points="0,0 16484,0 16484,14050 0,14050">
          <text:p/>
        </draw:polygon>
        <draw:path draw:style-name="gr1" draw:text-style-name="P1" draw:layer="layout" svg:width="0.847cm" svg:height="0.846cm" svg:x="2.275cm" svg:y="1.402cm" svg:viewBox="0 0 848 847" svg:d="M848 423c0 28-3 55-9 83-5 27-13 53-24 79-10 26-23 50-39 73-15 23-33 45-52 65-20 20-42 38-66 53-23 16-47 29-73 39-25 11-52 19-79 24-27 6-55 8-83 8s-55-2-82-8c-28-5-54-13-80-24-25-10-50-23-73-39-23-15-44-33-64-53s-37-42-53-65c-15-23-28-47-39-73-10-26-19-52-24-79-5-28-8-55-8-83s3-55 8-83c5-27 14-53 24-79 11-26 24-50 39-73 16-23 33-45 53-64 20-20 41-37 64-53 23-15 48-28 73-39 26-11 52-19 80-24 27-5 54-8 82-8s56 3 83 8 54 13 79 24c26 11 50 24 73 39 24 16 46 33 66 53 19 19 37 41 52 64 16 23 29 47 39 73 11 26 19 52 24 79 6 28 9 55 9 83z">
          <text:p/>
        </draw:path>
        <draw:frame draw:style-name="gr313" draw:text-style-name="P13" draw:layer="layout" svg:width="0.329cm" svg:height="0.374cm" svg:x="2.607cm" svg:y="1.633cm">
          <draw:text-box>
            <text:p text:style-name="P4"><text:span text:style-name="T51">3</text:span></text:p>
          </draw:text-box>
        </draw:frame>
        <draw:frame draw:style-name="gr324" draw:text-style-name="P11" draw:layer="layout" svg:width="2.826cm" svg:height="0.332cm" svg:x="3.545cm" svg:y="1.425cm">
          <draw:text-box>
            <text:p text:style-name="P4"><text:span text:style-name="T47">FASE 3 — DA FARE</text:span></text:p>
          </draw:text-box>
        </draw:frame>
        <draw:frame draw:style-name="gr325" draw:text-style-name="P25" draw:layer="layout" svg:width="5.116cm" svg:height="0.424cm" svg:x="3.545cm" svg:y="1.904cm">
          <draw:text-box>
            <text:p text:style-name="P4"><text:span text:style-name="T48">SEO Tecnico + Performance</text:span></text:p>
          </draw:text-box>
        </draw:frame>
        <draw:frame draw:style-name="gr326" draw:text-style-name="P23" draw:layer="layout" svg:width="13.316cm" svg:height="0.378cm" svg:x="3.545cm" svg:y="2.604cm">
          <draw:text-box>
            <text:p text:style-name="P4"><text:span text:style-name="T49">Sitemap XML, robots.txt, ottimizzazione immagini WebP, pagina 404, canonical URL, OG</text:span></text:p>
          </draw:text-box>
        </draw:frame>
        <draw:frame draw:style-name="gr327" draw:text-style-name="P23" draw:layer="layout" svg:width="3.279cm" svg:height="0.378cm" svg:x="3.545cm" svg:y="3.16cm">
          <draw:text-box>
            <text:p text:style-name="P4"><text:span text:style-name="T49">image personalizzata.</text:span></text:p>
          </draw:text-box>
        </draw:frame>
        <draw:path draw:style-name="gr1" draw:text-style-name="P1" draw:layer="layout" svg:width="0.847cm" svg:height="0.846cm" svg:x="2.275cm" svg:y="4.392cm" svg:viewBox="0 0 848 847" svg:d="M848 424c0 28-3 55-9 82-5 28-13 54-24 80-10 26-23 50-39 73-15 23-33 45-52 64-20 20-42 37-66 53-23 15-47 28-73 39-25 11-52 19-79 24-27 6-55 8-83 8s-55-2-82-8c-28-5-54-13-80-24-25-11-50-24-73-39-23-16-44-33-64-53-20-19-37-41-53-64-15-23-28-47-39-73-10-26-19-52-24-80-5-27-8-54-8-82s3-55 8-83c5-27 14-53 24-79 11-27 24-51 39-74 16-23 33-45 53-64 20-20 41-38 64-53 23-16 48-29 73-39 26-11 52-19 80-24 27-6 54-8 82-8s56 2 83 8c27 5 54 13 79 24 26 10 50 23 73 39 24 15 46 33 66 53 19 19 37 41 52 64 16 23 29 47 39 74 11 26 19 52 24 79 6 28 9 55 9 83z">
          <text:p/>
        </draw:path>
        <draw:frame draw:style-name="gr323" draw:text-style-name="P13" draw:layer="layout" svg:width="1.048cm" svg:height="0.374cm" svg:x="17.713cm" svg:y="1.474cm">
          <draw:text-box>
            <text:p text:style-name="P4"><text:span text:style-name="T50">2–3 gg</text:span></text:p>
          </draw:text-box>
        </draw:frame>
        <draw:frame draw:style-name="gr313" draw:text-style-name="P13" draw:layer="layout" svg:width="0.329cm" svg:height="0.374cm" svg:x="2.607cm" svg:y="4.622cm">
          <draw:text-box>
            <text:p text:style-name="P4"><text:span text:style-name="T51">4</text:span></text:p>
          </draw:text-box>
        </draw:frame>
        <draw:frame draw:style-name="gr324" draw:text-style-name="P11" draw:layer="layout" svg:width="2.826cm" svg:height="0.332cm" svg:x="3.545cm" svg:y="4.415cm">
          <draw:text-box>
            <text:p text:style-name="P4"><text:span text:style-name="T47">FASE 4 — DA FARE</text:span></text:p>
          </draw:text-box>
        </draw:frame>
        <draw:frame draw:style-name="gr328" draw:text-style-name="P25" draw:layer="layout" svg:width="4.621cm" svg:height="0.424cm" svg:x="3.545cm" svg:y="4.894cm">
          <draw:text-box>
            <text:p text:style-name="P4"><text:span text:style-name="T48">Deploy + Analytics + Test</text:span></text:p>
          </draw:text-box>
        </draw:frame>
        <draw:frame draw:style-name="gr329" draw:text-style-name="P23" draw:layer="layout" svg:width="12.909cm" svg:height="0.378cm" svg:x="3.545cm" svg:y="5.594cm">
          <draw:text-box>
            <text:p text:style-name="P4"><text:span text:style-name="T49">Deploy su Vercel, configurazione DNS/SSL, setup GA4 e Google Search Console, test</text:span></text:p>
          </draw:text-box>
        </draw:frame>
        <draw:frame draw:style-name="gr330" draw:text-style-name="P23" draw:layer="layout" svg:width="5.615cm" svg:height="0.378cm" svg:x="3.545cm" svg:y="6.149cm">
          <draw:text-box>
            <text:p text:style-name="P4"><text:span text:style-name="T49">cross-browser e mobile, verifica form.</text:span></text:p>
          </draw:text-box>
        </draw:frame>
        <draw:path draw:style-name="gr1" draw:text-style-name="P1" draw:layer="layout" svg:width="0.847cm" svg:height="0.847cm" svg:x="2.275cm" svg:y="7.381cm" svg:viewBox="0 0 848 848" svg:d="M848 424c0 27-3 55-9 82-5 28-13 54-24 80-10 25-23 50-39 74-15 23-33 44-52 64-20 20-42 37-66 53-23 15-47 28-73 39-25 10-52 18-79 24-27 5-55 8-83 8s-55-3-82-8c-28-6-54-14-80-24-25-11-50-24-73-39-23-16-44-33-64-53s-37-41-53-64c-15-24-28-49-39-74-10-26-19-52-24-80-5-27-8-55-8-82 0-28 3-56 8-83s14-54 24-79c11-26 24-50 39-74 16-23 33-44 53-64 20-19 41-37 64-52 23-16 48-29 73-39 26-11 52-19 80-24 27-6 54-9 82-9s56 3 83 9c27 5 54 13 79 24 26 10 50 23 73 39 24 15 46 33 66 52 19 20 37 41 52 64 16 24 29 48 39 74 11 25 19 52 24 79 6 27 9 55 9 83z">
          <text:p/>
        </draw:path>
        <draw:frame draw:style-name="gr323" draw:text-style-name="P13" draw:layer="layout" svg:width="1.048cm" svg:height="0.374cm" svg:x="17.713cm" svg:y="4.464cm">
          <draw:text-box>
            <text:p text:style-name="P4"><text:span text:style-name="T50">3–4 gg</text:span></text:p>
          </draw:text-box>
        </draw:frame>
        <draw:frame draw:style-name="gr331" draw:text-style-name="P13" draw:layer="layout" svg:width="0.413cm" svg:height="0.374cm" svg:x="2.492cm" svg:y="7.612cm">
          <draw:text-box>
            <text:p text:style-name="P4"><text:span text:style-name="T46">🚀</text:span></text:p>
          </draw:text-box>
        </draw:frame>
        <draw:frame draw:style-name="gr332" draw:text-style-name="P11" draw:layer="layout" svg:width="1.217cm" svg:height="0.332cm" svg:x="3.545cm" svg:y="7.405cm">
          <draw:text-box>
            <text:p text:style-name="P4"><text:span text:style-name="T47">GO-LIVE</text:span></text:p>
          </draw:text-box>
        </draw:frame>
        <draw:frame draw:style-name="gr333" draw:text-style-name="P25" draw:layer="layout" svg:width="2.013cm" svg:height="0.424cm" svg:x="3.545cm" svg:y="7.884cm">
          <draw:text-box>
            <text:p text:style-name="P4"><text:span text:style-name="T48">Sito Online</text:span></text:p>
          </draw:text-box>
        </draw:frame>
        <draw:frame draw:style-name="gr334" draw:text-style-name="P23" draw:layer="layout" svg:width="11.318cm" svg:height="0.378cm" svg:x="3.545cm" svg:y="8.584cm">
          <draw:text-box>
            <text:p text:style-name="P4"><text:span text:style-name="T49">Sito pubblicato, sitemap inviata a Google, comunicazione ufficiale avvenuta.</text:span></text:p>
          </draw:text-box>
        </draw:frame>
        <draw:frame draw:style-name="gr335" draw:text-style-name="P13" draw:layer="layout" svg:width="1.945cm" svg:height="0.374cm" svg:x="16.825cm" svg:y="7.453cm">
          <draw:text-box>
            <text:p text:style-name="P4"><text:span text:style-name="T52">~10 gg totali</text:span></text:p>
          </draw:text-box>
        </draw:frame>
        <draw:frame draw:style-name="gr336" draw:text-style-name="P8" draw:layer="layout" svg:width="14.099cm" svg:height="0.386cm" svg:x="2.889cm" svg:y="10.534cm">
          <draw:text-box>
            <text:p text:style-name="P4"><text:span text:style-name="T27">Tempistica totale stimata:</text:span><text:span text:style-name="T28"> 8–12 giorni lavorativi dalla firma del contratto, salvo ritardi nella</text:span></text:p>
          </draw:text-box>
        </draw:frame>
        <draw:path draw:style-name="gr1" draw:text-style-name="P1" draw:layer="layout" svg:width="0.794cm" svg:height="0.794cm" svg:x="2.275cm" svg:y="13.07cm" svg:viewBox="0 0 795 795" svg:d="M795 398c0 26-3 52-8 77-5 26-13 51-23 75s-22 47-36 68c-15 22-31 42-50 60-18 19-38 35-60 50-21 14-44 26-68 36s-50 18-76 23c-25 5-51 8-77 8s-52-3-78-8c-25-5-50-13-74-23s-47-22-69-36c-21-15-41-31-60-50-18-18-35-38-49-60-15-21-27-44-37-68s-17-49-22-75c-6-25-8-51-8-77s2-52 8-78c5-25 12-50 22-74s22-47 37-69c14-21 31-41 49-60 19-18 39-35 60-49 22-15 45-27 69-37s49-18 74-23c26-6 52-8 78-8s52 2 77 8c26 5 52 13 76 23s47 22 68 37c22 14 42 31 60 49 19 19 35 39 50 60 14 22 26 45 36 69s18 49 23 74c5 26 8 52 8 78z">
          <text:p/>
        </draw:path>
        <draw:frame draw:style-name="gr337" draw:text-style-name="P8" draw:layer="layout" svg:width="11.119cm" svg:height="0.386cm" svg:x="2.889cm" svg:y="11.116cm">
          <draw:text-box>
            <text:p text:style-name="P4"><text:span text:style-name="T28">fornitura di accessi (dominio, credenziali) o revisioni da parte del cliente.</text:span></text:p>
          </draw:text-box>
        </draw:frame>
        <draw:frame draw:style-name="gr4" draw:text-style-name="P5" draw:layer="layout" svg:width="0.358cm" svg:height="0.357cm" svg:x="2.495cm" svg:y="13.259cm">
          <draw:text-box>
            <text:p text:style-name="P4"><text:span text:style-name="T1">06</text:span></text:p>
          </draw:text-box>
        </draw:frame>
        <draw:frame draw:style-name="gr338" draw:text-style-name="P6" draw:layer="layout" svg:width="8.575cm" svg:height="0.496cm" svg:x="3.387cm" svg:y="13.224cm">
          <draw:text-box>
            <text:p text:style-name="P4"><text:span text:style-name="T2">NOTE LEGALI E CONDIZIONI GENERALI</text:span></text:p>
          </draw:text-box>
        </draw:frame>
        <draw:frame draw:style-name="gr339" draw:text-style-name="P23" draw:layer="layout" svg:width="14.099cm" svg:height="0.378cm" svg:x="2.937cm" svg:y="15.33cm">
          <draw:text-box>
            <text:p text:style-name="P4"><text:span text:style-name="T53">Validità offerta:</text:span><text:span text:style-name="T54"> Il presente preventivo ha validità 30 giorni dalla data di emissione (scade il 27</text:span></text:p>
          </draw:text-box>
        </draw:frame>
        <draw:frame draw:style-name="gr340" draw:text-style-name="P23" draw:layer="layout" svg:width="1.987cm" svg:height="0.378cm" svg:x="2.937cm" svg:y="15.992cm">
          <draw:text-box>
            <text:p text:style-name="P4"><text:span text:style-name="T54">Marzo 2026).</text:span></text:p>
          </draw:text-box>
        </draw:frame>
        <draw:frame draw:style-name="gr341" draw:text-style-name="P23" draw:layer="layout" svg:width="14.802cm" svg:height="0.378cm" svg:x="2.937cm" svg:y="17.262cm">
          <draw:text-box>
            <text:p text:style-name="P4"><text:span text:style-name="T53">Prezzi:</text:span><text:span text:style-name="T54"> Tutti i prezzi si intendono al netto di IVA (22%). La fatturazione avverrà secondo le modalità</text:span></text:p>
          </draw:text-box>
        </draw:frame>
        <draw:frame draw:style-name="gr342" draw:text-style-name="P23" draw:layer="layout" svg:width="4.828cm" svg:height="0.378cm" svg:x="2.937cm" svg:y="17.923cm">
          <draw:text-box>
            <text:p text:style-name="P4"><text:span text:style-name="T54">concordate nel contratto firmato.</text:span></text:p>
          </draw:text-box>
        </draw:frame>
        <draw:frame draw:style-name="gr343" draw:text-style-name="P23" draw:layer="layout" svg:width="14.535cm" svg:height="0.378cm" svg:x="2.937cm" svg:y="19.193cm">
          <draw:text-box>
            <text:p text:style-name="P4"><text:span text:style-name="T53">Proprietà intellettuale:</text:span><text:span text:style-name="T54"> Il codice sorgente, i contenuti e i materiali grafici forniti dal cliente sono di</text:span></text:p>
          </draw:text-box>
        </draw:frame>
        <draw:frame draw:style-name="gr344" draw:text-style-name="P23" draw:layer="layout" svg:width="14.184cm" svg:height="0.378cm" svg:x="2.937cm" svg:y="19.855cm">
          <draw:text-box>
            <text:p text:style-name="P4"><text:span text:style-name="T54">proprietà del cliente. Il lavoro di sviluppo diventa di piena proprietà del cliente al saldo completo</text:span></text:p>
          </draw:text-box>
        </draw:frame>
        <draw:frame draw:style-name="gr345" draw:text-style-name="P23" draw:layer="layout" svg:width="14.857cm" svg:height="0.378cm" svg:x="2.937cm" svg:y="20.49cm">
          <draw:text-box>
            <text:p text:style-name="P4"><text:span text:style-name="T54">(Modello 1) o alla scadenza/recesso del contratto (Modelli 2 e 3) con consegna del codice sorgente.</text:span></text:p>
          </draw:text-box>
        </draw:frame>
        <draw:frame draw:style-name="gr346" draw:text-style-name="P23" draw:layer="layout" svg:width="14.43cm" svg:height="0.378cm" svg:x="2.937cm" svg:y="21.76cm">
          <draw:text-box>
            <text:p text:style-name="P4"><text:span text:style-name="T53">Contenuti:</text:span><text:span text:style-name="T54"> Il cliente si impegna a fornire tempestivamente informazioni aggiornate (es. eventuali</text:span></text:p>
          </draw:text-box>
        </draw:frame>
        <draw:frame draw:style-name="gr347" draw:text-style-name="P23" draw:layer="layout" svg:width="13.578cm" svg:height="0.378cm" svg:x="2.937cm" svg:y="22.421cm">
          <draw:text-box>
            <text:p text:style-name="P4"><text:span text:style-name="T54">nuovi dati aziendali, accesso al dominio). Ritardi nella fornitura possono influire sui tempi di</text:span></text:p>
          </draw:text-box>
        </draw:frame>
        <draw:frame draw:style-name="gr348" draw:text-style-name="P23" draw:layer="layout" svg:width="1.551cm" svg:height="0.378cm" svg:x="2.937cm" svg:y="23.056cm">
          <draw:text-box>
            <text:p text:style-name="P4"><text:span text:style-name="T54">consegna.</text:span></text:p>
          </draw:text-box>
        </draw:frame>
        <draw:frame draw:style-name="gr349" draw:text-style-name="P23" draw:layer="layout" svg:width="14.467cm" svg:height="0.378cm" svg:x="2.937cm" svg:y="24.353cm">
          <draw:text-box>
            <text:p text:style-name="P4"><text:span text:style-name="T53">GDPR:</text:span><text:span text:style-name="T54"> I testi legali (Privacy Policy, Cookie Policy) sono redatti con cura professionale sulla base</text:span></text:p>
          </draw:text-box>
        </draw:frame>
        <draw:frame draw:style-name="gr350" draw:text-style-name="P23" draw:layer="layout" svg:width="14.247cm" svg:height="0.378cm" svg:x="2.937cm" svg:y="24.988cm">
          <draw:text-box>
            <text:p text:style-name="P4"><text:span text:style-name="T54">della normativa vigente ma non costituiscono consulenza legale certificata. Per volumi elevati di</text:span></text:p>
          </draw:text-box>
        </draw:frame>
        <draw:frame draw:style-name="gr351" draw:text-style-name="P23" draw:layer="layout" svg:width="12.334cm" svg:height="0.378cm" svg:x="2.937cm" svg:y="25.623cm">
          <draw:text-box>
            <text:p text:style-name="P4"><text:span text:style-name="T54">trattamento dati si consiglia revisione da parte di un DPO o avvocato specializzato.</text:span></text:p>
          </draw:text-box>
        </draw:frame>
        <draw:frame draw:style-name="gr352" draw:text-style-name="P23" draw:layer="layout" svg:width="15.051cm" svg:height="0.378cm" svg:x="2.937cm" svg:y="26.919cm">
          <draw:text-box>
            <text:p text:style-name="P4"><text:span text:style-name="T53">Esclusioni:</text:span><text:span text:style-name="T54"> Non inclusi: campagne pubblicitarie a pagamento (Google Ads, Meta Ads), registrazione</text:span></text:p>
          </draw:text-box>
        </draw:frame>
        <draw:frame draw:style-name="gr353" draw:text-style-name="P23" draw:layer="layout" svg:width="14.798cm" svg:height="0.378cm" svg:x="2.937cm" svg:y="27.554cm">
          <draw:text-box>
            <text:p text:style-name="P4"><text:span text:style-name="T54">marchi, consulenza fiscale o legale, sviluppo e-commerce o aree riservate, traduzioni in altre lingue</text:span></text:p>
          </draw:text-box>
        </draw:frame>
        <draw:frame draw:style-name="gr354" draw:text-style-name="P23" draw:layer="layout" svg:width="4.672cm" svg:height="0.378cm" svg:x="2.937cm" svg:y="28.216cm">
          <draw:text-box>
            <text:p text:style-name="P4"><text:span text:style-name="T54">— </text:span><text:span text:style-name="T54">salvo accordi separati scritti.</text:span></text:p>
          </draw:text-box>
        </draw:frame>
        <draw:frame draw:style-name="gr48" draw:text-style-name="P18" draw:layer="layout" svg:width="2.292cm" svg:height="0.331cm" svg:x="0.847cm" svg:y="0.532cm">
          <draw:text-box>
            <text:p text:style-name="P4"><text:span text:style-name="T25">25/02/26, 00:39</text:span></text:p>
          </draw:text-box>
        </draw:frame>
        <draw:frame draw:style-name="gr49" draw:text-style-name="P18" draw:layer="layout" svg:width="7.169cm" svg:height="0.331cm" svg:x="8.613cm" svg:y="0.532cm">
          <draw:text-box>
            <text:p text:style-name="P4"><text:span text:style-name="T25">Preventivo Sito Web – Autodemolizioni Pisanelli srl</text:span></text:p>
          </draw:text-box>
        </draw:frame>
        <draw:frame draw:style-name="gr50" draw:text-style-name="P18" draw:layer="layout" svg:width="13.218cm" svg:height="0.331cm" svg:x="0.847cm" svg:y="28.842cm">
          <draw:text-box>
            <text:p text:style-name="P4"><text:span text:style-name="T25">ﬁle:///home/cacu/Scrivania/SITI_WEB/AUTODEMOLIZIONI_PISANELLI/preventivo-pisanelli.html</text:span></text:p>
          </draw:text-box>
        </draw:frame>
        <draw:frame draw:style-name="gr51" draw:text-style-name="P18" draw:layer="layout" svg:width="0.645cm" svg:height="0.331cm" svg:x="19.517cm" svg:y="28.842cm">
          <draw:text-box>
            <text:p text:style-name="P4"><text:span text:style-name="T25">9/10</text:span></text:p>
          </draw:text-box>
        </draw:frame>
      </draw:page>
      <draw:page draw:name="page10" draw:style-name="dp1" draw:master-page-name="master-page3">
        <draw:polygon draw:style-name="gr1" draw:text-style-name="P1" draw:layer="layout" svg:width="19.023cm" svg:height="17.092cm" svg:x="1.005cm" svg:y="1.005cm" svg:viewBox="0 0 19024 17093" draw:points="0,0 19024,0 19024,17093 0,17093">
          <text:p/>
        </draw:polygon>
        <draw:path draw:style-name="gr1" draw:text-style-name="P1" draw:layer="layout" svg:width="16.457cm" svg:height="3.082cm" svg:x="2.288cm" svg:y="1.005cm" svg:viewBox="0 0 16458 3083" svg:d="M0 2885v-2885h16458v2885c0 13-1 26-4 39-2 12-6 25-11 37s-11 23-18 34-16 21-25 30-19 18-30 25-22 13-34 18-25 9-37 11c-13 3-26 4-39 4h-16061c-13 0-26-1-39-4-13-2-25-6-37-11s-24-11-35-18c-10-7-21-16-30-25s-17-19-24-30c-8-11-14-22-19-34s-8-25-11-37c-3-13-4-26-4-39z">
          <text:p/>
        </draw:path>
        <draw:polygon draw:style-name="gr2" draw:text-style-name="P2" draw:layer="layout" svg:width="16.483cm" svg:height="3.096cm" svg:x="2.275cm" svg:y="1.005cm" svg:viewBox="0 0 16484 3097" draw:points="0,0 16484,0 16484,3097 0,3097">
          <text:p/>
        </draw:polygon>
        <draw:polygon draw:style-name="gr2" draw:text-style-name="P2" draw:layer="layout" svg:width="16.483cm" svg:height="3.096cm" svg:x="2.275cm" svg:y="1.005cm" svg:viewBox="0 0 16484 3097" draw:points="0,0 16484,0 16484,3097 0,3097">
          <text:p/>
        </draw:polygon>
        <draw:polygon draw:style-name="gr2" draw:text-style-name="P2" draw:layer="layout" svg:width="16.483cm" svg:height="3.096cm" svg:x="2.275cm" svg:y="1.005cm" svg:viewBox="0 0 16484 3097" draw:points="0,0 16484,0 16484,3097 0,3097">
          <text:p/>
        </draw:polygon>
        <draw:polygon draw:style-name="gr2" draw:text-style-name="P2" draw:layer="layout" svg:width="16.483cm" svg:height="0.053cm" svg:x="2.275cm" svg:y="6.217cm" svg:viewBox="0 0 16484 54" draw:points="0,0 16484,0 16484,54 0,54">
          <text:p/>
        </draw:polygon>
        <draw:path draw:style-name="gr184" draw:text-style-name="P20" draw:layer="layout" svg:width="16.457cm" svg:height="3.122cm" svg:x="2.288cm" svg:y="8.374cm" svg:viewBox="0 0 16458 3123" svg:d="M0 2924v-2726c0-13 1-26 4-39s6-25 11-37 11-23 19-34c7-11 15-21 24-30 9-10 20-18 30-25 11-7 23-13 35-18s24-9 37-12c13-2 26-3 39-3h16061c13 0 26 1 39 3 12 3 25 7 37 12s23 11 34 18 21 15 30 25c9 9 18 19 25 30s13 22 18 34 9 24 11 37c3 13 4 26 4 39v2726c0 13-1 26-4 39-2 13-6 25-11 37s-11 24-18 34c-7 11-16 21-25 31-9 9-19 17-30 24s-22 14-34 19c-12 4-25 8-37 11-13 2-26 4-39 4h-16061c-13 0-26-2-39-4-13-3-25-7-37-11-12-5-24-12-35-19-10-7-21-15-30-24-9-10-17-20-24-31-8-10-14-22-19-34s-8-24-11-37-4-26-4-39z">
          <text:p/>
        </draw:path>
        <draw:polygon draw:style-name="gr1" draw:text-style-name="P1" draw:layer="layout" svg:width="19.023cm" svg:height="2.487cm" svg:x="1.005cm" svg:y="15.61cm" svg:viewBox="0 0 19024 2488" draw:points="0,0 19024,0 19024,2488 0,2488">
          <text:p/>
        </draw:polygon>
        <draw:frame draw:style-name="gr355" draw:text-style-name="P23" draw:layer="layout" svg:width="13.646cm" svg:height="0.378cm" svg:x="2.937cm" svg:y="1.757cm">
          <draw:text-box>
            <text:p text:style-name="P4"><text:span text:style-name="T53">Recesso Modello 2 :</text:span><text:span text:style-name="T54"> Il recesso anticipato prima del termine minimo comporta il saldo delle</text:span></text:p>
          </draw:text-box>
        </draw:frame>
        <draw:frame draw:style-name="gr356" draw:text-style-name="P23" draw:layer="layout" svg:width="13.972cm" svg:height="0.378cm" svg:x="2.937cm" svg:y="2.419cm">
          <draw:text-box>
            <text:p text:style-name="P4"><text:span text:style-name="T54">mensilità residue fino al termine minimo contrattuale, salvo diversa condizione concordata per</text:span></text:p>
          </draw:text-box>
        </draw:frame>
        <draw:path draw:style-name="gr1" draw:text-style-name="P1" draw:layer="layout" svg:width="0.794cm" svg:height="0.794cm" svg:x="2.275cm" svg:y="5.159cm" svg:viewBox="0 0 795 795" svg:d="M795 397c0 26-3 52-8 77-5 26-13 51-23 75s-22 47-36 68c-15 22-31 42-50 60-18 19-38 35-60 50-21 14-44 26-68 36s-50 18-76 23c-25 6-51 9-77 9s-52-3-78-9c-25-5-50-13-74-23s-47-22-69-36c-21-15-41-31-60-50-18-18-35-38-49-60-15-21-27-44-37-68s-17-49-22-75c-6-25-8-51-8-77s2-52 8-78c5-25 12-50 22-74s22-47 37-69c14-21 31-41 49-60 19-18 39-35 60-49 22-15 45-27 69-37s49-17 74-23c26-5 52-7 78-7s52 2 77 7c26 6 52 13 76 23s47 22 68 37c22 14 42 31 60 49 19 19 35 39 50 60 14 22 26 45 36 69s18 49 23 74c5 26 8 52 8 78z">
          <text:p/>
        </draw:path>
        <draw:frame draw:style-name="gr357" draw:text-style-name="P23" draw:layer="layout" svg:width="1.073cm" svg:height="0.378cm" svg:x="2.937cm" svg:y="3.054cm">
          <draw:text-box>
            <text:p text:style-name="P4"><text:span text:style-name="T54">iscritto.</text:span></text:p>
          </draw:text-box>
        </draw:frame>
        <draw:frame draw:style-name="gr4" draw:text-style-name="P5" draw:layer="layout" svg:width="0.358cm" svg:height="0.357cm" svg:x="2.495cm" svg:y="5.375cm">
          <draw:text-box>
            <text:p text:style-name="P4"><text:span text:style-name="T1">07</text:span></text:p>
          </draw:text-box>
        </draw:frame>
        <draw:frame draw:style-name="gr358" draw:text-style-name="P6" draw:layer="layout" svg:width="12.152cm" svg:height="0.496cm" svg:x="3.387cm" svg:y="5.313cm">
          <draw:text-box>
            <text:p text:style-name="P4"><text:span text:style-name="T2">ACCETTAZIONE DEL PREVENTIVO E SCELTA MODELLO</text:span></text:p>
          </draw:text-box>
        </draw:frame>
        <draw:frame draw:style-name="gr359" draw:text-style-name="P8" draw:layer="layout" svg:width="15.78cm" svg:height="0.386cm" svg:x="2.275cm" svg:y="6.856cm">
          <draw:text-box>
            <text:p text:style-name="P4"><text:span text:style-name="T55">Il sottoscritto, in qualità di legale rappresentante di Autodemolizioni Pisanelli srl, dichiara di aver letto e</text:span></text:p>
          </draw:text-box>
        </draw:frame>
        <draw:frame draw:style-name="gr360" draw:text-style-name="P8" draw:layer="layout" svg:width="14.048cm" svg:height="0.386cm" svg:x="2.275cm" svg:y="7.438cm">
          <draw:text-box>
            <text:p text:style-name="P4"><text:span text:style-name="T55">accettato le condizioni del presente preventivo e sceglie il seguente modello di pagamento:</text:span></text:p>
          </draw:text-box>
        </draw:frame>
        <draw:frame draw:style-name="gr361" draw:text-style-name="P26" draw:layer="layout" svg:width="0.507cm" svg:height="0.59cm" svg:x="2.937cm" svg:y="9.001cm">
          <draw:text-box>
            <text:p text:style-name="P4"><text:span text:style-name="T56">☐</text:span></text:p>
          </draw:text-box>
        </draw:frame>
        <draw:frame draw:style-name="gr362" draw:text-style-name="P9" draw:layer="layout" svg:width="12.003cm" svg:height="0.403cm" svg:x="3.657cm" svg:y="9.067cm">
          <draw:text-box>
            <text:p text:style-name="P4"><text:span text:style-name="T57">Modello 1 — Una Tantum</text:span><text:span text:style-name="T58"> <text:s text:c="2"/>€2.400 + IVA (50% alla firma + 50% al go-live)</text:span></text:p>
          </draw:text-box>
        </draw:frame>
        <draw:frame draw:style-name="gr361" draw:text-style-name="P26" draw:layer="layout" svg:width="0.507cm" svg:height="0.59cm" svg:x="2.937cm" svg:y="10.033cm">
          <draw:text-box>
            <text:p text:style-name="P4"><text:span text:style-name="T56">☐</text:span></text:p>
          </draw:text-box>
        </draw:frame>
        <draw:polygon draw:style-name="gr363" draw:text-style-name="P27" draw:layer="layout" svg:width="7.62cm" svg:height="0.053cm" svg:x="2.275cm" svg:y="13.096cm" svg:viewBox="0 0 7621 54" draw:points="0,0 7621,0 7621,54 0,54">
          <text:p/>
        </draw:polygon>
        <draw:frame draw:style-name="gr364" draw:text-style-name="P9" draw:layer="layout" svg:width="13.434cm" svg:height="0.403cm" svg:x="3.657cm" svg:y="10.125cm">
          <draw:text-box>
            <text:p text:style-name="P4"><text:span text:style-name="T57">Modello 2 — Acconto + Canone</text:span><text:span text:style-name="T58"> <text:s text:c="2"/>€900 acconto + €119/mese + IVA (min. 12 mesi)</text:span></text:p>
          </draw:text-box>
        </draw:frame>
        <draw:frame draw:style-name="gr365" draw:text-style-name="P5" draw:layer="layout" svg:width="4.815cm" svg:height="0.357cm" svg:x="2.275cm" svg:y="12.413cm">
          <draw:text-box>
            <text:p text:style-name="P4"><text:span text:style-name="T59">TIMBRO E FIRMA DEL CLIENTE</text:span></text:p>
          </draw:text-box>
        </draw:frame>
        <draw:frame draw:style-name="gr366" draw:text-style-name="P8" draw:layer="layout" svg:width="4.316cm" svg:height="0.386cm" svg:x="2.275cm" svg:y="13.444cm">
          <draw:text-box>
            <text:p text:style-name="P4"><text:span text:style-name="T40">Autodemolizioni Pisanelli srl</text:span></text:p>
          </draw:text-box>
        </draw:frame>
        <draw:polygon draw:style-name="gr363" draw:text-style-name="P27" draw:layer="layout" svg:width="7.593cm" svg:height="0.053cm" svg:x="11.165cm" svg:y="13.096cm" svg:viewBox="0 0 7594 54" draw:points="0,0 7594,0 7594,54 0,54">
          <text:p/>
        </draw:polygon>
        <draw:frame draw:style-name="gr367" draw:text-style-name="P5" draw:layer="layout" svg:width="4.231cm" svg:height="0.357cm" svg:x="2.275cm" svg:y="14.053cm">
          <draw:text-box>
            <text:p text:style-name="P4"><text:span text:style-name="T18">Data: ___________________</text:span></text:p>
          </draw:text-box>
        </draw:frame>
        <draw:frame draw:style-name="gr368" draw:text-style-name="P5" draw:layer="layout" svg:width="3.685cm" svg:height="0.357cm" svg:x="11.152cm" svg:y="12.413cm">
          <draw:text-box>
            <text:p text:style-name="P4"><text:span text:style-name="T59">FIRMA DEL FORNITORE</text:span></text:p>
          </draw:text-box>
        </draw:frame>
        <draw:frame draw:style-name="gr369" draw:text-style-name="P8" draw:layer="layout" svg:width="1.2cm" svg:height="0.386cm" svg:x="11.152cm" svg:y="13.444cm">
          <draw:text-box>
            <text:p text:style-name="P4"><text:span text:style-name="T40">MCLAB</text:span></text:p>
          </draw:text-box>
        </draw:frame>
        <draw:frame draw:style-name="gr370" draw:text-style-name="P5" draw:layer="layout" svg:width="3.359cm" svg:height="0.357cm" svg:x="11.152cm" svg:y="14.053cm">
          <draw:text-box>
            <text:p text:style-name="P4"><text:span text:style-name="T18">Data: 25 Febbraio 2026</text:span></text:p>
          </draw:text-box>
        </draw:frame>
        <draw:frame draw:style-name="gr371" draw:text-style-name="P10" draw:layer="layout" svg:width="17.621cm" svg:height="0.344cm" svg:x="1.873cm" svg:y="16.128cm">
          <draw:text-box>
            <text:p text:style-name="P4"><text:span text:style-name="T19">Preventivo N° 001/2026 <text:s/>· <text:s/>MCLAB per Autodemolizioni Pisanelli srl <text:s/>· <text:s/>Gerano (Roma) <text:s/>· <text:s/>Emesso il 25 Febbraio 2026 <text:s/>· <text:s/>Validità</text:span></text:p>
          </draw:text-box>
        </draw:frame>
        <draw:frame draw:style-name="gr372" draw:text-style-name="P10" draw:layer="layout" svg:width="1.192cm" svg:height="0.344cm" svg:x="9.933cm" svg:y="16.657cm">
          <draw:text-box>
            <text:p text:style-name="P4"><text:span text:style-name="T19">30 giorni</text:span></text:p>
          </draw:text-box>
        </draw:frame>
        <draw:frame draw:style-name="gr373" draw:text-style-name="P10" draw:layer="layout" svg:width="16.753cm" svg:height="0.344cm" svg:x="2.316cm" svg:y="17.213cm">
          <draw:text-box>
            <text:p text:style-name="P4"><text:span text:style-name="T19">Tutti i prezzi sono da intendersi + IVA 22% salvo diversa indicazione <text:s/>· <text:s/>Documento riservato e strettamente confidenziale.</text:span></text:p>
          </draw:text-box>
        </draw:frame>
        <draw:frame draw:style-name="gr48" draw:text-style-name="P18" draw:layer="layout" svg:width="2.292cm" svg:height="0.331cm" svg:x="0.847cm" svg:y="0.532cm">
          <draw:text-box>
            <text:p text:style-name="P4"><text:span text:style-name="T25">25/02/26, 00:39</text:span></text:p>
          </draw:text-box>
        </draw:frame>
        <draw:frame draw:style-name="gr49" draw:text-style-name="P18" draw:layer="layout" svg:width="7.169cm" svg:height="0.331cm" svg:x="8.613cm" svg:y="0.532cm">
          <draw:text-box>
            <text:p text:style-name="P4"><text:span text:style-name="T25">Preventivo Sito Web – Autodemolizioni Pisanelli srl</text:span></text:p>
          </draw:text-box>
        </draw:frame>
        <draw:frame draw:style-name="gr50" draw:text-style-name="P18" draw:layer="layout" svg:width="13.218cm" svg:height="0.331cm" svg:x="0.847cm" svg:y="28.842cm">
          <draw:text-box>
            <text:p text:style-name="P4"><text:span text:style-name="T25">ﬁle:///home/cacu/Scrivania/SITI_WEB/AUTODEMOLIZIONI_PISANELLI/preventivo-pisanelli.html</text:span></text:p>
          </draw:text-box>
        </draw:frame>
        <draw:frame draw:style-name="gr374" draw:text-style-name="P18" draw:layer="layout" svg:width="0.828cm" svg:height="0.331cm" svg:x="19.338cm" svg:y="28.842cm">
          <draw:text-box>
            <text:p text:style-name="P4"><text:span text:style-name="T25">10/10</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DejaVuSans1" svg:font-family="DejaVuSans"/>
    <style:font-face style:name="LiberationSans1" svg:font-family="LiberationSans"/>
    <style:font-face style:name="Arial" svg:font-family="Arial" style:font-pitch="variable"/>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LiberationSans" svg:font-family="Liberation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Blu_20_pieno" draw:display-name="Blu pieno" draw:style="linear" draw:start-color="#729fcf" draw:end-color="#355269" draw:start-intensity="100%" draw:end-intensity="100%" draw:angle="300" draw:border="0%"/>
    <draw:gradient draw:name="Forme" draw:style="rectangular" draw:cx="50%" draw:cy="50%" draw:start-color="#cccccc" draw:end-color="#ffffff" draw:start-intensity="100%" draw:end-intensity="100%" draw:angle="0" draw:border="0%"/>
    <draw:gradient draw:name="Giallo_20_pieno" draw:display-name="Giallo pieno" draw:style="linear" draw:start-color="#ffde59" draw:end-color="#b47804" draw:start-intensity="100%" draw:end-intensity="100%" draw:angle="300" draw:border="0%"/>
    <draw:gradient draw:name="Pieno" draw:style="linear" draw:start-color="#ffffff" draw:end-color="#cccccc" draw:start-intensity="100%" draw:end-intensity="100%" draw:angle="300" draw:border="0%"/>
    <draw:gradient draw:name="Rosso_20_pieno" draw:display-name="Rosso pieno" draw:style="linear" draw:start-color="#ff6d6d" draw:end-color="#c9211e" draw:start-intensity="100%" draw:end-intensity="100%" draw:angle="300" draw:border="0%"/>
    <draw:gradient draw:name="Verde_20_pieno" draw:display-name="Verde pieno"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style:style>
    <style:style style:name="Filled_20_Green" style:display-name="Filled Green" style:family="graphic" style:parent-style-name="Filled">
      <style:graphic-properties draw:fill-gradient-name="Verde_20_pieno"/>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style:style>
    <style:style style:name="Filled_20_Yellow" style:display-name="Filled Yellow" style:family="graphic" style:parent-style-name="Filled">
      <style:graphic-properties draw:fill-gradient-name="Giallo_20_pien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5cm" fo:margin-bottom="1cm" fo:margin-left="0.8cm" fo:margin-right="1cm" fo:page-width="20.988cm" fo:page-height="29.70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date>2026-02-25T10:31:53.032903484</dc:date>
    <meta:editing-duration>PT5M7S</meta:editing-duration>
    <meta:editing-cycles>3</meta:editing-cycles>
    <meta:generator>LibreOffice/6.4.7.2$Linux_X86_64 LibreOffice_project/40$Build-2</meta:generator>
    <meta:document-statistic meta:object-count="872"/>
  </office:meta>
</office:document-meta>
</file>